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4701in"/>
    </style:style>
    <style:style style:name="Dictionary.D" style:family="table-column">
      <style:table-column-properties style:column-width="1.1819in"/>
    </style:style>
    <style:style style:name="Dictionary.E" style:family="table-column">
      <style:table-column-properties style:column-width="0.0271in"/>
    </style:style>
    <style:style style:name="Dictionary.F" style:family="table-column">
      <style:table-column-properties style:column-width="0.5333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F1" style:family="table-cell">
      <style:table-cell-properties fo:padding="0.0201in" fo:border="0.25pt solid #000000"/>
    </style:style>
    <style:style style:name="Dictionary.A2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none" fo:border-top="none" fo:border-bottom="0.25pt solid #000000"/>
    </style:style>
    <style:style style:name="Dictionary.F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F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D4" style:family="table-cell">
      <style:table-cell-properties fo:padding="0.0201in" fo:border-left="0.25pt solid #000000" fo:border-right="none" fo:border-top="none" fo:border-bottom="0.25pt solid #000000"/>
    </style:style>
    <style:style style:name="Dictionary.G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5" style:family="table-cell">
      <style:table-cell-properties fo:padding="0.0201in" fo:border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D6" style:family="table-cell">
      <style:table-cell-properties fo:padding="0.0201in" fo:border-left="0.25pt solid #000000" fo:border-right="none" fo:border-top="none" fo:border-bottom="0.25pt solid #000000"/>
    </style:style>
    <style:style style:name="Dictionary.G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="0.25pt solid #000000"/>
    </style:style>
    <style:style style:name="Dictionary.B8" style:family="table-cell">
      <style:table-cell-properties fo:padding="0.0201in" fo:border-left="0.25pt solid #000000" fo:border-right="none" fo:border-top="none" fo:border-bottom="0.25pt solid #000000"/>
    </style:style>
    <style:style style:name="Dictionary.D8" style:family="table-cell">
      <style:table-cell-properties fo:padding="0.0201in" fo:border-left="0.25pt solid #000000" fo:border-right="none" fo:border-top="none" fo:border-bottom="0.25pt solid #000000"/>
    </style:style>
    <style:style style:name="Dictionary.G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D10" style:family="table-cell">
      <style:table-cell-properties fo:padding="0.0201in" fo:border-left="0.25pt solid #000000" fo:border-right="none" fo:border-top="none" fo:border-bottom="0.25pt solid #000000"/>
    </style:style>
    <style:style style:name="Dictionary.G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D12" style:family="table-cell">
      <style:table-cell-properties fo:padding="0.0201in" fo:border-left="0.25pt solid #000000" fo:border-right="none" fo:border-top="none" fo:border-bottom="0.25pt solid #000000"/>
    </style:style>
    <style:style style:name="Dictionary.G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D14" style:family="table-cell">
      <style:table-cell-properties fo:padding="0.0201in" fo:border-left="0.25pt solid #000000" fo:border-right="none" fo:border-top="none" fo:border-bottom="0.25pt solid #000000"/>
    </style:style>
    <style:style style:name="Dictionary.G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D16" style:family="table-cell">
      <style:table-cell-properties fo:padding="0.0201in" fo:border-left="0.25pt solid #000000" fo:border-right="none" fo:border-top="none" fo:border-bottom="0.25pt solid #000000"/>
    </style:style>
    <style:style style:name="Dictionary.G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D18" style:family="table-cell">
      <style:table-cell-properties fo:padding="0.0201in" fo:border-left="0.25pt solid #000000" fo:border-right="none" fo:border-top="none" fo:border-bottom="0.25pt solid #000000"/>
    </style:style>
    <style:style style:name="Dictionary.G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D20" style:family="table-cell">
      <style:table-cell-properties fo:padding="0.0201in" fo:border-left="0.25pt solid #000000" fo:border-right="none" fo:border-top="none" fo:border-bottom="0.25pt solid #000000"/>
    </style:style>
    <style:style style:name="Dictionary.G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D22" style:family="table-cell">
      <style:table-cell-properties fo:padding="0.0201in" fo:border-left="0.25pt solid #000000" fo:border-right="none" fo:border-top="none" fo:border-bottom="0.25pt solid #000000"/>
    </style:style>
    <style:style style:name="Dictionary.G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D24" style:family="table-cell">
      <style:table-cell-properties fo:padding="0.0201in" fo:border-left="0.25pt solid #000000" fo:border-right="none" fo:border-top="none" fo:border-bottom="0.25pt solid #000000"/>
    </style:style>
    <style:style style:name="Dictionary.G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D26" style:family="table-cell">
      <style:table-cell-properties fo:padding="0.0201in" fo:border-left="0.25pt solid #000000" fo:border-right="none" fo:border-top="none" fo:border-bottom="0.25pt solid #000000"/>
    </style:style>
    <style:style style:name="Dictionary.G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none" fo:border-top="none" fo:border-bottom="0.25pt solid #000000"/>
    </style:style>
    <style:style style:name="Dictionary.D28" style:family="table-cell">
      <style:table-cell-properties fo:padding="0.0201in" fo:border-left="0.25pt solid #000000" fo:border-right="none" fo:border-top="none" fo:border-bottom="0.25pt solid #000000"/>
    </style:style>
    <style:style style:name="Dictionary.G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D30" style:family="table-cell">
      <style:table-cell-properties fo:padding="0.0201in" fo:border-left="0.25pt solid #000000" fo:border-right="none" fo:border-top="none" fo:border-bottom="0.25pt solid #000000"/>
    </style:style>
    <style:style style:name="Dictionary.G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D32" style:family="table-cell">
      <style:table-cell-properties fo:padding="0.0201in" fo:border-left="0.25pt solid #000000" fo:border-right="none" fo:border-top="none" fo:border-bottom="0.25pt solid #000000"/>
    </style:style>
    <style:style style:name="Dictionary.G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D34" style:family="table-cell">
      <style:table-cell-properties fo:padding="0.0201in" fo:border-left="0.25pt solid #000000" fo:border-right="none" fo:border-top="none" fo:border-bottom="0.25pt solid #000000"/>
    </style:style>
    <style:style style:name="Dictionary.G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D36" style:family="table-cell">
      <style:table-cell-properties fo:padding="0.0201in" fo:border-left="0.25pt solid #000000" fo:border-right="none" fo:border-top="none" fo:border-bottom="0.25pt solid #000000"/>
    </style:style>
    <style:style style:name="Dictionary.G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D38" style:family="table-cell">
      <style:table-cell-properties fo:padding="0.0201in" fo:border-left="0.25pt solid #000000" fo:border-right="none" fo:border-top="none" fo:border-bottom="0.25pt solid #000000"/>
    </style:style>
    <style:style style:name="Dictionary.G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D40" style:family="table-cell">
      <style:table-cell-properties fo:padding="0.0201in" fo:border-left="0.25pt solid #000000" fo:border-right="none" fo:border-top="none" fo:border-bottom="0.25pt solid #000000"/>
    </style:style>
    <style:style style:name="Dictionary.G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D42" style:family="table-cell">
      <style:table-cell-properties fo:padding="0.0201in" fo:border-left="0.25pt solid #000000" fo:border-right="none" fo:border-top="none" fo:border-bottom="0.25pt solid #000000"/>
    </style:style>
    <style:style style:name="Dictionary.G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D44" style:family="table-cell">
      <style:table-cell-properties fo:padding="0.0201in" fo:border-left="0.25pt solid #000000" fo:border-right="none" fo:border-top="none" fo:border-bottom="0.25pt solid #000000"/>
    </style:style>
    <style:style style:name="Dictionary.G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D46" style:family="table-cell">
      <style:table-cell-properties fo:padding="0.0201in" fo:border-left="0.25pt solid #000000" fo:border-right="none" fo:border-top="none" fo:border-bottom="0.25pt solid #000000"/>
    </style:style>
    <style:style style:name="Dictionary.G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D48" style:family="table-cell">
      <style:table-cell-properties fo:padding="0.0201in" fo:border-left="0.25pt solid #000000" fo:border-right="none" fo:border-top="none" fo:border-bottom="0.25pt solid #000000"/>
    </style:style>
    <style:style style:name="Dictionary.G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D50" style:family="table-cell">
      <style:table-cell-properties fo:padding="0.0201in" fo:border-left="0.25pt solid #000000" fo:border-right="none" fo:border-top="none" fo:border-bottom="0.25pt solid #000000"/>
    </style:style>
    <style:style style:name="Dictionary.G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D52" style:family="table-cell">
      <style:table-cell-properties fo:padding="0.0201in" fo:border-left="0.25pt solid #000000" fo:border-right="none" fo:border-top="none" fo:border-bottom="0.25pt solid #000000"/>
    </style:style>
    <style:style style:name="Dictionary.G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D54" style:family="table-cell">
      <style:table-cell-properties fo:padding="0.0201in" fo:border-left="0.25pt solid #000000" fo:border-right="none" fo:border-top="none" fo:border-bottom="0.25pt solid #000000"/>
    </style:style>
    <style:style style:name="Dictionary.G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D56" style:family="table-cell">
      <style:table-cell-properties fo:padding="0.0201in" fo:border-left="0.25pt solid #000000" fo:border-right="none" fo:border-top="none" fo:border-bottom="0.25pt solid #000000"/>
    </style:style>
    <style:style style:name="Dictionary.G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D58" style:family="table-cell">
      <style:table-cell-properties fo:padding="0.0201in" fo:border-left="0.25pt solid #000000" fo:border-right="none" fo:border-top="none" fo:border-bottom="0.25pt solid #000000"/>
    </style:style>
    <style:style style:name="Dictionary.G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D60" style:family="table-cell">
      <style:table-cell-properties fo:padding="0.0201in" fo:border-left="0.25pt solid #000000" fo:border-right="none" fo:border-top="none" fo:border-bottom="0.25pt solid #000000"/>
    </style:style>
    <style:style style:name="Dictionary.G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D62" style:family="table-cell">
      <style:table-cell-properties fo:padding="0.0201in" fo:border-left="0.25pt solid #000000" fo:border-right="none" fo:border-top="none" fo:border-bottom="0.25pt solid #000000"/>
    </style:style>
    <style:style style:name="Dictionary.G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D64" style:family="table-cell">
      <style:table-cell-properties fo:padding="0.0201in" fo:border-left="0.25pt solid #000000" fo:border-right="none" fo:border-top="none" fo:border-bottom="0.25pt solid #000000"/>
    </style:style>
    <style:style style:name="Dictionary.G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D66" style:family="table-cell">
      <style:table-cell-properties fo:padding="0.0201in" fo:border-left="0.25pt solid #000000" fo:border-right="none" fo:border-top="none" fo:border-bottom="0.25pt solid #000000"/>
    </style:style>
    <style:style style:name="Dictionary.G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D68" style:family="table-cell">
      <style:table-cell-properties fo:padding="0.0201in" fo:border-left="0.25pt solid #000000" fo:border-right="none" fo:border-top="none" fo:border-bottom="0.25pt solid #000000"/>
    </style:style>
    <style:style style:name="Dictionary.G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D70" style:family="table-cell">
      <style:table-cell-properties fo:padding="0.0201in" fo:border-left="0.25pt solid #000000" fo:border-right="none" fo:border-top="none" fo:border-bottom="0.25pt solid #000000"/>
    </style:style>
    <style:style style:name="Dictionary.G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D72" style:family="table-cell">
      <style:table-cell-properties fo:padding="0.0201in" fo:border-left="0.25pt solid #000000" fo:border-right="none" fo:border-top="none" fo:border-bottom="0.25pt solid #000000"/>
    </style:style>
    <style:style style:name="Dictionary.G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D74" style:family="table-cell">
      <style:table-cell-properties fo:padding="0.0201in" fo:border-left="0.25pt solid #000000" fo:border-right="none" fo:border-top="none" fo:border-bottom="0.25pt solid #000000"/>
    </style:style>
    <style:style style:name="Dictionary.G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D76" style:family="table-cell">
      <style:table-cell-properties fo:padding="0.0201in" fo:border-left="0.25pt solid #000000" fo:border-right="none" fo:border-top="none" fo:border-bottom="0.25pt solid #000000"/>
    </style:style>
    <style:style style:name="Dictionary.G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D78" style:family="table-cell">
      <style:table-cell-properties fo:padding="0.0201in" fo:border-left="0.25pt solid #000000" fo:border-right="none" fo:border-top="none" fo:border-bottom="0.25pt solid #000000"/>
    </style:style>
    <style:style style:name="Dictionary.G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D80" style:family="table-cell">
      <style:table-cell-properties fo:padding="0.0201in" fo:border-left="0.25pt solid #000000" fo:border-right="none" fo:border-top="none" fo:border-bottom="0.25pt solid #000000"/>
    </style:style>
    <style:style style:name="Dictionary.G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D82" style:family="table-cell">
      <style:table-cell-properties fo:padding="0.0201in" fo:border-left="0.25pt solid #000000" fo:border-right="none" fo:border-top="none" fo:border-bottom="0.25pt solid #000000"/>
    </style:style>
    <style:style style:name="Dictionary.G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D84" style:family="table-cell">
      <style:table-cell-properties fo:padding="0.0201in" fo:border-left="0.25pt solid #000000" fo:border-right="none" fo:border-top="none" fo:border-bottom="0.25pt solid #000000"/>
    </style:style>
    <style:style style:name="Dictionary.G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D86" style:family="table-cell">
      <style:table-cell-properties fo:padding="0.0201in" fo:border-left="0.25pt solid #000000" fo:border-right="none" fo:border-top="none" fo:border-bottom="0.25pt solid #000000"/>
    </style:style>
    <style:style style:name="Dictionary.G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D88" style:family="table-cell">
      <style:table-cell-properties fo:padding="0.0201in" fo:border-left="0.25pt solid #000000" fo:border-right="none" fo:border-top="none" fo:border-bottom="0.25pt solid #000000"/>
    </style:style>
    <style:style style:name="Dictionary.G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D90" style:family="table-cell">
      <style:table-cell-properties fo:padding="0.0201in" fo:border-left="0.25pt solid #000000" fo:border-right="none" fo:border-top="none" fo:border-bottom="0.25pt solid #000000"/>
    </style:style>
    <style:style style:name="Dictionary.G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none" fo:border-top="none" fo:border-bottom="0.25pt solid #000000"/>
    </style:style>
    <style:style style:name="Dictionary.D92" style:family="table-cell">
      <style:table-cell-properties fo:padding="0.0201in" fo:border-left="0.25pt solid #000000" fo:border-right="none" fo:border-top="none" fo:border-bottom="0.25pt solid #000000"/>
    </style:style>
    <style:style style:name="Dictionary.G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D94" style:family="table-cell">
      <style:table-cell-properties fo:padding="0.0201in" fo:border-left="0.25pt solid #000000" fo:border-right="none" fo:border-top="none" fo:border-bottom="0.25pt solid #000000"/>
    </style:style>
    <style:style style:name="Dictionary.G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D96" style:family="table-cell">
      <style:table-cell-properties fo:padding="0.0201in" fo:border-left="0.25pt solid #000000" fo:border-right="none" fo:border-top="none" fo:border-bottom="0.25pt solid #000000"/>
    </style:style>
    <style:style style:name="Dictionary.G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D98" style:family="table-cell">
      <style:table-cell-properties fo:padding="0.0201in" fo:border-left="0.25pt solid #000000" fo:border-right="none" fo:border-top="none" fo:border-bottom="0.25pt solid #000000"/>
    </style:style>
    <style:style style:name="Dictionary.G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D100" style:family="table-cell">
      <style:table-cell-properties fo:padding="0.0201in" fo:border-left="0.25pt solid #000000" fo:border-right="none" fo:border-top="none" fo:border-bottom="0.25pt solid #000000"/>
    </style:style>
    <style:style style:name="Dictionary.G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D102" style:family="table-cell">
      <style:table-cell-properties fo:padding="0.0201in" fo:border-left="0.25pt solid #000000" fo:border-right="none" fo:border-top="none" fo:border-bottom="0.25pt solid #000000"/>
    </style:style>
    <style:style style:name="Dictionary.G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D104" style:family="table-cell">
      <style:table-cell-properties fo:padding="0.0201in" fo:border-left="0.25pt solid #000000" fo:border-right="none" fo:border-top="none" fo:border-bottom="0.25pt solid #000000"/>
    </style:style>
    <style:style style:name="Dictionary.G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D106" style:family="table-cell">
      <style:table-cell-properties fo:padding="0.0201in" fo:border-left="0.25pt solid #000000" fo:border-right="none" fo:border-top="none" fo:border-bottom="0.25pt solid #000000"/>
    </style:style>
    <style:style style:name="Dictionary.G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none" fo:border-top="none" fo:border-bottom="0.25pt solid #000000"/>
    </style:style>
    <style:style style:name="Dictionary.D108" style:family="table-cell">
      <style:table-cell-properties fo:padding="0.0201in" fo:border-left="0.25pt solid #000000" fo:border-right="none" fo:border-top="none" fo:border-bottom="0.25pt solid #000000"/>
    </style:style>
    <style:style style:name="Dictionary.G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none" fo:border-top="none" fo:border-bottom="0.25pt solid #000000"/>
    </style:style>
    <style:style style:name="Dictionary.D110" style:family="table-cell">
      <style:table-cell-properties fo:padding="0.0201in" fo:border-left="0.25pt solid #000000" fo:border-right="none" fo:border-top="none" fo:border-bottom="0.25pt solid #000000"/>
    </style:style>
    <style:style style:name="Dictionary.G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D112" style:family="table-cell">
      <style:table-cell-properties fo:padding="0.0201in" fo:border-left="0.25pt solid #000000" fo:border-right="none" fo:border-top="none" fo:border-bottom="0.25pt solid #000000"/>
    </style:style>
    <style:style style:name="Dictionary.G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D114" style:family="table-cell">
      <style:table-cell-properties fo:padding="0.0201in" fo:border-left="0.25pt solid #000000" fo:border-right="none" fo:border-top="none" fo:border-bottom="0.25pt solid #000000"/>
    </style:style>
    <style:style style:name="Dictionary.G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D116" style:family="table-cell">
      <style:table-cell-properties fo:padding="0.0201in" fo:border-left="0.25pt solid #000000" fo:border-right="none" fo:border-top="none" fo:border-bottom="0.25pt solid #000000"/>
    </style:style>
    <style:style style:name="Dictionary.G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D118" style:family="table-cell">
      <style:table-cell-properties fo:padding="0.0201in" fo:border-left="0.25pt solid #000000" fo:border-right="none" fo:border-top="none" fo:border-bottom="0.25pt solid #000000"/>
    </style:style>
    <style:style style:name="Dictionary.G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D120" style:family="table-cell">
      <style:table-cell-properties fo:padding="0.0201in" fo:border-left="0.25pt solid #000000" fo:border-right="none" fo:border-top="none" fo:border-bottom="0.25pt solid #000000"/>
    </style:style>
    <style:style style:name="Dictionary.G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none" fo:border-top="none" fo:border-bottom="0.25pt solid #000000"/>
    </style:style>
    <style:style style:name="Dictionary.D122" style:family="table-cell">
      <style:table-cell-properties fo:padding="0.0201in" fo:border-left="0.25pt solid #000000" fo:border-right="none" fo:border-top="none" fo:border-bottom="0.25pt solid #000000"/>
    </style:style>
    <style:style style:name="Dictionary.G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none" fo:border-top="none" fo:border-bottom="0.25pt solid #000000"/>
    </style:style>
    <style:style style:name="Dictionary.D124" style:family="table-cell">
      <style:table-cell-properties fo:padding="0.0201in" fo:border-left="0.25pt solid #000000" fo:border-right="none" fo:border-top="none" fo:border-bottom="0.25pt solid #000000"/>
    </style:style>
    <style:style style:name="Dictionary.G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D126" style:family="table-cell">
      <style:table-cell-properties fo:padding="0.0201in" fo:border-left="0.25pt solid #000000" fo:border-right="none" fo:border-top="none" fo:border-bottom="0.25pt solid #000000"/>
    </style:style>
    <style:style style:name="Dictionary.G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D128" style:family="table-cell">
      <style:table-cell-properties fo:padding="0.0201in" fo:border-left="0.25pt solid #000000" fo:border-right="none" fo:border-top="none" fo:border-bottom="0.25pt solid #000000"/>
    </style:style>
    <style:style style:name="Dictionary.G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D130" style:family="table-cell">
      <style:table-cell-properties fo:padding="0.0201in" fo:border-left="0.25pt solid #000000" fo:border-right="none" fo:border-top="none" fo:border-bottom="0.25pt solid #000000"/>
    </style:style>
    <style:style style:name="Dictionary.G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D132" style:family="table-cell">
      <style:table-cell-properties fo:padding="0.0201in" fo:border-left="0.25pt solid #000000" fo:border-right="none" fo:border-top="none" fo:border-bottom="0.25pt solid #000000"/>
    </style:style>
    <style:style style:name="Dictionary.G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D134" style:family="table-cell">
      <style:table-cell-properties fo:padding="0.0201in" fo:border-left="0.25pt solid #000000" fo:border-right="none" fo:border-top="none" fo:border-bottom="0.25pt solid #000000"/>
    </style:style>
    <style:style style:name="Dictionary.G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D136" style:family="table-cell">
      <style:table-cell-properties fo:padding="0.0201in" fo:border-left="0.25pt solid #000000" fo:border-right="none" fo:border-top="none" fo:border-bottom="0.25pt solid #000000"/>
    </style:style>
    <style:style style:name="Dictionary.G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none" fo:border-top="none" fo:border-bottom="0.25pt solid #000000"/>
    </style:style>
    <style:style style:name="Dictionary.D138" style:family="table-cell">
      <style:table-cell-properties fo:padding="0.0201in" fo:border-left="0.25pt solid #000000" fo:border-right="none" fo:border-top="none" fo:border-bottom="0.25pt solid #000000"/>
    </style:style>
    <style:style style:name="Dictionary.G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D140" style:family="table-cell">
      <style:table-cell-properties fo:padding="0.0201in" fo:border-left="0.25pt solid #000000" fo:border-right="none" fo:border-top="none" fo:border-bottom="0.25pt solid #000000"/>
    </style:style>
    <style:style style:name="Dictionary.G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D142" style:family="table-cell">
      <style:table-cell-properties fo:padding="0.0201in" fo:border-left="0.25pt solid #000000" fo:border-right="none" fo:border-top="none" fo:border-bottom="0.25pt solid #000000"/>
    </style:style>
    <style:style style:name="Dictionary.G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D144" style:family="table-cell">
      <style:table-cell-properties fo:padding="0.0201in" fo:border-left="0.25pt solid #000000" fo:border-right="none" fo:border-top="none" fo:border-bottom="0.25pt solid #000000"/>
    </style:style>
    <style:style style:name="Dictionary.G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none" fo:border-top="none" fo:border-bottom="0.25pt solid #000000"/>
    </style:style>
    <style:style style:name="Dictionary.D146" style:family="table-cell">
      <style:table-cell-properties fo:padding="0.0201in" fo:border-left="0.25pt solid #000000" fo:border-right="none" fo:border-top="none" fo:border-bottom="0.25pt solid #000000"/>
    </style:style>
    <style:style style:name="Dictionary.G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D148" style:family="table-cell">
      <style:table-cell-properties fo:padding="0.0201in" fo:border-left="0.25pt solid #000000" fo:border-right="none" fo:border-top="none" fo:border-bottom="0.25pt solid #000000"/>
    </style:style>
    <style:style style:name="Dictionary.G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D150" style:family="table-cell">
      <style:table-cell-properties fo:padding="0.0201in" fo:border-left="0.25pt solid #000000" fo:border-right="none" fo:border-top="none" fo:border-bottom="0.25pt solid #000000"/>
    </style:style>
    <style:style style:name="Dictionary.G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D152" style:family="table-cell">
      <style:table-cell-properties fo:padding="0.0201in" fo:border-left="0.25pt solid #000000" fo:border-right="none" fo:border-top="none" fo:border-bottom="0.25pt solid #000000"/>
    </style:style>
    <style:style style:name="Dictionary.G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D154" style:family="table-cell">
      <style:table-cell-properties fo:padding="0.0201in" fo:border-left="0.25pt solid #000000" fo:border-right="none" fo:border-top="none" fo:border-bottom="0.25pt solid #000000"/>
    </style:style>
    <style:style style:name="Dictionary.G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D156" style:family="table-cell">
      <style:table-cell-properties fo:padding="0.0201in" fo:border-left="0.25pt solid #000000" fo:border-right="none" fo:border-top="none" fo:border-bottom="0.25pt solid #000000"/>
    </style:style>
    <style:style style:name="Dictionary.G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D158" style:family="table-cell">
      <style:table-cell-properties fo:padding="0.0201in" fo:border-left="0.25pt solid #000000" fo:border-right="none" fo:border-top="none" fo:border-bottom="0.25pt solid #000000"/>
    </style:style>
    <style:style style:name="Dictionary.G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none" fo:border-top="none" fo:border-bottom="0.25pt solid #000000"/>
    </style:style>
    <style:style style:name="Dictionary.D160" style:family="table-cell">
      <style:table-cell-properties fo:padding="0.0201in" fo:border-left="0.25pt solid #000000" fo:border-right="none" fo:border-top="none" fo:border-bottom="0.25pt solid #000000"/>
    </style:style>
    <style:style style:name="Dictionary.G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D162" style:family="table-cell">
      <style:table-cell-properties fo:padding="0.0201in" fo:border-left="0.25pt solid #000000" fo:border-right="none" fo:border-top="none" fo:border-bottom="0.25pt solid #000000"/>
    </style:style>
    <style:style style:name="Dictionary.G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D164" style:family="table-cell">
      <style:table-cell-properties fo:padding="0.0201in" fo:border-left="0.25pt solid #000000" fo:border-right="none" fo:border-top="none" fo:border-bottom="0.25pt solid #000000"/>
    </style:style>
    <style:style style:name="Dictionary.G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D166" style:family="table-cell">
      <style:table-cell-properties fo:padding="0.0201in" fo:border-left="0.25pt solid #000000" fo:border-right="none" fo:border-top="none" fo:border-bottom="0.25pt solid #000000"/>
    </style:style>
    <style:style style:name="Dictionary.G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D168" style:family="table-cell">
      <style:table-cell-properties fo:padding="0.0201in" fo:border-left="0.25pt solid #000000" fo:border-right="none" fo:border-top="none" fo:border-bottom="0.25pt solid #000000"/>
    </style:style>
    <style:style style:name="Dictionary.G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D170" style:family="table-cell">
      <style:table-cell-properties fo:padding="0.0201in" fo:border-left="0.25pt solid #000000" fo:border-right="none" fo:border-top="none" fo:border-bottom="0.25pt solid #000000"/>
    </style:style>
    <style:style style:name="Dictionary.G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D172" style:family="table-cell">
      <style:table-cell-properties fo:padding="0.0201in" fo:border-left="0.25pt solid #000000" fo:border-right="none" fo:border-top="none" fo:border-bottom="0.25pt solid #000000"/>
    </style:style>
    <style:style style:name="Dictionary.G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D174" style:family="table-cell">
      <style:table-cell-properties fo:padding="0.0201in" fo:border-left="0.25pt solid #000000" fo:border-right="none" fo:border-top="none" fo:border-bottom="0.25pt solid #000000"/>
    </style:style>
    <style:style style:name="Dictionary.G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D176" style:family="table-cell">
      <style:table-cell-properties fo:padding="0.0201in" fo:border-left="0.25pt solid #000000" fo:border-right="none" fo:border-top="none" fo:border-bottom="0.25pt solid #000000"/>
    </style:style>
    <style:style style:name="Dictionary.G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none" fo:border-top="none" fo:border-bottom="0.25pt solid #000000"/>
    </style:style>
    <style:style style:name="Dictionary.D178" style:family="table-cell">
      <style:table-cell-properties fo:padding="0.0201in" fo:border-left="0.25pt solid #000000" fo:border-right="none" fo:border-top="none" fo:border-bottom="0.25pt solid #000000"/>
    </style:style>
    <style:style style:name="Dictionary.G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none" fo:border-top="none" fo:border-bottom="0.25pt solid #000000"/>
    </style:style>
    <style:style style:name="Dictionary.D180" style:family="table-cell">
      <style:table-cell-properties fo:padding="0.0201in" fo:border-left="0.25pt solid #000000" fo:border-right="none" fo:border-top="none" fo:border-bottom="0.25pt solid #000000"/>
    </style:style>
    <style:style style:name="Dictionary.G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D182" style:family="table-cell">
      <style:table-cell-properties fo:padding="0.0201in" fo:border-left="0.25pt solid #000000" fo:border-right="none" fo:border-top="none" fo:border-bottom="0.25pt solid #000000"/>
    </style:style>
    <style:style style:name="Dictionary.G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D184" style:family="table-cell">
      <style:table-cell-properties fo:padding="0.0201in" fo:border-left="0.25pt solid #000000" fo:border-right="none" fo:border-top="none" fo:border-bottom="0.25pt solid #000000"/>
    </style:style>
    <style:style style:name="Dictionary.G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none" fo:border-top="none" fo:border-bottom="0.25pt solid #000000"/>
    </style:style>
    <style:style style:name="Dictionary.D186" style:family="table-cell">
      <style:table-cell-properties fo:padding="0.0201in" fo:border-left="0.25pt solid #000000" fo:border-right="none" fo:border-top="none" fo:border-bottom="0.25pt solid #000000"/>
    </style:style>
    <style:style style:name="Dictionary.G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D188" style:family="table-cell">
      <style:table-cell-properties fo:padding="0.0201in" fo:border-left="0.25pt solid #000000" fo:border-right="none" fo:border-top="none" fo:border-bottom="0.25pt solid #000000"/>
    </style:style>
    <style:style style:name="Dictionary.G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D190" style:family="table-cell">
      <style:table-cell-properties fo:padding="0.0201in" fo:border-left="0.25pt solid #000000" fo:border-right="none" fo:border-top="none" fo:border-bottom="0.25pt solid #000000"/>
    </style:style>
    <style:style style:name="Dictionary.G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none" fo:border-top="none" fo:border-bottom="0.25pt solid #000000"/>
    </style:style>
    <style:style style:name="Dictionary.D192" style:family="table-cell">
      <style:table-cell-properties fo:padding="0.0201in" fo:border-left="0.25pt solid #000000" fo:border-right="none" fo:border-top="none" fo:border-bottom="0.25pt solid #000000"/>
    </style:style>
    <style:style style:name="Dictionary.G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none" fo:border-top="none" fo:border-bottom="0.25pt solid #000000"/>
    </style:style>
    <style:style style:name="Dictionary.D194" style:family="table-cell">
      <style:table-cell-properties fo:padding="0.0201in" fo:border-left="0.25pt solid #000000" fo:border-right="none" fo:border-top="none" fo:border-bottom="0.25pt solid #000000"/>
    </style:style>
    <style:style style:name="Dictionary.G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none" fo:border-top="none" fo:border-bottom="0.25pt solid #000000"/>
    </style:style>
    <style:style style:name="Dictionary.D196" style:family="table-cell">
      <style:table-cell-properties fo:padding="0.0201in" fo:border-left="0.25pt solid #000000" fo:border-right="none" fo:border-top="none" fo:border-bottom="0.25pt solid #000000"/>
    </style:style>
    <style:style style:name="Dictionary.G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none" fo:border-top="none" fo:border-bottom="0.25pt solid #000000"/>
    </style:style>
    <style:style style:name="Dictionary.D198" style:family="table-cell">
      <style:table-cell-properties fo:padding="0.0201in" fo:border-left="0.25pt solid #000000" fo:border-right="none" fo:border-top="none" fo:border-bottom="0.25pt solid #000000"/>
    </style:style>
    <style:style style:name="Dictionary.G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D200" style:family="table-cell">
      <style:table-cell-properties fo:padding="0.0201in" fo:border-left="0.25pt solid #000000" fo:border-right="none" fo:border-top="none" fo:border-bottom="0.25pt solid #000000"/>
    </style:style>
    <style:style style:name="Dictionary.G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none" fo:border-top="none" fo:border-bottom="0.25pt solid #000000"/>
    </style:style>
    <style:style style:name="Dictionary.D202" style:family="table-cell">
      <style:table-cell-properties fo:padding="0.0201in" fo:border-left="0.25pt solid #000000" fo:border-right="none" fo:border-top="none" fo:border-bottom="0.25pt solid #000000"/>
    </style:style>
    <style:style style:name="Dictionary.G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none" fo:border-top="none" fo:border-bottom="0.25pt solid #000000"/>
    </style:style>
    <style:style style:name="Dictionary.D204" style:family="table-cell">
      <style:table-cell-properties fo:padding="0.0201in" fo:border-left="0.25pt solid #000000" fo:border-right="none" fo:border-top="none" fo:border-bottom="0.25pt solid #000000"/>
    </style:style>
    <style:style style:name="Dictionary.G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none" fo:border-top="none" fo:border-bottom="0.25pt solid #000000"/>
    </style:style>
    <style:style style:name="Dictionary.D206" style:family="table-cell">
      <style:table-cell-properties fo:padding="0.0201in" fo:border-left="0.25pt solid #000000" fo:border-right="none" fo:border-top="none" fo:border-bottom="0.25pt solid #000000"/>
    </style:style>
    <style:style style:name="Dictionary.G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none" fo:border-top="none" fo:border-bottom="0.25pt solid #000000"/>
    </style:style>
    <style:style style:name="Dictionary.D208" style:family="table-cell">
      <style:table-cell-properties fo:padding="0.0201in" fo:border-left="0.25pt solid #000000" fo:border-right="none" fo:border-top="none" fo:border-bottom="0.25pt solid #000000"/>
    </style:style>
    <style:style style:name="Dictionary.G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D210" style:family="table-cell">
      <style:table-cell-properties fo:padding="0.0201in" fo:border-left="0.25pt solid #000000" fo:border-right="none" fo:border-top="none" fo:border-bottom="0.25pt solid #000000"/>
    </style:style>
    <style:style style:name="Dictionary.G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D212" style:family="table-cell">
      <style:table-cell-properties fo:padding="0.0201in" fo:border-left="0.25pt solid #000000" fo:border-right="none" fo:border-top="none" fo:border-bottom="0.25pt solid #000000"/>
    </style:style>
    <style:style style:name="Dictionary.G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D214" style:family="table-cell">
      <style:table-cell-properties fo:padding="0.0201in" fo:border-left="0.25pt solid #000000" fo:border-right="none" fo:border-top="none" fo:border-bottom="0.25pt solid #000000"/>
    </style:style>
    <style:style style:name="Dictionary.G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D216" style:family="table-cell">
      <style:table-cell-properties fo:padding="0.0201in" fo:border-left="0.25pt solid #000000" fo:border-right="none" fo:border-top="none" fo:border-bottom="0.25pt solid #000000"/>
    </style:style>
    <style:style style:name="Dictionary.G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D218" style:family="table-cell">
      <style:table-cell-properties fo:padding="0.0201in" fo:border-left="0.25pt solid #000000" fo:border-right="none" fo:border-top="none" fo:border-bottom="0.25pt solid #000000"/>
    </style:style>
    <style:style style:name="Dictionary.G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D220" style:family="table-cell">
      <style:table-cell-properties fo:padding="0.0201in" fo:border-left="0.25pt solid #000000" fo:border-right="none" fo:border-top="none" fo:border-bottom="0.25pt solid #000000"/>
    </style:style>
    <style:style style:name="Dictionary.G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D222" style:family="table-cell">
      <style:table-cell-properties fo:padding="0.0201in" fo:border-left="0.25pt solid #000000" fo:border-right="none" fo:border-top="none" fo:border-bottom="0.25pt solid #000000"/>
    </style:style>
    <style:style style:name="Dictionary.G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D224" style:family="table-cell">
      <style:table-cell-properties fo:padding="0.0201in" fo:border-left="0.25pt solid #000000" fo:border-right="none" fo:border-top="none" fo:border-bottom="0.25pt solid #000000"/>
    </style:style>
    <style:style style:name="Dictionary.G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D226" style:family="table-cell">
      <style:table-cell-properties fo:padding="0.0201in" fo:border-left="0.25pt solid #000000" fo:border-right="none" fo:border-top="none" fo:border-bottom="0.25pt solid #000000"/>
    </style:style>
    <style:style style:name="Dictionary.G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D228" style:family="table-cell">
      <style:table-cell-properties fo:padding="0.0201in" fo:border-left="0.25pt solid #000000" fo:border-right="none" fo:border-top="none" fo:border-bottom="0.25pt solid #000000"/>
    </style:style>
    <style:style style:name="Dictionary.G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D230" style:family="table-cell">
      <style:table-cell-properties fo:padding="0.0201in" fo:border-left="0.25pt solid #000000" fo:border-right="none" fo:border-top="none" fo:border-bottom="0.25pt solid #000000"/>
    </style:style>
    <style:style style:name="Dictionary.G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D232" style:family="table-cell">
      <style:table-cell-properties fo:padding="0.0201in" fo:border-left="0.25pt solid #000000" fo:border-right="none" fo:border-top="none" fo:border-bottom="0.25pt solid #000000"/>
    </style:style>
    <style:style style:name="Dictionary.G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D234" style:family="table-cell">
      <style:table-cell-properties fo:padding="0.0201in" fo:border-left="0.25pt solid #000000" fo:border-right="none" fo:border-top="none" fo:border-bottom="0.25pt solid #000000"/>
    </style:style>
    <style:style style:name="Dictionary.G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D236" style:family="table-cell">
      <style:table-cell-properties fo:padding="0.0201in" fo:border-left="0.25pt solid #000000" fo:border-right="none" fo:border-top="none" fo:border-bottom="0.25pt solid #000000"/>
    </style:style>
    <style:style style:name="Dictionary.G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D238" style:family="table-cell">
      <style:table-cell-properties fo:padding="0.0201in" fo:border-left="0.25pt solid #000000" fo:border-right="none" fo:border-top="none" fo:border-bottom="0.25pt solid #000000"/>
    </style:style>
    <style:style style:name="Dictionary.G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D240" style:family="table-cell">
      <style:table-cell-properties fo:padding="0.0201in" fo:border-left="0.25pt solid #000000" fo:border-right="none" fo:border-top="none" fo:border-bottom="0.25pt solid #000000"/>
    </style:style>
    <style:style style:name="Dictionary.G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D242" style:family="table-cell">
      <style:table-cell-properties fo:padding="0.0201in" fo:border-left="0.25pt solid #000000" fo:border-right="none" fo:border-top="none" fo:border-bottom="0.25pt solid #000000"/>
    </style:style>
    <style:style style:name="Dictionary.G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none" fo:border-top="none" fo:border-bottom="0.25pt solid #000000"/>
    </style:style>
    <style:style style:name="Dictionary.D244" style:family="table-cell">
      <style:table-cell-properties fo:padding="0.0201in" fo:border-left="0.25pt solid #000000" fo:border-right="none" fo:border-top="none" fo:border-bottom="0.25pt solid #000000"/>
    </style:style>
    <style:style style:name="Dictionary.G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D246" style:family="table-cell">
      <style:table-cell-properties fo:padding="0.0201in" fo:border-left="0.25pt solid #000000" fo:border-right="none" fo:border-top="none" fo:border-bottom="0.25pt solid #000000"/>
    </style:style>
    <style:style style:name="Dictionary.G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D248" style:family="table-cell">
      <style:table-cell-properties fo:padding="0.0201in" fo:border-left="0.25pt solid #000000" fo:border-right="none" fo:border-top="none" fo:border-bottom="0.25pt solid #000000"/>
    </style:style>
    <style:style style:name="Dictionary.G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D250" style:family="table-cell">
      <style:table-cell-properties fo:padding="0.0201in" fo:border-left="0.25pt solid #000000" fo:border-right="none" fo:border-top="none" fo:border-bottom="0.25pt solid #000000"/>
    </style:style>
    <style:style style:name="Dictionary.G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D252" style:family="table-cell">
      <style:table-cell-properties fo:padding="0.0201in" fo:border-left="0.25pt solid #000000" fo:border-right="none" fo:border-top="none" fo:border-bottom="0.25pt solid #000000"/>
    </style:style>
    <style:style style:name="Dictionary.G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none" fo:border-top="none" fo:border-bottom="0.25pt solid #000000"/>
    </style:style>
    <style:style style:name="Dictionary.D254" style:family="table-cell">
      <style:table-cell-properties fo:padding="0.0201in" fo:border-left="0.25pt solid #000000" fo:border-right="none" fo:border-top="none" fo:border-bottom="0.25pt solid #000000"/>
    </style:style>
    <style:style style:name="Dictionary.G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none" fo:border-top="none" fo:border-bottom="0.25pt solid #000000"/>
    </style:style>
    <style:style style:name="Dictionary.D256" style:family="table-cell">
      <style:table-cell-properties fo:padding="0.0201in" fo:border-left="0.25pt solid #000000" fo:border-right="none" fo:border-top="none" fo:border-bottom="0.25pt solid #000000"/>
    </style:style>
    <style:style style:name="Dictionary.G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D258" style:family="table-cell">
      <style:table-cell-properties fo:padding="0.0201in" fo:border-left="0.25pt solid #000000" fo:border-right="none" fo:border-top="none" fo:border-bottom="0.25pt solid #000000"/>
    </style:style>
    <style:style style:name="Dictionary.G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D260" style:family="table-cell">
      <style:table-cell-properties fo:padding="0.0201in" fo:border-left="0.25pt solid #000000" fo:border-right="none" fo:border-top="none" fo:border-bottom="0.25pt solid #000000"/>
    </style:style>
    <style:style style:name="Dictionary.G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D262" style:family="table-cell">
      <style:table-cell-properties fo:padding="0.0201in" fo:border-left="0.25pt solid #000000" fo:border-right="none" fo:border-top="none" fo:border-bottom="0.25pt solid #000000"/>
    </style:style>
    <style:style style:name="Dictionary.G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D264" style:family="table-cell">
      <style:table-cell-properties fo:padding="0.0201in" fo:border-left="0.25pt solid #000000" fo:border-right="none" fo:border-top="none" fo:border-bottom="0.25pt solid #000000"/>
    </style:style>
    <style:style style:name="Dictionary.G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D266" style:family="table-cell">
      <style:table-cell-properties fo:padding="0.0201in" fo:border-left="0.25pt solid #000000" fo:border-right="none" fo:border-top="none" fo:border-bottom="0.25pt solid #000000"/>
    </style:style>
    <style:style style:name="Dictionary.G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D268" style:family="table-cell">
      <style:table-cell-properties fo:padding="0.0201in" fo:border-left="0.25pt solid #000000" fo:border-right="none" fo:border-top="none" fo:border-bottom="0.25pt solid #000000"/>
    </style:style>
    <style:style style:name="Dictionary.G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D270" style:family="table-cell">
      <style:table-cell-properties fo:padding="0.0201in" fo:border-left="0.25pt solid #000000" fo:border-right="none" fo:border-top="none" fo:border-bottom="0.25pt solid #000000"/>
    </style:style>
    <style:style style:name="Dictionary.G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D272" style:family="table-cell">
      <style:table-cell-properties fo:padding="0.0201in" fo:border-left="0.25pt solid #000000" fo:border-right="none" fo:border-top="none" fo:border-bottom="0.25pt solid #000000"/>
    </style:style>
    <style:style style:name="Dictionary.G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D274" style:family="table-cell">
      <style:table-cell-properties fo:padding="0.0201in" fo:border-left="0.25pt solid #000000" fo:border-right="none" fo:border-top="none" fo:border-bottom="0.25pt solid #000000"/>
    </style:style>
    <style:style style:name="Dictionary.G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D276" style:family="table-cell">
      <style:table-cell-properties fo:padding="0.0201in" fo:border-left="0.25pt solid #000000" fo:border-right="none" fo:border-top="none" fo:border-bottom="0.25pt solid #000000"/>
    </style:style>
    <style:style style:name="Dictionary.G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D278" style:family="table-cell">
      <style:table-cell-properties fo:padding="0.0201in" fo:border-left="0.25pt solid #000000" fo:border-right="none" fo:border-top="none" fo:border-bottom="0.25pt solid #000000"/>
    </style:style>
    <style:style style:name="Dictionary.G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D280" style:family="table-cell">
      <style:table-cell-properties fo:padding="0.0201in" fo:border-left="0.25pt solid #000000" fo:border-right="none" fo:border-top="none" fo:border-bottom="0.25pt solid #000000"/>
    </style:style>
    <style:style style:name="Dictionary.G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D282" style:family="table-cell">
      <style:table-cell-properties fo:padding="0.0201in" fo:border-left="0.25pt solid #000000" fo:border-right="none" fo:border-top="none" fo:border-bottom="0.25pt solid #000000"/>
    </style:style>
    <style:style style:name="Dictionary.G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D284" style:family="table-cell">
      <style:table-cell-properties fo:padding="0.0201in" fo:border-left="0.25pt solid #000000" fo:border-right="none" fo:border-top="none" fo:border-bottom="0.25pt solid #000000"/>
    </style:style>
    <style:style style:name="Dictionary.G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D286" style:family="table-cell">
      <style:table-cell-properties fo:padding="0.0201in" fo:border-left="0.25pt solid #000000" fo:border-right="none" fo:border-top="none" fo:border-bottom="0.25pt solid #000000"/>
    </style:style>
    <style:style style:name="Dictionary.G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D288" style:family="table-cell">
      <style:table-cell-properties fo:padding="0.0201in" fo:border-left="0.25pt solid #000000" fo:border-right="none" fo:border-top="none" fo:border-bottom="0.25pt solid #000000"/>
    </style:style>
    <style:style style:name="Dictionary.G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D290" style:family="table-cell">
      <style:table-cell-properties fo:padding="0.0201in" fo:border-left="0.25pt solid #000000" fo:border-right="none" fo:border-top="none" fo:border-bottom="0.25pt solid #000000"/>
    </style:style>
    <style:style style:name="Dictionary.G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D292" style:family="table-cell">
      <style:table-cell-properties fo:padding="0.0201in" fo:border-left="0.25pt solid #000000" fo:border-right="none" fo:border-top="none" fo:border-bottom="0.25pt solid #000000"/>
    </style:style>
    <style:style style:name="Dictionary.G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D294" style:family="table-cell">
      <style:table-cell-properties fo:padding="0.0201in" fo:border-left="0.25pt solid #000000" fo:border-right="none" fo:border-top="none" fo:border-bottom="0.25pt solid #000000"/>
    </style:style>
    <style:style style:name="Dictionary.G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F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D296" style:family="table-cell">
      <style:table-cell-properties fo:padding="0.0201in" fo:border-left="0.25pt solid #000000" fo:border-right="none" fo:border-top="none" fo:border-bottom="0.25pt solid #000000"/>
    </style:style>
    <style:style style:name="Dictionary.G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D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D300" style:family="table-cell">
      <style:table-cell-properties fo:padding="0.0201in" fo:border-left="0.25pt solid #000000" fo:border-right="none" fo:border-top="none" fo:border-bottom="0.25pt solid #000000"/>
    </style:style>
    <style:style style:name="Dictionary.G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D302" style:family="table-cell">
      <style:table-cell-properties fo:padding="0.0201in" fo:border-left="0.25pt solid #000000" fo:border-right="none" fo:border-top="none" fo:border-bottom="0.25pt solid #000000"/>
    </style:style>
    <style:style style:name="Dictionary.G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D304" style:family="table-cell">
      <style:table-cell-properties fo:padding="0.0201in" fo:border-left="0.25pt solid #000000" fo:border-right="none" fo:border-top="none" fo:border-bottom="0.25pt solid #000000"/>
    </style:style>
    <style:style style:name="Dictionary.G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D306" style:family="table-cell">
      <style:table-cell-properties fo:padding="0.0201in" fo:border-left="0.25pt solid #000000" fo:border-right="none" fo:border-top="none" fo:border-bottom="0.25pt solid #000000"/>
    </style:style>
    <style:style style:name="Dictionary.G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D308" style:family="table-cell">
      <style:table-cell-properties fo:padding="0.0201in" fo:border-left="0.25pt solid #000000" fo:border-right="none" fo:border-top="none" fo:border-bottom="0.25pt solid #000000"/>
    </style:style>
    <style:style style:name="Dictionary.G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D310" style:family="table-cell">
      <style:table-cell-properties fo:padding="0.0201in" fo:border-left="0.25pt solid #000000" fo:border-right="none" fo:border-top="none" fo:border-bottom="0.25pt solid #000000"/>
    </style:style>
    <style:style style:name="Dictionary.G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D312" style:family="table-cell">
      <style:table-cell-properties fo:padding="0.0201in" fo:border-left="0.25pt solid #000000" fo:border-right="none" fo:border-top="none" fo:border-bottom="0.25pt solid #000000"/>
    </style:style>
    <style:style style:name="Dictionary.G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D314" style:family="table-cell">
      <style:table-cell-properties fo:padding="0.0201in" fo:border-left="0.25pt solid #000000" fo:border-right="none" fo:border-top="none" fo:border-bottom="0.25pt solid #000000"/>
    </style:style>
    <style:style style:name="Dictionary.G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D316" style:family="table-cell">
      <style:table-cell-properties fo:padding="0.0201in" fo:border-left="0.25pt solid #000000" fo:border-right="none" fo:border-top="none" fo:border-bottom="0.25pt solid #000000"/>
    </style:style>
    <style:style style:name="Dictionary.G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D318" style:family="table-cell">
      <style:table-cell-properties fo:padding="0.0201in" fo:border-left="0.25pt solid #000000" fo:border-right="none" fo:border-top="none" fo:border-bottom="0.25pt solid #000000"/>
    </style:style>
    <style:style style:name="Dictionary.G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D320" style:family="table-cell">
      <style:table-cell-properties fo:padding="0.0201in" fo:border-left="0.25pt solid #000000" fo:border-right="none" fo:border-top="none" fo:border-bottom="0.25pt solid #000000"/>
    </style:style>
    <style:style style:name="Dictionary.G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D322" style:family="table-cell">
      <style:table-cell-properties fo:padding="0.0201in" fo:border-left="0.25pt solid #000000" fo:border-right="none" fo:border-top="none" fo:border-bottom="0.25pt solid #000000"/>
    </style:style>
    <style:style style:name="Dictionary.G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none" fo:border-top="none" fo:border-bottom="0.25pt solid #000000"/>
    </style:style>
    <style:style style:name="Dictionary.D324" style:family="table-cell">
      <style:table-cell-properties fo:padding="0.0201in" fo:border-left="0.25pt solid #000000" fo:border-right="none" fo:border-top="none" fo:border-bottom="0.25pt solid #000000"/>
    </style:style>
    <style:style style:name="Dictionary.G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D326" style:family="table-cell">
      <style:table-cell-properties fo:padding="0.0201in" fo:border-left="0.25pt solid #000000" fo:border-right="none" fo:border-top="none" fo:border-bottom="0.25pt solid #000000"/>
    </style:style>
    <style:style style:name="Dictionary.G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D328" style:family="table-cell">
      <style:table-cell-properties fo:padding="0.0201in" fo:border-left="0.25pt solid #000000" fo:border-right="none" fo:border-top="none" fo:border-bottom="0.25pt solid #000000"/>
    </style:style>
    <style:style style:name="Dictionary.G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D330" style:family="table-cell">
      <style:table-cell-properties fo:padding="0.0201in" fo:border-left="0.25pt solid #000000" fo:border-right="none" fo:border-top="none" fo:border-bottom="0.25pt solid #000000"/>
    </style:style>
    <style:style style:name="Dictionary.G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D332" style:family="table-cell">
      <style:table-cell-properties fo:padding="0.0201in" fo:border-left="0.25pt solid #000000" fo:border-right="none" fo:border-top="none" fo:border-bottom="0.25pt solid #000000"/>
    </style:style>
    <style:style style:name="Dictionary.G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none" fo:border-top="none" fo:border-bottom="0.25pt solid #000000"/>
    </style:style>
    <style:style style:name="Dictionary.D334" style:family="table-cell">
      <style:table-cell-properties fo:padding="0.0201in" fo:border-left="0.25pt solid #000000" fo:border-right="none" fo:border-top="none" fo:border-bottom="0.25pt solid #000000"/>
    </style:style>
    <style:style style:name="Dictionary.G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D336" style:family="table-cell">
      <style:table-cell-properties fo:padding="0.0201in" fo:border-left="0.25pt solid #000000" fo:border-right="none" fo:border-top="none" fo:border-bottom="0.25pt solid #000000"/>
    </style:style>
    <style:style style:name="Dictionary.G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D338" style:family="table-cell">
      <style:table-cell-properties fo:padding="0.0201in" fo:border-left="0.25pt solid #000000" fo:border-right="none" fo:border-top="none" fo:border-bottom="0.25pt solid #000000"/>
    </style:style>
    <style:style style:name="Dictionary.G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D340" style:family="table-cell">
      <style:table-cell-properties fo:padding="0.0201in" fo:border-left="0.25pt solid #000000" fo:border-right="none" fo:border-top="none" fo:border-bottom="0.25pt solid #000000"/>
    </style:style>
    <style:style style:name="Dictionary.G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D342" style:family="table-cell">
      <style:table-cell-properties fo:padding="0.0201in" fo:border-left="0.25pt solid #000000" fo:border-right="none" fo:border-top="none" fo:border-bottom="0.25pt solid #000000"/>
    </style:style>
    <style:style style:name="Dictionary.G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D344" style:family="table-cell">
      <style:table-cell-properties fo:padding="0.0201in" fo:border-left="0.25pt solid #000000" fo:border-right="none" fo:border-top="none" fo:border-bottom="0.25pt solid #000000"/>
    </style:style>
    <style:style style:name="Dictionary.G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D346" style:family="table-cell">
      <style:table-cell-properties fo:padding="0.0201in" fo:border-left="0.25pt solid #000000" fo:border-right="none" fo:border-top="none" fo:border-bottom="0.25pt solid #000000"/>
    </style:style>
    <style:style style:name="Dictionary.G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D348" style:family="table-cell">
      <style:table-cell-properties fo:padding="0.0201in" fo:border-left="0.25pt solid #000000" fo:border-right="none" fo:border-top="none" fo:border-bottom="0.25pt solid #000000"/>
    </style:style>
    <style:style style:name="Dictionary.G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D350" style:family="table-cell">
      <style:table-cell-properties fo:padding="0.0201in" fo:border-left="0.25pt solid #000000" fo:border-right="none" fo:border-top="none" fo:border-bottom="0.25pt solid #000000"/>
    </style:style>
    <style:style style:name="Dictionary.G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D352" style:family="table-cell">
      <style:table-cell-properties fo:padding="0.0201in" fo:border-left="0.25pt solid #000000" fo:border-right="none" fo:border-top="none" fo:border-bottom="0.25pt solid #000000"/>
    </style:style>
    <style:style style:name="Dictionary.G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D354" style:family="table-cell">
      <style:table-cell-properties fo:padding="0.0201in" fo:border-left="0.25pt solid #000000" fo:border-right="none" fo:border-top="none" fo:border-bottom="0.25pt solid #000000"/>
    </style:style>
    <style:style style:name="Dictionary.G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D356" style:family="table-cell">
      <style:table-cell-properties fo:padding="0.0201in" fo:border-left="0.25pt solid #000000" fo:border-right="none" fo:border-top="none" fo:border-bottom="0.25pt solid #000000"/>
    </style:style>
    <style:style style:name="Dictionary.G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D358" style:family="table-cell">
      <style:table-cell-properties fo:padding="0.0201in" fo:border-left="0.25pt solid #000000" fo:border-right="none" fo:border-top="none" fo:border-bottom="0.25pt solid #000000"/>
    </style:style>
    <style:style style:name="Dictionary.G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D360" style:family="table-cell">
      <style:table-cell-properties fo:padding="0.0201in" fo:border-left="0.25pt solid #000000" fo:border-right="none" fo:border-top="none" fo:border-bottom="0.25pt solid #000000"/>
    </style:style>
    <style:style style:name="Dictionary.G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D362" style:family="table-cell">
      <style:table-cell-properties fo:padding="0.0201in" fo:border-left="0.25pt solid #000000" fo:border-right="none" fo:border-top="none" fo:border-bottom="0.25pt solid #000000"/>
    </style:style>
    <style:style style:name="Dictionary.G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D364" style:family="table-cell">
      <style:table-cell-properties fo:padding="0.0201in" fo:border-left="0.25pt solid #000000" fo:border-right="none" fo:border-top="none" fo:border-bottom="0.25pt solid #000000"/>
    </style:style>
    <style:style style:name="Dictionary.G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D366" style:family="table-cell">
      <style:table-cell-properties fo:padding="0.0201in" fo:border-left="0.25pt solid #000000" fo:border-right="none" fo:border-top="none" fo:border-bottom="0.25pt solid #000000"/>
    </style:style>
    <style:style style:name="Dictionary.G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D368" style:family="table-cell">
      <style:table-cell-properties fo:padding="0.0201in" fo:border-left="0.25pt solid #000000" fo:border-right="none" fo:border-top="none" fo:border-bottom="0.25pt solid #000000"/>
    </style:style>
    <style:style style:name="Dictionary.G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D370" style:family="table-cell">
      <style:table-cell-properties fo:padding="0.0201in" fo:border-left="0.25pt solid #000000" fo:border-right="none" fo:border-top="none" fo:border-bottom="0.25pt solid #000000"/>
    </style:style>
    <style:style style:name="Dictionary.G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D372" style:family="table-cell">
      <style:table-cell-properties fo:padding="0.0201in" fo:border-left="0.25pt solid #000000" fo:border-right="none" fo:border-top="none" fo:border-bottom="0.25pt solid #000000"/>
    </style:style>
    <style:style style:name="Dictionary.G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D374" style:family="table-cell">
      <style:table-cell-properties fo:padding="0.0201in" fo:border-left="0.25pt solid #000000" fo:border-right="none" fo:border-top="none" fo:border-bottom="0.25pt solid #000000"/>
    </style:style>
    <style:style style:name="Dictionary.G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D376" style:family="table-cell">
      <style:table-cell-properties fo:padding="0.0201in" fo:border-left="0.25pt solid #000000" fo:border-right="none" fo:border-top="none" fo:border-bottom="0.25pt solid #000000"/>
    </style:style>
    <style:style style:name="Dictionary.G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D378" style:family="table-cell">
      <style:table-cell-properties fo:padding="0.0201in" fo:border-left="0.25pt solid #000000" fo:border-right="none" fo:border-top="none" fo:border-bottom="0.25pt solid #000000"/>
    </style:style>
    <style:style style:name="Dictionary.G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D380" style:family="table-cell">
      <style:table-cell-properties fo:padding="0.0201in" fo:border-left="0.25pt solid #000000" fo:border-right="none" fo:border-top="none" fo:border-bottom="0.25pt solid #000000"/>
    </style:style>
    <style:style style:name="Dictionary.G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D382" style:family="table-cell">
      <style:table-cell-properties fo:padding="0.0201in" fo:border-left="0.25pt solid #000000" fo:border-right="none" fo:border-top="none" fo:border-bottom="0.25pt solid #000000"/>
    </style:style>
    <style:style style:name="Dictionary.G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D384" style:family="table-cell">
      <style:table-cell-properties fo:padding="0.0201in" fo:border-left="0.25pt solid #000000" fo:border-right="none" fo:border-top="none" fo:border-bottom="0.25pt solid #000000"/>
    </style:style>
    <style:style style:name="Dictionary.G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D386" style:family="table-cell">
      <style:table-cell-properties fo:padding="0.0201in" fo:border-left="0.25pt solid #000000" fo:border-right="none" fo:border-top="none" fo:border-bottom="0.25pt solid #000000"/>
    </style:style>
    <style:style style:name="Dictionary.G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D388" style:family="table-cell">
      <style:table-cell-properties fo:padding="0.0201in" fo:border-left="0.25pt solid #000000" fo:border-right="none" fo:border-top="none" fo:border-bottom="0.25pt solid #000000"/>
    </style:style>
    <style:style style:name="Dictionary.G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C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I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none" fo:border-top="none" fo:border-bottom="0.25pt solid #000000"/>
    </style:style>
    <style:style style:name="Dictionary.D390" style:family="table-cell">
      <style:table-cell-properties fo:padding="0.0201in" fo:border-left="0.25pt solid #000000" fo:border-right="none" fo:border-top="none" fo:border-bottom="0.25pt solid #000000"/>
    </style:style>
    <style:style style:name="Dictionary.G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C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I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D392" style:family="table-cell">
      <style:table-cell-properties fo:padding="0.0201in" fo:border-left="0.25pt solid #000000" fo:border-right="none" fo:border-top="none" fo:border-bottom="0.25pt solid #000000"/>
    </style:style>
    <style:style style:name="Dictionary.G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D394" style:family="table-cell">
      <style:table-cell-properties fo:padding="0.0201in" fo:border-left="0.25pt solid #000000" fo:border-right="none" fo:border-top="none" fo:border-bottom="0.25pt solid #000000"/>
    </style:style>
    <style:style style:name="Dictionary.G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D396" style:family="table-cell">
      <style:table-cell-properties fo:padding="0.0201in" fo:border-left="0.25pt solid #000000" fo:border-right="none" fo:border-top="none" fo:border-bottom="0.25pt solid #000000"/>
    </style:style>
    <style:style style:name="Dictionary.G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none" fo:border-top="none" fo:border-bottom="0.25pt solid #000000"/>
    </style:style>
    <style:style style:name="Dictionary.D398" style:family="table-cell">
      <style:table-cell-properties fo:padding="0.0201in" fo:border-left="0.25pt solid #000000" fo:border-right="none" fo:border-top="none" fo:border-bottom="0.25pt solid #000000"/>
    </style:style>
    <style:style style:name="Dictionary.G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D400" style:family="table-cell">
      <style:table-cell-properties fo:padding="0.0201in" fo:border-left="0.25pt solid #000000" fo:border-right="none" fo:border-top="none" fo:border-bottom="0.25pt solid #000000"/>
    </style:style>
    <style:style style:name="Dictionary.G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D402" style:family="table-cell">
      <style:table-cell-properties fo:padding="0.0201in" fo:border-left="0.25pt solid #000000" fo:border-right="none" fo:border-top="none" fo:border-bottom="0.25pt solid #000000"/>
    </style:style>
    <style:style style:name="Dictionary.G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D404" style:family="table-cell">
      <style:table-cell-properties fo:padding="0.0201in" fo:border-left="0.25pt solid #000000" fo:border-right="none" fo:border-top="none" fo:border-bottom="0.25pt solid #000000"/>
    </style:style>
    <style:style style:name="Dictionary.G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D406" style:family="table-cell">
      <style:table-cell-properties fo:padding="0.0201in" fo:border-left="0.25pt solid #000000" fo:border-right="none" fo:border-top="none" fo:border-bottom="0.25pt solid #000000"/>
    </style:style>
    <style:style style:name="Dictionary.G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D408" style:family="table-cell">
      <style:table-cell-properties fo:padding="0.0201in" fo:border-left="0.25pt solid #000000" fo:border-right="none" fo:border-top="none" fo:border-bottom="0.25pt solid #000000"/>
    </style:style>
    <style:style style:name="Dictionary.G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D410" style:family="table-cell">
      <style:table-cell-properties fo:padding="0.0201in" fo:border-left="0.25pt solid #000000" fo:border-right="none" fo:border-top="none" fo:border-bottom="0.25pt solid #000000"/>
    </style:style>
    <style:style style:name="Dictionary.G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D412" style:family="table-cell">
      <style:table-cell-properties fo:padding="0.0201in" fo:border-left="0.25pt solid #000000" fo:border-right="none" fo:border-top="none" fo:border-bottom="0.25pt solid #000000"/>
    </style:style>
    <style:style style:name="Dictionary.G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D414" style:family="table-cell">
      <style:table-cell-properties fo:padding="0.0201in" fo:border-left="0.25pt solid #000000" fo:border-right="none" fo:border-top="none" fo:border-bottom="0.25pt solid #000000"/>
    </style:style>
    <style:style style:name="Dictionary.G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D416" style:family="table-cell">
      <style:table-cell-properties fo:padding="0.0201in" fo:border-left="0.25pt solid #000000" fo:border-right="none" fo:border-top="none" fo:border-bottom="0.25pt solid #000000"/>
    </style:style>
    <style:style style:name="Dictionary.G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D418" style:family="table-cell">
      <style:table-cell-properties fo:padding="0.0201in" fo:border-left="0.25pt solid #000000" fo:border-right="none" fo:border-top="none" fo:border-bottom="0.25pt solid #000000"/>
    </style:style>
    <style:style style:name="Dictionary.G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/>
    </style:style>
    <style:style style:name="T1" style:family="text">
      <style:text-properties fo:text-transform="uppercase"/>
    </style:style>
    <style:style style:name="T2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etter-spacing="normal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text-transform="uppercase" fo:letter-spacing="normal" fo:font-weight="normal"/>
    </style:style>
    <style:style style:name="T5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6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text-transform="uppercase" fo:font-style="normal" fo:font-weight="bold"/>
    </style:style>
    <style:style style:name="T8" style:family="text">
      <style:text-properties fo:text-transform="uppercase" fo:font-style="normal" fo:font-weight="bold" style:font-weight-asian="bold" style:font-weight-complex="bold"/>
    </style:style>
    <style:style style:name="T9" style:family="text">
      <style:text-properties fo:text-transform="uppercase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1" style:family="text">
      <style:text-properties fo:text-transform="uppercase" fo:font-style="normal" style:font-style-asian="normal" style:font-style-complex="italic"/>
    </style:style>
    <style:style style:name="T12" style:family="text">
      <style:text-properties fo:text-transform="uppercase" fo:font-weight="bold"/>
    </style:style>
    <style:style style:name="T13" style:family="text">
      <style:text-properties fo:text-transform="uppercase" fo:font-weight="bold" style:font-weight-asian="bold"/>
    </style:style>
    <style:style style:name="T14" style:family="text">
      <style:text-properties fo:text-transform="uppercase" fo:font-weight="bold" style:font-weight-asian="bold" style:font-style-complex="italic" style:font-weight-complex="bold"/>
    </style:style>
    <style:style style:name="T15" style:family="text">
      <style:text-properties fo:text-transform="uppercase" fo:font-weight="bold" style:font-weight-asian="bold" style:font-weight-complex="bold"/>
    </style:style>
    <style:style style:name="T16" style:family="text">
      <style:text-properties fo:text-transform="uppercase" style:font-weight-complex="normal"/>
    </style:style>
    <style:style style:name="T17" style:family="text">
      <style:text-properties fo:text-transform="uppercase" style:font-style-complex="italic"/>
    </style:style>
    <style:style style:name="T18" style:family="text">
      <style:text-properties fo:text-transform="uppercase" style:font-weight-asian="bold" style:font-style-complex="italic" style:font-weight-complex="bold"/>
    </style:style>
    <style:style style:name="T19" style:family="text">
      <style:text-properties fo:text-transform="uppercase" style:font-style-asian="normal" style:font-style-complex="normal" style:text-overline-style="none" style:text-overline-color="font-color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bold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25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8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style:font-style-complex="italic"/>
    </style:style>
    <style:style style:name="T31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2" style:family="text">
      <style:text-properties fo:font-variant="normal" fo:text-transform="none" fo:letter-spacing="normal" fo:font-style="normal" fo:font-weight="normal" style:font-style-asian="italic"/>
    </style:style>
    <style:style style:name="T33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34" style:family="text">
      <style:text-properties fo:font-variant="normal" fo:text-transform="none" fo:letter-spacing="normal" fo:font-style="normal" style:font-style-asian="normal" style:font-style-complex="normal"/>
    </style:style>
    <style:style style:name="T35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font-style="normal" style:font-weight-asian="bold" style:font-weight-complex="bold"/>
    </style:style>
    <style:style style:name="T37" style:family="text">
      <style:text-properties fo:font-variant="normal" fo:text-transform="none" fo:letter-spacing="normal" fo:font-style="italic"/>
    </style:style>
    <style:style style:name="T38" style:family="text">
      <style:text-properties fo:font-variant="normal" fo:text-transform="none" fo:letter-spacing="normal" fo:font-style="italic" fo:font-weight="normal"/>
    </style:style>
    <style:style style:name="T39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40" style:family="text">
      <style:text-properties fo:font-variant="normal" fo:text-transform="none" fo:letter-spacing="normal" style:font-weight-asian="bold" style:font-weight-complex="bold"/>
    </style:style>
    <style:style style:name="T41" style:family="text">
      <style:text-properties fo:font-variant="normal" fo:text-transform="none" style:use-window-font-color="true" fo:letter-spacing="normal" fo:font-style="normal" fo:font-weight="bold"/>
    </style:style>
    <style:style style:name="T42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45" style:family="text">
      <style:text-properties fo:font-variant="normal" fo:text-transform="none" style:use-window-font-color="true" fo:letter-spacing="normal" fo:font-style="normal" fo:font-weight="normal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48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50" style:family="text">
      <style:text-properties fo:font-variant="normal" fo:text-transform="none" style:use-window-font-color="true" fo:letter-spacing="normal" fo:font-style="italic" fo:font-weight="normal"/>
    </style:style>
    <style:style style:name="T51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font-variant="normal" fo:text-transform="none" style:use-window-font-color="true" fo:letter-spacing="normal" fo:font-style="italic" fo:font-weight="bold"/>
    </style:style>
    <style:style style:name="T53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5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55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57" style:family="text">
      <style:text-properties fo:font-weight="bold"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style-complex="italic" style:font-weight-complex="bold"/>
    </style:style>
    <style:style style:name="T61" style:family="text">
      <style:text-properties fo:font-weight="bold" style:font-weight-asian="normal" style:font-weight-complex="normal"/>
    </style:style>
    <style:style style:name="T62" style:family="text">
      <style:text-properties fo:font-weight="bold" style:font-style-asian="normal" style:font-weight-asian="bold" style:font-style-complex="italic" style:font-weight-complex="bold"/>
    </style:style>
    <style:style style:name="T63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font-weight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style:font-weight-asian="normal" style:font-style-complex="italic" style:font-weight-complex="normal"/>
    </style:style>
    <style:style style:name="T67" style:family="text">
      <style:text-properties fo:font-weight="normal" style:font-style-asian="normal" style:font-style-complex="normal"/>
    </style:style>
    <style:style style:name="T68" style:family="text">
      <style:text-properties fo:font-weight="normal" style:font-style-asian="normal" style:font-weight-asian="bold" style:font-style-complex="normal" style:font-weight-complex="bold"/>
    </style:style>
    <style:style style:name="T69" style:family="text">
      <style:text-properties fo:font-weight="normal" style:font-style-complex="italic"/>
    </style:style>
    <style:style style:name="T70" style:family="text">
      <style:text-properties fo:font-style="italic"/>
    </style:style>
    <style:style style:name="T71" style:family="text">
      <style:text-properties fo:font-style="italic" style:font-style-asian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weight-complex="bold"/>
    </style:style>
    <style:style style:name="T74" style:family="text">
      <style:text-properties fo:font-style="italic" fo:font-weight="normal"/>
    </style:style>
    <style:style style:name="T75" style:family="text">
      <style:text-properties fo:font-style="italic" fo:font-weight="normal" style:font-style-asian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style:font-style-asian="italic" style:font-weight-asian="normal" style:font-weight-complex="normal"/>
    </style:style>
    <style:style style:name="T78" style:family="text">
      <style:text-properties fo:font-style="italic" fo:font-weight="bold" style:font-style-asian="italic" style:font-weight-asian="bold"/>
    </style:style>
    <style:style style:name="T79" style:family="text">
      <style:text-properties fo:font-style="italic" fo:font-weight="bold" style:font-style-asian="italic" style:font-weight-asian="bold" style:font-style-complex="italic"/>
    </style:style>
    <style:style style:name="T80" style:family="text">
      <style:text-properties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style:font-style-asian="italic" style:font-weight-asian="bold" style:font-weight-complex="bold"/>
    </style:style>
    <style:style style:name="T82" style:family="text">
      <style:text-properties fo:font-style="italic" fo:font-weight="bold" style:font-weight-asian="bold" style:font-weight-complex="bold"/>
    </style:style>
    <style:style style:name="T83" style:family="text">
      <style:text-properties style:font-weight-asian="bold" style:font-weight-complex="bold"/>
    </style:style>
    <style:style style:name="T84" style:family="text">
      <style:text-properties style:font-weight-asian="normal" style:font-weight-complex="normal"/>
    </style:style>
    <style:style style:name="T85" style:family="text">
      <style:text-properties fo:font-style="normal"/>
    </style:style>
    <style:style style:name="T86" style:family="text">
      <style:text-properties fo:font-style="normal" fo:font-weight="normal"/>
    </style:style>
    <style:style style:name="T87" style:family="text">
      <style:text-properties fo:font-style="normal" fo:font-weight="normal" style:font-style-asian="italic"/>
    </style:style>
    <style:style style:name="T88" style:family="text">
      <style:text-properties fo:font-style="normal" fo:font-weight="normal" style:font-style-asian="italic" style:font-style-complex="italic"/>
    </style:style>
    <style:style style:name="T89" style:family="text">
      <style:text-properties fo:font-style="normal" fo:font-weight="normal" style:font-style-complex="italic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93" style:family="text">
      <style:text-properties fo:font-style="normal" style:font-style-asian="italic"/>
    </style:style>
    <style:style style:name="T94" style:family="text">
      <style:text-properties fo:font-style="normal" style:font-style-asian="italic" style:font-style-complex="italic"/>
    </style:style>
    <style:style style:name="T95" style:family="text">
      <style:text-properties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style:font-style-asian="normal" style:font-weight-asian="bold" style:font-style-complex="italic" style:font-weight-complex="bold"/>
    </style:style>
    <style:style style:name="T97" style:family="text">
      <style:text-properties style:use-window-font-color="true" style:font-style-asian="normal" style:font-weight-asian="bold" style:font-weight-complex="bold"/>
    </style:style>
    <style:style style:name="T98" style:family="text">
      <style:text-properties style:use-window-font-color="true" style:font-name="Times New Roman" fo:font-size="14pt" style:font-size-asian="14pt" style:font-size-complex="14pt"/>
    </style:style>
    <style:style style:name="T99" style:family="text">
      <style:text-properties style:font-style-asian="normal" style:font-style-complex="normal"/>
    </style:style>
    <style:style style:name="T100" style:family="text">
      <style:text-properties style:font-style-asian="normal" style:font-weight-asian="bold" style:font-style-complex="normal" style:font-weight-complex="bold"/>
    </style:style>
    <style:style style:name="T101" style:family="text">
      <style:text-properties style:font-style-asian="normal" style:font-weight-asian="bold" style:font-weight-complex="bold"/>
    </style:style>
    <style:style style:name="T102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style:font-weight-complex="normal"/>
    </style:style>
    <style:style style:name="T104" style:family="text">
      <style:text-properties style:font-style-asian="italic"/>
    </style:style>
    <style:style style:name="T105" style:family="text">
      <style:text-properties style:font-style-asian="italic" style:font-style-complex="italic" style:text-overline-style="none" style:text-overline-color="font-color"/>
    </style:style>
    <style:style style:name="T106" style:family="text">
      <style:text-properties style:font-style-complex="italic"/>
    </style:style>
    <style:style style:name="T10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office:value-type="string">
            <text:p text:style-name="P3">1</text:p>
          </table:table-cell>
          <table:table-cell table:style-name="Dictionary.B1" table:number-columns-spanned="4" office:value-type="string">
            <text:p text:style-name="P5">БАСАМАНИТИ</text:p>
            <text:p text:style-name="P3"><text:span text:style-name="T91">-ню, -ниш,</text:span> дієсл., недок., перех., інд.-авт.</text:p>
            <text:p text:style-name="P3"><text:span text:style-name="T86">утворене суфіксальним способом, похідне від слова </text:span><text:span text:style-name="T57">басаман.</text:span></text:p>
            <text:p text:style-name="P4">Гойдається вечора зламана віть,</text:p>
            <text:p text:style-name="P4">і синню тяжкою в осінній пожежі</text:p>
            <text:p text:style-name="P3"><text:span text:style-name="T72">мій дух </text:span><text:span text:style-name="T80">басаманить</text:span><text:span text:style-name="T72">.</text:span> <text:span text:style-name="T91">(П, І, 27)</text:span></text:p>
          </table:table-cell>
          <table:covered-table-cell/>
          <table:covered-table-cell/>
          <table:covered-table-cell/>
          <table:table-cell table:style-name="Dictionary.F1" table:number-columns-spanned="4" office:value-type="string">
            <text:p text:style-name="P3"><text:span text:style-name="T22">басама</text:span><text:span text:style-name="T23"></text:span><text:span text:style-name="T22">н</text:span></text:p>
            <text:p text:style-name="P3"><text:span text:style-name="T26">-у, </text:span><text:span text:style-name="T38">ч.</text:span><text:span text:style-name="T26">, </text:span><text:span text:style-name="T38">розм.</text:span></text:p>
            <text:p text:style-name="P3">Смуга на тілі від удару. || Смуга на тканині і т. ін. <text:span text:style-name="T100">(С, 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</text:p>
          </table:table-cell>
          <table:table-cell table:style-name="Dictionary.B3" table:number-rows-spanned="2" table:number-columns-spanned="4" office:value-type="string">
            <text:p text:style-name="P5">БІЛЬ-ЖАДА</text:p>
            <text:p text:style-name="P3"><text:span text:style-name="T85">-и</text:span><text:span text:style-name="T8"></text:span><text:span text:style-name="T85">,</text:span><text:span text:style-name="T71"> ім., ж., інд.-авт.</text:span></text:p>
            <text:p text:style-name="P3"><text:span text:style-name="T85">утворене способом словоскладання, похідне від слів:</text:span><text:span text:style-name="T106"> </text:span><text:span text:style-name="T60">бі</text:span><text:span text:style-name="T14"></text:span><text:span text:style-name="T60">ль</text:span><text:span text:style-name="T106"> і </text:span><text:span text:style-name="T60">жада</text:span><text:span text:style-name="T14">.</text:span></text:p>
            <text:p text:style-name="P4"><text:span text:style-name="T20">Рі</text:span><text:span text:style-name="T4"></text:span>чки тепла ковбаня,</text:p>
            <text:p text:style-name="P4">літеплена вода.</text:p>
            <text:p text:style-name="P4">Ось тобі, сну – смеркання,</text:p>
            <text:p text:style-name="P3"><text:span text:style-name="T72">спогад твій – </text:span><text:span text:style-name="T79">біль-жада</text:span><text:span text:style-name="T72">.</text:span> (П, ІІ, 28)</text:p>
          </table:table-cell>
          <table:covered-table-cell/>
          <table:covered-table-cell/>
          <table:covered-table-cell/>
          <table:table-cell table:style-name="Dictionary.F3" table:number-columns-spanned="4" office:value-type="string">
            <text:p text:style-name="P5">біль</text:p>
            <text:p text:style-name="P3"><text:span text:style-name="T41">I </text:span><text:span text:style-name="T45">болю, </text:span><text:span text:style-name="T50">ч.</text:span></text:p>
            <text:p text:style-name="P3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83">(С, 81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Dictionary.F3" table:number-columns-spanned="4" office:value-type="string">
            <text:p text:style-name="P3"><text:span text:style-name="T22">жага</text:span><text:span text:style-name="T23"></text:span><text:span text:style-name="T22"> (жада</text:span><text:span text:style-name="T23"></text:span><text:span text:style-name="T22">)</text:span></text:p>
            <text:p text:style-name="P3"><text:span text:style-name="T45">-и, </text:span><text:span text:style-name="T50">ч.</text:span></text:p>
            <text:p text:style-name="P3">1) Велике бажання пити; спрага.</text:p>
            <text:p text:style-name="P3"><text:span text:style-name="T64">2) </text:span><text:span text:style-name="T74">перен.</text:span><text:span text:style-name="T64"> Велике, нестримне бажання чого-небудь. || </text:span><text:span text:style-name="T74">до чого</text:span><text:span text:style-name="T64">, </text:span><text:span text:style-name="T74">чого</text:span><text:span text:style-name="T64">. Прагнення до чого-небудь, до володіння чим-небудь, до досягнення якоїсь мети.</text:span><text:span text:style-name="T67"> </text:span><text:span text:style-name="T68">(С, 3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</text:p>
          </table:table-cell>
          <table:table-cell table:style-name="Dictionary.B4" table:number-columns-spanned="2" office:value-type="string">
            <text:p text:style-name="P3">Біль-самотА</text:p>
            <text:p text:style-name="P3"><text:soft-page-break/>-и<text:span text:style-name="T13"></text:span>, <text:span text:style-name="T71">ім., ж., інд.-авт.</text:span></text:p>
          </table:table-cell>
          <table:covered-table-cell/>
          <table:table-cell table:style-name="Dictionary.D4" table:number-columns-spanned="3" office:value-type="string">
            <text:p text:style-name="P3">утворене способом <text:soft-page-break/>словоскладання, похідне від слів: <text:span text:style-name="T59">бі</text:span><text:span text:style-name="T15"></text:span><text:span text:style-name="T59">ль</text:span> і <text:span text:style-name="T59">самота</text:span><text:span text:style-name="T15"></text:span></text:p>
          </table:table-cell>
          <table:covered-table-cell/>
          <table:covered-table-cell/>
          <table:table-cell table:style-name="Dictionary.G4" table:number-columns-spanned="3" office:value-type="string">
            <text:p text:style-name="P4">…і вже ти, як цятка, і вже над <text:soft-page-break/>пітьмою</text:p>
            <text:p text:style-name="P3"><text:span text:style-name="T72">спалахуєш зойками </text:span><text:span text:style-name="T79">біль-самоти</text:span><text:span text:style-name="T72">.</text:span> (П, ІІ, 18).</text:p>
          </table:table-cell>
          <table:covered-table-cell/>
          <table:covered-table-cell/>
        </table:table-row>
        <table:table-row>
          <table:covered-table-cell/>
          <table:table-cell table:style-name="Dictionary.B5" table:number-columns-spanned="3" office:value-type="string">
            <text:p text:style-name="P3"><text:span text:style-name="T59">бі</text:span><text:span text:style-name="T15"></text:span><text:span text:style-name="T59">ль </text:span><text:span text:style-name="T65">(див. 2)</text:span></text:p>
          </table:table-cell>
          <table:covered-table-cell/>
          <table:covered-table-cell/>
          <table:table-cell table:style-name="Dictionary.E5" table:number-columns-spanned="5" office:value-type="string">
            <text:p text:style-name="P3"><text:span text:style-name="T57">самот</text:span><text:span text:style-name="T57">а</text:span><text:span text:style-name="T59"></text:span></text:p>
            <text:p text:style-name="P3"><text:span text:style-name="T45">-и, </text:span><text:span text:style-name="T50">ж.</text:span></text:p>
            <text:p text:style-name="P3">1) Стан за знач. самітний, самотній; самотність. || Гостре відчуття відокремленості, ізольованості від кого-, чого-небудь.</text:p>
            <text:p text:style-name="P3"><text:span text:style-name="T26">2) </text:span><text:span text:style-name="T38">у знач.</text:span><text:span text:style-name="T26"> </text:span><text:span text:style-name="T38">присл.</text:span><text:span text:style-name="T26"> самотою. Без нікого; наодинці. || Без сім'ї, рідних, близьких, друзів; сам. || Окремо від інших; осібно.</text:span><text:span text:style-name="T27"> </text:span><text:span text:style-name="T28">(С, 1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</text:p>
          </table:table-cell>
          <table:table-cell table:style-name="Dictionary.B6" table:number-columns-spanned="2" office:value-type="string">
            <text:p text:style-name="P3">Вичамрілий</text:p>
            <text:p text:style-name="P3">-а, -е, <text:span text:style-name="T72">дієпр. пас. мин. ч., інд.-авт.</text:span></text:p>
          </table:table-cell>
          <table:covered-table-cell/>
          <table:table-cell table:style-name="Dictionary.D6" table:number-columns-spanned="3" office:value-type="string">
            <text:p text:style-name="P3"><text:span text:style-name="T87">утворене суфіксальним способом, похідне від слова </text:span><text:span text:style-name="T59">ви</text:span><text:span text:style-name="T14"></text:span><text:span text:style-name="T59">чамріти </text:span></text:p>
          </table:table-cell>
          <table:covered-table-cell/>
          <table:covered-table-cell/>
          <table:table-cell table:style-name="Dictionary.G6" table:number-columns-spanned="3" office:value-type="string">
            <text:p text:style-name="P4">…оце Дніпро, це жайвірна – Софія,</text:p>
            <text:p text:style-name="P3"><text:span text:style-name="T72">а це Ярила </text:span><text:span text:style-name="T79">вичамрілий</text:span><text:span text:style-name="T72"> яр.</text:span> (П, ІІ, 195)</text:p>
          </table:table-cell>
          <table:covered-table-cell/>
          <table:covered-table-cell/>
        </table:table-row>
        <table:table-row>
          <table:covered-table-cell/>
          <table:table-cell table:style-name="Dictionary.B7" table:number-columns-spanned="8" office:value-type="string">
            <text:p text:style-name="P3"><text:span text:style-name="T59">ви</text:span><text:span text:style-name="T14"></text:span><text:span text:style-name="T59">чамріти </text:span><text:span text:style-name="T65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</text:p>
          </table:table-cell>
          <table:table-cell table:style-name="Dictionary.B8" table:number-columns-spanned="2" office:value-type="string">
            <text:p text:style-name="P3">ВІДТонкоголóсити</text:p>
            <text:p text:style-name="P3"><text:span text:style-name="T71">-шу, -сиш, дієсл., </text:span><text:span text:style-name="T72">недок., перех., інд.-авт.</text:span></text:p>
          </table:table-cell>
          <table:covered-table-cell/>
          <table:table-cell table:style-name="Dictionary.D8" table:number-columns-spanned="3" office:value-type="string">
            <text:p text:style-name="P3"><text:span text:style-name="T94">утворене способом зрощення і префіксальним, похідне від слів:</text:span> <text:span text:style-name="T59">тóнко</text:span> і <text:span text:style-name="T59">голóсити</text:span></text:p>
          </table:table-cell>
          <table:covered-table-cell/>
          <table:covered-table-cell/>
          <table:table-cell table:style-name="Dictionary.G8" table:number-columns-spanned="3" office:value-type="string">
            <text:p text:style-name="P4">Нехай-но і помру - </text:p>
            <text:p text:style-name="P4">та він за мене <text:span text:style-name="T58">відтонкоголосить</text:span></text:p>
            <text:p text:style-name="P3"><text:span text:style-name="T72">три тисячі пропащих вечорів… </text:span><text:span text:style-name="T85">(П, І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9" table:number-columns-spanned="3" office:value-type="string">
            <text:p text:style-name="P3"><text:span text:style-name="T57">т</text:span><text:span text:style-name="T57">о</text:span><text:span text:style-name="T59"></text:span><text:span text:style-name="T57">нко</text:span></text:p>
            <text:p text:style-name="P3">Присл. до тонкий. <text:span text:style-name="T83">(С, 1460)</text:span></text:p>
          </table:table-cell>
          <table:covered-table-cell/>
          <table:covered-table-cell/>
          <table:table-cell table:style-name="Dictionary.E9" table:number-columns-spanned="5" office:value-type="string">
            <text:p text:style-name="P3"><text:span text:style-name="T57">голос</text:span><text:span text:style-name="T57">и</text:span><text:span text:style-name="T59"></text:span><text:span text:style-name="T57">ти</text:span></text:p>
            <text:p text:style-name="P3"><text:span text:style-name="T41">I </text:span><text:span text:style-name="T45">-ошу, -осиш, </text:span><text:span text:style-name="T50">недок.</text:span></text:p>
            <text:p text:style-name="P3"><text:soft-page-break/>1) Голосно плакати.</text:p>
            <text:p text:style-name="P3"><text:span text:style-name="T26">3) Кричати, вигукувати що-небудь. </text:span><text:span text:style-name="T38">Ґвалтом голосити</text:span><text:span text:style-name="T26">.</text:span><text:span text:style-name="T27"> </text:span><text:span text:style-name="T28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</text:p>
          </table:table-cell>
          <table:table-cell table:style-name="Dictionary.B10" table:number-columns-spanned="2" office:value-type="string">
            <text:p text:style-name="P3"><text:span text:style-name="T13">ВсебезО</text:span><text:span text:style-name="T14"></text:span><text:span text:style-name="T13">дня</text:span></text:p>
            <text:p text:style-name="P3">-і, <text:span text:style-name="T71">ім., ж., інд.-авт.</text:span></text:p>
          </table:table-cell>
          <table:covered-table-cell/>
          <table:table-cell table:style-name="Dictionary.D10" table:number-columns-spanned="3" office:value-type="string">
            <text:p text:style-name="P3"><text:span text:style-name="T87">утворене способом основословоскладання, похідне від слів:</text:span> <text:span text:style-name="T59">все</text:span><text:span text:style-name="T65"> і</text:span><text:span text:style-name="T59"> безо</text:span><text:span text:style-name="T14"></text:span><text:span text:style-name="T59">дня</text:span></text:p>
          </table:table-cell>
          <table:covered-table-cell/>
          <table:covered-table-cell/>
          <table:table-cell table:style-name="Dictionary.G10" table:number-columns-spanned="3" office:value-type="string">
            <text:p text:style-name="P4">Земля посовгнулась. Пливе</text:p>
            <text:p text:style-name="P3"><text:span text:style-name="T72">розщілиною </text:span><text:span text:style-name="T79">всебезодні</text:span><text:span text:style-name="T72">.</text:span> (П, І, 185)</text:p>
          </table:table-cell>
          <table:covered-table-cell/>
          <table:covered-table-cell/>
        </table:table-row>
        <table:table-row>
          <table:covered-table-cell/>
          <table:table-cell table:style-name="Dictionary.B11" table:number-columns-spanned="3" office:value-type="string">
            <text:p text:style-name="P3">весь (все)</text:p>
            <text:p text:style-name="P3"><text:span text:style-name="T41">I </text:span><text:span text:style-name="T45">(ввесь, увесь), всього (усього), </text:span><text:span text:style-name="T50">ч.</text:span><text:span text:style-name="T45">, вся (уся), всієї (усієї), </text:span><text:span text:style-name="T50">ж.</text:span><text:span text:style-name="T45">, все (усе), всього (усього), </text:span><text:span text:style-name="T50">с.</text:span><text:span text:style-name="T45">, </text:span><text:span text:style-name="T50">займ.</text:span><text:span text:style-name="T45"> </text:span><text:span text:style-name="T50">означ.</text:span><text:span text:style-name="T45">,</text:span></text:p>
            <text:p text:style-name="P3">1) Означає щось як ціле, неподільне, взяте повністю. || Означає цілковите охоплення чим-небудь якоїсь особи, предмета, явища. || всі, всіх, <text:span text:style-name="T70">мн.</text:span> Означає цілковите охоплення окремих однорідних осіб, предметів, явищ – кожного у нерозривному зв'язку з іншим. || <text:span text:style-name="T70">у сполуч.</text:span> <text:span text:style-name="T70">з абстр.</text:span> <text:span text:style-name="T70">ім.</text:span> Означає вищий ступінь виявлення якості, стану і т. ін.</text:p>
            <text:p text:style-name="P3">2) <text:span text:style-name="T70">у знач.</text:span> <text:span text:style-name="T70">ім.</text:span> все, всього, <text:span text:style-name="T70">с.</text:span> Вичерпне охоплення, сукупність предметів, явищ, дій, понять; те, що є, без винятку. || всі, всіх, <text:span text:style-name="T70">мн.</text:span> У повному складі, без винятку. || все, <text:span text:style-name="T70">мн.</text:span> всі. Уживається як узагальнююче слово в <text:soft-page-break/>переліку.</text:p>
            <text:p text:style-name="P3">3) <text:span text:style-name="T70">при ім.</text:span> <text:span text:style-name="T70">з прийм.</text:span> з (зо), на. Утворює сполуки способу дії, що означають повноту, посилений перебіг дії. <text:span text:style-name="T83">(С, 124)</text:span></text:p>
          </table:table-cell>
          <table:covered-table-cell/>
          <table:covered-table-cell/>
          <table:table-cell table:style-name="Dictionary.E11" table:number-columns-spanned="5" office:value-type="string">
            <text:p text:style-name="P3"><text:span text:style-name="T57">без</text:span><text:span text:style-name="T57">о</text:span><text:span text:style-name="T59"></text:span><text:span text:style-name="T57">дня</text:span></text:p>
            <text:p text:style-name="P3"><text:span text:style-name="T45">-і, </text:span><text:span text:style-name="T50">ж.</text:span></text:p>
            <text:p text:style-name="P3">1) Глибоке провалля; прірва.</text:p>
            <text:p text:style-name="P3">2) <text:span text:style-name="T70">чого</text:span>, <text:span text:style-name="T70">перен.</text:span> Про дуже велику кількість, найвищий ступінь вияву чого-небудь.<text:span text:style-name="T99"> </text:span><text:span text:style-name="T100">(С, 7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</text:p>
          </table:table-cell>
          <table:table-cell table:style-name="Dictionary.B12" table:number-columns-spanned="2" office:value-type="string">
            <text:p text:style-name="P3"><text:span text:style-name="T13">ВсебЕ</text:span><text:span text:style-name="T14"></text:span><text:span text:style-name="T13">зрух</text:span></text:p>
            <text:p text:style-name="P3">-у, <text:span text:style-name="T71">ім., ч., інд.-авт.</text:span></text:p>
          </table:table-cell>
          <table:covered-table-cell/>
          <table:table-cell table:style-name="Dictionary.D12" table:number-columns-spanned="3" office:value-type="string">
            <text:p text:style-name="P3"><text:span text:style-name="T87">утворене способом основоскладання, </text:span><text:span text:style-name="T87">похідне від слів:</text:span> <text:span text:style-name="T59">все</text:span><text:span text:style-name="T65">,</text:span><text:span text:style-name="T59"> без </text:span><text:span text:style-name="T65">і</text:span><text:span text:style-name="T59"> рух</text:span></text:p>
          </table:table-cell>
          <table:covered-table-cell/>
          <table:covered-table-cell/>
          <table:table-cell table:style-name="Dictionary.G12" table:number-columns-spanned="3" office:value-type="string">
            <text:p text:style-name="P4">У штольнях ночей вертикальних</text:p>
            <text:p text:style-name="P4">іде схарапуджене дляння</text:p>
            <text:p text:style-name="P3"><text:span text:style-name="T79">всебезруху</text:span><text:span text:style-name="T72">…</text:span> (П, І, 87)</text:p>
          </table:table-cell>
          <table:covered-table-cell/>
          <table:covered-table-cell/>
        </table:table-row>
        <table:table-row>
          <table:covered-table-cell/>
          <table:table-cell table:style-name="Dictionary.B13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13" table:number-columns-spanned="4" office:value-type="string">
            <text:p text:style-name="P3">без</text:p>
            <text:p text:style-name="P3"><text:span text:style-name="T41">I </text:span><text:span text:style-name="T50">прийм.</text:span><text:span text:style-name="T45">, </text:span><text:span text:style-name="T50">з род. в.</text:span></text:p>
            <text:p text:style-name="P3"><text:span text:style-name="T21">1) Вказує на відсутність кого-, чого-небудь. || </text:span><text:span text:style-name="T37">у сполуч.</text:span><text:span text:style-name="T21"> </text:span><text:span text:style-name="T37">з ім.</text:span><text:span text:style-name="T21"> </text:span><text:span text:style-name="T37">у род. в.</text:span><text:span text:style-name="T21">Уживається як означення (предмета або особи). || </text:span><text:span text:style-name="T37">у сполуч.</text:span><text:span text:style-name="T21"> </text:span><text:span text:style-name="T37">з деякимиім.</text:span><text:span text:style-name="T21"> Уживається у значенні прислівника від відповідного іменника з префіксом без або не. || </text:span><text:span text:style-name="T37">у сполуч.</text:span><text:span text:style-name="T21"> </text:span><text:span text:style-name="T37">з абстр.</text:span><text:span text:style-name="T21"> </text:span><text:span text:style-name="T37">ім.</text:span><text:span text:style-name="T21"> </text:span><text:span text:style-name="T37">перев.</text:span><text:span text:style-name="T21"> </text:span><text:span text:style-name="T37">із знач.</text:span><text:span text:style-name="T21"> </text:span><text:span text:style-name="T37">дії або стану</text:span><text:span text:style-name="T21">. Передає заперечення дії. </text:span><text:span text:style-name="T36">(С, 65)</text:span></text:p>
          </table:table-cell>
          <table:covered-table-cell/>
          <table:covered-table-cell/>
          <table:covered-table-cell/>
          <table:table-cell table:style-name="Dictionary.H13" table:number-columns-spanned="2" office:value-type="string">
            <text:p text:style-name="P3">рух</text:p>
            <text:p text:style-name="P3"><text:span text:style-name="T45">-у, </text:span><text:span text:style-name="T50">ч.</text:span></text:p>
            <text:p text:style-name="P3">1) <text:span text:style-name="T70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">6) Зміна в душевному стані, викликана яким-небудь почуттям, переживанням і т. ін. || Розвиток процесу мислення в людини.<text:span text:style-name="T99"> </text:span><text:soft-page-break/><text:span text:style-name="T100">(С, 1280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8</text:p>
          </table:table-cell>
          <table:table-cell table:style-name="Dictionary.B14" table:number-columns-spanned="2" office:value-type="string">
            <text:p text:style-name="P3"><text:span text:style-name="T13">ВсебІ</text:span><text:span text:style-name="T14"></text:span><text:span text:style-name="T13">дий</text:span></text:p>
            <text:p text:style-name="P3">-а, -е, <text:span text:style-name="T72">прикм., інд.-авт.</text:span></text:p>
          </table:table-cell>
          <table:covered-table-cell/>
          <table:table-cell table:style-name="Dictionary.D14" table:number-columns-spanned="3" office:value-type="string">
            <text:p text:style-name="P3">утворене складнофлективним способом, похідне від слів: <text:span text:style-name="T59">все </text:span><text:span text:style-name="T65">і</text:span><text:span text:style-name="T59"> бі</text:span><text:span text:style-name="T15"></text:span><text:span text:style-name="T59">дний</text:span></text:p>
          </table:table-cell>
          <table:covered-table-cell/>
          <table:covered-table-cell/>
          <table:table-cell table:style-name="Dictionary.G14" table:number-columns-spanned="3" office:value-type="string">
            <text:p text:style-name="P4">Тож – в неба провалля в бездоння, бездолий</text:p>
            <text:p text:style-name="P4">нагірний, невірний, западистий рай,</text:p>
            <text:p text:style-name="P4"><text:span text:style-name="T58">всебідий</text:span>, всегнівний, всещедрий, всекволий.</text:p>
            <text:p text:style-name="P3"><text:span text:style-name="T72">А що під крилом твоїм? Кара – карай.</text:span> (П, І, 98)</text:p>
          </table:table-cell>
          <table:covered-table-cell/>
          <table:covered-table-cell/>
        </table:table-row>
        <table:table-row>
          <table:covered-table-cell/>
          <table:table-cell table:style-name="Dictionary.B1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5" table:number-columns-spanned="5" office:value-type="string">
            <text:p text:style-name="P3"><text:span text:style-name="T57">б</text:span><text:span text:style-name="T57">і</text:span><text:span text:style-name="T14"></text:span><text:span text:style-name="T57">дний</text:span></text:p>
            <text:p text:style-name="P3">-а, -е.</text:p>
            <text:p text:style-name="P3">1) Який живе в нужді, нестатках; убогий; <text:span text:style-name="T70">прот.</text:span> багатий. || Недостатньо забезпечений матеріально; небагатий, незаможний. || <text:span text:style-name="T70">у знач.</text:span> <text:span text:style-name="T70">ім.</text:span> бідний, -ного, <text:span text:style-name="T70">ч.</text:span> Убога людина, бідняк.</text:p>
            <text:p text:style-name="P3">2) Такий, як у бідняка, <text:span text:style-name="T70">власт.</text:span> біднякові; недорогий, непишний.</text:p>
            <text:p text:style-name="P3">3) Невеликий кількістю, недостатній.</text:p>
            <text:p text:style-name="P3">4) Який має в незначній кількості потрібні риси, ознаки.</text:p>
            <text:p text:style-name="P3">5) <text:span text:style-name="T70">на що</text:span>, <text:span text:style-name="T70">чим</text:span>. Який має, містить мало, недостатньо чого-небудь.</text:p>
            <text:p text:style-name="P3">6) Який викликає співчуття; нещасний, бідолашний.<text:span text:style-name="T99"> </text:span><text:span text:style-name="T100">(С, 7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9</text:p>
          </table:table-cell>
          <table:table-cell table:style-name="Dictionary.B16" table:number-columns-spanned="2" office:value-type="string">
            <text:p text:style-name="P3"><text:span text:style-name="T13">ВсевельмО</text:span><text:span text:style-name="T14"></text:span><text:span text:style-name="T13">жний</text:span> (<text:span text:style-name="T59">усевельмо</text:span><text:span text:style-name="T59">жний</text:span>)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6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вельмо</text:span><text:span text:style-name="T14"></text:span><text:span text:style-name="T59">жний</text:span></text:p>
          </table:table-cell>
          <table:covered-table-cell/>
          <table:covered-table-cell/>
          <table:table-cell table:style-name="Dictionary.G16" table:number-columns-spanned="3" office:value-type="string">
            <text:p text:style-name="P4">Розкоше світу, йми мене в полон,</text:p>
            <text:p text:style-name="P4">адже і ти така, як я, порожня.</text:p>
            <text:p text:style-name="P4">Тож полони мене, <text:span text:style-name="T58">усевельможна</text:span>,</text:p>
            <text:p text:style-name="P3"><text:span text:style-name="T72">дай перейти з тобою Рубікон.</text:span> (П, І, 88)</text:p>
          </table:table-cell>
          <table:covered-table-cell/>
          <table:covered-table-cell/>
        </table:table-row>
        <table:table-row>
          <table:covered-table-cell/>
          <table:table-cell table:style-name="Dictionary.B1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7" table:number-columns-spanned="5" office:value-type="string">
            <text:p text:style-name="P3"><text:span text:style-name="T57">вельм</text:span><text:span text:style-name="T57">о</text:span><text:span text:style-name="T14"></text:span><text:span text:style-name="T57">жний</text:span></text:p>
            <text:p text:style-name="P3"><text:span text:style-name="T45">-а, -е, </text:span><text:span text:style-name="T50">заст.</text:span></text:p>
            <text:p text:style-name="P3">1) Родовитий, знатний, багатий, який має значну владу. || <text:span text:style-name="T70">у знач.</text:span> <text:span text:style-name="T70">ім. </text:span>вельможний, -ного, <text:span text:style-name="T70">ч.</text:span>; вельможна, -ної, <text:span text:style-name="T70">ж.</text:span></text:p>
            <text:p text:style-name="P3"><text:span text:style-name="T26">2) </text:span><text:span text:style-name="T38">у сполуч.</text:span><text:span text:style-name="T26"> </text:span><text:span text:style-name="T38">зі сл.</text:span><text:span text:style-name="T26"> пан, пані. Вживалось у звертанні до особи (або в розмові про неї), яка посідала високе суспільне становище, мала значну владу.</text:span><text:span text:style-name="T27"> </text:span><text:span text:style-name="T28">(С, 1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</text:p>
          </table:table-cell>
          <table:table-cell table:style-name="Dictionary.B18" table:number-columns-spanned="2" office:value-type="string">
            <text:p text:style-name="P3"><text:span text:style-name="T13">ВсевідрА</text:span><text:span text:style-name="T14"></text:span><text:span text:style-name="T13">да</text:span></text:p>
            <text:p text:style-name="P3">-и, <text:span text:style-name="T71">ім., інд.-авт.</text:span></text:p>
          </table:table-cell>
          <table:covered-table-cell/>
          <table:table-cell table:style-name="Dictionary.D18" table:number-columns-spanned="3" office:value-type="string">
            <text:p text:style-name="P3"><text:span text:style-name="T85">утворене способом основословоскладання, похідне від слів:</text:span> <text:span text:style-name="T59">все</text:span> і <text:span text:style-name="T59">відра</text:span><text:span text:style-name="T14"></text:span><text:span text:style-name="T59">да</text:span></text:p>
          </table:table-cell>
          <table:covered-table-cell/>
          <table:covered-table-cell/>
          <table:table-cell table:style-name="Dictionary.G18" table:number-columns-spanned="3" office:value-type="string">
            <text:p text:style-name="P4">Треба щедро – серцем одним, устами</text:p>
            <text:p text:style-name="P4">ледь розпуклими – розпелюстити втіхи гін,</text:p>
            <text:p text:style-name="P4"><text:span text:style-name="T58">всевідради</text:span>! Сонце бо йде – за нами. (П, І, 106);</text:p>
            <text:p text:style-name="P4">Снують думок рої,</text:p>
            <text:p text:style-name="P4">котрим немає ради</text:p>
            <text:p text:style-name="P4"><text:soft-page-break/>(смертельні перепади!),</text:p>
            <text:p text:style-name="P4">а сонце <text:span text:style-name="T58">всевідради</text:span></text:p>
            <text:p text:style-name="P3"><text:span text:style-name="T72">всеглядно постає.</text:span> (П, І, 179)</text:p>
          </table:table-cell>
          <table:covered-table-cell/>
          <table:covered-table-cell/>
        </table:table-row>
        <table:table-row>
          <table:covered-table-cell/>
          <table:table-cell table:style-name="Dictionary.B1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9" table:number-columns-spanned="5" office:value-type="string">
            <text:p text:style-name="P3"><text:span text:style-name="T57">відр</text:span><text:span text:style-name="T57">а</text:span><text:span text:style-name="T14"></text:span><text:span text:style-name="T57">да</text:span></text:p>
            <text:p text:style-name="P3"><text:span text:style-name="T45">-и, </text:span><text:span text:style-name="T50">ж.</text:span></text:p>
            <text:p text:style-name="P3">Те, що заспокоює, сповнює радістю; втіха, задоволення.<text:span text:style-name="T99"> </text:span><text:span text:style-name="T100">(С, 17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</text:p>
          </table:table-cell>
          <table:table-cell table:style-name="Dictionary.B20" table:number-columns-spanned="2" office:value-type="string">
            <text:p text:style-name="P3"><text:span text:style-name="T13">Всевіки</text:span> (<text:span text:style-name="T59">всеві</text:span><text:span text:style-name="T14"></text:span>к)</text:p>
            <text:p text:style-name="P3">присл., інд.-авт.</text:p>
          </table:table-cell>
          <table:covered-table-cell/>
          <table:table-cell table:style-name="Dictionary.D20" table:number-columns-spanned="3" office:value-type="string">
            <text:p text:style-name="P3"><text:span text:style-name="T85">утворене способом основоскладання, похідне від слів:</text:span> <text:span text:style-name="T59">все</text:span> і <text:span text:style-name="T59">віки</text:span><text:span text:style-name="T14"></text:span></text:p>
          </table:table-cell>
          <table:covered-table-cell/>
          <table:covered-table-cell/>
          <table:table-cell table:style-name="Dictionary.G20" table:number-columns-spanned="3" office:value-type="string">
            <text:p text:style-name="P4">Задосить. Приостань. Упився гроз?</text:p>
            <text:p text:style-name="P4">Від правіків на <text:span text:style-name="T58">всевіки</text:span> упився? (П, І, 165);</text:p>
            <text:p text:style-name="P4">Забарні слова,</text:p>
            <text:p text:style-name="P4">що з тіла мертвого летіли</text:p>
            <text:p text:style-name="P4">і споминами душу гріли,</text:p>
            <text:p text:style-name="P4">що, наче дошка гробова,</text:p>
            <text:p text:style-name="P3"><text:span text:style-name="T72">позаклякала на </text:span><text:span text:style-name="T79">всевік</text:span><text:span text:style-name="T72">.</text:span> (П, ІІ, 19)</text:p>
          </table:table-cell>
          <table:covered-table-cell/>
          <table:covered-table-cell/>
        </table:table-row>
        <table:table-row>
          <table:covered-table-cell/>
          <table:table-cell table:style-name="Dictionary.B2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21" table:number-columns-spanned="5" office:value-type="string">
            <text:p text:style-name="P3">вік</text:p>
            <text:p text:style-name="P3"><text:span text:style-name="T45">-у, </text:span><text:span text:style-name="T50">ч.</text:span></text:p>
            <text:p text:style-name="P3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">2) Те саме, що сторіччя.</text:p>
            <text:p text:style-name="P3"><text:soft-page-break/>3) <text:span text:style-name="T70">з означ.</text:span> Період часу, виокремлений за певними ознаками; епоха.<text:span text:style-name="T70">Середні віки</text:span>. || Відрізок часу, який відповідає геологічному ярусові Землі.</text:p>
            <text:p text:style-name="P3">4) <text:span text:style-name="T70">розм.</text:span> Надзвичайно довгий час; вічність.</text:p>
            <text:p text:style-name="P3"><text:span text:style-name="T26">5) </text:span><text:span text:style-name="T38">у знач.</text:span><text:span text:style-name="T26"> </text:span><text:span text:style-name="T38">присл.</text:span><text:span text:style-name="T26"> Надзвичайно довго; завжди.</text:span><text:span text:style-name="T27"> </text:span><text:span text:style-name="T28">(С, 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</text:p>
          </table:table-cell>
          <table:table-cell table:style-name="Dictionary.B22" table:number-columns-spanned="2" office:value-type="string">
            <text:p text:style-name="P3"><text:span text:style-name="T13">ВсевІ</text:span><text:span text:style-name="T14"></text:span><text:span text:style-name="T13">кна</text:span></text:p>
            <text:p text:style-name="P3">всеві<text:span text:style-name="T14"></text:span>кон, <text:span text:style-name="T71">ім., мн., інд.-авт.</text:span></text:p>
          </table:table-cell>
          <table:covered-table-cell/>
          <table:table-cell table:style-name="Dictionary.D22" table:number-columns-spanned="3" office:value-type="string">
            <text:p text:style-name="P3"><text:span text:style-name="T85">утворене способом основоскладання, похідне від слів:</text:span> <text:span text:style-name="T59">все</text:span> і <text:span text:style-name="T59">вікно</text:span><text:span text:style-name="T14"></text:span></text:p>
          </table:table-cell>
          <table:covered-table-cell/>
          <table:covered-table-cell/>
          <table:table-cell table:style-name="Dictionary.G22" table:number-columns-spanned="3" office:value-type="string">
            <text:p text:style-name="P4">Заплакані вікна. <text:span text:style-name="T58">Всевікна</text:span> твої.</text:p>
            <text:p text:style-name="P3"><text:span text:style-name="T72">Готуйся до злету. Кінець животінню.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23" table:number-columns-spanned="5" office:value-type="string">
            <text:p text:style-name="P3"><text:span text:style-name="T57">вікн</text:span><text:span text:style-name="T57">о</text:span><text:span text:style-name="T14"></text:span></text:p>
            <text:p text:style-name="P3"><text:span text:style-name="T45">-а, </text:span><text:span text:style-name="T50">с.</text:span></text:p>
            <text:p text:style-name="P3">1) Отвір для світла й повітря в стіні приміщення (будинку, вагона тощо), куди вставлено раму з шибками. || Шибки. || Підвіконня.<text:span text:style-name="T99"> </text:span><text:span text:style-name="T100">(С, 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</text:p>
          </table:table-cell>
          <table:table-cell table:style-name="Dictionary.B24" table:number-columns-spanned="2" office:value-type="string">
            <text:p text:style-name="P3">Всегíн</text:p>
            <text:p text:style-name="P3">-гóну, <text:span text:style-name="T71">ім., ч., інд.-авт.</text:span></text:p>
          </table:table-cell>
          <table:covered-table-cell/>
          <table:table-cell table:style-name="Dictionary.D24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гін</text:span></text:p>
          </table:table-cell>
          <table:covered-table-cell/>
          <table:covered-table-cell/>
          <table:table-cell table:style-name="Dictionary.G24" table:number-columns-spanned="3" office:value-type="string">
            <text:p text:style-name="P4">Ця дорога вседороги</text:p>
            <text:p text:style-name="P4">всенезустрічі – <text:span text:style-name="T58">всегону</text:span>.</text:p>
            <text:p text:style-name="P4">Позирай із заквагону</text:p>
            <text:p text:style-name="P3"><text:span text:style-name="T72">за сузір’ям Козерога.</text:span><text:span text:style-name="T71"> </text:span><text:span text:style-name="T85">(П, І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25" table:number-columns-spanned="5" office:value-type="string">
            <text:p text:style-name="P3">гін</text:p>
            <text:p text:style-name="P3"><text:span text:style-name="T45">гону, </text:span><text:span text:style-name="T50">ч.</text:span></text:p>
            <text:p text:style-name="P3">1) Дія за знач. гнати і гнатися. <text:span text:style-name="T83">(С, 23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14</text:p>
          </table:table-cell>
          <table:table-cell table:style-name="Dictionary.B26" table:number-columns-spanned="2" office:value-type="string">
            <text:p text:style-name="P3">Всеглядно</text:p>
            <text:p text:style-name="P3">присл., інд.-авт.</text:p>
          </table:table-cell>
          <table:covered-table-cell/>
          <table:table-cell table:style-name="Dictionary.D26" table:number-columns-spanned="3" office:value-type="string">
            <text:p text:style-name="P3"><text:span text:style-name="T86">утворене суфіксальним способом, похідне від слова</text:span><text:span text:style-name="T89"> </text:span><text:span text:style-name="T60">всегля</text:span><text:span text:style-name="T14"></text:span><text:span text:style-name="T60">дний</text:span></text:p>
          </table:table-cell>
          <table:covered-table-cell/>
          <table:covered-table-cell/>
          <table:table-cell table:style-name="Dictionary.G26" table:number-columns-spanned="3" office:value-type="string">
            <text:p text:style-name="P4">Снують думок рої,</text:p>
            <text:p text:style-name="P4">котрим немає ради</text:p>
            <text:p text:style-name="P4">(смертельні перепади!),</text:p>
            <text:p text:style-name="P4">а сонце всевідради</text:p>
            <text:p text:style-name="P3"><text:span text:style-name="T79">всеглядно</text:span><text:span text:style-name="T72"> постає.</text:span><text:span text:style-name="T71"> </text:span><text:span text:style-name="T85">(П, І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" table:number-columns-spanned="8" office:value-type="string">
            <text:p text:style-name="P3"><text:span text:style-name="T60">всегля</text:span><text:span text:style-name="T14"></text:span><text:span text:style-name="T60">дний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</text:p>
          </table:table-cell>
          <table:table-cell table:style-name="Dictionary.B28" table:number-columns-spanned="2" office:value-type="string">
            <text:p text:style-name="P3">ВсегнІв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28" table:number-columns-spanned="3" office:value-type="string">
            <text:p text:style-name="P3"><text:span text:style-name="T86">утворене складносуфіксальним способом або способом основословоскладання, похідне від слів:</text:span> <text:span text:style-name="T59">все</text:span> і <text:span text:style-name="T59">гні</text:span><text:span text:style-name="T15"></text:span><text:span text:style-name="T59">вний</text:span></text:p>
          </table:table-cell>
          <table:covered-table-cell/>
          <table:covered-table-cell/>
          <table:table-cell table:style-name="Dictionary.G28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covered-table-cell/>
          <table:table-cell table:style-name="Dictionary.B2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29" table:number-columns-spanned="5" office:value-type="string">
            <text:p text:style-name="P3"><text:span text:style-name="T57">гн</text:span><text:span text:style-name="T57">і</text:span><text:span text:style-name="T14"></text:span><text:span text:style-name="T57">вний</text:span></text:p>
            <text:p text:style-name="P3">-а, -е.</text:p>
            <text:p text:style-name="P3">Який перебуває в стані нервового збудження, гніву. || Який виражає гнів, перейнятий гнівом.<text:span text:style-name="T99"> </text:span><text:span text:style-name="T100">(С, 24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</text:p>
          </table:table-cell>
          <table:table-cell table:style-name="Dictionary.B30" table:number-columns-spanned="2" office:value-type="string">
            <text:p text:style-name="P3">ВсеголОд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0" table:number-columns-spanned="3" office:value-type="string">
            <text:p text:style-name="P3"><text:span text:style-name="T86">утворене складносуфіксальни</text:span><text:span text:style-name="T86">м способом або способом основословоскладання, похідне від слів:</text:span> <text:span text:style-name="T59">все </text:span>і <text:span text:style-name="T59">голо</text:span><text:span text:style-name="T15"></text:span><text:span text:style-name="T59">дний</text:span></text:p>
          </table:table-cell>
          <table:covered-table-cell/>
          <table:covered-table-cell/>
          <table:table-cell table:style-name="Dictionary.G30" table:number-columns-spanned="3" office:value-type="string">
            <text:p text:style-name="P4">Народжені мої бажання,</text:p>
            <text:p text:style-name="P4">усенестерпні, <text:span text:style-name="T58">всеголодні</text:span>,</text:p>
            <text:p text:style-name="P4">такі вітри зняли довкола,</text:p>
            <text:p text:style-name="P3"><text:span text:style-name="T72">що все несеться шкереберть.</text:span><text:span text:style-name="T71"> </text:span><text:span text:style-name="T85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31" table:number-columns-spanned="5" office:value-type="string">
            <text:p text:style-name="P3"><text:span text:style-name="T57">гол</text:span><text:span text:style-name="T57">о</text:span><text:span text:style-name="T14"></text:span><text:span text:style-name="T57">дний</text:span></text:p>
            <text:p text:style-name="P3"><text:soft-page-break/>-а, -е.</text:p>
            <text:p text:style-name="P3">1) Який відчуває голод (у 1 <text:span text:style-name="T70">знач.</text:span>). || Який виражає голод. || <text:span text:style-name="T70">у знач.ім.</text:span> голодний, -ного, <text:span text:style-name="T70">ч.</text:span> Той, хто відчуває голод, постійно голодує.</text:p>
            <text:p text:style-name="P3">2) Який настає від голоду; викликаний голодом.<text:span text:style-name="T99"> </text:span><text:span text:style-name="T100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</text:p>
          </table:table-cell>
          <table:table-cell table:style-name="Dictionary.B32" table:number-columns-spanned="2" office:value-type="string">
            <text:p text:style-name="P3"><text:span text:style-name="T13">ВседобрО</text:span><text:span text:style-name="T14"></text:span></text:p>
            <text:p text:style-name="P3">-а<text:span text:style-name="T14"></text:span>, <text:span text:style-name="T71">ім., с., інд.-авт.</text:span></text:p>
          </table:table-cell>
          <table:covered-table-cell/>
          <table:table-cell table:style-name="Dictionary.D32" table:number-columns-spanned="3" office:value-type="string">
            <text:p text:style-name="P3"><text:span text:style-name="T85">утворене способом основословоскладання, похідне від слів:</text:span> <text:span text:style-name="T59">все</text:span> і <text:span text:style-name="T59">добро</text:span><text:span text:style-name="T14"></text:span></text:p>
          </table:table-cell>
          <table:covered-table-cell/>
          <table:covered-table-cell/>
          <table:table-cell table:style-name="Dictionary.G32" table:number-columns-spanned="3" office:value-type="string">
            <text:p text:style-name="P4">Спасенної тримайся криги,</text:p>
            <text:p text:style-name="P4">пречистої тримайся туги,</text:p>
            <text:p text:style-name="P4">шаленої тримайся муки</text:p>
            <text:p text:style-name="P3"><text:span text:style-name="T72">і так існуй – на </text:span><text:span text:style-name="T79">вседобро</text:span><text:span text:style-name="T72">.</text:span><text:span text:style-name="T71"> </text:span><text:span text:style-name="T85">(П, І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33" table:number-columns-spanned="5" office:value-type="string">
            <text:p text:style-name="P3"><text:span text:style-name="T57">добр</text:span><text:span text:style-name="T57">о</text:span><text:span text:style-name="T14"></text:span></text:p>
            <text:p text:style-name="P3"><text:span text:style-name="T45">-а, </text:span><text:span text:style-name="T50">с.</text:span></text:p>
            <text:p text:style-name="P3"><text:span text:style-name="T26">1) Усе позитивне в житті людей, що відповідає їхнім інтересам, бажанням, мріям; благо; </text:span><text:span text:style-name="T38">прот.</text:span><text:span text:style-name="T26"> лихо, зло. || Добра, корисна справа, вчинок і т. ін.</text:span><text:span text:style-name="T27"> </text:span><text:span text:style-name="T28">(С, 3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</text:p>
          </table:table-cell>
          <table:table-cell table:style-name="Dictionary.B34" table:number-columns-spanned="2" office:value-type="string">
            <text:p text:style-name="P3"><text:span text:style-name="T13">ВседорО</text:span><text:span text:style-name="T14"></text:span><text:span text:style-name="T13">га</text:span></text:p>
            <text:p text:style-name="P3">-и, <text:span text:style-name="T71">ім., ж., інд.-авт.</text:span></text:p>
          </table:table-cell>
          <table:covered-table-cell/>
          <table:table-cell table:style-name="Dictionary.D34" table:number-columns-spanned="3" office:value-type="string">
            <text:p text:style-name="P3"><text:span text:style-name="T87">утворене способом основоскладання, </text:span><text:span text:style-name="T87">похідне від слів:</text:span> <text:span text:style-name="T59">все</text:span> і <text:span text:style-name="T59">доро</text:span><text:span text:style-name="T14"></text:span><text:span text:style-name="T59">га</text:span></text:p>
          </table:table-cell>
          <table:covered-table-cell/>
          <table:covered-table-cell/>
          <table:table-cell table:style-name="Dictionary.G34" table:number-columns-spanned="3" office:value-type="string">
            <text:p text:style-name="P4">Ця дорога <text:span text:style-name="T58">вседороги</text:span></text:p>
            <text:p text:style-name="P4">всенезустрічі – всегону.</text:p>
            <text:p text:style-name="P4">Позирай із заквагону</text:p>
            <text:p text:style-name="P4">за сузір’ям Козерога. (П, І, 67); Ламка і витка всеспадна <text:span text:style-name="T58">вседорога</text:span>.</text:p>
            <text:p text:style-name="P3"><text:span text:style-name="T72">Дорога до Бога – ламка і витка.</text:span><text:span text:style-name="T71"> </text:span><text:soft-page-break/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35" table:number-columns-spanned="5" office:value-type="string">
            <text:p text:style-name="P3"><text:span text:style-name="T57">дор</text:span><text:span text:style-name="T57">о</text:span><text:span text:style-name="T14"></text:span><text:span text:style-name="T57">га</text:span></text:p>
            <text:p text:style-name="P3"><text:span text:style-name="T45">-и, </text:span><text:span text:style-name="T50">ж.</text:span></text:p>
            <text:p text:style-name="P3">1) Смуга землі, по якій їздять і ходять. || Смуга, що лишається як слід після руху кого-, чого-небудь.</text:p>
            <text:p text:style-name="P3">2) Місце для проходу, проїзду. || <text:span text:style-name="T70">перен.</text:span> Доступ куди-небудь, можливість потрапити куди-небудь.</text:p>
            <text:p text:style-name="P3">3) Перебування в русі (йдучи або їдучи куди-небудь).</text:p>
            <text:p text:style-name="P3">4) <text:span text:style-name="T70">у знач.</text:span> <text:span text:style-name="T70">присл.</text:span> дорогою. Під час руху, подорожування куди-небудь.</text:p>
            <text:p text:style-name="P3"><text:span text:style-name="T21">5) Правильний напрямок для руху кого-небудь. || </text:span><text:span text:style-name="T37">перен.</text:span><text:span text:style-name="T21"> Напрямок діяльності, шлях розвитку.</text:span><text:span text:style-name="T34"> </text:span><text:span text:style-name="T35">(С, 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</text:p>
          </table:table-cell>
          <table:table-cell table:style-name="Dictionary.B36" table:number-columns-spanned="2" office:value-type="string">
            <text:p text:style-name="P3">Вседорогий</text:p>
            <text:p text:style-name="P3">-а, -е, <text:span text:style-name="T72">прикм., </text:span><text:span text:style-name="T71">інд.-авт.</text:span></text:p>
          </table:table-cell>
          <table:covered-table-cell/>
          <table:table-cell table:style-name="Dictionary.D36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дороги</text:span><text:span text:style-name="T15"></text:span><text:span text:style-name="T59">й</text:span></text:p>
          </table:table-cell>
          <table:covered-table-cell/>
          <table:covered-table-cell/>
          <table:table-cell table:style-name="Dictionary.G36" table:number-columns-spanned="3" office:value-type="string">
            <text:p text:style-name="P4">Земля – хитлива і плавка – <text:span text:style-name="T58">вседорога</text:span> і всепрощальна - </text:p>
            <text:p text:style-name="P4">здоліла стати, щоб благальна помічена була рука. (П, ІІ, 147);</text:p>
            <text:p text:style-name="P4">Який бо холод довкруги!</text:p>
            <text:p text:style-name="P4">Самотності! Ніде нікого.</text:p>
            <text:p text:style-name="P4">Одна підтримка – голос Бога</text:p>
            <text:p text:style-name="P3"><text:span text:style-name="T79">вседорогий, вседорогий</text:span><text:span text:style-name="T72">.</text:span><text:span text:style-name="T71"> </text:span><text:span text:style-name="T85">(П, ІІ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37" table:number-columns-spanned="5" office:value-type="string">
            <text:p text:style-name="P3"><text:span text:style-name="T57">дорог</text:span><text:span text:style-name="T57">и</text:span><text:span text:style-name="T14"></text:span><text:span text:style-name="T57">й</text:span></text:p>
            <text:p text:style-name="P3">-а, -е.</text:p>
            <text:p text:style-name="P3">1) Який коштує великі гроші; <text:span text:style-name="T70">прот.</text:span> дешевий. || Високий (про ціну).</text:p>
            <text:p text:style-name="P3">2) <text:span text:style-name="T70">перен.</text:span> Який високо ціниться, оберігається, яким дорожать.</text:p>
            <text:p text:style-name="P3">3) Близький, милий серцю. || Бажаний, жданий (про гостей). || У звертанні – для вираження любові, приязні.<text:span text:style-name="T99"> </text:span><text:span text:style-name="T100">(С, 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</text:p>
          </table:table-cell>
          <table:table-cell table:style-name="Dictionary.B38" table:number-columns-spanned="2" office:value-type="string">
            <text:p text:style-name="P3">ВсезАдума</text:p>
            <text:p text:style-name="P3">-и, <text:span text:style-name="T71">ім., ж., інд.-авт.</text:span></text:p>
          </table:table-cell>
          <table:covered-table-cell/>
          <table:table-cell table:style-name="Dictionary.D38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заду</text:span><text:span text:style-name="T15"></text:span><text:span text:style-name="T59">ма</text:span></text:p>
          </table:table-cell>
          <table:covered-table-cell/>
          <table:covered-table-cell/>
          <table:table-cell table:style-name="Dictionary.G38" table:number-columns-spanned="3" office:value-type="string">
            <text:p text:style-name="P4">Пірни</text:p>
            <text:p text:style-name="P3"><text:span text:style-name="T72">у </text:span><text:span text:style-name="T79">всезадуму</text:span><text:span text:style-name="T72"> і збавляй безчасся.</text:span><text:span text:style-name="T71"> </text:span><text:span text:style-name="T85">(П, І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39" table:number-columns-spanned="5" office:value-type="string">
            <text:p text:style-name="P3"><text:span text:style-name="T57">зад</text:span><text:span text:style-name="T57">у</text:span><text:span text:style-name="T14"></text:span><text:span text:style-name="T57">ма</text:span></text:p>
            <text:p text:style-name="P3"><text:span text:style-name="T45">-и, </text:span><text:span text:style-name="T50">ж.</text:span></text:p>
            <text:p text:style-name="P3">Стан того, хто заглибився в думки, роздуми.<text:span text:style-name="T99"> </text:span><text:span text:style-name="T100">(С, 3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1</text:p>
          </table:table-cell>
          <table:table-cell table:style-name="Dictionary.B40" table:number-columns-spanned="2" office:value-type="string">
            <text:p text:style-name="P3"><text:span text:style-name="T13">ВсеквО</text:span><text:span text:style-name="T10"></text:span><text:span text:style-name="T13">лий</text:span>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0" table:number-columns-spanned="3" office:value-type="string">
            <text:p text:style-name="P3"><text:span text:style-name="T87">утворене способом основословоскладання, похідне від слів:</text:span> <text:span text:style-name="T59">все </text:span>і <text:span text:style-name="T59">кво</text:span><text:span text:style-name="T10"></text:span><text:span text:style-name="T59">лий</text:span></text:p>
          </table:table-cell>
          <table:covered-table-cell/>
          <table:covered-table-cell/>
          <table:table-cell table:style-name="Dictionary.G40" table:number-columns-spanned="3" office:value-type="string">
            <text:p text:style-name="P4">Тож – в неба провалля в бездоння, бездолий</text:p>
            <text:p text:style-name="P4">нагірний, невірний, западистий рай,</text:p>
            <text:p text:style-name="P4">всебідий, всегнівний, всещедрий, <text:span text:style-name="T58">всекволий</text:span>.</text:p>
            <text:p text:style-name="P3"><text:span text:style-name="T72">А що під крилом твоїм? Кара – </text:span><text:soft-page-break/><text:span text:style-name="T72">карай</text:span><text:span text:style-name="T91">. 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41" table:number-columns-spanned="5" office:value-type="string">
            <text:p text:style-name="P3"><text:span text:style-name="T57">кв</text:span><text:span text:style-name="T57">о</text:span><text:span text:style-name="T14"></text:span><text:span text:style-name="T57">лий</text:span></text:p>
            <text:p text:style-name="P3">-а, -е.</text:p>
            <text:p text:style-name="P3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"><text:span text:style-name="T21">2) </text:span><text:span text:style-name="T37">перен.</text:span><text:span text:style-name="T21"> Позбавлений душевної стійкості, твердості, сили волі. || Небадьорий, млявий.</text:span><text:span text:style-name="T34"> </text:span><text:span text:style-name="T35">(С, 5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2</text:p>
          </table:table-cell>
          <table:table-cell table:style-name="Dictionary.B42" table:number-columns-spanned="2" office:value-type="string">
            <text:p text:style-name="P3"><text:span text:style-name="T13">ВсемежА</text:span><text:span text:style-name="T10"></text:span></text:p>
            <text:p text:style-name="P3">-и, <text:span text:style-name="T71">ім., ж., інд.-авт.</text:span></text:p>
          </table:table-cell>
          <table:covered-table-cell/>
          <table:table-cell table:style-name="Dictionary.D42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межа</text:span><text:span text:style-name="T10"></text:span></text:p>
          </table:table-cell>
          <table:covered-table-cell/>
          <table:covered-table-cell/>
          <table:table-cell table:style-name="Dictionary.G42" table:number-columns-spanned="3" office:value-type="string">
            <text:p text:style-name="P4">Ти ще – ось-ось. Допіру-но ступив</text:p>
            <text:p text:style-name="P3"><text:span text:style-name="T72">за </text:span><text:span text:style-name="T79">всемежу</text:span><text:span text:style-name="T72">.</text:span><text:span text:style-name="T71"> </text:span><text:span text:style-name="T85">(П, 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43" table:number-columns-spanned="5" office:value-type="string">
            <text:p text:style-name="P3"><text:span text:style-name="T57">меж</text:span><text:span text:style-name="T57">а</text:span><text:span text:style-name="T14"></text:span></text:p>
            <text:p text:style-name="P3"><text:span text:style-name="T45">-і, </text:span><text:span text:style-name="T50">ж.</text:span></text:p>
            <text:p text:style-name="P3"><text:span text:style-name="T21">1) Лінія поділу якої-небудь території; границя (у 1 </text:span><text:span text:style-name="T37">знач.</text:span><text:span text:style-name="T21">). || Лінія, що поділяє землі або води суміжних держав; кордон. || Лінія (умовна), що розділяє між собою якісь частини поверхні. || </text:span><text:soft-page-break/><text:span text:style-name="T21">Зорова лінія, що відділяє що-небудь від чогось. || </text:span><text:span text:style-name="T37">перен.</text:span><text:span text:style-name="T21"> Уявна точка на сонячній орбіті, що поділяє лінію орбіти на відрізки, відповідні до ранку, дня або вечора. ||</text:span><text:span text:style-name="T37">між чим і чим</text:span><text:span text:style-name="T21">, </text:span><text:span text:style-name="T37">чого і чого</text:span><text:span text:style-name="T21">, </text:span><text:span text:style-name="T37">перен.</text:span><text:span text:style-name="T21"> Границя поділу, розрізнення яких-небудь явищ, предметів тощо.</text:span><text:span text:style-name="T34"> </text:span><text:span text:style-name="T35">(С, 6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3</text:p>
          </table:table-cell>
          <table:table-cell table:style-name="Dictionary.B44" table:number-columns-spanned="2" office:value-type="string">
            <text:p text:style-name="P3">Всемолодий</text:p>
            <text:p text:style-name="P3">-а<text:span text:style-name="T10"></text:span>, -е<text:span text:style-name="T10"></text:span>, <text:span text:style-name="T72">прикм., </text:span><text:span text:style-name="T71">інд.-авт.</text:span></text:p>
          </table:table-cell>
          <table:covered-table-cell/>
          <table:table-cell table:style-name="Dictionary.D44" table:number-columns-spanned="3" office:value-type="string">
            <text:p text:style-name="P3"><text:span text:style-name="T85">утворене способом основоскладання, похідне від слів:</text:span> <text:span text:style-name="T59">все</text:span> і <text:span text:style-name="T59">молоди</text:span><text:span text:style-name="T15"></text:span><text:span text:style-name="T59">й</text:span></text:p>
          </table:table-cell>
          <table:covered-table-cell/>
          <table:covered-table-cell/>
          <table:table-cell table:style-name="Dictionary.G44" table:number-columns-spanned="3" office:value-type="string">
            <text:p text:style-name="P4">Усесвіту пустеля</text:p>
            <text:p text:style-name="P4">небавом нас огорне,</text:p>
            <text:p text:style-name="P4">і мертва не воскресне</text:p>
            <text:p text:style-name="P4"><text:span text:style-name="T58">всемолода</text:span> біда. (П, І, 212);</text:p>
            <text:p text:style-name="P4">І, хилячи <text:span text:style-name="T58">всемолоде</text:span> чоло,</text:p>
            <text:p text:style-name="P3"><text:span text:style-name="T72">пройти під поглядом, немов під градом…</text:span><text:span text:style-name="T71"> </text:span><text:span text:style-name="T85">(П, І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45" table:number-columns-spanned="5" office:value-type="string">
            <text:p text:style-name="P3"><text:span text:style-name="T57">молод</text:span><text:span text:style-name="T57">и</text:span><text:span text:style-name="T14"></text:span><text:span text:style-name="T57">й</text:span></text:p>
            <text:p text:style-name="P3"><text:span text:style-name="T45">-а, -е, </text:span><text:span text:style-name="T50">нар.-поет.</text:span></text:p>
            <text:p text:style-name="P3"><text:span text:style-name="T46">1) Який має небагато років, не досяг зрілого віку; юний. || Не старий. || </text:span><text:span text:style-name="T51">у знач.</text:span><text:span text:style-name="T46"> </text:span><text:span text:style-name="T51">ім.</text:span><text:span text:style-name="T46"> молодий, -дого, </text:span><text:span text:style-name="T51">ч.</text:span><text:span text:style-name="T46">; молода, -дої, </text:span><text:span text:style-name="T51">ж.</text:span><text:span text:style-name="T46">; молоде, -дого, </text:span><text:span text:style-name="T51">с.</text:span><text:span text:style-name="T46"> Той, хто має небагато років, ще не старий. || З прізвищем, прізвиськом і т. ін. – означає дітей (на відміну від батьків). || </text:span><text:span text:style-name="T51">у знач.</text:span><text:span text:style-name="T46"> </text:span><text:span text:style-name="T51">ім.</text:span><text:span text:style-name="T46"> молоді, -дих,</text:span><text:span text:style-name="T51">мн.</text:span><text:span text:style-name="T46"> Діти (</text:span><text:span text:style-name="T51">див.</text:span><text:span text:style-name="T46"> діти I 2)). || Стос. до молодості, </text:span><text:soft-page-break/><text:span text:style-name="T46">належний, </text:span><text:span text:style-name="T51">власт.</text:span><text:span text:style-name="T46"> їй.</text:span><text:span text:style-name="T47"> </text:span><text:span text:style-name="T48">(С, 6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4</text:p>
          </table:table-cell>
          <table:table-cell table:style-name="Dictionary.B46" table:number-columns-spanned="2" office:value-type="string">
            <text:p text:style-name="P3"><text:span text:style-name="T16">ВсеначувА</text:span><text:span text:style-name="T11"></text:span><text:span text:style-name="T16">нний</text:span></text:p>
            <text:p text:style-name="P3"><text:span text:style-name="T65">-а, -е, </text:span><text:span text:style-name="T76">прикм., </text:span><text:span text:style-name="T77">інд.-авт.</text:span></text:p>
          </table:table-cell>
          <table:covered-table-cell/>
          <table:table-cell table:style-name="Dictionary.D46" table:number-columns-spanned="3" office:value-type="string">
            <text:p text:style-name="P3"><text:span text:style-name="T87">утворене </text:span><text:span text:style-name="T87">складносуфіксальним способом, похідне </text:span><text:span text:style-name="T87">від слів:</text:span> <text:span text:style-name="T59">все </text:span>і <text:span text:style-name="T59">начува</text:span><text:span text:style-name="T10"></text:span><text:span text:style-name="T59">тися</text:span></text:p>
          </table:table-cell>
          <table:covered-table-cell/>
          <table:covered-table-cell/>
          <table:table-cell table:style-name="Dictionary.G46" table:number-columns-spanned="3" office:value-type="string">
            <text:p text:style-name="P4">І торопкі <text:span text:style-name="T58">всеначуванні</text:span> кроки,</text:p>
            <text:p text:style-name="P3"><text:span text:style-name="T72">то лис блукає – із хвостом рудим.</text:span><text:span text:style-name="T71"> </text:span><text:span text:style-name="T85">(П, ІІ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47" table:number-columns-spanned="5" office:value-type="string">
            <text:p text:style-name="P3"><text:span text:style-name="T57">начув</text:span><text:span text:style-name="T57">а</text:span><text:span text:style-name="T14"></text:span><text:span text:style-name="T57">тися</text:span></text:p>
            <text:p text:style-name="P3"><text:span text:style-name="T45">-аюся, -аєшся, </text:span><text:span text:style-name="T50">недок.</text:span></text:p>
            <text:p text:style-name="P3"><text:span text:style-name="T26">Чекати розплати, помсти. || </text:span><text:span text:style-name="T38">чого</text:span><text:span text:style-name="T26">. Чекати чого-небудь неприємного.</text:span><text:span text:style-name="T27"> </text:span><text:span text:style-name="T28">(С, 74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5</text:p>
          </table:table-cell>
          <table:table-cell table:style-name="Dictionary.B48" table:number-columns-spanned="2" office:value-type="string">
            <text:p text:style-name="P3"><text:span text:style-name="T16">ВсенедочекА</text:span><text:span text:style-name="T11"></text:span><text:span text:style-name="T16">вшися</text:span></text:p>
            <text:p text:style-name="P3">дієприсл., док., інд.-авт.</text:p>
          </table:table-cell>
          <table:covered-table-cell/>
          <table:table-cell table:style-name="Dictionary.D48" table:number-columns-spanned="3" office:value-type="string">
            <text:p text:style-name="P3"><text:span text:style-name="T86">утворене способом основоскладання і суфіксально-префіксальним, похідне від слів:</text:span> <text:span text:style-name="T59">все</text:span> і <text:span text:style-name="T59">не дочека</text:span><text:span text:style-name="T9"></text:span><text:span text:style-name="T59">тися</text:span></text:p>
          </table:table-cell>
          <table:covered-table-cell/>
          <table:covered-table-cell/>
          <table:table-cell table:style-name="Dictionary.G48" table:number-columns-spanned="3" office:value-type="string">
            <text:p text:style-name="P4">Ну й долечка! Прождати на життя -</text:p>
            <text:p text:style-name="P3"><text:span text:style-name="T72">і </text:span><text:span text:style-name="T79">всенедочекавшися</text:span><text:span text:style-name="T72"> – померти!</text:span><text:span text:style-name="T71"> </text:span><text:span text:style-name="T85">(П, І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9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49" table:number-columns-spanned="4" office:value-type="string">
            <text:p text:style-name="P3">не</text:p>
            <text:p text:style-name="P3"><text:span text:style-name="T50">запереч.</text:span><text:span text:style-name="T45"> </text:span><text:span text:style-name="T50">част.</text:span></text:p>
            <text:p text:style-name="P3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<text:soft-page-break/>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83">(С, 746)</text:span></text:p>
          </table:table-cell>
          <table:covered-table-cell/>
          <table:covered-table-cell/>
          <table:covered-table-cell/>
          <table:table-cell table:style-name="Dictionary.H49" table:number-columns-spanned="2" office:value-type="string">
            <text:p text:style-name="P3"><text:span text:style-name="T57">дочек</text:span><text:span text:style-name="T57">а</text:span><text:span text:style-name="T14"></text:span><text:span text:style-name="T57">тися</text:span></text:p>
            <text:p text:style-name="P3"><text:span text:style-name="T45">-аюся, -аєшся, </text:span><text:span text:style-name="T50">док.</text:span><text:span text:style-name="T45">, дочікуватися, -уюся, -уєшся, </text:span><text:span text:style-name="T50">недок.</text:span></text:p>
            <text:p text:style-name="P3">Пробути, прожити до того часу, поки настане, з'явиться очікуване; діждатися.<text:span text:style-name="T99"> </text:span><text:span text:style-name="T100">(С, 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26</text:p>
          </table:table-cell>
          <table:table-cell table:style-name="Dictionary.B50" table:number-columns-spanned="2" office:value-type="string">
            <text:p text:style-name="P3"><text:span text:style-name="T16">ВсенеНАждА</text:span><text:span text:style-name="T11"></text:span><text:span text:style-name="T16">н</text:span><text:span text:style-name="T16">ний</text:span></text:p>
            <text:p text:style-name="P3"><text:span text:style-name="T65">-а, -е, </text:span><text:span text:style-name="T76">прикм., </text:span><text:span text:style-name="T77">інд.-авт.</text:span></text:p>
          </table:table-cell>
          <table:covered-table-cell/>
          <table:table-cell table:style-name="Dictionary.D50" table:number-columns-spanned="3" office:value-type="string">
            <text:p text:style-name="P3"><text:span text:style-name="T64">утворене способом основоскладання і суфіксально-префіксальним, похідне від слів:</text:span><text:span text:style-name="T65"> </text:span>все<text:span text:style-name="T65"> і </text:span>не жда<text:span text:style-name="T1"></text:span>ти</text:p>
          </table:table-cell>
          <table:covered-table-cell/>
          <table:covered-table-cell/>
          <table:table-cell table:style-name="Dictionary.G50" table:number-columns-spanned="3" office:value-type="string">
            <text:p text:style-name="P4">я забуваюся, коли цнота</text:p>
            <text:p text:style-name="P4">пречистого пребілого паперу</text:p>
            <text:p text:style-name="P4">почне мене, відкривши добру еру</text:p>
            <text:p text:style-name="P4">натхнення в тиші, і коли мета</text:p>
            <text:p text:style-name="P3"><text:span text:style-name="T72">мене в полон імкне, </text:span><text:span text:style-name="T79">всененажданна</text:span><text:span text:style-name="T72">.</text:span><text:span text:style-name="T71"> </text:span><text:span text:style-name="T85">(П, ІІ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1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51" table:number-columns-spanned="4" office:value-type="string">
            <text:p text:style-name="P3">не <text:span text:style-name="T64">(див. 25)</text:span></text:p>
          </table:table-cell>
          <table:covered-table-cell/>
          <table:covered-table-cell/>
          <table:covered-table-cell/>
          <table:table-cell table:style-name="Dictionary.H51" table:number-columns-spanned="2" office:value-type="string">
            <text:p text:style-name="P3"><text:span text:style-name="T57">жд</text:span><text:span text:style-name="T57">а</text:span><text:span text:style-name="T14"></text:span><text:span text:style-name="T57">ти</text:span></text:p>
            <text:p text:style-name="P3"><text:span text:style-name="T45">жду, ждеш, </text:span><text:span text:style-name="T50">недок.</text:span></text:p>
            <text:p text:style-name="P3">1) <text:span text:style-name="T70">перех.</text:span> Перебувати де-небудь, щоб побачити когось, зустрітися з кимось; чекати, очікувати. <text:soft-page-break/>|| <text:span text:style-name="T70">перех.</text:span> <text:span text:style-name="T70">і неперех.</text:span>, <text:span text:style-name="T70">кого</text:span>, <text:span text:style-name="T70">чого</text:span>, <text:span text:style-name="T70">на кого </text:span>–<text:span text:style-name="T70">що</text:span>, <text:span text:style-name="T70">зі спол.</text:span> Розраховувати на чиє-небудь повернення, на прихід, появу когось, чогось, на здійснення чогось.</text:p>
            <text:p text:style-name="P3"><text:span text:style-name="T26">2) </text:span><text:span text:style-name="T38">перех.</text:span><text:span text:style-name="T26"> </text:span><text:span text:style-name="T38">і неперех.</text:span><text:span text:style-name="T26"> Надіятися на що-небудь, сподіватися чогось; чекати.</text:span><text:span text:style-name="T27"> </text:span><text:span text:style-name="T28">(С, 365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27</text:p>
          </table:table-cell>
          <table:table-cell table:style-name="Dictionary.B52" table:number-columns-spanned="2" office:value-type="string">
            <text:p text:style-name="P3">Всенезустріч</text:p>
            <text:p text:style-name="P3">-і, <text:span text:style-name="T71">ім., ж., інд.-авт.</text:span></text:p>
          </table:table-cell>
          <table:covered-table-cell/>
          <table:table-cell table:style-name="Dictionary.D52" table:number-columns-spanned="3" office:value-type="string">
            <text:p text:style-name="P3"><text:span text:style-name="T87">утворене способом зрощення, похідне від слів:</text:span> <text:span text:style-name="T59">все</text:span> і <text:span text:style-name="T59">незу</text:span><text:span text:style-name="T15"></text:span><text:span text:style-name="T59">стріч</text:span></text:p>
          </table:table-cell>
          <table:covered-table-cell/>
          <table:covered-table-cell/>
          <table:table-cell table:style-name="Dictionary.G52" table:number-columns-spanned="3" office:value-type="string">
            <text:p text:style-name="P4">Ця дорога вседороги</text:p>
            <text:p text:style-name="P4"><text:span text:style-name="T58">всенезустрічі</text:span> – всегону.</text:p>
            <text:p text:style-name="P4">Позирай із заквагону</text:p>
            <text:p text:style-name="P4">за сузір’ям Козерога. (П, І, 67);</text:p>
            <text:p text:style-name="P4">Що мав – привиділось, причулося,</text:p>
            <text:p text:style-name="P3"><text:span text:style-name="T72">на </text:span><text:span text:style-name="T79">всенезустріч</text:span><text:span text:style-name="T72">, всепрощання.</text:span><text:span text:style-name="T71"> </text:span><text:span text:style-name="T85">(П, І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3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53" table:number-columns-spanned="4" office:value-type="string">
            <text:p text:style-name="P3">не <text:span text:style-name="T64">(див. 25)</text:span></text:p>
          </table:table-cell>
          <table:covered-table-cell/>
          <table:covered-table-cell/>
          <table:covered-table-cell/>
          <table:table-cell table:style-name="Dictionary.H53" table:number-columns-spanned="2" office:value-type="string">
            <text:p text:style-name="P3"><text:span text:style-name="T57">з</text:span><text:span text:style-name="T57">у</text:span><text:span text:style-name="T14"></text:span><text:span text:style-name="T57">стріч</text:span></text:p>
            <text:p text:style-name="P3"><text:span text:style-name="T45">-і, </text:span><text:span text:style-name="T50">ж.</text:span><text:span text:style-name="T45">, </text:span><text:span text:style-name="T50">кого</text:span><text:span text:style-name="T45">, </text:span><text:span text:style-name="T50">чого</text:span><text:span text:style-name="T45">, </text:span><text:span text:style-name="T50">з ким </text:span><text:span text:style-name="T45">– </text:span><text:span text:style-name="T50">чим і без додатка</text:span><text:span text:style-name="T45">.</text:span></text:p>
            <text:p text:style-name="P3">1) Зближення з ким-, чим-небудь, хто (що) рухається навпроти.</text:p>
            <text:p text:style-name="P3"><text:soft-page-break/><text:span text:style-name="T21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</text:span><text:span text:style-name="T21">наради і т. ін. || Спортивне змагання. ||</text:span><text:span text:style-name="T37">рідко</text:span><text:span text:style-name="T21">. Знайомство.</text:span><text:span text:style-name="T34"> </text:span><text:span text:style-name="T35">(С, 483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28</text:p>
          </table:table-cell>
          <table:table-cell table:style-name="Dictionary.B54" table:number-columns-spanned="2" office:value-type="string">
            <text:p text:style-name="P3"><text:span text:style-name="T13">Всенезустріч</text:span><text:span text:style-name="T1">-</text:span><text:span text:style-name="T13">всегíн</text:span></text:p>
            <text:p text:style-name="P3">-гону, <text:span text:style-name="T71">ім., ж., інд.-авт.</text:span></text:p>
          </table:table-cell>
          <table:covered-table-cell/>
          <table:table-cell table:style-name="Dictionary.D54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всенезу</text:span><text:span text:style-name="T14"></text:span><text:span text:style-name="T60">стріч</text:span><text:span text:style-name="T106"> і </text:span><text:span text:style-name="T60">всегі</text:span><text:span text:style-name="T14"></text:span><text:span text:style-name="T60">н</text:span></text:p>
          </table:table-cell>
          <table:covered-table-cell/>
          <table:covered-table-cell/>
          <table:table-cell table:style-name="Dictionary.G54" table:number-columns-spanned="3" office:value-type="string">
            <text:p text:style-name="P4">Ця дорога вседороги,</text:p>
            <text:p text:style-name="P4"><text:span text:style-name="T58">всенезустрічі-всегону</text:span>,</text:p>
            <text:p text:style-name="P4">позирай із зак-вагону</text:p>
            <text:p text:style-name="P3"><text:span text:style-name="T72">за сузір’ям Козерога.</text:span><text:span text:style-name="T71"> </text:span><text:span text:style-name="T85">(П, 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5" table:number-columns-spanned="3" office:value-type="string">
            <text:p text:style-name="P3"><text:span text:style-name="T60">всенезу</text:span><text:span text:style-name="T14"></text:span><text:span text:style-name="T60">стріч </text:span><text:span text:style-name="T66">(див. 27)</text:span></text:p>
          </table:table-cell>
          <table:covered-table-cell/>
          <table:covered-table-cell/>
          <table:table-cell table:style-name="Dictionary.E55" table:number-columns-spanned="5" office:value-type="string">
            <text:p text:style-name="P3"><text:span text:style-name="T60">всегі</text:span><text:span text:style-name="T14"></text:span><text:span text:style-name="T60">н </text:span><text:span text:style-name="T66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9</text:p>
          </table:table-cell>
          <table:table-cell table:style-name="Dictionary.B56" table:number-columns-spanned="2" office:value-type="string">
            <text:p text:style-name="P3"><text:span text:style-name="T13">ВсенепІзнани</text:span><text:span text:style-name="T13">й</text:span>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56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непі</text:span><text:span text:style-name="T15"></text:span><text:span text:style-name="T59">знаний</text:span></text:p>
          </table:table-cell>
          <table:covered-table-cell/>
          <table:covered-table-cell/>
          <table:table-cell table:style-name="Dictionary.G56" table:number-columns-spanned="3" office:value-type="string">
            <text:p text:style-name="P4">…попелясті зозулі</text:p>
            <text:p text:style-name="P4">вістили роки: жий однині</text:p>
            <text:p text:style-name="P3"><text:span text:style-name="T72">на </text:span><text:span text:style-name="T79">всенепізнаній</text:span><text:span text:style-name="T72"> землі.</text:span><text:span text:style-name="T71"> </text:span><text:span text:style-name="T85">(П, І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7" table:number-columns-spanned="3" office:value-type="string">
            <text:p text:style-name="P3">все (див. 6)</text:p>
          </table:table-cell>
          <table:covered-table-cell/>
          <table:covered-table-cell/>
          <table:table-cell table:style-name="Dictionary.E57" table:number-columns-spanned="5" office:value-type="string">
            <text:p text:style-name="P3"><text:span text:style-name="T57">неп</text:span><text:span text:style-name="T57">і</text:span><text:span text:style-name="T14"></text:span><text:span text:style-name="T57">знаний</text:span></text:p>
            <text:p text:style-name="P3">-а, -е.</text:p>
            <text:p text:style-name="P3">Якого ще не пізнали, не вивчили. <text:span text:style-name="T100">(С, 7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0</text:p>
          </table:table-cell>
          <table:table-cell table:style-name="Dictionary.B58" table:number-columns-spanned="2" office:value-type="string">
            <text:p text:style-name="P3">ВсенепогАс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58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<text:soft-page-break/>і <text:span text:style-name="T59">непога</text:span><text:span text:style-name="T15"></text:span><text:span text:style-name="T59">сний</text:span></text:p>
          </table:table-cell>
          <table:covered-table-cell/>
          <table:covered-table-cell/>
          <table:table-cell table:style-name="Dictionary.G58" table:number-columns-spanned="3" office:value-type="string">
            <text:p text:style-name="P4">оце світіння полохких світань</text:p>
            <text:p text:style-name="P4">світів жертовних, що мене <text:soft-page-break/>запалює</text:p>
            <text:p text:style-name="P4"><text:span text:style-name="T58">всенепогасним</text:span> і ламким, як крига,</text:p>
            <text:p text:style-name="P3"><text:span text:style-name="T72">огнем співучих надторосів – криг.</text:span><text:span text:style-name="T71"> </text:span><text:span text:style-name="T85">(П, І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5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59" table:number-columns-spanned="5" office:value-type="string">
            <text:p text:style-name="P3"><text:span text:style-name="T57">непог</text:span><text:span text:style-name="T57">а</text:span><text:span text:style-name="T14"></text:span><text:span text:style-name="T57">сний</text:span></text:p>
            <text:p text:style-name="P3">-а, -е.</text:p>
            <text:p text:style-name="P3">1) Який не гасне, якого не можна погасити; невгасимий.</text:p>
            <text:p text:style-name="P3"><text:span text:style-name="T26">2) </text:span><text:span text:style-name="T38">перен.</text:span><text:span text:style-name="T26"> Який з часом не втрачає своєї сили; неослабний. || Якого не можна стримати, угамувати.</text:span><text:span text:style-name="T27"> </text:span><text:span text:style-name="T28">(С, 7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1</text:p>
          </table:table-cell>
          <table:table-cell table:style-name="Dictionary.B60" table:number-columns-spanned="2" office:value-type="string">
            <text:p text:style-name="P3">ВсенепокОра</text:p>
            <text:p text:style-name="P3">-и, <text:span text:style-name="T71">ім., ж., інд.-авт.</text:span></text:p>
          </table:table-cell>
          <table:covered-table-cell/>
          <table:table-cell table:style-name="Dictionary.D60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59">непоко</text:span><text:span text:style-name="T12"></text:span><text:span text:style-name="T59">ра</text:span></text:p>
          </table:table-cell>
          <table:covered-table-cell/>
          <table:covered-table-cell/>
          <table:table-cell table:style-name="Dictionary.G60" table:number-columns-spanned="3" office:value-type="string">
            <text:p text:style-name="P4">Страшна ковбаня – чорна і масна.</text:p>
            <text:p text:style-name="P4">І дух тяжкий повзе, немов потвора,</text:p>
            <text:p text:style-name="P4">в лещатах дум твоя <text:span text:style-name="T58">всенепокора</text:span>,</text:p>
            <text:p text:style-name="P3"><text:span text:style-name="T72">стою на кладці. Дозираю дна.</text:span><text:span text:style-name="T71"> </text:span><text:span text:style-name="T85">(П, І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61" table:number-columns-spanned="5" office:value-type="string">
            <text:p text:style-name="P3"><text:span text:style-name="T57">непок</text:span><text:span text:style-name="T57">о</text:span><text:span text:style-name="T14"></text:span><text:span text:style-name="T57">ра</text:span></text:p>
            <text:p text:style-name="P3"><text:span text:style-name="T45">-и, </text:span><text:span text:style-name="T50">ж.</text:span></text:p>
            <text:p text:style-name="P3">Небажання або відмова підкорятися кому-небудь, слухатися когось і т. ін.<text:span text:style-name="T99"> </text:span><text:span text:style-name="T100">(С, 774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32</text:p>
          </table:table-cell>
          <table:table-cell table:style-name="Dictionary.B62" table:number-columns-spanned="2" office:value-type="string">
            <text:p text:style-name="P3"><text:span text:style-name="T13">ВсенищІ</text:span><text:span text:style-name="T14"></text:span><text:span text:style-name="T13">вність</text:span></text:p>
            <text:p text:style-name="P3">-ності, <text:span text:style-name="T71">ім., ж., інд.-авт.</text:span></text:p>
          </table:table-cell>
          <table:covered-table-cell/>
          <table:table-cell table:style-name="Dictionary.D62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106"> </text:span><text:span text:style-name="T60">все </text:span><text:span text:style-name="T66">і </text:span><text:span text:style-name="T60">нищівний</text:span></text:p>
          </table:table-cell>
          <table:covered-table-cell/>
          <table:covered-table-cell/>
          <table:table-cell table:style-name="Dictionary.G62" table:number-columns-spanned="3" office:value-type="string">
            <text:p text:style-name="P4">І ти збагнеш</text:p>
            <text:p text:style-name="P3"><text:span text:style-name="T72">обнавіснілу </text:span><text:span text:style-name="T79">всенищівність</text:span><text:span text:style-name="T72"> роду.</text:span><text:span text:style-name="T71"> </text:span><text:span text:style-name="T85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63" table:number-columns-spanned="5" office:value-type="string">
            <text:p text:style-name="P3"><text:span text:style-name="T57">нищівн</text:span><text:span text:style-name="T57">и</text:span><text:span text:style-name="T14"></text:span><text:span text:style-name="T57">й</text:span></text:p>
            <text:p text:style-name="P3">-а, -е.</text:p>
            <text:p text:style-name="P3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99"> </text:span><text:span text:style-name="T100">(С, 7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3</text:p>
          </table:table-cell>
          <table:table-cell table:style-name="Dictionary.B64" table:number-columns-spanned="2" office:value-type="string">
            <text:p text:style-name="P3"><text:span text:style-name="T13">ВсеО</text:span><text:span text:style-name="T14"></text:span><text:span text:style-name="T13">брій</text:span></text:p>
            <text:p text:style-name="P3">-ю, <text:span text:style-name="T71">ім., ч., інд.-авт.</text:span></text:p>
          </table:table-cell>
          <table:covered-table-cell/>
          <table:table-cell table:style-name="Dictionary.D64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 </text:span>і <text:span text:style-name="T59">о</text:span><text:span text:style-name="T14"></text:span><text:span text:style-name="T59">брій</text:span></text:p>
          </table:table-cell>
          <table:covered-table-cell/>
          <table:covered-table-cell/>
          <table:table-cell table:style-name="Dictionary.G64" table:number-columns-spanned="3" office:value-type="string">
            <text:p text:style-name="P4">Старечою ходою</text:p>
            <text:p text:style-name="P4">із костуром – іще бриниш мені</text:p>
            <text:p text:style-name="P3"><text:span text:style-name="T79">всеобрієм</text:span><text:span text:style-name="T72">.</text:span><text:span text:style-name="T71"> </text:span><text:span text:style-name="T85">(П, 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65" table:number-columns-spanned="5" office:value-type="string">
            <text:p text:style-name="P3"><text:span text:style-name="T57">о</text:span><text:span text:style-name="T14"></text:span><text:span text:style-name="T57">брій</text:span></text:p>
            <text:p text:style-name="P3"><text:span text:style-name="T45">-ю, </text:span><text:span text:style-name="T50">ч.</text:span></text:p>
            <text:p text:style-name="P3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">2) Простір, який постає перед очима на відкритій місцевості; видноколо.<text:span text:style-name="T99"> </text:span><text:span text:style-name="T100">(С, 81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34</text:p>
          </table:table-cell>
          <table:table-cell table:style-name="Dictionary.B66" table:number-columns-spanned="2" office:value-type="string">
            <text:p text:style-name="P3"><text:span text:style-name="T13">ВсеобрушА</text:span><text:span text:style-name="T14"></text:span><text:span text:style-name="T13">ти</text:span></text:p>
            <text:p text:style-name="P3">-а<text:span text:style-name="T14"></text:span>ю, -єш, дієсл., <text:span text:style-name="T72">недок., перех., інд.-авт.</text:span></text:p>
          </table:table-cell>
          <table:covered-table-cell/>
          <table:table-cell table:style-name="Dictionary.D66" table:number-columns-spanned="3" office:value-type="string">
            <text:p text:style-name="P3"><text:span text:style-name="T85">утворене способом основоскладання, похідне від слів:</text:span> <text:span text:style-name="T59">все</text:span> і <text:span text:style-name="T59">обруша</text:span><text:span text:style-name="T14"></text:span><text:span text:style-name="T59">ти</text:span></text:p>
          </table:table-cell>
          <table:covered-table-cell/>
          <table:covered-table-cell/>
          <table:table-cell table:style-name="Dictionary.G66" table:number-columns-spanned="3" office:value-type="string">
            <text:p text:style-name="P4">Та <text:span text:style-name="T58">всеобрушає</text:span> нестерпно</text:p>
            <text:p text:style-name="P4">двопогляд. У ньому ти сущий,</text:p>
            <text:p text:style-name="P4">померлий, пантруєш живого,</text:p>
            <text:p text:style-name="P3"><text:span text:style-name="T72">зориш за померлим – живий.</text:span><text:span text:style-name="T71"> </text:span><text:span text:style-name="T85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7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67" table:number-columns-spanned="6" office:value-type="string">
            <text:p text:style-name="P3"><text:span text:style-name="T23">обр</text:span><text:span text:style-name="T23">у</text:span><text:span text:style-name="T2"></text:span><text:span text:style-name="T23">шувати</text:span></text:p>
            <text:p text:style-name="P3"><text:span text:style-name="T45">-ую, -уєш </text:span><text:span text:style-name="T50">і рідко </text:span><text:span text:style-name="T45">обрушати, -аю, -аєш, </text:span><text:span text:style-name="T50">недок.</text:span><text:span text:style-name="T45">, обрушити, -шу, -шиш,</text:span><text:span text:style-name="T50">док.</text:span><text:span text:style-name="T45">, </text:span><text:span text:style-name="T50">перех.</text:span></text:p>
            <text:p text:style-name="P3"><text:span text:style-name="T21">3) </text:span><text:span text:style-name="T37">перен.</text:span><text:span text:style-name="T21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34"> </text:span><text:span text:style-name="T35">(С, 81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5</text:p>
          </table:table-cell>
          <table:table-cell table:style-name="Dictionary.B68" table:number-columns-spanned="2" office:value-type="string">
            <text:p text:style-name="P3"><text:span text:style-name="T13">ВсеО</text:span><text:span text:style-name="T14"></text:span><text:span text:style-name="T13">чі</text:span></text:p>
            <text:p text:style-name="P3">-чéй, <text:span text:style-name="T71">ім., мн., інд.-авт.</text:span></text:p>
          </table:table-cell>
          <table:covered-table-cell/>
          <table:table-cell table:style-name="Dictionary.D68" table:number-columns-spanned="3" office:value-type="string">
            <text:p text:style-name="P3"><text:span text:style-name="T87">утворене способом основоскладання, </text:span><text:span text:style-name="T87">похідне від слів:</text:span> <text:span text:style-name="T59">все</text:span> і <text:span text:style-name="T59">о</text:span><text:span text:style-name="T14"></text:span><text:span text:style-name="T59">чі</text:span></text:p>
          </table:table-cell>
          <table:covered-table-cell/>
          <table:covered-table-cell/>
          <table:table-cell table:style-name="Dictionary.G68" table:number-columns-spanned="3" office:value-type="string">
            <text:p text:style-name="P4">Узорені, роздумані, прозорі - </text:p>
            <text:p text:style-name="P4">вони – одне високе чудування - </text:p>
            <text:p text:style-name="P4">недоторканна є оця зчужілість</text:p>
            <text:p text:style-name="P3"><text:span text:style-name="T72">і всепрозріння добрих </text:span><text:span text:style-name="T79">всеочей</text:span><text:span text:style-name="T72">.</text:span><text:span text:style-name="T71"> </text:span><text:span text:style-name="T85">(П, ІІ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69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69" table:number-columns-spanned="6" office:value-type="string">
            <text:p text:style-name="P3"><text:span text:style-name="T22">О</text:span><text:span text:style-name="T2"></text:span><text:span text:style-name="T22">ко (</text:span><text:span text:style-name="T22">о</text:span><text:span text:style-name="T2"></text:span><text:span text:style-name="T22">чі)</text:span></text:p>
            <text:p text:style-name="P3"><text:span text:style-name="T41">I </text:span><text:span text:style-name="T45">-а, </text:span><text:span text:style-name="T50">с.</text:span><text:span text:style-name="T45"> (</text:span><text:span text:style-name="T50">мн.</text:span><text:span text:style-name="T45"> очі, </text:span><text:span text:style-name="T50">рідко </text:span><text:span text:style-name="T45">вічі, очей – </text:span><text:span text:style-name="T50">перев.</text:span><text:span text:style-name="T45"> </text:span><text:span text:style-name="T50">з прийм.</text:span><text:span text:style-name="T45"> у).</text:span></text:p>
            <text:p text:style-name="P3">1) Орган зору у людини, всіх хребетних та деяких безхребетних тварин. || Те саме, що погляд.</text:p>
            <text:p text:style-name="P3">2) <text:span text:style-name="T70">розм.</text:span> Здатність бачити; зір. || <text:span text:style-name="T70">тільки одн.</text:span> Особлива здатність бачення, властива людині завдяки певній професії, досвіду і т. ін.</text:p>
            <text:p text:style-name="P3"><text:soft-page-break/><text:span text:style-name="T26">3) </text:span><text:span text:style-name="T38">перен.</text:span><text:span text:style-name="T26">, </text:span><text:span text:style-name="T38">розм.</text:span><text:span text:style-name="T26"> Піклування, догляд.</text:span><text:span text:style-name="T27"> </text:span><text:span text:style-name="T28">(С, 83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6</text:p>
          </table:table-cell>
          <table:table-cell table:style-name="Dictionary.B70" table:number-columns-spanned="2" office:value-type="string">
            <text:p text:style-name="P3">Всепам’яткий</text:p>
            <text:p text:style-name="P3">-á, -é, <text:span text:style-name="T72">прикм., </text:span><text:span text:style-name="T71">інд.-авт.</text:span></text:p>
          </table:table-cell>
          <table:covered-table-cell/>
          <table:table-cell table:style-name="Dictionary.D70" table:number-columns-spanned="3" office:value-type="string">
            <text:p text:style-name="P3"><text:span text:style-name="T87">утворене способом основоскладання, похідне від слів:</text:span> <text:span text:style-name="T59">все</text:span> і <text:span text:style-name="T60">пам’яткий</text:span></text:p>
          </table:table-cell>
          <table:covered-table-cell/>
          <table:covered-table-cell/>
          <table:table-cell table:style-name="Dictionary.G70" table:number-columns-spanned="3" office:value-type="string">
            <text:p text:style-name="P4">Володарю своєї смерті, доля - </text:p>
            <text:p text:style-name="P4"><text:span text:style-name="T58">всепам’ятка</text:span>, всечула, всевидюща - </text:p>
            <text:p text:style-name="P3"><text:span text:style-name="T72">нічого не забуде, не простить.</text:span><text:span text:style-name="T71"> </text:span><text:span text:style-name="T85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1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71" table:number-columns-spanned="6" office:value-type="string">
            <text:p text:style-name="P3"><text:span text:style-name="T23">Пам’ятл</text:span><text:span text:style-name="T23">и</text:span><text:span text:style-name="T2"></text:span><text:span text:style-name="T23">вий (пам’ятки</text:span><text:span text:style-name="T2"></text:span><text:span text:style-name="T23">й)</text:span></text:p>
            <text:p text:style-name="P3">-а, -е.</text:p>
            <text:p text:style-name="P3">1) Який має добру пам'ять, здатний легко запам'ятовувати.<text:span text:style-name="T99"> </text:span><text:span text:style-name="T100">(С, 879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7</text:p>
          </table:table-cell>
          <table:table-cell table:style-name="Dictionary.B72" table:number-columns-spanned="2" office:value-type="string">
            <text:p text:style-name="P3">ВсепекЕль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72" table:number-columns-spanned="3" office:value-type="string">
            <text:p text:style-name="P3"><text:span text:style-name="T64">утворене способом основоскладання, похідне від слів:</text:span> <text:span text:style-name="T59">все</text:span> і <text:span text:style-name="T59">пекéльний</text:span></text:p>
          </table:table-cell>
          <table:covered-table-cell/>
          <table:covered-table-cell/>
          <table:table-cell table:style-name="Dictionary.G72" table:number-columns-spanned="3" office:value-type="string">
            <text:p text:style-name="P4">Сяє срібне серце землі</text:p>
            <text:p text:style-name="P3"><text:span text:style-name="T79">всепекельними </text:span><text:span text:style-name="T72">калюжами.</text:span><text:span text:style-name="T71"> </text:span><text:span text:style-name="T85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73" table:number-columns-spanned="5" office:value-type="string">
            <text:p text:style-name="P3"><text:span text:style-name="T57">пек</text:span><text:span text:style-name="T57">е</text:span><text:span text:style-name="T14"></text:span><text:span text:style-name="T57">льний</text:span></text:p>
            <text:p text:style-name="P3">-а, -е.</text:p>
            <text:p text:style-name="P3">1) Прикм. до пекло 1). || Який уявно спостерігається в пеклі.</text:p>
            <text:p text:style-name="P3">2) <text:span text:style-name="T70">перен.</text:span> Важкий, жахливий, нестерпний; такий, як у пеклі. || Надзвичайний за ступенем прояву; дуже великий.</text:p>
            <text:p text:style-name="P3"><text:span text:style-name="T26">3) </text:span><text:span text:style-name="T38">перен.</text:span><text:span text:style-name="T26"> Злий, підступний. || </text:span><text:span text:style-name="T38">розм.</text:span><text:span text:style-name="T26"> Уживається як лайливе слово.</text:span><text:span text:style-name="T27"> </text:span><text:span text:style-name="T28">(С, 896-8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8<text:soft-page-break/></text:p>
          </table:table-cell>
          <table:table-cell table:style-name="Dictionary.B74" table:number-columns-spanned="2" office:value-type="string">
            <text:p text:style-name="P3">ВсеперелЕт</text:p>
            <text:p text:style-name="P3"><text:soft-page-break/>-у, <text:span text:style-name="T71">ім., ч., інд.-авт.</text:span></text:p>
          </table:table-cell>
          <table:covered-table-cell/>
          <table:table-cell table:style-name="Dictionary.D74" table:number-columns-spanned="3" office:value-type="string">
            <text:p text:style-name="P3"><text:span text:style-name="T87">утворене способом </text:span><text:soft-page-break/><text:span text:style-name="T87">основоскладання, похідне від слів:</text:span><text:span text:style-name="T106"> </text:span><text:span text:style-name="T60">все</text:span><text:span text:style-name="T106"> і </text:span><text:span text:style-name="T60">перелі</text:span><text:span text:style-name="T14"></text:span><text:span text:style-name="T60">т</text:span></text:p>
          </table:table-cell>
          <table:covered-table-cell/>
          <table:covered-table-cell/>
          <table:table-cell table:style-name="Dictionary.G74" table:number-columns-spanned="3" office:value-type="string">
            <text:p text:style-name="P4">Це божевілля пориву, ця рвань<text:soft-page-break/></text:p>
            <text:p text:style-name="P4"><text:span text:style-name="T58">всеперелетів</text:span> – з пекла і до раю,</text:p>
            <text:p text:style-name="P3"><text:span text:style-name="T72">це надвисання в смерть…</text:span><text:span text:style-name="T71"> </text:span><text:span text:style-name="T85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75" table:number-columns-spanned="5" office:value-type="string">
            <text:p text:style-name="P3"><text:span text:style-name="T57">перел</text:span><text:span text:style-name="T57">і</text:span><text:span text:style-name="T14"></text:span><text:span text:style-name="T57">т</text:span></text:p>
            <text:p text:style-name="P3"><text:span text:style-name="T45">-льоту, </text:span><text:span text:style-name="T50">ч.</text:span></text:p>
            <text:p text:style-name="P3">1) Дія і стан за знач. перелетіти 1), перелітати <text:span text:style-name="T83">(С, 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39</text:p>
          </table:table-cell>
          <table:table-cell table:style-name="Dictionary.B76" table:number-columns-spanned="2" office:value-type="string">
            <text:p text:style-name="P3">Всепереляк</text:p>
            <text:p text:style-name="P3">-у, <text:span text:style-name="T71">ім., ч., інд.-авт.</text:span></text:p>
          </table:table-cell>
          <table:covered-table-cell/>
          <table:table-cell table:style-name="Dictionary.D76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все</text:span><text:span text:style-name="T106"> і </text:span><text:span text:style-name="T60">переляк</text:span></text:p>
          </table:table-cell>
          <table:covered-table-cell/>
          <table:covered-table-cell/>
          <table:table-cell table:style-name="Dictionary.G76" table:number-columns-spanned="3" office:value-type="string">
            <text:p text:style-name="P4">Куди сховатись,</text:p>
            <text:p text:style-name="P4">аби втекти глухонімого болю</text:p>
            <text:p text:style-name="P4">і таємничого <text:span text:style-name="T58">Всепереляку</text:span></text:p>
            <text:p text:style-name="P3"><text:span text:style-name="T72">і ницого рятунку Порожнеч?</text:span><text:span text:style-name="T71"> </text:span><text:span text:style-name="T85">(П, 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77" table:number-columns-spanned="5" office:value-type="string">
            <text:p text:style-name="P3"><text:span text:style-name="T57">перел</text:span><text:span text:style-name="T57">я</text:span><text:span text:style-name="T14"></text:span><text:span text:style-name="T57">к</text:span></text:p>
            <text:p text:style-name="P3"><text:span text:style-name="T45">-у, </text:span><text:span text:style-name="T50">ч.</text:span></text:p>
            <text:p text:style-name="P3">Почуття страху, боязні. || Стан, викликаний таким почуттям; зовнішні ознаки такого почуття.<text:span text:style-name="T99"> </text:span><text:span text:style-name="T100">(С, 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0</text:p>
          </table:table-cell>
          <table:table-cell table:style-name="Dictionary.B78" table:number-columns-spanned="2" office:value-type="string">
            <text:p text:style-name="P3">Всепопéреду</text:p>
            <text:p text:style-name="P3">присл., інд.-авт.</text:p>
          </table:table-cell>
          <table:covered-table-cell/>
          <table:table-cell table:style-name="Dictionary.D78" table:number-columns-spanned="3" office:value-type="string">
            <text:p text:style-name="P3"><text:span text:style-name="T86">утворене способом </text:span><text:span text:style-name="T86">зрощення, похідне від слів:</text:span><text:span text:style-name="T106"> </text:span><text:span text:style-name="T60">все</text:span><text:span text:style-name="T106"> і </text:span><text:span text:style-name="T60">попéреду</text:span></text:p>
          </table:table-cell>
          <table:covered-table-cell/>
          <table:covered-table-cell/>
          <table:table-cell table:style-name="Dictionary.G78" table:number-columns-spanned="3" office:value-type="string">
            <text:p text:style-name="P4">Іду до вас – ви <text:span text:style-name="T58">всепопереду</text:span>,</text:p>
            <text:p text:style-name="P3"><text:span text:style-name="T72">за заримим обрієм моїм.</text:span><text:span text:style-name="T71"> </text:span><text:span text:style-name="T85">(П, ІІ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79" table:number-columns-spanned="5" office:value-type="string">
            <text:p text:style-name="P3"><text:span text:style-name="T57">поп</text:span><text:span text:style-name="T57">е</text:span><text:span text:style-name="T14"></text:span><text:span text:style-name="T57">реду</text:span></text:p>
            <text:p text:style-name="P3"><text:span text:style-name="T41">I </text:span><text:span text:style-name="T50">присл.</text:span></text:p>
            <text:p text:style-name="P3">1) Перед ким-, чим-небудь, на чолі <text:soft-page-break/>когось, чогось; <text:span text:style-name="T70">прот.</text:span> позаду. || У передній частині чого-небудь. || У числі перших, передових, в авангарді.</text:p>
            <text:p text:style-name="P3">2) Раніше від кого-, чого-небудь; спершу. || За якийсь час до чого-небудь; заздалегідь, наперед. || У минулому, раніше.</text:p>
            <text:p text:style-name="P3">3) На деякій відстані перед ким-, чим-небудь. || На значній віддалі на шляху під час пересування.</text:p>
            <text:p text:style-name="P3">4) У майбутньому.<text:span text:style-name="T99"> </text:span><text:span text:style-name="T100">(С, 10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1</text:p>
          </table:table-cell>
          <table:table-cell table:style-name="Dictionary.B80" table:number-columns-spanned="2" office:value-type="string">
            <text:p text:style-name="P3">Всепрозрíння</text:p>
            <text:p text:style-name="P3">ім., с., інд.-авт.</text:p>
          </table:table-cell>
          <table:covered-table-cell/>
          <table:table-cell table:style-name="Dictionary.D80" table:number-columns-spanned="3" office:value-type="string">
            <text:p text:style-name="P3"><text:span text:style-name="T86">утворене способом основоскладання, похідне від слів:</text:span><text:span text:style-name="T106"> </text:span><text:span text:style-name="T60">все</text:span><text:span text:style-name="T106"> </text:span><text:span text:style-name="T106">і </text:span><text:span text:style-name="T60">прозрíння</text:span></text:p>
          </table:table-cell>
          <table:covered-table-cell/>
          <table:covered-table-cell/>
          <table:table-cell table:style-name="Dictionary.G80" table:number-columns-spanned="3" office:value-type="string">
            <text:p text:style-name="P4">На всерозхресті люті і жаху,</text:p>
            <text:p text:style-name="P4">на <text:span text:style-name="T58">всепрозрінні</text:span> смертного скрику</text:p>
            <text:p text:style-name="P4">дай мені, Боже, чесного шляху,</text:p>
            <text:p text:style-name="P3"><text:span text:style-name="T72">дай мені, Боже, гордого лику!</text:span><text:span text:style-name="T71"> </text:span><text:span text:style-name="T85">(П, І, 153);</text:span></text:p>
            <text:p text:style-name="P4">Узорені, роздумані, прозорі - </text:p>
            <text:p text:style-name="P4">вони – одне високе чудування - </text:p>
            <text:p text:style-name="P4">недоторканна є оця зчужілість</text:p>
            <text:p text:style-name="P3"><text:span text:style-name="T72">і </text:span><text:span text:style-name="T79">всепрозріння</text:span><text:span text:style-name="T72"> добрих всеочей.</text:span><text:span text:style-name="T71"> </text:span><text:span text:style-name="T85">(П, ІІ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81" table:number-columns-spanned="5" office:value-type="string">
            <text:p text:style-name="P3"><text:span text:style-name="T57">прозр</text:span><text:span text:style-name="T57">і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<text:soft-page-break/>1) Дія і стан за знач. прозріти. <text:span text:style-name="T83">(С, 11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2</text:p>
          </table:table-cell>
          <table:table-cell table:style-name="Dictionary.B82" table:number-columns-spanned="2" office:value-type="string">
            <text:p text:style-name="P3">Всепрощáль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8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все</text:span><text:span text:style-name="T106"> і </text:span><text:span text:style-name="T60">прощáльний</text:span></text:p>
          </table:table-cell>
          <table:covered-table-cell/>
          <table:covered-table-cell/>
          <table:table-cell table:style-name="Dictionary.G82" table:number-columns-spanned="3" office:value-type="string">
            <text:p text:style-name="P4">Земля – хитлива і плавка – вседорога і <text:span text:style-name="T58">всепрощальна</text:span> - </text:p>
            <text:p text:style-name="P3"><text:span text:style-name="T72">здоліла стати, щоб благальна помічена була рука.</text:span><text:span text:style-name="T71"> </text:span><text:span text:style-name="T85">(П, ІІ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83" table:number-columns-spanned="5" office:value-type="string">
            <text:p text:style-name="P3"><text:span text:style-name="T57">прощ</text:span><text:span text:style-name="T57">а</text:span><text:span text:style-name="T14"></text:span><text:span text:style-name="T57">льний</text:span></text:p>
            <text:p text:style-name="P3">-а, -е.</text:p>
            <text:p text:style-name="P3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"><text:span text:style-name="T21">2) </text:span><text:span text:style-name="T37">перен.</text:span><text:span text:style-name="T21"> Останній.</text:span><text:span text:style-name="T34"> </text:span><text:span text:style-name="T35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3</text:p>
          </table:table-cell>
          <table:table-cell table:style-name="Dictionary.B84" table:number-columns-spanned="2" office:value-type="string">
            <text:p text:style-name="P3">Всепрощáння</text:p>
            <text:p text:style-name="P3">-я, <text:span text:style-name="T71">ім., с., інд.-авт.</text:span></text:p>
          </table:table-cell>
          <table:covered-table-cell/>
          <table:table-cell table:style-name="Dictionary.D84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все</text:span><text:span text:style-name="T106"> і </text:span><text:span text:style-name="T60">прощáння</text:span></text:p>
          </table:table-cell>
          <table:covered-table-cell/>
          <table:covered-table-cell/>
          <table:table-cell table:style-name="Dictionary.G84" table:number-columns-spanned="3" office:value-type="string">
            <text:p text:style-name="P4">Що мав – привиділось, причулося,</text:p>
            <text:p text:style-name="P3"><text:span text:style-name="T72">на всенезустріч, </text:span><text:span text:style-name="T79">всепрощання</text:span><text:span text:style-name="T72">.</text:span><text:span text:style-name="T71"> </text:span><text:span text:style-name="T85">(П, І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85" table:number-columns-spanned="5" office:value-type="string">
            <text:p text:style-name="P3"><text:span text:style-name="T57">прощ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<text:span text:style-name="T46">1) Дія за знач. прощатися 1). || Слова, які вимовляються перед розлукою, розставанням. </text:span><text:span text:style-name="T51">Час прощання</text:span><text:span text:style-name="T46">.</text:span></text:p>
            <text:p text:style-name="P3"><text:span text:style-name="T26">2) </text:span><text:span text:style-name="T38">перен.</text:span><text:span text:style-name="T26"> Розставання з чим-небудь.</text:span><text:span text:style-name="T27"> </text:span><text:span text:style-name="T28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4</text:p>
          </table:table-cell>
          <table:table-cell table:style-name="Dictionary.B86" table:number-columns-spanned="2" office:value-type="string">
            <text:p text:style-name="P3">Всерозлука</text:p>
            <text:p text:style-name="P3"><text:soft-page-break/>-и, <text:span text:style-name="T71">ім., ж., інд.-авт.</text:span></text:p>
          </table:table-cell>
          <table:covered-table-cell/>
          <table:table-cell table:style-name="Dictionary.D86" table:number-columns-spanned="3" office:value-type="string">
            <text:p text:style-name="P3"><text:span text:style-name="T87">утворене способом </text:span><text:soft-page-break/><text:span text:style-name="T87">основоскладання, похідне від слів:</text:span><text:span text:style-name="T106"> </text:span><text:span text:style-name="T60">все</text:span><text:span text:style-name="T106"> і </text:span><text:span text:style-name="T60">розлука</text:span></text:p>
          </table:table-cell>
          <table:covered-table-cell/>
          <table:covered-table-cell/>
          <table:table-cell table:style-name="Dictionary.G86" table:number-columns-spanned="3" office:value-type="string">
            <text:p text:style-name="P3">Сягни рукою – і не досягнеш</text:p>
            <text:p text:style-name="P3"><text:soft-page-break/><text:span text:style-name="T71">ні краю </text:span><text:span text:style-name="T78">всерозлук</text:span><text:span text:style-name="T71">, ні муки краю. </text:span><text:span text:style-name="T85">(П, І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87" table:number-columns-spanned="5" office:value-type="string">
            <text:p text:style-name="P3"><text:span text:style-name="T57">розл</text:span><text:span text:style-name="T57">у</text:span><text:span text:style-name="T14"></text:span><text:span text:style-name="T57">ка</text:span></text:p>
            <text:p text:style-name="P3"><text:span text:style-name="T45">-и, </text:span><text:span text:style-name="T50">ж.</text:span></text:p>
            <text:p text:style-name="P3">1) Розставання, прощання з ким-, чим-небудь близьким, дорогим.</text:p>
            <text:p text:style-name="P3">2) Тимчасове перебування далеко від кого-, чого-небудь близького, дорогого.<text:span text:style-name="T99"> </text:span><text:span text:style-name="T100">(С, 125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5</text:p>
          </table:table-cell>
          <table:table-cell table:style-name="Dictionary.B88" table:number-columns-spanned="2" office:value-type="string">
            <text:p text:style-name="P3">Всерозхрéстя</text:p>
            <text:p text:style-name="P3">-я, <text:span text:style-name="T71">ім., с., інд.-авт.</text:span></text:p>
          </table:table-cell>
          <table:covered-table-cell/>
          <table:table-cell table:style-name="Dictionary.D88" table:number-columns-spanned="3" office:value-type="string">
            <text:p text:style-name="P3"><text:span text:style-name="T87">утворене способом основоскладання, префіксальним і нульсуфіксальним, </text:span><text:span text:style-name="T87">похідне від слів:</text:span><text:span text:style-name="T106"> </text:span><text:span text:style-name="T60">все</text:span><text:span text:style-name="T106"> і </text:span><text:span text:style-name="T60">хрест</text:span></text:p>
          </table:table-cell>
          <table:covered-table-cell/>
          <table:covered-table-cell/>
          <table:table-cell table:style-name="Dictionary.G88" table:number-columns-spanned="3" office:value-type="string">
            <text:p text:style-name="P4">На <text:span text:style-name="T58">всерозхресті</text:span> люті і жаху,</text:p>
            <text:p text:style-name="P4">на всепрозрінні смертного скрику</text:p>
            <text:p text:style-name="P4">дай мені, Боже, чесного шляху,</text:p>
            <text:p text:style-name="P3"><text:span text:style-name="T72">дай мені, Боже, гордого лику!</text:span><text:span text:style-name="T71"> </text:span><text:span text:style-name="T85">(П, І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89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89" table:number-columns-spanned="5" office:value-type="string">
            <text:p text:style-name="P3">хрест</text:p>
            <text:p text:style-name="P3"><text:span text:style-name="T45">-а, </text:span><text:span text:style-name="T50">ч.</text:span></text:p>
            <text:p text:style-name="P3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<text:soft-page-break/>складених пальців правої руки.</text:p>
            <text:p text:style-name="P3"><text:span text:style-name="T26">5) </text:span><text:span text:style-name="T38">перен.</text:span><text:span text:style-name="T26"> Страждання, випробування, що випали на чиюсь долю.</text:span><text:span text:style-name="T27"> </text:span><text:span text:style-name="T28">(С, 15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6</text:p>
          </table:table-cell>
          <table:table-cell table:style-name="Dictionary.B90" table:number-columns-spanned="2" office:value-type="string">
            <text:p text:style-name="P3">Всесáдно</text:p>
            <text:p text:style-name="P3">присл., інд.-авт.</text:p>
          </table:table-cell>
          <table:covered-table-cell/>
          <table:table-cell table:style-name="Dictionary.D90" table:number-columns-spanned="3" office:value-type="string">
            <text:p text:style-name="P3"><text:span text:style-name="T86">утворене суфіксальним способом, похідне від слова</text:span><text:span text:style-name="T106"> </text:span><text:span text:style-name="T60">всесáдний</text:span></text:p>
          </table:table-cell>
          <table:covered-table-cell/>
          <table:covered-table-cell/>
          <table:table-cell table:style-name="Dictionary.G90" table:number-columns-spanned="3" office:value-type="string">
            <text:p text:style-name="P4">Меркавий<text:span text:style-name="T58"> </text:span>місяць був посів</text:p>
            <text:p text:style-name="P4">на всю околицю, <text:span text:style-name="T58">всесадно</text:span></text:p>
            <text:p text:style-name="P4">пишаючись і правив владно,</text:p>
            <text:p text:style-name="P3"><text:span text:style-name="T72">нічний мій сором чемно крив.</text:span><text:span text:style-name="T71"> </text:span><text:span text:style-name="T85">(П, ІІ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1" table:number-columns-spanned="8" office:value-type="string">
            <text:p text:style-name="P3"><text:span text:style-name="T60">Всесáдний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7</text:p>
          </table:table-cell>
          <table:table-cell table:style-name="Dictionary.B92" table:number-columns-spanned="2" office:value-type="string">
            <text:p text:style-name="P3">Всеспáлення</text:p>
            <text:p text:style-name="P3">-я, <text:span text:style-name="T71">ім., с., інд.-авт.</text:span></text:p>
          </table:table-cell>
          <table:covered-table-cell/>
          <table:table-cell table:style-name="Dictionary.D9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все</text:span><text:span text:style-name="T106"> і </text:span><text:span text:style-name="T60">спáлення</text:span></text:p>
          </table:table-cell>
          <table:covered-table-cell/>
          <table:covered-table-cell/>
          <table:table-cell table:style-name="Dictionary.G92" table:number-columns-spanned="3" office:value-type="string">
            <text:p text:style-name="P4"><text:span text:style-name="T58">Всеспалення</text:span> Твоє автодафе - </text:p>
            <text:p text:style-name="P4">перепочинок перед різнім святом,</text:p>
            <text:p text:style-name="P4">як ворогу назвешся рідним братом</text:p>
            <text:p text:style-name="P3"><text:span text:style-name="T72">і смерк розсуне лірою Орфей.</text:span><text:span text:style-name="T71"> </text:span><text:span text:style-name="T85">(П, І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3" table:number-columns-spanned="3" office:value-type="string">
            <text:p text:style-name="P3">все<text:span text:style-name="T64"> (див. 6)</text:span></text:p>
          </table:table-cell>
          <table:covered-table-cell/>
          <table:covered-table-cell/>
          <table:table-cell table:style-name="Dictionary.E93" table:number-columns-spanned="5" office:value-type="string">
            <text:p text:style-name="P3"><text:span text:style-name="T57">сп</text:span><text:span text:style-name="T57">а</text:span><text:span text:style-name="T14"></text:span><text:span text:style-name="T57">лення</text:span></text:p>
            <text:p text:style-name="P3"><text:span text:style-name="T45">-я, </text:span><text:span text:style-name="T50">с.</text:span></text:p>
            <text:p text:style-name="P3">Дія за знач. спалити. <text:span text:style-name="T83">(С, 136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8</text:p>
          </table:table-cell>
          <table:table-cell table:style-name="Dictionary.B94" table:number-columns-spanned="2" office:value-type="string">
            <text:p text:style-name="P3">Всеспогáдувати</text:p>
            <text:p text:style-name="P3">-ую, -єш, дієсл., <text:span text:style-name="T71">недок., перех., інд.-авт.</text:span></text:p>
          </table:table-cell>
          <table:covered-table-cell/>
          <table:table-cell table:style-name="Dictionary.D94" table:number-columns-spanned="3" office:value-type="string">
            <text:p text:style-name="P3"><text:span text:style-name="T64">утворене способом основоскладання, похідне від слів:</text:span> <text:span text:style-name="T59">все</text:span> і <text:span text:style-name="T59">спогáдувати</text:span></text:p>
          </table:table-cell>
          <table:covered-table-cell/>
          <table:covered-table-cell/>
          <table:table-cell table:style-name="Dictionary.G94" table:number-columns-spanned="3" office:value-type="string">
            <text:p text:style-name="P3"><text:span text:style-name="T72">Як лев, що причаївся в хащах обрію,</text:span></text:p>
            <text:p text:style-name="P4">заки й зблудив, отак і я валандаюсь,</text:p>
            <text:p text:style-name="P4">від тебе відмежований навіки,</text:p>
            <text:p text:style-name="P3"><text:soft-page-break/><text:span text:style-name="T72">і </text:span><text:span text:style-name="T79">всеспогадую</text:span><text:span text:style-name="T72"> – немов живу.</text:span><text:span text:style-name="T71"> </text:span><text:span text:style-name="T85">(П, І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95" table:number-columns-spanned="5" office:value-type="string">
            <text:p text:style-name="P3"><text:span text:style-name="T57">спог</text:span><text:span text:style-name="T57">а</text:span><text:span text:style-name="T14"></text:span><text:span text:style-name="T57">дувати</text:span></text:p>
            <text:p text:style-name="P3"><text:span text:style-name="T45">-ую, -уєш, </text:span><text:span text:style-name="T50">недок.</text:span><text:span text:style-name="T45">, спогадати, -аю, -аєш, </text:span><text:span text:style-name="T50">док.</text:span><text:span text:style-name="T45">, </text:span><text:span text:style-name="T50">перех.</text:span><text:span text:style-name="T45">, </text:span><text:span text:style-name="T50">також із спол.</text:span><text:span text:style-name="T45">що, як, </text:span><text:span text:style-name="T45">коли, </text:span><text:span text:style-name="T50">неперех.</text:span><text:span text:style-name="T45">, </text:span><text:span text:style-name="T50">про кого </text:span><text:span text:style-name="T45">– </text:span><text:span text:style-name="T50">що</text:span><text:span text:style-name="T45">, </text:span><text:span text:style-name="T50">розм.</text:span><text:span text:style-name="T45"> </text:span><text:span text:style-name="T50">за кого </text:span><text:span text:style-name="T45">– </text:span><text:span text:style-name="T50">що</text:span><text:span text:style-name="T45">, </text:span><text:span text:style-name="T50">розм.</text:span></text:p>
            <text:p text:style-name="P3"><text:span text:style-name="T46">1) Те саме, що згадувати. </text:span><text:span text:style-name="T51">Спогадувати добрим словом</text:span><text:span text:style-name="T46">.</text:span></text:p>
            <text:p text:style-name="P3">2) Думати, уявляти що-небудь.<text:span text:style-name="T99"> </text:span><text:span text:style-name="T100">(С, 1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49</text:p>
          </table:table-cell>
          <table:table-cell table:style-name="Dictionary.B96" table:number-columns-spanned="2" office:value-type="string">
            <text:p text:style-name="P3">Всетривóга</text:p>
            <text:p text:style-name="P3">-и, <text:span text:style-name="T71">ім., ж., інд.-авт.</text:span></text:p>
          </table:table-cell>
          <table:covered-table-cell/>
          <table:table-cell table:style-name="Dictionary.D96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все</text:span><text:span text:style-name="T106"> і </text:span><text:span text:style-name="T60">тривóга</text:span></text:p>
          </table:table-cell>
          <table:covered-table-cell/>
          <table:covered-table-cell/>
          <table:table-cell table:style-name="Dictionary.G96" table:number-columns-spanned="3" office:value-type="string">
            <text:p text:style-name="P4">Надимляється дорога</text:p>
            <text:p text:style-name="P4">від диявола до Бога,</text:p>
            <text:p text:style-name="P4">вслід ступає <text:span text:style-name="T58">всетривога</text:span>,</text:p>
            <text:p text:style-name="P3"><text:span text:style-name="T72">і спинилась біла смерть.</text:span><text:span text:style-name="T71"> </text:span><text:span text:style-name="T85">(П, ІІ, 127);</text:span></text:p>
            <text:p text:style-name="P4">О ця займанщина душі!</text:p>
            <text:p text:style-name="P4">Спіши – з дороги і в дорогу.</text:p>
            <text:p text:style-name="P4">Годуй голодну <text:span text:style-name="T58">всетривогу</text:span></text:p>
            <text:p text:style-name="P3"><text:span text:style-name="T72">і спогаду не воруши.</text:span><text:span text:style-name="T71"> </text:span><text:span text:style-name="T85">(П, ІІ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7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97" table:number-columns-spanned="5" office:value-type="string">
            <text:p text:style-name="P3"><text:span text:style-name="T57">трив</text:span><text:span text:style-name="T57">о</text:span><text:span text:style-name="T14"></text:span><text:span text:style-name="T57">га</text:span></text:p>
            <text:p text:style-name="P3"><text:span text:style-name="T45">-и, </text:span><text:span text:style-name="T50">ж.</text:span></text:p>
            <text:p text:style-name="P3">1) Неспокій, збентеження, викликані якимсь побоюванням, страхом перед чимось, передчуттям неприємного, <text:soft-page-break/>небезпечного. || <text:span text:style-name="T70">перев.</text:span> <text:span text:style-name="T70">мн.</text:span>Хвилювання, переживання, що порушують душевний спокій.</text:p>
            <text:p text:style-name="P3">2) Метушня, шарпанина, переполох.</text:p>
            <text:p text:style-name="P3"><text:span text:style-name="T21">3) Стан, що вимагає активних дій; загроза, небезпека. || Умовний сигнал, що сповіщає про небезпеку, загрозу </text:span><text:span text:style-name="T21">або про битву, бій. </text:span><text:span text:style-name="T37">Бойова тривога</text:span><text:span text:style-name="T21">.</text:span><text:span text:style-name="T34"> </text:span><text:span text:style-name="T35">(С, 14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0</text:p>
          </table:table-cell>
          <table:table-cell table:style-name="Dictionary.B98" table:number-columns-spanned="2" office:value-type="string">
            <text:p text:style-name="P3">Всецáрствіє</text:p>
            <text:p text:style-name="P3">-я, <text:span text:style-name="T71">ім., с., інд.-авт.</text:span></text:p>
          </table:table-cell>
          <table:covered-table-cell/>
          <table:table-cell table:style-name="Dictionary.D98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все</text:span><text:span text:style-name="T106"> і </text:span><text:span text:style-name="T60">цáрствіє</text:span></text:p>
          </table:table-cell>
          <table:covered-table-cell/>
          <table:covered-table-cell/>
          <table:table-cell table:style-name="Dictionary.G98" table:number-columns-spanned="3" office:value-type="string">
            <text:p text:style-name="P4">Оце й бо він, твій люд. Оце й бо він, твій край.</text:p>
            <text:p text:style-name="P3"><text:span text:style-name="T79">Всецарствіє</text:span><text:span text:style-name="T72"> паскуд в сто горл реве: тримай.</text:span><text:span text:style-name="T71"> </text:span><text:span text:style-name="T85">(П, ІІ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99" table:number-columns-spanned="2" office:value-type="string">
            <text:p text:style-name="P3">все <text:span text:style-name="T64">(див. 6)</text:span></text:p>
          </table:table-cell>
          <table:covered-table-cell/>
          <table:table-cell table:style-name="Dictionary.D99" table:number-columns-spanned="6" office:value-type="string">
            <text:p text:style-name="P3"><text:span text:style-name="T23">Ц</text:span><text:span text:style-name="T23">а</text:span><text:span text:style-name="T2"></text:span><text:span text:style-name="T23">рство (ц</text:span><text:span text:style-name="T23">а</text:span><text:span text:style-name="T2"></text:span><text:span text:style-name="T23">рствіє)</text:span></text:p>
            <text:p text:style-name="P3"><text:span text:style-name="T45">-а, </text:span><text:span text:style-name="T50">с.</text:span></text:p>
            <text:p text:style-name="P3">1) Держава, якою править цар (у 1 <text:span text:style-name="T70">знач.</text:span>).</text:p>
            <text:p text:style-name="P3"><text:span text:style-name="T21">2) </text:span><text:span text:style-name="T37">рідко</text:span><text:span text:style-name="T21">. Правління царя (у 1 </text:span><text:span text:style-name="T37">знач.</text:span><text:span text:style-name="T21">); царювання. || </text:span><text:span text:style-name="T37">перен.</text:span><text:span text:style-name="T21"> Сфера, ділянка, в якій хто-небудь почуває себе повновладним господарем.</text:span><text:span text:style-name="T34"> </text:span><text:span text:style-name="T35">(С, 1578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1</text:p>
          </table:table-cell>
          <table:table-cell table:style-name="Dictionary.B100" table:number-columns-spanned="2" office:value-type="string">
            <text:p text:style-name="P3">Всечекáння</text:p>
            <text:p text:style-name="P3">-я, <text:span text:style-name="T71">ім., с., інд.-авт.</text:span></text:p>
          </table:table-cell>
          <table:covered-table-cell/>
          <table:table-cell table:style-name="Dictionary.D100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все</text:span><text:span text:style-name="T106"> і </text:span><text:span text:style-name="T60">чекáння</text:span></text:p>
          </table:table-cell>
          <table:covered-table-cell/>
          <table:covered-table-cell/>
          <table:table-cell table:style-name="Dictionary.G100" table:number-columns-spanned="3" office:value-type="string">
            <text:p text:style-name="P4">Це все юрма. І ніч. І брат мій спить.</text:p>
            <text:p text:style-name="P3"><text:span text:style-name="T72">Росте під стелю </text:span><text:span text:style-name="T79">всечекання</text:span><text:span text:style-name="T72">.</text:span><text:span text:style-name="T71"> </text:span><text:span text:style-name="T85">(П, І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1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01" table:number-columns-spanned="5" office:value-type="string">
            <text:p text:style-name="P3"><text:span text:style-name="T57">чек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<text:soft-page-break/>Стан за знач. чекати. <text:span text:style-name="T83">(С, 159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2</text:p>
          </table:table-cell>
          <table:table-cell table:style-name="Dictionary.B102" table:number-columns-spanned="2" office:value-type="string">
            <text:p text:style-name="P3">Всечулий</text:p>
            <text:p text:style-name="P3">-а, -е, <text:span text:style-name="T72">дієпр., </text:span><text:span text:style-name="T71">інд.-авт.</text:span></text:p>
          </table:table-cell>
          <table:covered-table-cell/>
          <table:table-cell table:style-name="Dictionary.D102" table:number-columns-spanned="3" office:value-type="string">
            <text:p text:style-name="P3"><text:span text:style-name="T87">утворене складносуфіксальни</text:span><text:span text:style-name="T87">м способом, похідне від слів:</text:span><text:span text:style-name="T106"> </text:span><text:span text:style-name="T60">все</text:span><text:span text:style-name="T106"> і </text:span><text:span text:style-name="T60">чýти</text:span></text:p>
          </table:table-cell>
          <table:covered-table-cell/>
          <table:covered-table-cell/>
          <table:table-cell table:style-name="Dictionary.G102" table:number-columns-spanned="3" office:value-type="string">
            <text:p text:style-name="P4">Володарю своєї смерті, доля - </text:p>
            <text:p text:style-name="P4">всепам’ятка, <text:span text:style-name="T58">всечула</text:span>, всевидюща - </text:p>
            <text:p text:style-name="P3"><text:span text:style-name="T72">нічого не забуде, не простить.</text:span><text:span text:style-name="T71"> </text:span><text:span text:style-name="T85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3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03" table:number-columns-spanned="5" office:value-type="string">
            <text:p text:style-name="P3"><text:span text:style-name="T57">ч</text:span><text:span text:style-name="T57">у</text:span><text:span text:style-name="T14"></text:span><text:span text:style-name="T57">ти</text:span></text:p>
            <text:p text:style-name="P3"><text:span text:style-name="T45">чую, чуєш, </text:span><text:span text:style-name="T50">недок.</text:span></text:p>
            <text:p text:style-name="P3">1) <text:span text:style-name="T70">перех.</text:span> Сприймати за допомогою органів слуху які-небудь звуки. ||<text:span text:style-name="T70">у знач.</text:span> <text:span text:style-name="T70">вставн. сл.</text:span> Чується.</text:p>
            <text:p text:style-name="P3">2) <text:span text:style-name="T70">неперех.</text:span> Мати слух.</text:p>
            <text:p text:style-name="P3"><text:span text:style-name="T26">3) </text:span><text:span text:style-name="T38">перех.</text:span><text:span text:style-name="T26"> Мати які-небудь дані, відомості про кого-, що-небудь, знати про кого-небудь із розмов, чуток і т. ін.</text:span><text:span text:style-name="T27"> </text:span><text:span text:style-name="T28">(С, 16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3</text:p>
          </table:table-cell>
          <table:table-cell table:style-name="Dictionary.B104" table:number-columns-spanned="2" office:value-type="string">
            <text:p text:style-name="P3">Всещéдр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04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все</text:span><text:span text:style-name="T106"> і </text:span><text:span text:style-name="T60">щéдрий</text:span></text:p>
          </table:table-cell>
          <table:covered-table-cell/>
          <table:covered-table-cell/>
          <table:table-cell table:style-name="Dictionary.G104" table:number-columns-spanned="3" office:value-type="string">
            <text:p text:style-name="P4">Тож – в неба провалля в бездоння, бездолий</text:p>
            <text:p text:style-name="P4">нагірний, невірний, западистий рай,</text:p>
            <text:p text:style-name="P4">всебідий, всегнівний, <text:span text:style-name="T58">всещедрий</text:span>, всекволий.</text:p>
            <text:p text:style-name="P3"><text:span text:style-name="T72">А що під крилом твоїм? Кара – карай.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5" table:number-columns-spanned="3" office:value-type="string">
            <text:p text:style-name="P3">все <text:span text:style-name="T64">(див. 6)</text:span></text:p>
          </table:table-cell>
          <table:covered-table-cell/>
          <table:covered-table-cell/>
          <table:table-cell table:style-name="Dictionary.E105" table:number-columns-spanned="5" office:value-type="string">
            <text:p text:style-name="P3"><text:span text:style-name="T57">щ</text:span><text:span text:style-name="T57">е</text:span><text:span text:style-name="T14"></text:span><text:span text:style-name="T57">дрий</text:span></text:p>
            <text:p text:style-name="P3"><text:soft-page-break/>-а, -е.</text:p>
            <text:p text:style-name="P3"><text:span text:style-name="T26">1) Який охоче ділиться своїм майном, коштами і т. ін., не шкодує витрачати що-небудь. || </text:span><text:span text:style-name="T38">у знач.</text:span><text:span text:style-name="T26"> </text:span><text:span text:style-name="T38">ім.</text:span><text:span text:style-name="T26"> щедрий, -рого, </text:span><text:span text:style-name="T38">ч.</text:span><text:span text:style-name="T26"> Той, хто не шкодує витрачати що-небудь. || </text:span><text:span text:style-name="T38">перен.</text:span><text:span text:style-name="T26">, </text:span><text:span text:style-name="T38">на що</text:span><text:span text:style-name="T26">, </text:span><text:span text:style-name="T38">в чому</text:span><text:span text:style-name="T26">. Який легко, охоче роздає щось, наділяє чимсь.</text:span><text:span text:style-name="T27"> </text:span><text:span text:style-name="T28">(С, 16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4</text:p>
          </table:table-cell>
          <table:table-cell table:style-name="Dictionary.B106" table:number-columns-spanned="2" office:value-type="string">
            <text:p text:style-name="P3">Гетьмáнитися</text:p>
            <text:p text:style-name="P3">-нюся, -нишся, дієсл., недок., перех., інд.-авт.</text:p>
          </table:table-cell>
          <table:covered-table-cell/>
          <table:table-cell table:style-name="Dictionary.D106" table:number-columns-spanned="3" office:value-type="string">
            <text:p text:style-name="P3"><text:span text:style-name="T87">утворене суфіксально-постфіксальним способом, похідне від слова</text:span> <text:span text:style-name="T59">ге</text:span><text:span text:style-name="T15"></text:span><text:span text:style-name="T59">тьман</text:span><text:span text:style-name="T64">. </text:span><text:span text:style-name="T64">Вивищуватися</text:span></text:p>
          </table:table-cell>
          <table:covered-table-cell/>
          <table:covered-table-cell/>
          <table:table-cell table:style-name="Dictionary.G106" table:number-columns-spanned="3" office:value-type="string">
            <text:p text:style-name="P4">…той віщий пагорб, на котрому горді</text:p>
            <text:p text:style-name="P4"><text:span text:style-name="T58">гетьманяться</text:span> дуби – наснився з ночі,</text:p>
            <text:p text:style-name="P3"><text:span text:style-name="T72">аби розлуку близити мою.</text:span><text:span text:style-name="T71"> </text:span><text:span text:style-name="T85">(П, ІІ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7" table:number-columns-spanned="8" office:value-type="string">
            <text:p text:style-name="P3"><text:span text:style-name="T57">г</text:span><text:span text:style-name="T57">е</text:span><text:span text:style-name="T14"></text:span><text:span text:style-name="T57">тьман</text:span></text:p>
            <text:p text:style-name="P3">поет.</text:p>
            <text:p text:style-name="P3"><text:span text:style-name="T26">гетьма</text:span><text:span text:style-name="T2"></text:span><text:span text:style-name="T26">н, -а, </text:span><text:span text:style-name="T38">ч.</text:span><text:span text:style-name="T26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27"> </text:span><text:span text:style-name="T28">(С, 23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5</text:p>
          </table:table-cell>
          <table:table-cell table:style-name="Dictionary.B108" table:number-columns-spanned="2" office:value-type="string">
            <text:p text:style-name="P3">ГЛИ<text:span text:style-name="T1"></text:span>Б-СИ<text:span text:style-name="T1"></text:span>НЬ-СЕ<text:span text:style-name="T1"></text:span>РЦЕ</text:p>
            <text:p text:style-name="P3">-я, <text:span text:style-name="T72">ім., с. інд.-авт.</text:span></text:p>
          </table:table-cell>
          <table:covered-table-cell/>
          <table:table-cell table:style-name="Dictionary.D108" table:number-columns-spanned="3" office:value-type="string">
            <text:p text:style-name="P3"><text:span text:style-name="T88">утворене способом словоскладання, похідне від слів:</text:span> <text:span text:style-name="T59">глиб</text:span>, <text:span text:style-name="T59">синь</text:span> і <text:span text:style-name="T59">се</text:span><text:span text:style-name="T7"></text:span><text:span text:style-name="T59">рце</text:span></text:p>
          </table:table-cell>
          <table:covered-table-cell/>
          <table:covered-table-cell/>
          <table:table-cell table:style-name="Dictionary.G108" table:number-columns-spanned="3" office:value-type="string">
            <text:p text:style-name="P4"><text:span text:style-name="T64">Золотокінва</text:span> – пади-но,</text:p>
            <text:p text:style-name="P3"><text:span text:style-name="T72">спади з лиця в </text:span><text:span text:style-name="T80">глиб-синь-серця</text:span><text:span text:style-name="T72">.</text:span><text:span text:style-name="T71"> </text:span><text:span text:style-name="T85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9" table:number-columns-spanned="2" office:value-type="string">
            <text:p text:style-name="P3"><text:span text:style-name="T57">глибин</text:span><text:span text:style-name="T57">а</text:span><text:span text:style-name="T14"></text:span><text:span text:style-name="T57"> (</text:span><text:span text:style-name="T57">глиб</text:span><text:span text:style-name="T57">)</text:span></text:p>
            <text:p text:style-name="P3"><text:span text:style-name="T45">-и, </text:span><text:span text:style-name="T50">ж.</text:span></text:p>
            <text:p text:style-name="P3">1) Відстань зверху вниз <text:soft-page-break/>від поверхні, краю чого-небудь.</text:p>
            <text:p text:style-name="P3"><text:span text:style-name="T26">5) </text:span><text:span text:style-name="T38">тільки одн.</text:span><text:span text:style-name="T26">, </text:span><text:span text:style-name="T38">перен.</text:span><text:span text:style-name="T26"> Про значущість, змістовність чого-небудь. </text:span><text:span text:style-name="T29">(С, 244)</text:span></text:p>
          </table:table-cell>
          <table:covered-table-cell/>
          <table:table-cell table:style-name="Dictionary.D109" table:number-columns-spanned="4" office:value-type="string">
            <text:p text:style-name="P3"><text:span text:style-name="T57">с</text:span><text:span text:style-name="T57">и</text:span><text:span text:style-name="T14"></text:span><text:span text:style-name="T57">нява (синь)</text:span></text:p>
            <text:p text:style-name="P3"><text:span text:style-name="T45">-и, </text:span><text:span text:style-name="T50">ж.</text:span></text:p>
            <text:p text:style-name="P3">1) Синій колір чого-<text:soft-page-break/>небудь. || Ясне синє небо. || Серпанок. || <text:span text:style-name="T70">поет.</text:span>Сутінки.</text:p>
            <text:p text:style-name="P3">2) Синій простір, синя поверхня (про небо, море). <text:span text:style-name="T83">(С, 1319)</text:span></text:p>
          </table:table-cell>
          <table:covered-table-cell/>
          <table:covered-table-cell/>
          <table:covered-table-cell/>
          <table:table-cell table:style-name="Dictionary.H109" table:number-columns-spanned="2" office:value-type="string">
            <text:p text:style-name="P3"><text:span text:style-name="T57">с</text:span><text:span text:style-name="T57">е</text:span><text:span text:style-name="T14"></text:span><text:span text:style-name="T57">рце</text:span></text:p>
            <text:p text:style-name="P3"><text:span text:style-name="T45">-я, </text:span><text:span text:style-name="T50">с.</text:span></text:p>
            <text:p text:style-name="P3">2) Цей орган людини як <text:soft-page-break/>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text:span text:style-name="T99"> </text:span><text:span text:style-name="T100">(С, 1310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56</text:p>
          </table:table-cell>
          <table:table-cell table:style-name="Dictionary.B110" table:number-columns-spanned="2" office:value-type="string">
            <text:p text:style-name="P3">Горлозгук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10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гóрло </text:span><text:span text:style-name="T106">і </text:span><text:span text:style-name="T60">згýкий (</text:span><text:span text:style-name="T106">від </text:span><text:span text:style-name="T60">звук)</text:span></text:p>
          </table:table-cell>
          <table:covered-table-cell/>
          <table:covered-table-cell/>
          <table:table-cell table:style-name="Dictionary.G110" table:number-columns-spanned="3" office:value-type="string">
            <text:p text:style-name="P4">А обрій утікав. Я надбігав</text:p>
            <text:p text:style-name="P4">щосил моїх. Та обрій <text:span text:style-name="T58">горлозгукий</text:span></text:p>
            <text:p text:style-name="P3"><text:span text:style-name="T72">пустився впрост.</text:span><text:span text:style-name="T71"> </text:span><text:span text:style-name="T85">(П, І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1" table:number-columns-spanned="3" office:value-type="string">
            <text:p text:style-name="P3"><text:span text:style-name="T57">г</text:span><text:span text:style-name="T57">о</text:span><text:span text:style-name="T14"></text:span><text:span text:style-name="T57">рло</text:span></text:p>
            <text:p text:style-name="P3"><text:span text:style-name="T45">-а, </text:span><text:span text:style-name="T50">с.</text:span></text:p>
            <text:p text:style-name="P3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83">(С, )</text:span></text:p>
          </table:table-cell>
          <table:covered-table-cell/>
          <table:covered-table-cell/>
          <table:table-cell table:style-name="Dictionary.E111" table:number-columns-spanned="5" office:value-type="string">
            <text:p text:style-name="P3">звук</text:p>
            <text:p text:style-name="P3">ч.</text:p>
            <text:p text:style-name="P3">1) <text:span text:style-name="T70">род.</text:span> -у.Слухове відчуття, що викликається механічними коливаннями; те, що людина чує, сприймає органом слуху. || Спів, музика. || <text:span text:style-name="T70">перев.</text:span> <text:span text:style-name="T70">мн.</text:span> Мелодія.</text:p>
            <text:p text:style-name="P3"><text:span text:style-name="T26">4) </text:span><text:span text:style-name="T38">род.</text:span><text:span text:style-name="T26"> -а, </text:span><text:span text:style-name="T38">лінгв.</text:span><text:span text:style-name="T26"> Членороздільний елемент людської мови, утворюваний за допомогою органів мовлення. </text:span><text:span text:style-name="T38">Голосні звуки</text:span><text:span text:style-name="T26">.</text:span><text:span text:style-name="T38">Альвеолярні звуки</text:span><text:span text:style-name="T26">.</text:span><text:span text:style-name="T27"> </text:span><text:span text:style-name="T28">(С, 44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57</text:p>
          </table:table-cell>
          <table:table-cell table:style-name="Dictionary.B112" table:number-columns-spanned="2" office:value-type="string">
            <text:p text:style-name="P3">Двопóгляд</text:p>
            <text:p text:style-name="P3">-у, <text:span text:style-name="T71">ім., ч., інд.-авт.</text:span></text:p>
          </table:table-cell>
          <table:covered-table-cell/>
          <table:table-cell table:style-name="Dictionary.D112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два</text:span><text:span text:style-name="T106"> і </text:span><text:span text:style-name="T60">пóгляд</text:span></text:p>
          </table:table-cell>
          <table:covered-table-cell/>
          <table:covered-table-cell/>
          <table:table-cell table:style-name="Dictionary.G112" table:number-columns-spanned="3" office:value-type="string">
            <text:p text:style-name="P4">Та всеобрушає нестерпно</text:p>
            <text:p text:style-name="P4"><text:span text:style-name="T58">двопогляд</text:span>. У ньому ти сущий,</text:p>
            <text:p text:style-name="P4">померлий, пантруєш живого,</text:p>
            <text:p text:style-name="P3"><text:span text:style-name="T72">зориш за померлим – живий.</text:span><text:span text:style-name="T71"> </text:span><text:span text:style-name="T85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3" table:number-columns-spanned="3" office:value-type="string">
            <text:p text:style-name="P3">два</text:p>
            <text:p text:style-name="P3"><text:span text:style-name="T50">ч.</text:span><text:span text:style-name="T45"> </text:span><text:span text:style-name="T50">і с.</text:span><text:span text:style-name="T45">, дві, </text:span><text:span text:style-name="T50">ж.</text:span><text:span text:style-name="T45">, двох, </text:span><text:span text:style-name="T50">числ.</text:span><text:span text:style-name="T45"> </text:span><text:span text:style-name="T50">кільк.</text:span></text:p>
            <text:p text:style-name="P3">1) Назва числа 2 і його цифрового позначення. || Кількість із двох одиниць. <text:span text:style-name="T83">(С, 274)</text:span></text:p>
          </table:table-cell>
          <table:covered-table-cell/>
          <table:covered-table-cell/>
          <table:table-cell table:style-name="Dictionary.E113" table:number-columns-spanned="5" office:value-type="string">
            <text:p text:style-name="P3"><text:span text:style-name="T57">п</text:span><text:span text:style-name="T57">о</text:span><text:span text:style-name="T14"></text:span><text:span text:style-name="T57">гляд</text:span></text:p>
            <text:p text:style-name="P3"><text:span text:style-name="T45">-у, </text:span><text:span text:style-name="T50">ч.</text:span></text:p>
            <text:p text:style-name="P3">1) Спрямованість, скерованість зору на кого-, що-небудь. || Вираз очей, манера дивитися. <text:span text:style-name="T70">Відводити погляд</text:span>. <text:span text:style-name="T70">Зустрічатися поглядом</text:span>.</text:p>
            <text:p text:style-name="P3"><text:span text:style-name="T26">2) Думка, судження про що-небудь. || </text:span><text:span text:style-name="T38">тільки мн.</text:span><text:span text:style-name="T26"> Система переконань, уявлень; світогляд, світосприймання.</text:span><text:span text:style-name="T27"> </text:span><text:span text:style-name="T28">(С, 10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8</text:p>
          </table:table-cell>
          <table:table-cell table:style-name="Dictionary.B114" table:number-columns-spanned="2" office:value-type="string">
            <text:p text:style-name="P3">Дзень-струнá</text:p>
            <text:p text:style-name="P3">-и, <text:span text:style-name="T71">ім., ж., інд.-авт.</text:span></text:p>
          </table:table-cell>
          <table:covered-table-cell/>
          <table:table-cell table:style-name="Dictionary.D114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дзень</text:span><text:span text:style-name="T106"> і </text:span><text:span text:style-name="T60">струнá</text:span></text:p>
          </table:table-cell>
          <table:covered-table-cell/>
          <table:covered-table-cell/>
          <table:table-cell table:style-name="Dictionary.G114" table:number-columns-spanned="3" office:value-type="string">
            <text:p text:style-name="P4">І думою одною</text:p>
            <text:p text:style-name="P4">півсну кошлатить ся. І <text:span text:style-name="T58">дзень-струною</text:span></text:p>
            <text:p text:style-name="P3"><text:span text:style-name="T72">не йде це дивне диво з голови.</text:span><text:span text:style-name="T71"> </text:span><text:span text:style-name="T85">(П, ІІ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5" table:number-columns-spanned="3" office:value-type="string">
            <text:p text:style-name="P3">дзень</text:p>
            <text:p text:style-name="P3">виг.</text:p>
            <text:p text:style-name="P3"><text:span text:style-name="T46">Уживається як присудок за </text:span><text:span text:style-name="T51">знач.</text:span><text:span text:style-name="T46"> дзенькати.</text:span><text:span text:style-name="T45"> </text:span><text:span text:style-name="T49">(С, )</text:span></text:p>
          </table:table-cell>
          <table:covered-table-cell/>
          <table:covered-table-cell/>
          <table:table-cell table:style-name="Dictionary.E115" table:number-columns-spanned="5" office:value-type="string">
            <text:p text:style-name="P3"><text:span text:style-name="T57">струн</text:span><text:span text:style-name="T57">а</text:span><text:span text:style-name="T14"></text:span></text:p>
            <text:p text:style-name="P3"><text:span text:style-name="T45">-и</text:span><text:span text:style-name="T5"></text:span><text:span text:style-name="T45">, </text:span><text:span text:style-name="T50">ж.</text:span></text:p>
            <text:p text:style-name="P3">1) Гнучка, пружна, туго натягнена нитка (металева, жильна і т. ін.) в музичних інструментах, що, <text:soft-page-break/>коливаючись, створює звуки. || <text:span text:style-name="T70">тількимн.</text:span>, <text:span text:style-name="T70">перен.</text:span> Про звуки якого-небудь музичного інструмента; взагалі про музику, поезію.</text:p>
            <text:p text:style-name="P3"><text:span text:style-name="T26">2) </text:span><text:span text:style-name="T38">перен.</text:span><text:span text:style-name="T26"> Особливість кого-, чого-небудь, риса людини, властивість її характеру.</text:span><text:span text:style-name="T27"> </text:span><text:span text:style-name="T28">(С, 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59</text:p>
          </table:table-cell>
          <table:table-cell table:style-name="Dictionary.B116" table:number-columns-spanned="2" office:value-type="string">
            <text:p text:style-name="P3">Дивновзíр</text:p>
            <text:p text:style-name="P3">-зóру, <text:span text:style-name="T71">ім., ч., інд.-авт.</text:span></text:p>
          </table:table-cell>
          <table:covered-table-cell/>
          <table:table-cell table:style-name="Dictionary.D116" table:number-columns-spanned="3" office:value-type="string">
            <text:p text:style-name="P3"><text:span text:style-name="T87">утворене способом основоскладання і нульсуфіксальним, похідне від слів:</text:span><text:span text:style-name="T106"> </text:span><text:span text:style-name="T60">ди</text:span><text:span text:style-name="T14"></text:span><text:span text:style-name="T60">вний</text:span><text:span text:style-name="T106"> і </text:span><text:span text:style-name="T60">взі</text:span><text:span text:style-name="T14"></text:span><text:span text:style-name="T60">р</text:span></text:p>
          </table:table-cell>
          <table:covered-table-cell/>
          <table:covered-table-cell/>
          <table:table-cell table:style-name="Dictionary.G116" table:number-columns-spanned="3" office:value-type="string">
            <text:p text:style-name="P4">Там крила птаства рясно миготіли,</text:p>
            <text:p text:style-name="P4">мережилася зелень <text:span text:style-name="T58">дивновзором</text:span>,</text:p>
            <text:p text:style-name="P4">а душу вже поймав самодоходжень</text:p>
            <text:p text:style-name="P3"><text:span text:style-name="T72">зухвалий холод і зухвалий жах.</text:span><text:span text:style-name="T71"> </text:span><text:span text:style-name="T85">(П, І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7" table:number-columns-spanned="3" office:value-type="string">
            <text:p text:style-name="P3"><text:span text:style-name="T57">д</text:span><text:span text:style-name="T57">и</text:span><text:span text:style-name="T14"></text:span><text:span text:style-name="T57">вний</text:span></text:p>
            <text:p text:style-name="P3">-а, -е.</text:p>
            <text:p text:style-name="P3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">2) Дуже гарний; чудовий, чарівний. <text:span text:style-name="T83">(С, )</text:span></text:p>
          </table:table-cell>
          <table:covered-table-cell/>
          <table:covered-table-cell/>
          <table:table-cell table:style-name="Dictionary.E117" table:number-columns-spanned="5" office:value-type="string">
            <text:p text:style-name="P3">взір</text:p>
            <text:p text:style-name="P3"><text:span text:style-name="T45">(узір), взору, </text:span><text:span text:style-name="T50">ч.</text:span><text:span text:style-name="T45">, </text:span><text:span text:style-name="T50">рідко</text:span><text:span text:style-name="T45">.</text:span></text:p>
            <text:p text:style-name="P3">1) Зовнішній вигляд кого-, чого-небудь.</text:p>
            <text:p text:style-name="P3"><text:span text:style-name="T26">3) </text:span><text:span text:style-name="T38">діал.</text:span><text:span text:style-name="T26"> Зір, погляд.</text:span><text:span text:style-name="T27"> </text:span><text:span text:style-name="T28">(С, 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0</text:p>
          </table:table-cell>
          <table:table-cell table:style-name="Dictionary.B118" table:number-columns-spanned="2" office:value-type="string">
            <text:p text:style-name="P3">Дляння</text:p>
            <text:p text:style-name="P3"><text:span text:style-name="T1">-</text:span>я, <text:span text:style-name="T71">ім., с., інд.-авт.</text:span></text:p>
          </table:table-cell>
          <table:covered-table-cell/>
          <table:table-cell table:style-name="Dictionary.D118" table:number-columns-spanned="3" office:value-type="string">
            <text:p text:style-name="P3"><text:span text:style-name="T87">утворене суфіксальним способом, похідне </text:span><text:soft-page-break/><text:span text:style-name="T87">від слова</text:span> <text:span text:style-name="T59">для</text:span><text:span text:style-name="T15"></text:span><text:span text:style-name="T59">ти</text:span></text:p>
          </table:table-cell>
          <table:covered-table-cell/>
          <table:covered-table-cell/>
          <table:table-cell table:style-name="Dictionary.G118" table:number-columns-spanned="3" office:value-type="string">
            <text:p text:style-name="P3">У штольнях ночей вертикальних</text:p>
            <text:p text:style-name="P3"><text:span text:style-name="T71">іде схарапуджене </text:span><text:span text:style-name="T78">дляння</text:span></text:p>
            <text:p text:style-name="P3"><text:soft-page-break/><text:span text:style-name="T71">всебезруху… </text:span><text:span text:style-name="T85">(П, І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9" table:number-columns-spanned="8" office:value-type="string">
            <text:p text:style-name="P3"><text:span text:style-name="T57">дл</text:span><text:span text:style-name="T57">я</text:span><text:span text:style-name="T14"></text:span><text:span text:style-name="T57">ти</text:span></text:p>
            <text:p text:style-name="P3"><text:span text:style-name="T45">дляю, дляєш, </text:span><text:span text:style-name="T50">недок.</text:span><text:span text:style-name="T45">, </text:span><text:span text:style-name="T50">розм.</text:span><text:span text:style-name="T45">, </text:span><text:span text:style-name="T50">рідко</text:span><text:span text:style-name="T45">.</text:span></text:p>
            <text:p text:style-name="P3">Не поспішати робити що-небудь; затягувати.<text:span text:style-name="T99"> </text:span><text:span text:style-name="T100">(С, 30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1</text:p>
          </table:table-cell>
          <table:table-cell table:style-name="Dictionary.B120" table:number-columns-spanned="2" office:value-type="string">
            <text:p text:style-name="P3">Додóсвіт</text:p>
            <text:p text:style-name="P3">-у, ім., <text:span text:style-name="T71">ч., інд.-авт.</text:span></text:p>
          </table:table-cell>
          <table:covered-table-cell/>
          <table:table-cell table:style-name="Dictionary.D120" table:number-columns-spanned="3" office:value-type="string">
            <text:p text:style-name="P3"><text:span text:style-name="T87">утворене префіксальним способом, похідне від слова</text:span> <text:span text:style-name="T59">до</text:span><text:span text:style-name="T15"></text:span><text:span text:style-name="T59">світ</text:span></text:p>
          </table:table-cell>
          <table:covered-table-cell/>
          <table:covered-table-cell/>
          <table:table-cell table:style-name="Dictionary.G120" table:number-columns-spanned="3" office:value-type="string">
            <text:p text:style-name="P4">Там ще <text:span text:style-name="T58">додосвіт</text:span>. Смерком облягло</text:p>
            <text:p text:style-name="P3"><text:span text:style-name="T72">ледачі верби, сторожкі тополі…</text:span><text:span text:style-name="T71"> </text:span><text:span text:style-name="T85">(П, ІІ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1" table:number-columns-spanned="8" office:value-type="string">
            <text:p text:style-name="P3"><text:span text:style-name="T57">д</text:span><text:span text:style-name="T57">о</text:span><text:span text:style-name="T14"></text:span><text:span text:style-name="T57">світ</text:span></text:p>
            <text:p text:style-name="P3"><text:span text:style-name="T45">-у, </text:span><text:span text:style-name="T50">ч.</text:span></text:p>
            <text:p text:style-name="P3">Час доби перед сходом сонця, світанком.<text:span text:style-name="T99"> </text:span><text:span text:style-name="T100">(С, 32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2</text:p>
          </table:table-cell>
          <table:table-cell table:style-name="Dictionary.B122" table:number-columns-spanned="2" office:value-type="string">
            <text:p text:style-name="P3">Душекрóна</text:p>
            <text:p text:style-name="P3">-и, <text:span text:style-name="T71">ім., ж., інд.-авт.</text:span></text:p>
          </table:table-cell>
          <table:covered-table-cell/>
          <table:table-cell table:style-name="Dictionary.D12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душá</text:span><text:span text:style-name="T106"> і </text:span><text:span text:style-name="T60">крóна</text:span></text:p>
          </table:table-cell>
          <table:covered-table-cell/>
          <table:covered-table-cell/>
          <table:table-cell table:style-name="Dictionary.G122" table:number-columns-spanned="3" office:value-type="string">
            <text:p text:style-name="P4">Ця розлука душ - </text:p>
            <text:p text:style-name="P4">одна загасла, друга спалахнула</text:p>
            <text:p text:style-name="P4">(лиш не твоя, бо смертна павза вже</text:p>
            <text:p text:style-name="P3"><text:span text:style-name="T72">обтяла зароділу </text:span><text:span text:style-name="T79">душекрону</text:span><text:span text:style-name="T72">)…</text:span><text:span text:style-name="T71"> </text:span><text:span text:style-name="T85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3" table:number-columns-spanned="3" office:value-type="string">
            <text:p text:style-name="P3"><text:span text:style-name="T57">душ</text:span><text:span text:style-name="T57">а</text:span><text:span text:style-name="T14"></text:span></text:p>
            <text:p text:style-name="P3"><text:span text:style-name="T45">-і, </text:span><text:span text:style-name="T50">ж.</text:span></text:p>
            <text:p text:style-name="P3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<text:soft-page-break/>психічних явищ і відрізняє її від тварини.</text:p>
            <text:p text:style-name="P3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83">(С, 333)</text:span></text:p>
          </table:table-cell>
          <table:covered-table-cell/>
          <table:covered-table-cell/>
          <table:table-cell table:style-name="Dictionary.E123" table:number-columns-spanned="5" office:value-type="string">
            <text:p text:style-name="P3"><text:span text:style-name="T57">кр</text:span><text:span text:style-name="T57">о</text:span><text:span text:style-name="T14"></text:span><text:span text:style-name="T57">на</text:span></text:p>
            <text:p text:style-name="P3"><text:span text:style-name="T41">I </text:span><text:span text:style-name="T45">-и, </text:span><text:span text:style-name="T50">ж.</text:span></text:p>
            <text:p text:style-name="P3">Верхня частина дерева, що являє собою сукупність його гілок.<text:span text:style-name="T99"> </text:span><text:span text:style-name="T100">(С, 5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3</text:p>
          </table:table-cell>
          <table:table-cell table:style-name="Dictionary.B124" table:number-columns-spanned="2" office:value-type="string">
            <text:p text:style-name="P3">Живоднí</text:p>
            <text:p text:style-name="P3">-íв, <text:span text:style-name="T71">ім., мн., інд.-авт.</text:span></text:p>
          </table:table-cell>
          <table:covered-table-cell/>
          <table:table-cell table:style-name="Dictionary.D124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живий</text:span><text:span text:style-name="T106"> і </text:span><text:span text:style-name="T60">дні</text:span></text:p>
          </table:table-cell>
          <table:covered-table-cell/>
          <table:covered-table-cell/>
          <table:table-cell table:style-name="Dictionary.G124" table:number-columns-spanned="3" office:value-type="string">
            <text:p text:style-name="P4">Коли протліла згага <text:span text:style-name="T58">живоднів</text:span></text:p>
            <text:p text:style-name="P4">ураз попустить серце, ніби напад</text:p>
            <text:p text:style-name="P4">нагальної недуги, в смертний запад,</text:p>
            <text:p text:style-name="P3"><text:span text:style-name="T72">у феєричні полиски жалів.</text:span><text:span text:style-name="T71"> </text:span><text:span text:style-name="T85">(П, І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5" table:number-columns-spanned="3" office:value-type="string">
            <text:p text:style-name="P3"><text:span text:style-name="T57">жив</text:span><text:span text:style-name="T57">и</text:span><text:span text:style-name="T14"></text:span><text:span text:style-name="T57">й</text:span></text:p>
            <text:p text:style-name="P3">-а, -е.</text:p>
            <text:p text:style-name="P3"><text:span text:style-name="T26">1) Який існує, здійснює обмін речовин із зовнішнім середовищем, здатний рости, розмножуватися; </text:span><text:span text:style-name="T38">прот.</text:span><text:span text:style-name="T26"> мертвий. || Який є невід'ємною ознакою істоти, що живе, існує. || </text:span><text:span text:style-name="T38">у знач.</text:span><text:span text:style-name="T26"> </text:span><text:span text:style-name="T38">ім.</text:span><text:span text:style-name="T26"> живе, -вого, </text:span><text:span text:style-name="T38">с.</text:span><text:span text:style-name="T26"> Все, що </text:span><text:span text:style-name="T26">виявляє ознаки життя, що живе, існує. || Якого створюють рослини, тварини, люди. </text:span><text:span text:style-name="T29">(С, 367)</text:span></text:p>
          </table:table-cell>
          <table:covered-table-cell/>
          <table:covered-table-cell/>
          <table:table-cell table:style-name="Dictionary.E125" table:number-columns-spanned="5" office:value-type="string">
            <text:p text:style-name="P3">день</text:p>
            <text:p text:style-name="P3"><text:span text:style-name="T45">дня, </text:span><text:span text:style-name="T50">ч.</text:span></text:p>
            <text:p text:style-name="P3">1) Частина доби від сходу до заходу сонця, від ранку до вечора. || Про денне світло.</text:p>
            <text:p text:style-name="P3"><text:span text:style-name="T26">4) </text:span><text:span text:style-name="T38">тільки мн.</text:span><text:span text:style-name="T26">, </text:span><text:span text:style-name="T38">чого</text:span><text:span text:style-name="T26">, </text:span><text:span text:style-name="T38">які</text:span><text:span text:style-name="T26">. Час, період у житті людини, народу. || </text:span><text:span text:style-name="T38">чиї</text:span><text:span text:style-name="T26">. Життя.</text:span><text:span text:style-name="T27"> </text:span><text:span text:style-name="T28">(С, 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64</text:p>
          </table:table-cell>
          <table:table-cell table:style-name="Dictionary.B126" table:number-columns-spanned="2" office:value-type="string">
            <text:p text:style-name="P3">Життєсмéрть</text:p>
            <text:p text:style-name="P3">-і, <text:span text:style-name="T71">ім., ж., інд.-авт.</text:span></text:p>
          </table:table-cell>
          <table:covered-table-cell/>
          <table:table-cell table:style-name="Dictionary.D126" table:number-columns-spanned="3" office:value-type="string">
            <text:p text:style-name="P3"><text:span text:style-name="T87">утворене способом основоскладання, </text:span><text:span text:style-name="T87">похідне від слів:</text:span><text:span text:style-name="T106"> </text:span><text:span text:style-name="T60">життя</text:span><text:span text:style-name="T106"> і </text:span><text:span text:style-name="T60">сме</text:span><text:span text:style-name="T14"></text:span><text:span text:style-name="T60">рть</text:span></text:p>
          </table:table-cell>
          <table:covered-table-cell/>
          <table:covered-table-cell/>
          <table:table-cell table:style-name="Dictionary.G126" table:number-columns-spanned="3" office:value-type="string">
            <text:p text:style-name="P4">Сховати ся од долі – не судилось.</text:p>
            <text:p text:style-name="P4">Ударив грім – і зразу шкереберть</text:p>
            <text:p text:style-name="P4">пішло життя. І ость ти – все, що снилось,</text:p>
            <text:p text:style-name="P3"><text:span text:style-name="T72">як смертеіснування й </text:span><text:span text:style-name="T79">життєсмерть</text:span><text:span text:style-name="T72">.</text:span><text:span text:style-name="T71"> </text:span><text:span text:style-name="T85">(П, 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7" table:number-columns-spanned="3" office:value-type="string">
            <text:p text:style-name="P3"><text:span text:style-name="T57">житт</text:span><text:span text:style-name="T57">я</text:span><text:span text:style-name="T14"></text:span></text:p>
            <text:p text:style-name="P3"><text:span text:style-name="T45">-я, </text:span><text:span text:style-name="T50">с.</text:span></text:p>
            <text:p text:style-name="P3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70">прот.</text:span> смерть.</text:p>
            <text:p text:style-name="P3">2) Стан живого організму в стадії розвитку, зросту.</text:p>
            <text:p text:style-name="P3">3) Період існування кого-небудь; вік. || Все пережите, зроблене людиною за час її існування; біографія.</text:p>
            <text:p text:style-name="P3">4) Спосіб існування кого-небудь. <text:span text:style-name="T83">(С, 369)</text:span></text:p>
          </table:table-cell>
          <table:covered-table-cell/>
          <table:covered-table-cell/>
          <table:table-cell table:style-name="Dictionary.E127" table:number-columns-spanned="5" office:value-type="string">
            <text:p text:style-name="P3">смерть</text:p>
            <text:p text:style-name="P3"><text:span text:style-name="T45">-і, </text:span><text:span text:style-name="T50">ж.</text:span></text:p>
            <text:p text:style-name="P3">1) Припинення життєдіяльності організму і загибель його; припинення біологічного обміну речовин в організмі або його частині.<text:span text:style-name="T70">Фізіологічна смерть</text:span>.</text:p>
            <text:p text:style-name="P3"><text:span text:style-name="T46">2) Припинення існування людини, тварини; </text:span><text:span text:style-name="T51">прот.</text:span><text:span text:style-name="T46"> життя; кончина, скін. || Те саме, що Смертна кара (</text:span><text:span text:style-name="T51">див.</text:span><text:span text:style-name="T46"> смертний). || </text:span><text:span text:style-name="T51">кому</text:span><text:span text:style-name="T46">. Уживається як заклик до помсти, відплати. || Персоніфікація кончини – людський скелет, звичайно з косою. || </text:span><text:span text:style-name="T51">перен.</text:span><text:span text:style-name="T46"> Загибель, припинення існування чого-небудь. || </text:span><text:span text:style-name="T51">перен.</text:span><text:span text:style-name="T46"> Занепад чого-небудь.</text:span><text:span text:style-name="T47"> </text:span><text:span text:style-name="T48">(С, 134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5</text:p>
          </table:table-cell>
          <table:table-cell table:style-name="Dictionary.B128" table:number-columns-spanned="2" office:value-type="string">
            <text:p text:style-name="P3">Життєтóки</text:p>
            <text:p text:style-name="P3"><text:soft-page-break/>-ів, <text:span text:style-name="T71">ім., мн., інд.-авт.</text:span></text:p>
          </table:table-cell>
          <table:covered-table-cell/>
          <table:table-cell table:style-name="Dictionary.D128" table:number-columns-spanned="3" office:value-type="string">
            <text:p text:style-name="P3"><text:span text:style-name="T87">утворене способом </text:span><text:soft-page-break/><text:span text:style-name="T87">основоскладання, похідне від слів:</text:span><text:span text:style-name="T106"> </text:span><text:span text:style-name="T60">життя</text:span><text:span text:style-name="T106"> і </text:span><text:span text:style-name="T60">тóки</text:span></text:p>
          </table:table-cell>
          <table:covered-table-cell/>
          <table:covered-table-cell/>
          <table:table-cell table:style-name="Dictionary.G128" table:number-columns-spanned="3" office:value-type="string">
            <text:p text:style-name="P4">Нарешті збір, нарешті збір <text:soft-page-break/>померлих днів і років,</text:p>
            <text:p text:style-name="P3"><text:span text:style-name="T72">мов ґрати чорних спроневір і ярих </text:span><text:span text:style-name="T79">життєтоків</text:span><text:span text:style-name="T72">…</text:span><text:span text:style-name="T71"> </text:span><text:span text:style-name="T85">(П, І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9" table:number-columns-spanned="3" office:value-type="string">
            <text:p text:style-name="P3"><text:span text:style-name="T60">життя</text:span><text:span text:style-name="T106"> (див 63)</text:span></text:p>
          </table:table-cell>
          <table:covered-table-cell/>
          <table:covered-table-cell/>
          <table:table-cell table:style-name="Dictionary.E129" table:number-columns-spanned="5" office:value-type="string">
            <text:p text:style-name="P3">тік</text:p>
            <text:p text:style-name="P3"><text:span text:style-name="T45">то</text:span><text:span text:style-name="T44"></text:span><text:span text:style-name="T45">ку, </text:span><text:span text:style-name="T50">ч.</text:span></text:p>
            <text:p text:style-name="P3">1) Розчищене місце, спеціально підготовлений майданчик надворі або в приміщенні для молотьби, очищення і просушування зерна.</text:p>
            <text:p text:style-name="P3">2) Скирти, стіжки, ожереди і т. ін., що стоять на такому місці.<text:span text:style-name="T99"> </text:span><text:span text:style-name="T100">(С, 14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6</text:p>
          </table:table-cell>
          <table:table-cell table:style-name="Dictionary.B130" table:number-columns-spanned="2" office:value-type="string">
            <text:p text:style-name="P3">За-світи</text:p>
            <text:p text:style-name="P3">-ів, <text:span text:style-name="T71">ім., мн. інд.-авт.</text:span></text:p>
          </table:table-cell>
          <table:covered-table-cell/>
          <table:table-cell table:style-name="Dictionary.D130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за</text:span><text:span text:style-name="T106"> і </text:span><text:span text:style-name="T60">світи</text:span></text:p>
          </table:table-cell>
          <table:covered-table-cell/>
          <table:covered-table-cell/>
          <table:table-cell table:style-name="Dictionary.G130" table:number-columns-spanned="3" office:value-type="string">
            <text:p text:style-name="P4">І не держу надії в бозі,</text:p>
            <text:p text:style-name="P3"><text:span text:style-name="T72">коли пірвався в </text:span><text:span text:style-name="T79">за-світи</text:span><text:span text:style-name="T72">.</text:span><text:span text:style-name="T71"> </text:span><text:span text:style-name="T85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1" table:number-columns-spanned="3" office:value-type="string">
            <text:p text:style-name="P3">за</text:p>
            <text:p text:style-name="P3"><text:span text:style-name="T41">I </text:span><text:span text:style-name="T50">прийм.</text:span><text:span text:style-name="T45">, </text:span><text:span text:style-name="T50">з род.</text:span><text:span text:style-name="T45">, </text:span><text:span text:style-name="T50">знах.</text:span><text:span text:style-name="T45"> </text:span><text:span text:style-name="T50">і оруд.</text:span><text:span text:style-name="T45"> </text:span><text:span text:style-name="T50">відмінками</text:span><text:span text:style-name="T45">. Сполучення з </text:span><text:span text:style-name="T50">прийм.</text:span><text:span text:style-name="T45"> за виражають: Просторові відношення:</text:span></text:p>
            <text:p text:style-name="P3"><text:span text:style-name="T26">1) </text:span><text:span text:style-name="T38">із знах.</text:span><text:span text:style-name="T26"> </text:span><text:span text:style-name="T38">і оруд. в.</text:span><text:span text:style-name="T26"> Вказує на предмет, місце і т. ін.: а) за межі яких спрямовані дія, рух (</text:span><text:span text:style-name="T38">знах. в.</text:span><text:span text:style-name="T26">); б) позад, по той бік яких хто-, що-небудь знаходиться, міститься, перебуває або щось відбувається (</text:span><text:span text:style-name="T38">оруд. в.</text:span><text:span text:style-name="T26">). || У </text:span><text:span text:style-name="T38">сполуч.</text:span><text:span text:style-name="T26"> зі </text:span><text:span text:style-name="T38">сл.</text:span><text:span text:style-name="T26"> сідати (сидіти, сісти), </text:span><text:soft-page-break/><text:span text:style-name="T26">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29">(С, 373)</text:span></text:p>
          </table:table-cell>
          <table:covered-table-cell/>
          <table:covered-table-cell/>
          <table:table-cell table:style-name="Dictionary.E131" table:number-columns-spanned="5" office:value-type="string">
            <text:p text:style-name="P3">світ</text:p>
            <text:p text:style-name="P3"><text:span text:style-name="T41">II </text:span><text:span text:style-name="T45">-у </text:span><text:span text:style-name="T50">і заст.</text:span><text:span text:style-name="T45"> -а, </text:span><text:span text:style-name="T50">ч.</text:span></text:p>
            <text:p text:style-name="P3">1) Сукупність усіх форм матерії як єдине ціле; всесвіт. <text:span text:style-name="T70">Геоцентрична система світу</text:span>.<text:span text:style-name="T99"> </text:span><text:span text:style-name="T100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7</text:p>
          </table:table-cell>
          <table:table-cell table:style-name="Dictionary.B132" table:number-columns-spanned="2" office:value-type="string">
            <text:p text:style-name="P3">Зимносхíд</text:p>
            <text:p text:style-name="P3">-у, <text:span text:style-name="T71">ім., ч., інд.-авт.</text:span></text:p>
          </table:table-cell>
          <table:covered-table-cell/>
          <table:table-cell table:style-name="Dictionary.D132" table:number-columns-spanned="3" office:value-type="string">
            <text:p text:style-name="P3"><text:span text:style-name="T87">утворене способом основоскладання і нульсуфіксальним, похідне від слів:</text:span><text:span text:style-name="T106"> </text:span><text:span text:style-name="T60">зи</text:span><text:span text:style-name="T14"></text:span><text:span text:style-name="T60">мно</text:span><text:span text:style-name="T106"> і </text:span><text:span text:style-name="T60">схо</text:span><text:span text:style-name="T14"></text:span><text:span text:style-name="T60">дити</text:span></text:p>
          </table:table-cell>
          <table:covered-table-cell/>
          <table:covered-table-cell/>
          <table:table-cell table:style-name="Dictionary.G132" table:number-columns-spanned="3" office:value-type="string">
            <text:p text:style-name="P4">Довкруги - </text:p>
            <text:p text:style-name="P3"><text:span text:style-name="T72">лише вітри з шпаркого </text:span><text:span text:style-name="T79">зимносходу</text:span><text:span text:style-name="T72">.</text:span><text:span text:style-name="T71"> </text:span><text:span text:style-name="T85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3" table:number-columns-spanned="3" office:value-type="string">
            <text:p text:style-name="P3"><text:span text:style-name="T57">з</text:span><text:span text:style-name="T57">и</text:span><text:span text:style-name="T14"></text:span><text:span text:style-name="T57">мно</text:span></text:p>
            <text:p text:style-name="P3"><text:span text:style-name="T41">I </text:span><text:span text:style-name="T50">розм.</text:span></text:p>
            <text:p text:style-name="P3">1) Присл. до зимний <text:span text:style-name="T83">(С, 459)</text:span></text:p>
          </table:table-cell>
          <table:covered-table-cell/>
          <table:covered-table-cell/>
          <table:table-cell table:style-name="Dictionary.E133" table:number-columns-spanned="5" office:value-type="string">
            <text:p text:style-name="P3">схо<text:span text:style-name="T17"></text:span>дити</text:p>
            <text:p text:style-name="P3"><text:span text:style-name="T41">I </text:span><text:span text:style-name="T45">схо</text:span><text:span text:style-name="T5"></text:span><text:span text:style-name="T45">дити</text:span></text:p>
            <text:p text:style-name="P3"><text:span text:style-name="T70">і рідше </text:span>зіходити, -джу, -диш, <text:span text:style-name="T70">недок.</text:span>, зійти, зійду, зійдеш, <text:span text:style-name="T70">док.</text:span></text:p>
            <text:p text:style-name="P3"><text:span text:style-name="T26">3) </text:span><text:span text:style-name="T38">перен.</text:span><text:span text:style-name="T26"> Наближатися, поширюючись, ніби опускаючись (про вечір, сутінки і т. ін.). || </text:span><text:span text:style-name="T38">на кого </text:span><text:span text:style-name="T26">– </text:span><text:span text:style-name="T38">що</text:span><text:span text:style-name="T26">, </text:span><text:span text:style-name="T38">розм.</text:span><text:span text:style-name="T26"> </text:span><text:span text:style-name="T38">кому до чого</text:span><text:span text:style-name="T26">, </text:span><text:span text:style-name="T38">книжн.</text:span><text:span text:style-name="T26">Охоплювати кого-небудь, оволодівати кимсь (про почуття, стан і т. ін.).</text:span><text:span text:style-name="T27"> </text:span><text:span text:style-name="T28">(С, 14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8</text:p>
          </table:table-cell>
          <table:table-cell table:style-name="Dictionary.B134" table:number-columns-spanned="2" office:value-type="string">
            <text:p text:style-name="P3">Знеголоснíл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34" table:number-columns-spanned="3" office:value-type="string">
            <text:p text:style-name="P3"><text:span text:style-name="T87">утворене суфіксальним способом, похідне від слова</text:span><text:span text:style-name="T106"> </text:span><text:span text:style-name="T60">знеголосніти </text:span><text:span text:style-name="T66">— позбавитися голосу</text:span></text:p>
          </table:table-cell>
          <table:covered-table-cell/>
          <table:covered-table-cell/>
          <table:table-cell table:style-name="Dictionary.G134" table:number-columns-spanned="3" office:value-type="string">
            <text:p text:style-name="P4">…це кождочасне поривання в смерть ,</text:p>
            <text:p text:style-name="P4">щоб з неї виринати в знавіснілий</text:p>
            <text:p text:style-name="P3"><text:span text:style-name="T72">хрипкий чи геть </text:span><text:span text:style-name="T79">знеголоснілий</text:span><text:span text:style-name="T72"> крик.</text:span><text:span text:style-name="T71"> </text:span><text:span text:style-name="T85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5" table:number-columns-spanned="8" office:value-type="string">
            <text:p text:style-name="P3"><text:span text:style-name="T60">Знеголосніти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69</text:p>
          </table:table-cell>
          <table:table-cell table:style-name="Dictionary.B136" table:number-columns-spanned="2" office:value-type="string">
            <text:p text:style-name="P3">Золотокíнва</text:p>
            <text:p text:style-name="P3">-и, <text:span text:style-name="T71">ім., ж., інд.-авт.</text:span></text:p>
          </table:table-cell>
          <table:covered-table-cell/>
          <table:table-cell table:style-name="Dictionary.D136" table:number-columns-spanned="3" office:value-type="string">
            <text:p text:style-name="P3"><text:span text:style-name="T87">утворене способом </text:span><text:span text:style-name="T87">основоскладання, похідне від слів:</text:span><text:span text:style-name="T106"> </text:span><text:span text:style-name="T60">золотий</text:span><text:span text:style-name="T106"> і </text:span><text:span text:style-name="T60">кíнва</text:span></text:p>
          </table:table-cell>
          <table:covered-table-cell/>
          <table:covered-table-cell/>
          <table:table-cell table:style-name="Dictionary.G136" table:number-columns-spanned="3" office:value-type="string">
            <text:p text:style-name="P4"><text:span text:style-name="T58">Золотокінва</text:span> – пади-но,</text:p>
            <text:p text:style-name="P3"><text:span text:style-name="T72">спади з лиця в глиб-синь-серця.</text:span><text:span text:style-name="T71"> </text:span><text:span text:style-name="T85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7" table:number-columns-spanned="3" office:value-type="string">
            <text:p text:style-name="P3"><text:span text:style-name="T57">золот</text:span><text:span text:style-name="T57">и</text:span><text:span text:style-name="T14"></text:span><text:span text:style-name="T57">й</text:span></text:p>
            <text:p text:style-name="P3">-а, -е.</text:p>
            <text:p text:style-name="P3">4) Який своїм кольором нагадує золото; блискучо-жовтий, оранжевий.<text:span text:style-name="T70">Золота осінь</text:span>. <text:span text:style-name="T70">Золота рибка</text:span>.</text:p>
            <text:p text:style-name="P3">5) <text:span text:style-name="T70">перен.</text:span> Дуже цінний, вартий поваги (про людину, її характер і т. ін.). <text:span text:style-name="T70">Золоте серце</text:span>. <text:span text:style-name="T70">Золоті руки</text:span>.</text:p>
            <text:p text:style-name="P3">6) <text:span text:style-name="T70">перен.</text:span> Який дає людям радість, щастя; прекрасний, щасливий.<text:span text:style-name="T70">Золоте дитинство</text:span>.</text:p>
            <text:p text:style-name="P3"><text:span text:style-name="T26">7) </text:span><text:span text:style-name="T38">перен.</text:span><text:span text:style-name="T26"> Дорогий, любий (у </text:span><text:span text:style-name="T38">пестл.</text:span><text:span text:style-name="T26"> звертанні до кого-небудь). </text:span><text:span text:style-name="T29">(С, 475)</text:span></text:p>
          </table:table-cell>
          <table:covered-table-cell/>
          <table:covered-table-cell/>
          <table:table-cell table:style-name="Dictionary.E137" table:number-columns-spanned="5" office:value-type="string">
            <text:p text:style-name="P3"><text:span text:style-name="T59">кінва</text:span><text:span text:style-name="T18"></text:span></text:p>
            <text:p text:style-name="P3"><text:span text:style-name="T41">II </text:span><text:span text:style-name="T45">кінва</text:span><text:span text:style-name="T42"></text:span></text:p>
            <text:p text:style-name="P3">-и, <text:span text:style-name="T70">ж.</text:span>, <text:span text:style-name="T70">розм.</text:span></text:p>
            <text:p text:style-name="P6"><text:span text:style-name="T53">Збірн. до </text:span><text:a xlink:type="simple" xlink:href="http://www.lingvo.ua/uk/Translate/uk-uk/кінь"><text:span text:style-name="T98">кінь</text:span></text:a><text:span text:style-name="T53">.</text:span><text:span text:style-name="T54"> </text:span><text:span text:style-name="T55">(С, 54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0</text:p>
          </table:table-cell>
          <table:table-cell table:style-name="Dictionary.B138" table:number-columns-spanned="2" office:value-type="string">
            <text:p text:style-name="P3"><text:span text:style-name="T58">З-</text:span><text:span text:style-name="T13">понадсвíтній</text:span></text:p>
            <text:p text:style-name="P3">-я, -є, <text:span text:style-name="T72">прикм., </text:span><text:span text:style-name="T71">інд.-авт.</text:span></text:p>
          </table:table-cell>
          <table:covered-table-cell/>
          <table:table-cell table:style-name="Dictionary.D138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з</text:span><text:span text:style-name="T66">-</text:span><text:span text:style-name="T60">понад</text:span><text:span text:style-name="T106"> і </text:span><text:span text:style-name="T60">світ</text:span></text:p>
          </table:table-cell>
          <table:covered-table-cell/>
          <table:covered-table-cell/>
          <table:table-cell table:style-name="Dictionary.G138" table:number-columns-spanned="3" office:value-type="string">
            <text:p text:style-name="P4">…аж сіла зірка на дроту й щебече</text:p>
            <text:p text:style-name="P3"><text:span text:style-name="T72">і сяє горлом – </text:span><text:span text:style-name="T79">з-понадсвітній</text:span><text:span text:style-name="T72"> спів.</text:span><text:span text:style-name="T71"> </text:span><text:span text:style-name="T85">(П, ІІ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9" table:number-columns-spanned="3" office:value-type="string">
            <text:p text:style-name="P3"><text:span text:style-name="T57">з-п</text:span><text:span text:style-name="T57">о</text:span><text:span text:style-name="T14"></text:span><text:span text:style-name="T57">над</text:span></text:p>
            <text:p text:style-name="P3"><text:span text:style-name="T50">прийм.</text:span><text:span text:style-name="T45">, </text:span><text:span text:style-name="T50">з род. в.</text:span></text:p>
            <text:p text:style-name="P3"><text:soft-page-break/><text:span text:style-name="T26">Вказує на предмет, через верхній край якого спрямовано дію, рух. || Вказує на предмет, місце, у безпосередній близькості від якого починається якась </text:span><text:span text:style-name="T26">дія. </text:span><text:span text:style-name="T29">(С, 478)</text:span></text:p>
          </table:table-cell>
          <table:covered-table-cell/>
          <table:covered-table-cell/>
          <table:table-cell table:style-name="Dictionary.E139" table:number-columns-spanned="5" office:value-type="string">
            <text:p text:style-name="P3"><text:span text:style-name="T59">світ</text:span><text:span text:style-name="T64"> 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1</text:p>
          </table:table-cell>
          <table:table-cell table:style-name="Dictionary.B140" table:number-columns-spanned="2" office:value-type="string">
            <text:p text:style-name="P3">Іспередлíт</text:p>
            <text:p text:style-name="P3">присл., інд.-авт.</text:p>
          </table:table-cell>
          <table:covered-table-cell/>
          <table:table-cell table:style-name="Dictionary.D140" table:number-columns-spanned="3" office:value-type="string">
            <text:p text:style-name="P3"><text:span text:style-name="T86">утворене способом основоскладання, </text:span><text:span text:style-name="T86">похідне від слів:</text:span> <text:span text:style-name="T59">спе</text:span><text:span text:style-name="T60"></text:span><text:span text:style-name="T59">ред</text:span> і <text:span text:style-name="T59">літ</text:span>.</text:p>
          </table:table-cell>
          <table:covered-table-cell/>
          <table:covered-table-cell/>
          <table:table-cell table:style-name="Dictionary.G140" table:number-columns-spanned="3" office:value-type="string">
            <text:p text:style-name="P4">Ось твоя подоба</text:p>
            <text:p text:style-name="P3"><text:span text:style-name="T72">подвижництво людське – </text:span><text:span text:style-name="T79">іспередліт</text:span><text:span text:style-name="T72">.</text:span><text:span text:style-name="T71"> </text:span><text:span text:style-name="T85">(П, ІІ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1" table:number-columns-spanned="3" office:value-type="string">
            <text:p text:style-name="P3"><text:span text:style-name="T61">сп</text:span><text:span text:style-name="T61">е</text:span><text:span text:style-name="T14"></text:span><text:span text:style-name="T61">реду</text:span></text:p>
            <text:p text:style-name="P3"><text:span text:style-name="T45">3) </text:span><text:span text:style-name="T50">присл.</text:span><text:span text:style-name="T45">, </text:span><text:span text:style-name="T50">рідко</text:span><text:span text:style-name="T45">. Раніше, в минулому; перед цим.</text:span></text:p>
            <text:p text:style-name="P3"><text:span text:style-name="T20">4) </text:span><text:span text:style-name="T37">прийм.</text:span><text:span text:style-name="T20">, </text:span><text:span text:style-name="T37">з род. в.</text:span><text:span text:style-name="T20"> Уживається для означення місця перед ким-, чим-небудь; на передньому боці чогось. </text:span><text:span text:style-name="T40">(С, 1361-1364)</text:span></text:p>
          </table:table-cell>
          <table:covered-table-cell/>
          <table:covered-table-cell/>
          <table:table-cell table:style-name="Dictionary.E141" table:number-columns-spanned="5" office:value-type="string">
            <text:p text:style-name="P3"><text:span text:style-name="T57">літ</text:span><text:span text:style-name="T57">а</text:span><text:span text:style-name="T14"></text:span></text:p>
            <text:p text:style-name="P3"><text:span text:style-name="T45">літ, </text:span><text:span text:style-name="T50">мн.</text:span></text:p>
            <text:p text:style-name="P3">1) Період часу в кілька років; роки.<text:span text:style-name="T99"> </text:span><text:span text:style-name="T100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2</text:p>
          </table:table-cell>
          <table:table-cell table:style-name="Dictionary.B142" table:number-columns-spanned="2" office:value-type="string">
            <text:p text:style-name="P3">Крайóкрай</text:p>
            <text:p text:style-name="P3">крайóкраю, <text:span text:style-name="T71">ім., ч., інд.-авт.</text:span></text:p>
          </table:table-cell>
          <table:covered-table-cell/>
          <table:table-cell table:style-name="Dictionary.D142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край</text:span><text:span text:style-name="T106"> і </text:span><text:span text:style-name="T60">край</text:span></text:p>
          </table:table-cell>
          <table:covered-table-cell/>
          <table:covered-table-cell/>
          <table:table-cell table:style-name="Dictionary.G142" table:number-columns-spanned="3" office:value-type="string">
            <text:p text:style-name="P4">З <text:span text:style-name="T58">крайокраю</text:span>, з цієї високості,</text:p>
            <text:p text:style-name="P4">пади, згорнувши крила, до долин…<text:span text:style-name="T91"> (П, І, 40);</text:span></text:p>
            <text:p text:style-name="P4">Єси ти за <text:span text:style-name="T58">крайокраєм</text:span>, чаїшся</text:p>
            <text:p text:style-name="P3"><text:span text:style-name="T72">од мого неоговтаного погляду…</text:span><text:span text:style-name="T71"> </text:span><text:span text:style-name="T85">(П, І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3" table:number-columns-spanned="8" office:value-type="string">
            <text:p text:style-name="P3">край</text:p>
            <text:p text:style-name="P3"><text:span text:style-name="T41">I </text:span><text:span text:style-name="T45">-ю, </text:span><text:span text:style-name="T50">ч.</text:span></text:p>
            <text:p text:style-name="P3"><text:span text:style-name="T46">1) Лінія, що обмежує поверхню чого-небудь, а також те, що прилягає до цієї лінії; кінець (</text:span><text:span text:style-name="T51">див.</text:span><text:span text:style-name="T46"> кінець I 1)). || Верхній зріз стінок посудини, яких-небудь </text:span><text:soft-page-break/><text:span text:style-name="T46">заглиблень і т. ін. || Найвіддаленіша від центру частина якої-небудь місцевості; околиця.</text:span></text:p>
            <text:p text:style-name="P3"><text:span text:style-name="T57">II </text:span><text:span text:style-name="T70">прийм.</text:span> <text:span text:style-name="T70">з род. в.</text:span></text:p>
            <text:p text:style-name="P3">Указує на місцезнаходження предмета поблизу іншого; біля, коло.<text:span text:style-name="T99"> </text:span><text:span text:style-name="T100">(С, 58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3</text:p>
          </table:table-cell>
          <table:table-cell table:style-name="Dictionary.B144" table:number-columns-spanned="2" office:value-type="string">
            <text:p text:style-name="P3">Крайсебé</text:p>
            <text:p text:style-name="P3"><text:span text:style-name="T72">присл., </text:span><text:span text:style-name="T71">інд.-авт.</text:span></text:p>
          </table:table-cell>
          <table:covered-table-cell/>
          <table:table-cell table:style-name="Dictionary.D144" table:number-columns-spanned="3" office:value-type="string">
            <text:p text:style-name="P3"><text:span text:style-name="T87">утворене способом </text:span><text:span text:style-name="T87">зрощення, похідне від слів:</text:span><text:span text:style-name="T106"> </text:span><text:span text:style-name="T60">край</text:span><text:span text:style-name="T106"> і </text:span><text:span text:style-name="T60">себé</text:span></text:p>
          </table:table-cell>
          <table:covered-table-cell/>
          <table:covered-table-cell/>
          <table:table-cell table:style-name="Dictionary.G144" table:number-columns-spanned="3" office:value-type="string">
            <text:p text:style-name="P4">І не зайти за дальні далечі.</text:p>
            <text:p text:style-name="P3"><text:span text:style-name="T72">І за </text:span><text:span text:style-name="T79">крайсебе</text:span><text:span text:style-name="T72"> не зайти.</text:span><text:span text:style-name="T71"> </text:span><text:span text:style-name="T85">(П, І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5" table:number-columns-spanned="3" office:value-type="string">
            <text:p text:style-name="P3"><text:span text:style-name="T60">край </text:span><text:span text:style-name="T69">(див. 72)</text:span></text:p>
          </table:table-cell>
          <table:covered-table-cell/>
          <table:covered-table-cell/>
          <table:table-cell table:style-name="Dictionary.E145" table:number-columns-spanned="5" office:value-type="string">
            <text:p text:style-name="P3"><text:span text:style-name="T57">себ</text:span><text:span text:style-name="T57">е</text:span><text:span text:style-name="T14"></text:span></text:p>
            <text:p text:style-name="P3"><text:span text:style-name="T50">наз. в.</text:span><text:span text:style-name="T45"> </text:span><text:span text:style-name="T50">нема</text:span><text:span text:style-name="T45">, </text:span><text:span text:style-name="T50">одн.</text:span><text:span text:style-name="T45"> </text:span><text:span text:style-name="T50">і мн.</text:span><text:span text:style-name="T45">, </text:span><text:span text:style-name="T50">займ.</text:span><text:span text:style-name="T45"> </text:span><text:span text:style-name="T50">зворотний</text:span><text:span text:style-name="T45">.</text:span></text:p>
            <text:p text:style-name="P3">Вказує на спрямованість дії на самого виконавця дії, заміняючи за змістом особові займенники.<text:span text:style-name="T99"> </text:span><text:span text:style-name="T100">(С, 13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4</text:p>
          </table:table-cell>
          <table:table-cell table:style-name="Dictionary.B146" table:number-columns-spanned="2" office:value-type="string">
            <text:p text:style-name="P3">Крайчáс</text:p>
            <text:p text:style-name="P3"><text:span text:style-name="T72">присл., </text:span><text:span text:style-name="T71">інд.-авт.</text:span></text:p>
          </table:table-cell>
          <table:covered-table-cell/>
          <table:table-cell table:style-name="Dictionary.D146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край</text:span><text:span text:style-name="T106"> і </text:span><text:span text:style-name="T60">час</text:span></text:p>
          </table:table-cell>
          <table:covered-table-cell/>
          <table:covered-table-cell/>
          <table:table-cell table:style-name="Dictionary.G146" table:number-columns-spanned="3" office:value-type="string">
            <text:p text:style-name="P4">Що б то нам</text:p>
            <text:p text:style-name="P4">посовгнути – ці межигони часу,</text:p>
            <text:p text:style-name="P4">марудні межигони живоття,</text:p>
            <text:p text:style-name="P4">коли змарнілі постаті снаги,</text:p>
            <text:p text:style-name="P4">ці бурі пристрастей попопелілих,</text:p>
            <text:p text:style-name="P4">раптово окошилися на нас.</text:p>
            <text:p text:style-name="P4">І хочеться сягнути за <text:span text:style-name="T58">крайчасу</text:span>,</text:p>
            <text:p text:style-name="P3"><text:span text:style-name="T72">за прапервні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7" table:number-columns-spanned="3" office:value-type="string">
            <text:p text:style-name="P3"><text:span text:style-name="T60">край </text:span><text:span text:style-name="T69">(див. 72)</text:span></text:p>
          </table:table-cell>
          <table:covered-table-cell/>
          <table:covered-table-cell/>
          <table:table-cell table:style-name="Dictionary.E147" table:number-columns-spanned="5" office:value-type="string">
            <text:p text:style-name="P3">час</text:p>
            <text:p text:style-name="P3"><text:span text:style-name="T45">-у, </text:span><text:span text:style-name="T50">ч.</text:span></text:p>
            <text:p text:style-name="P3"><text:soft-page-break/><text:span text:style-name="T26">1) </text:span><text:span text:style-name="T38">філос.</text:span><text:span text:style-name="T26"> Одна з основних об'єктивних форм існування матерії, яка виявляється в тривалості буття.</text:span><text:span text:style-name="T27"> </text:span><text:span text:style-name="T28">(С, 159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5</text:p>
          </table:table-cell>
          <table:table-cell table:style-name="Dictionary.B148" table:number-columns-spanned="2" office:value-type="string">
            <text:p text:style-name="P3">Криволéт</text:p>
            <text:p text:style-name="P3">-у, <text:span text:style-name="T71">ім., ч., інд.-авт.</text:span></text:p>
          </table:table-cell>
          <table:covered-table-cell/>
          <table:table-cell table:style-name="Dictionary.D148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кривий</text:span><text:span text:style-name="T106"> і </text:span><text:span text:style-name="T60">лет</text:span></text:p>
          </table:table-cell>
          <table:covered-table-cell/>
          <table:covered-table-cell/>
          <table:table-cell table:style-name="Dictionary.G148" table:number-columns-spanned="3" office:value-type="string">
            <text:p text:style-name="P4">…ця колотнеча</text:p>
            <text:p text:style-name="P4">надій і спроневіри, <text:span text:style-name="T58">криволет</text:span></text:p>
            <text:p text:style-name="P4">лякливих ауспіцій, що в безгуччі</text:p>
            <text:p text:style-name="P4">шершаваими крильми прошерхотять </text:p>
            <text:p text:style-name="P3"><text:span text:style-name="T72">і всядуться на голові…</text:span><text:span text:style-name="T71"> </text:span><text:span text:style-name="T85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9" table:number-columns-spanned="3" office:value-type="string">
            <text:p text:style-name="P3"><text:span text:style-name="T57">крив</text:span><text:span text:style-name="T57">и</text:span><text:span text:style-name="T14"></text:span><text:span text:style-name="T57">й</text:span></text:p>
            <text:p text:style-name="P3">-а, -е.</text:p>
            <text:p text:style-name="P3"><text:span text:style-name="T46">6) </text:span><text:span text:style-name="T51">перен.</text:span><text:span text:style-name="T46">, </text:span><text:span text:style-name="T51">розм.</text:span><text:span text:style-name="T46"> Те саме, що хибний; неправильний (у 2 </text:span><text:span text:style-name="T51">знач.</text:span><text:span text:style-name="T46">), помилковий.</text:span><text:span text:style-name="T45"> </text:span><text:span text:style-name="T49">(С, 585)</text:span></text:p>
          </table:table-cell>
          <table:covered-table-cell/>
          <table:covered-table-cell/>
          <table:table-cell table:style-name="Dictionary.E149" table:number-columns-spanned="5" office:value-type="string">
            <text:p text:style-name="P3">лет</text:p>
            <text:p text:style-name="P3"><text:span text:style-name="T45">-у, </text:span><text:span text:style-name="T50">ч.</text:span><text:span text:style-name="T45">, </text:span><text:span text:style-name="T50">поет.</text:span></text:p>
            <text:p text:style-name="P3"><text:span text:style-name="T46">Дія за знач. літати і летіти; літ (</text:span><text:span text:style-name="T51">див.</text:span><text:span text:style-name="T46"> літ I). </text:span><text:span text:style-name="T51">Зриватися в лет</text:span><text:span text:style-name="T46">.</text:span><text:span text:style-name="T47"> </text:span><text:span text:style-name="T48">(С, 6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6</text:p>
          </table:table-cell>
          <table:table-cell table:style-name="Dictionary.B150" table:number-columns-spanned="2" office:value-type="string">
            <text:p text:style-name="P3">Крик-зелó</text:p>
            <text:p text:style-name="P3"><text:span text:style-name="T1">-</text:span>á, <text:span text:style-name="T71">ім., ч., інд.-авт.</text:span></text:p>
          </table:table-cell>
          <table:covered-table-cell/>
          <table:table-cell table:style-name="Dictionary.D150" table:number-columns-spanned="3" office:value-type="string">
            <text:p text:style-name="P3"><text:span text:style-name="T93">утворене способом </text:span><text:span text:style-name="T93">словоскладання, похідне від слів:</text:span><text:span text:style-name="T106"> </text:span><text:span text:style-name="T60">крик</text:span><text:span text:style-name="T106"> і </text:span><text:span text:style-name="T60">зелó</text:span></text:p>
          </table:table-cell>
          <table:covered-table-cell/>
          <table:covered-table-cell/>
          <table:table-cell table:style-name="Dictionary.G150" table:number-columns-spanned="3" office:value-type="string">
            <text:p text:style-name="P4">Обміліла</text:p>
            <text:p text:style-name="P4">криниця. А верба пустила</text:p>
            <text:p text:style-name="P3"><text:span text:style-name="T72">гарячі брості – в </text:span><text:span text:style-name="T79">крик-зело.</text:span><text:span text:style-name="T71"> </text:span><text:span text:style-name="T85">(П, І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1" table:number-columns-spanned="3" office:value-type="string">
            <text:p text:style-name="P3">крик</text:p>
            <text:p text:style-name="P3"><text:span text:style-name="T41">I -у, </text:span><text:span text:style-name="T52">ч.</text:span></text:p>
            <text:p text:style-name="P3">1) Сильний різкий звук голосу; зойк. || Вигук (у 1 <text:span text:style-name="T70">знач.</text:span>), вигуки. || Поклик. || Гамір, галас. || Ґвалт, лемент. || Про <text:soft-page-break/>різкі звуки тварин, птахів.</text:p>
            <text:p text:style-name="P3"><text:span text:style-name="T57">II </text:span>-у, <text:span text:style-name="T70">ч.</text:span></text:p>
            <text:p text:style-name="P3">Річка, що пересихає, або тимчасовий водоток в Австралії. <text:span text:style-name="T83">(С, 586)</text:span></text:p>
          </table:table-cell>
          <table:covered-table-cell/>
          <table:covered-table-cell/>
          <table:table-cell table:style-name="Dictionary.E151" table:number-columns-spanned="5" office:value-type="string">
            <text:p text:style-name="P3"><text:span text:style-name="T57">зел</text:span><text:span text:style-name="T57">о</text:span><text:span text:style-name="T14"></text:span></text:p>
            <text:p text:style-name="P3"><text:span text:style-name="T41">I </text:span><text:span text:style-name="T45">-а, </text:span><text:span text:style-name="T50">с.</text:span><text:span text:style-name="T45">, </text:span><text:span text:style-name="T50">заст.</text:span><text:span text:style-name="T45">, </text:span><text:span text:style-name="T50">поет.</text:span></text:p>
            <text:p text:style-name="P3"><text:span text:style-name="T26">Зелень (у 1 </text:span><text:span text:style-name="T38">знач.</text:span><text:span text:style-name="T26">).</text:span><text:span text:style-name="T27"> </text:span><text:span text:style-name="T28">(С, 4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7</text:p>
          </table:table-cell>
          <table:table-cell table:style-name="Dictionary.B152" table:number-columns-spanned="2" office:value-type="string">
            <text:p text:style-name="P3">Крилатолéзо</text:p>
            <text:p text:style-name="P3"><text:span text:style-name="T72">присл., </text:span><text:span text:style-name="T71">інд.-авт.</text:span></text:p>
          </table:table-cell>
          <table:covered-table-cell/>
          <table:table-cell table:style-name="Dictionary.D15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крилáтий</text:span><text:span text:style-name="T106"> і </text:span><text:span text:style-name="T60">лéзо</text:span></text:p>
          </table:table-cell>
          <table:covered-table-cell/>
          <table:covered-table-cell/>
          <table:table-cell table:style-name="Dictionary.G152" table:number-columns-spanned="3" office:value-type="string">
            <text:p text:style-name="P4">Криваво рветься з нього вороння</text:p>
            <text:p text:style-name="P4">майбутнього. Летить <text:span text:style-name="T58">крилатолезо</text:span></text:p>
            <text:p text:style-name="P3"><text:span text:style-name="T72">понад проваллям яру…</text:span><text:span text:style-name="T71"> </text:span><text:span text:style-name="T85">(П, І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3" table:number-columns-spanned="3" office:value-type="string">
            <text:p text:style-name="P3"><text:span text:style-name="T57">крил</text:span><text:span text:style-name="T57">а</text:span><text:span text:style-name="T14"></text:span><text:span text:style-name="T57">тий</text:span></text:p>
            <text:p text:style-name="P3">-а, -е.</text:p>
            <text:p text:style-name="P3"><text:span text:style-name="T26">1) Який має крила (у 1, 3, 4 </text:span><text:span text:style-name="T38">знач.</text:span><text:span text:style-name="T26">). || </text:span><text:span text:style-name="T38">перен.</text:span><text:span text:style-name="T26"> Який надихає, підносить. </text:span><text:span text:style-name="T38">Крилаті ідеї</text:span><text:span text:style-name="T26">. </text:span><text:span text:style-name="T29">(С, 586)</text:span></text:p>
          </table:table-cell>
          <table:covered-table-cell/>
          <table:covered-table-cell/>
          <table:table-cell table:style-name="Dictionary.E153" table:number-columns-spanned="5" office:value-type="string">
            <text:p text:style-name="P3"><text:span text:style-name="T57">л</text:span><text:span text:style-name="T57">е</text:span><text:span text:style-name="T14"></text:span><text:span text:style-name="T57">зо</text:span></text:p>
            <text:p text:style-name="P3"><text:span text:style-name="T45">-а, </text:span><text:span text:style-name="T50">с.</text:span></text:p>
            <text:p text:style-name="P3"><text:span text:style-name="T26">Гостра частина знаряддя, яким ріжуть, колють або рубають. || Уся різальна частина такого знаряддя. </text:span><text:span text:style-name="T38">Лезо бритви</text:span><text:span text:style-name="T26">.</text:span><text:span text:style-name="T27"> </text:span><text:span text:style-name="T28">(С, 6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8</text:p>
          </table:table-cell>
          <table:table-cell table:style-name="Dictionary.B154" table:number-columns-spanned="2" office:value-type="string">
            <text:p text:style-name="P3">Крихкокриця</text:p>
            <text:p text:style-name="P3">-і, <text:span text:style-name="T71">ім., ж., інд.-авт.</text:span></text:p>
          </table:table-cell>
          <table:covered-table-cell/>
          <table:table-cell table:style-name="Dictionary.D154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крихкий</text:span><text:span text:style-name="T106"> і </text:span><text:span text:style-name="T60">криця</text:span></text:p>
          </table:table-cell>
          <table:covered-table-cell/>
          <table:covered-table-cell/>
          <table:table-cell table:style-name="Dictionary.G154" table:number-columns-spanned="3" office:value-type="string">
            <text:p text:style-name="P4">І ти щербата доле <text:span text:style-name="T58">крихкокрице</text:span>,</text:p>
            <text:p text:style-name="P4">давно вже сонце перед нас зайшло,</text:p>
            <text:p text:style-name="P4">бо нашу путь пісками замело,</text:p>
            <text:p text:style-name="P3"><text:span text:style-name="T72">хто ж нам воздасть за битий шлях, сторице.</text:span><text:span text:style-name="T71"> </text:span><text:span text:style-name="T85">(П, ІІ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5" table:number-columns-spanned="3" office:value-type="string">
            <text:p text:style-name="P3"><text:span text:style-name="T57">крихк</text:span><text:span text:style-name="T57">и</text:span><text:span text:style-name="T14"></text:span><text:span text:style-name="T57">й</text:span></text:p>
            <text:p text:style-name="P3">-а, -е.</text:p>
            <text:p text:style-name="P3">1) Який легко кришиться, <text:soft-page-break/>розсипається. || Який не відзначається міцністю; трухлявий (про дерево тощо). <text:span text:style-name="T70">Крихкий метал</text:span>.</text:p>
            <text:p text:style-name="P3"><text:span text:style-name="T46">2) </text:span><text:span text:style-name="T51">перен.</text:span><text:span text:style-name="T46"> Те саме, що крихкотілий; тендітний.</text:span><text:span text:style-name="T45"> </text:span><text:span text:style-name="T49">(С, 588)</text:span></text:p>
          </table:table-cell>
          <table:covered-table-cell/>
          <table:covered-table-cell/>
          <table:table-cell table:style-name="Dictionary.E155" table:number-columns-spanned="5" office:value-type="string">
            <text:p text:style-name="P3"><text:span text:style-name="T57">кр</text:span><text:span text:style-name="T57">и</text:span><text:span text:style-name="T14"></text:span><text:span text:style-name="T57">ця</text:span></text:p>
            <text:p text:style-name="P3"><text:span text:style-name="T45">-і, </text:span><text:span text:style-name="T50">ж.</text:span></text:p>
            <text:p text:style-name="P3">1) Те саме, що сталь. || Виріб із сталі.</text:p>
            <text:p text:style-name="P3"><text:soft-page-break/><text:span text:style-name="T46">3) </text:span><text:span text:style-name="T51">розм.</text:span><text:span text:style-name="T46">, </text:span><text:span text:style-name="T51">рідко</text:span><text:span text:style-name="T46">. Те саме, що кресало.</text:span><text:span text:style-name="T47"> </text:span><text:span text:style-name="T48">(С, 58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79</text:p>
          </table:table-cell>
          <table:table-cell table:style-name="Dictionary.B156" table:number-columns-spanned="2" office:value-type="string">
            <text:p text:style-name="P3">Марничити</text:p>
            <text:p text:style-name="P3">-чу, -чиш, <text:span text:style-name="T72">дієсл., недо</text:span><text:span text:style-name="T71">к., перех., інд.-авт.</text:span></text:p>
          </table:table-cell>
          <table:covered-table-cell/>
          <table:table-cell table:style-name="Dictionary.D156" table:number-columns-spanned="3" office:value-type="string">
            <text:p text:style-name="P3"><text:span text:style-name="T87">утворене суфіксальним способом, похідне від слова</text:span><text:span text:style-name="T65"> </text:span><text:span text:style-name="T59">марний</text:span></text:p>
          </table:table-cell>
          <table:covered-table-cell/>
          <table:covered-table-cell/>
          <table:table-cell table:style-name="Dictionary.G156" table:number-columns-spanned="3" office:value-type="string">
            <text:p text:style-name="P4">І двері на замку,</text:p>
            <text:p text:style-name="P4">ні душечки – довкола,</text:p>
            <text:p text:style-name="P4">лиш зозулі – ку-ку! - </text:p>
            <text:p text:style-name="P3"><text:span text:style-name="T79">марничать</text:span><text:span text:style-name="T72"> і спроквола.</text:span><text:span text:style-name="T71"> </text:span><text:span text:style-name="T85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7" table:number-columns-spanned="8" office:value-type="string">
            <text:p text:style-name="P3">марний</text:p>
            <text:p text:style-name="P3"><text:span text:style-name="T41">II </text:span><text:span text:style-name="T45">ма</text:span><text:span text:style-name="T43"></text:span><text:span text:style-name="T45">рни</text:span><text:span text:style-name="T43"></text:span><text:span text:style-name="T45">й</text:span></text:p>
            <text:p text:style-name="P3">марна, марне, <text:span text:style-name="T70">розм.</text:span></text:p>
            <text:p text:style-name="P3">Худий, мізерний, блідий.<text:span text:style-name="T99"> </text:span><text:span text:style-name="T100">(С, 64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0</text:p>
          </table:table-cell>
          <table:table-cell table:style-name="Dictionary.B158" table:number-columns-spanned="2" office:value-type="string">
            <text:p text:style-name="P3">Межигóни</text:p>
            <text:p text:style-name="P3">-ів, <text:span text:style-name="T71">ім., мн., інд.-авт.</text:span></text:p>
          </table:table-cell>
          <table:covered-table-cell/>
          <table:table-cell table:style-name="Dictionary.D158" table:number-columns-spanned="3" office:value-type="string">
            <text:p text:style-name="P3">утворене способом основоскладання, похідне від слів: <text:span text:style-name="T59">мéжи</text:span> і <text:span text:style-name="T59">гін</text:span></text:p>
          </table:table-cell>
          <table:covered-table-cell/>
          <table:covered-table-cell/>
          <table:table-cell table:style-name="Dictionary.G158" table:number-columns-spanned="3" office:value-type="string">
            <text:p text:style-name="P4">Що б то нам</text:p>
            <text:p text:style-name="P4">посовгнути – ці <text:span text:style-name="T58">межигони</text:span> часу,</text:p>
            <text:p text:style-name="P4">марудні <text:span text:style-name="T58">межигони</text:span> живоття,</text:p>
            <text:p text:style-name="P4">коли змарнілі постаті снаги,</text:p>
            <text:p text:style-name="P4">ці бурі пристрастей попопелілих,</text:p>
            <text:p text:style-name="P4">раптово окошилися на нас.</text:p>
            <text:p text:style-name="P4">І хочеться сягнути за крайчасу,</text:p>
            <text:p text:style-name="P3"><text:span text:style-name="T72">за прапервні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9" table:number-columns-spanned="3" office:value-type="string">
            <text:p text:style-name="P3">Між (ме<text:span text:style-name="T1"></text:span>жи)</text:p>
            <text:p text:style-name="P3"><text:soft-page-break/><text:span text:style-name="T45">межи, меж, </text:span><text:span text:style-name="T50">прийм.</text:span><text:span text:style-name="T45"> Уживається із </text:span><text:span text:style-name="T50">род.</text:span><text:span text:style-name="T45">, </text:span><text:span text:style-name="T50">знах.</text:span><text:span text:style-name="T45"> і </text:span><text:span text:style-name="T50">оруд.</text:span><text:span text:style-name="T45"> відмінками. Сполучення з між, межи, меж виражають: Просторові відношення:</text:span></text:p>
            <text:p text:style-name="P3"><text:span text:style-name="T26">1) </text:span><text:span text:style-name="T38">з оруд.</text:span><text:span text:style-name="T26">, </text:span><text:span text:style-name="T38">рідше з род. в.</text:span><text:span text:style-name="T26"> Уживається на означення просторового розташування предмета чи вияву дії посередині чого-небудь. </text:span><text:span text:style-name="T29">(С, 670)</text:span></text:p>
          </table:table-cell>
          <table:covered-table-cell/>
          <table:covered-table-cell/>
          <table:table-cell table:style-name="Dictionary.E159" table:number-columns-spanned="5" office:value-type="string">
            <text:p text:style-name="P3"><text:span text:style-name="T59">гін </text:span><text:span text:style-name="T64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1</text:p>
          </table:table-cell>
          <table:table-cell table:style-name="Dictionary.B160" table:number-columns-spanned="2" office:value-type="string">
            <text:p text:style-name="P3">Межисвíтній</text:p>
            <text:p text:style-name="P3">-я, -є, <text:span text:style-name="T72">прикм., </text:span><text:span text:style-name="T71">інд.-авт.</text:span></text:p>
          </table:table-cell>
          <table:covered-table-cell/>
          <table:table-cell table:style-name="Dictionary.D160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91"> </text:span><text:span text:style-name="T95">ме</text:span><text:span text:style-name="T96"></text:span><text:span text:style-name="T95">жи</text:span><text:span text:style-name="T90"> і </text:span><text:span text:style-name="T95">світ</text:span></text:p>
          </table:table-cell>
          <table:covered-table-cell/>
          <table:covered-table-cell/>
          <table:table-cell table:style-name="Dictionary.G160" table:number-columns-spanned="3" office:value-type="string">
            <text:p text:style-name="P4">Ці сосни, вбрані в синій-синій іній,</text:p>
            <text:p text:style-name="P4">на взгір’я збіглі і завмерлі, мерехтом -</text:p>
            <text:p text:style-name="P4">чи то цвинтарним ачи <text:span text:style-name="T58">межисвітнім</text:span> -</text:p>
            <text:p text:style-name="P3"><text:span text:style-name="T72">мені відкрили візерунки душ…</text:span><text:span text:style-name="T71"> </text:span><text:span text:style-name="T85">(П, І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1" table:number-columns-spanned="3" office:value-type="string">
            <text:p text:style-name="P3"><text:span text:style-name="T59">межи</text:span> <text:span text:style-name="T64">(див. 80)</text:span></text:p>
          </table:table-cell>
          <table:covered-table-cell/>
          <table:covered-table-cell/>
          <table:table-cell table:style-name="Dictionary.E161" table:number-columns-spanned="5" office:value-type="string">
            <text:p text:style-name="P3"><text:span text:style-name="T83">світ </text:span><text:span text:style-name="T64">(див. 6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2</text:p>
          </table:table-cell>
          <table:table-cell table:style-name="Dictionary.B162" table:number-columns-spanned="2" office:value-type="string">
            <text:p text:style-name="P3">Мертвокрил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62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мéртвий</text:span><text:span text:style-name="T106"> і </text:span><text:span text:style-name="T60">крилó</text:span></text:p>
          </table:table-cell>
          <table:covered-table-cell/>
          <table:covered-table-cell/>
          <table:table-cell table:style-name="Dictionary.G162" table:number-columns-spanned="3" office:value-type="string">
            <text:p text:style-name="P4">А <text:span text:style-name="T58">мертвокрилі</text:span> стугонять стимфали,</text:p>
            <text:p text:style-name="P4">напевну провіщаючи біду,</text:p>
            <text:p text:style-name="P4">що ослонила біле опахало</text:p>
            <text:p text:style-name="P3"><text:span text:style-name="T72">і по моєму нишпорить сліду.</text:span><text:span text:style-name="T71"> </text:span><text:span text:style-name="T85">(П, ІІ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3" table:number-columns-spanned="3" office:value-type="string">
            <text:p text:style-name="P3"><text:span text:style-name="T57">м</text:span><text:span text:style-name="T57">е</text:span><text:span text:style-name="T14"></text:span><text:span text:style-name="T57">ртвий</text:span></text:p>
            <text:p text:style-name="P3">-а, -е.</text:p>
            <text:p text:style-name="P3"><text:soft-page-break/>1) Такий, у якому припинилося життя; померлий; <text:span text:style-name="T70">прот.</text:span> живий. || <text:span text:style-name="T70">у знач.</text:span> <text:span text:style-name="T70">ім.</text:span> мертвий, -вого, <text:span text:style-name="T70">ч.</text:span>; мертва, -вої, <text:span text:style-name="T70">ж.</text:span> Мрець. || Про частини тіла мерця. || Засохлий, завмерлий, сухий (про рослинність). || <text:span text:style-name="T70">перен.</text:span>Надзвичайно схвильований, знесилений, стомлений (про людину).</text:p>
            <text:p text:style-name="P3"><text:span text:style-name="T26">3) </text:span><text:span text:style-name="T38">перен.</text:span><text:span text:style-name="T26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29">(С, 661)</text:span></text:p>
          </table:table-cell>
          <table:covered-table-cell/>
          <table:covered-table-cell/>
          <table:table-cell table:style-name="Dictionary.E163" table:number-columns-spanned="5" office:value-type="string">
            <text:p text:style-name="P3"><text:span text:style-name="T57">крил</text:span><text:span text:style-name="T57">о</text:span><text:span text:style-name="T14"></text:span></text:p>
            <text:p text:style-name="P3"><text:span text:style-name="T45">-а, </text:span><text:span text:style-name="T50">с.</text:span></text:p>
            <text:p text:style-name="P3"><text:soft-page-break/>1) Літальний орган птахів, комах та деяких ссавців (напр., кажанів).<text:span text:style-name="T99"> </text:span><text:span text:style-name="T100">(С, 5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3</text:p>
          </table:table-cell>
          <table:table-cell table:style-name="Dictionary.B164" table:number-columns-spanned="2" office:value-type="string">
            <text:p text:style-name="P3">Молодощáстя</text:p>
            <text:p text:style-name="P3">-я, <text:span text:style-name="T71">ім., с., інд.-авт.</text:span></text:p>
          </table:table-cell>
          <table:covered-table-cell/>
          <table:table-cell table:style-name="Dictionary.D164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молодий</text:span><text:span text:style-name="T106"> і </text:span><text:span text:style-name="T60">щáстя</text:span></text:p>
          </table:table-cell>
          <table:covered-table-cell/>
          <table:covered-table-cell/>
          <table:table-cell table:style-name="Dictionary.G164" table:number-columns-spanned="3" office:value-type="string">
            <text:p text:style-name="P4">Ти десь живеш на призабутім березі</text:p>
            <text:p text:style-name="P4">моїх змілілих пам’ятей. Блукаєш</text:p>
            <text:p text:style-name="P4">пустелею моїх <text:span text:style-name="T58">молодощасть</text:span>,</text:p>
            <text:p text:style-name="P3"><text:span text:style-name="T72">як біла тінь суворої скорботи.</text:span><text:span text:style-name="T71"> </text:span><text:span text:style-name="T85">(П, І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5" table:number-columns-spanned="3" office:value-type="string">
            <text:p text:style-name="P3"><text:span text:style-name="T60">молодий </text:span><text:span text:style-name="T69">(див. 23)</text:span></text:p>
          </table:table-cell>
          <table:covered-table-cell/>
          <table:covered-table-cell/>
          <table:table-cell table:style-name="Dictionary.E165" table:number-columns-spanned="5" office:value-type="string">
            <text:p text:style-name="P3"><text:span text:style-name="T57">щ</text:span><text:span text:style-name="T57">а</text:span><text:span text:style-name="T14"></text:span><text:span text:style-name="T57">стя</text:span></text:p>
            <text:p text:style-name="P3"><text:span text:style-name="T45">-я, </text:span><text:span text:style-name="T50">с.</text:span></text:p>
            <text:p text:style-name="P3">1) Стан цілковитого задоволення життям, відчуття глибокого вдоволення <text:soft-page-break/>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99"> </text:span><text:span text:style-name="T100">(С, 163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4</text:p>
          </table:table-cell>
          <table:table-cell table:style-name="Dictionary.B166" table:number-columns-spanned="2" office:value-type="string">
            <text:p text:style-name="P3">НÁдвищ</text:p>
            <text:p text:style-name="P3">-і, <text:span text:style-name="T71">ім., ж., інд.-авт.</text:span></text:p>
          </table:table-cell>
          <table:covered-table-cell/>
          <table:table-cell table:style-name="Dictionary.D166" table:number-columns-spanned="3" office:value-type="string">
            <text:p text:style-name="P3"><text:span text:style-name="T87">утворене суфіксально-префіксальним способом, похідне від слів:</text:span><text:span text:style-name="T106"> </text:span><text:span text:style-name="T60">над</text:span><text:span text:style-name="T106"> і </text:span><text:span text:style-name="T60">вищий</text:span></text:p>
          </table:table-cell>
          <table:covered-table-cell/>
          <table:covered-table-cell/>
          <table:table-cell table:style-name="Dictionary.G166" table:number-columns-spanned="3" office:value-type="string">
            <text:p text:style-name="P4">У небо, у <text:span text:style-name="T58">надвищ</text:span>, за хмари за чорні</text:p>
            <text:p text:style-name="P3"><text:span text:style-name="T72">до сонця, Ікаре, спрямовуй свій лет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7" table:number-columns-spanned="3" office:value-type="string">
            <text:p text:style-name="P3">над</text:p>
            <text:p text:style-name="P3"><text:span text:style-name="T50">рідко </text:span><text:span text:style-name="T45">наді, надо, </text:span><text:span text:style-name="T50">прийм.</text:span><text:span text:style-name="T45">, </text:span><text:span text:style-name="T50">з оруд.</text:span><text:span text:style-name="T45"> </text:span><text:span text:style-name="T50">і знах. в.</text:span><text:span text:style-name="T45"> Сполучення з над виражають: Просторові відношення:</text:span></text:p>
            <text:p text:style-name="P3">1) <text:span text:style-name="T70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"><text:soft-page-break/>2) <text:span text:style-name="T70">із знах. в.</text:span> Уживається для позначення місця, куди спрямована дія. Об'єктні відношення:</text:p>
            <text:p text:style-name="P3"><text:span text:style-name="T26">5) </text:span><text:span text:style-name="T38">із знах.</text:span><text:span text:style-name="T26">, </text:span><text:span text:style-name="T38">рідко з оруд. в.</text:span><text:span text:style-name="T26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38">Над усе</text:span><text:span text:style-name="T26">. </text:span><text:span text:style-name="T29">(С, 709)</text:span></text:p>
          </table:table-cell>
          <table:covered-table-cell/>
          <table:covered-table-cell/>
          <table:table-cell table:style-name="Dictionary.E167" table:number-columns-spanned="5" office:value-type="string">
            <text:p text:style-name="P3"><text:span text:style-name="T57">в</text:span><text:span text:style-name="T57">и</text:span><text:span text:style-name="T14"></text:span><text:span text:style-name="T57">щий</text:span></text:p>
            <text:p text:style-name="P3">-а, -е.</text:p>
            <text:p text:style-name="P3">1) Вищ. ст. до високий. <text:span text:style-name="T83">(С, 1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5</text:p>
          </table:table-cell>
          <table:table-cell table:style-name="Dictionary.B168" table:number-columns-spanned="2" office:value-type="string">
            <text:p text:style-name="P3">Наднéбо</text:p>
            <text:p text:style-name="P3">-а, <text:span text:style-name="T71">ім., с., інд.-авт.</text:span></text:p>
          </table:table-cell>
          <table:covered-table-cell/>
          <table:table-cell table:style-name="Dictionary.D168" table:number-columns-spanned="3" office:value-type="string">
            <text:p text:style-name="P3"><text:span text:style-name="T87">утворене префіксальним способом, похідне від слова</text:span><text:span text:style-name="T106"> </text:span><text:span text:style-name="T60">над</text:span><text:span text:style-name="T106"> і </text:span><text:span text:style-name="T60">нéбо</text:span></text:p>
          </table:table-cell>
          <table:covered-table-cell/>
          <table:covered-table-cell/>
          <table:table-cell table:style-name="Dictionary.G168" table:number-columns-spanned="3" office:value-type="string">
            <text:p text:style-name="P4">Були мої моління всує - </text:p>
            <text:p text:style-name="P4">Бог не почув і не простив,</text:p>
            <text:p text:style-name="P4">і вже її душа прямує</text:p>
            <text:p text:style-name="P3"><text:span text:style-name="T72">в </text:span><text:span text:style-name="T79">наднеба</text:span><text:span text:style-name="T72"> синь.</text:span><text:span text:style-name="T71"> </text:span><text:span text:style-name="T85">(П, ІІ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9" table:number-columns-spanned="3" office:value-type="string">
            <text:p text:style-name="P3"><text:span text:style-name="T60">над </text:span><text:span text:style-name="T69">(див. 83)</text:span></text:p>
          </table:table-cell>
          <table:covered-table-cell/>
          <table:covered-table-cell/>
          <table:table-cell table:style-name="Dictionary.E169" table:number-columns-spanned="5" office:value-type="string">
            <text:p text:style-name="P3">небо</text:p>
            <text:p text:style-name="P3"><text:span text:style-name="T41">I </text:span><text:span text:style-name="T45">не</text:span><text:span text:style-name="T42"></text:span><text:span text:style-name="T45">бо</text:span></text:p>
            <text:p text:style-name="P3">-а, <text:span text:style-name="T70">с.</text:span></text:p>
            <text:p text:style-name="P3">1) Видимий над поверхнею землі повітряний простір у формі шатра.</text:p>
            <text:p text:style-name="P3">2) За релігійними уявленнями – місцеперебування Бога, ангелів, святих; потойбічний світ, рай.<text:span text:style-name="T99"> </text:span><text:span text:style-name="T100">(С, 74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6</text:p>
          </table:table-cell>
          <table:table-cell table:style-name="Dictionary.B170" table:number-columns-spanned="2" office:value-type="string">
            <text:p text:style-name="P3">НадÓкруж</text:p>
            <text:p text:style-name="P3">незм., присл., інд.-авт.</text:p>
          </table:table-cell>
          <table:covered-table-cell/>
          <table:table-cell table:style-name="Dictionary.D170" table:number-columns-spanned="3" office:value-type="string">
            <text:p text:style-name="P3"><text:span text:style-name="T86">утворене префіксальним способом, похідне </text:span><text:soft-page-break/><text:span text:style-name="T86">від слова</text:span><text:span text:style-name="T91"> </text:span><text:span text:style-name="T95">о</text:span><text:span text:style-name="T96"></text:span><text:span text:style-name="T95">круга</text:span></text:p>
          </table:table-cell>
          <table:covered-table-cell/>
          <table:covered-table-cell/>
          <table:table-cell table:style-name="Dictionary.G170" table:number-columns-spanned="3" office:value-type="string">
            <text:p text:style-name="P4">А <text:span text:style-name="T58">надокруж</text:span> – майстри заплічні</text:p>
            <text:p text:style-name="P3"><text:span text:style-name="T72">стежок – ганебних і величних.</text:span><text:span text:style-name="T71"> </text:span><text:soft-page-break/><text:span text:style-name="T85">(П, ІІ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1" table:number-columns-spanned="3" office:value-type="string">
            <text:p text:style-name="P3"><text:span text:style-name="T60">над </text:span><text:span text:style-name="T69">(див. 83)</text:span></text:p>
          </table:table-cell>
          <table:covered-table-cell/>
          <table:covered-table-cell/>
          <table:table-cell table:style-name="Dictionary.E171" table:number-columns-spanned="5" office:value-type="string">
            <text:p text:style-name="P3"><text:span text:style-name="T57">окр</text:span><text:span text:style-name="T57">у</text:span><text:span text:style-name="T14"></text:span><text:span text:style-name="T57">га</text:span></text:p>
            <text:p text:style-name="P3"><text:span text:style-name="T45">-и, </text:span><text:span text:style-name="T50">ж.</text:span></text:p>
            <text:p text:style-name="P3">1) Навколишня місцевість.<text:span text:style-name="T99"> </text:span><text:span text:style-name="T100">(С, 8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7</text:p>
          </table:table-cell>
          <table:table-cell table:style-name="Dictionary.B172" table:number-columns-spanned="2" office:value-type="string">
            <text:p text:style-name="P3">Надторóси</text:p>
            <text:p text:style-name="P3">-ів, <text:span text:style-name="T71">ім., мн., інд.-авт.</text:span></text:p>
          </table:table-cell>
          <table:covered-table-cell/>
          <table:table-cell table:style-name="Dictionary.D172" table:number-columns-spanned="3" office:value-type="string">
            <text:p text:style-name="P3"><text:span text:style-name="T87">утворене префіксальним способом, похідне від слів:</text:span> <text:span text:style-name="T59">над</text:span> і <text:span text:style-name="T58">торóси</text:span></text:p>
          </table:table-cell>
          <table:covered-table-cell/>
          <table:covered-table-cell/>
          <table:table-cell table:style-name="Dictionary.G172" table:number-columns-spanned="3" office:value-type="string">
            <text:p text:style-name="P4">…оце світіння полохких світань</text:p>
            <text:p text:style-name="P4">світів жертовних, що мене запалює</text:p>
            <text:p text:style-name="P4">всенепогасним і ламким, як крига,</text:p>
            <text:p text:style-name="P3"><text:span text:style-name="T72">огнем співучих </text:span><text:span text:style-name="T79">надторосів</text:span><text:span text:style-name="T72"> – криг.</text:span><text:span text:style-name="T71"> </text:span><text:span text:style-name="T85">(П, І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3" table:number-columns-spanned="3" office:value-type="string">
            <text:p text:style-name="P3"><text:span text:style-name="T60">над </text:span><text:span text:style-name="T69">(див. 83)</text:span></text:p>
          </table:table-cell>
          <table:covered-table-cell/>
          <table:covered-table-cell/>
          <table:table-cell table:style-name="Dictionary.E173" table:number-columns-spanned="5" office:value-type="string">
            <text:p text:style-name="P3"><text:span text:style-name="T57">тор</text:span><text:span text:style-name="T57">о</text:span><text:span text:style-name="T14"></text:span><text:span text:style-name="T57">с</text:span></text:p>
            <text:p text:style-name="P3"><text:span text:style-name="T45">-а, </text:span><text:span text:style-name="T50">ч.</text:span></text:p>
            <text:p text:style-name="P3">Нагромадження уламків криги на замерзлих морях і річках, що утворюється внаслідок стискання льоду.<text:span text:style-name="T99"> </text:span><text:span text:style-name="T100">(С, 1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8</text:p>
          </table:table-cell>
          <table:table-cell table:style-name="Dictionary.B174" table:number-columns-spanned="2" office:value-type="string">
            <text:p text:style-name="P3">Нáкрик</text:p>
            <text:p text:style-name="P3">-у, <text:span text:style-name="T71">ім., ч., інд.-авт.</text:span></text:p>
          </table:table-cell>
          <table:covered-table-cell/>
          <table:table-cell table:style-name="Dictionary.D174" table:number-columns-spanned="3" office:value-type="string">
            <text:p text:style-name="P3"><text:span text:style-name="T87">утворене префіксальним способом, похідне від слова</text:span><text:span text:style-name="T106"> </text:span><text:span text:style-name="T60">крик</text:span></text:p>
          </table:table-cell>
          <table:covered-table-cell/>
          <table:covered-table-cell/>
          <table:table-cell table:style-name="Dictionary.G174" table:number-columns-spanned="3" office:value-type="string">
            <text:p text:style-name="P4">Отой прощальний змах тонкоголосий</text:p>
            <text:p text:style-name="P4">тремтливої руки, той голий <text:span text:style-name="T58">накрик</text:span> - </text:p>
            <text:p text:style-name="P4">пункти рами – щербати й яр, той пагорб - </text:p>
            <text:p text:style-name="P3"><text:span text:style-name="T72">яким зигзагом путь тобі значив?</text:span><text:span text:style-name="T71"> </text:span><text:span text:style-name="T85">(П, І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5" table:number-columns-spanned="8" office:value-type="string">
            <text:p text:style-name="P3"><text:span text:style-name="T60">крик </text:span><text:span text:style-name="T69">(див. 7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89</text:p>
          </table:table-cell>
          <table:table-cell table:style-name="Dictionary.B176" table:number-columns-spanned="2" office:value-type="string">
            <text:p text:style-name="P3">Нáмерзи</text:p>
            <text:p text:style-name="P3">-ів, <text:span text:style-name="T71">ім., мн., інд.-авт.</text:span></text:p>
          </table:table-cell>
          <table:covered-table-cell/>
          <table:table-cell table:style-name="Dictionary.D176" table:number-columns-spanned="3" office:value-type="string">
            <text:p text:style-name="P3"><text:span text:style-name="T87">утворене нульсуфіксальним способом, похідне від слова</text:span><text:span text:style-name="T106"> </text:span><text:span text:style-name="T60">намерза</text:span><text:span text:style-name="T96"></text:span><text:span text:style-name="T60">ти</text:span></text:p>
          </table:table-cell>
          <table:covered-table-cell/>
          <table:covered-table-cell/>
          <table:table-cell table:style-name="Dictionary.G176" table:number-columns-spanned="3" office:value-type="string">
            <text:p text:style-name="P4">О скрипки тьмавий гуд – мов скапує живиця,</text:p>
            <text:p text:style-name="P4">зникають <text:span text:style-name="T58">намерзи</text:span> і вже хмеліє гін</text:p>
            <text:p text:style-name="P3"><text:span text:style-name="T72">дзвінкого дерева…</text:span><text:span text:style-name="T71"> </text:span><text:span text:style-name="T85">(П, ІІ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7" table:number-columns-spanned="8" office:value-type="string">
            <text:p text:style-name="P3"><text:span text:style-name="T57">намерз</text:span><text:span text:style-name="T57">а</text:span><text:span text:style-name="T14"></text:span><text:span text:style-name="T57">ти</text:span></text:p>
            <text:p text:style-name="P3"><text:span text:style-name="T45">-ає, </text:span><text:span text:style-name="T50">недок.</text:span><text:span text:style-name="T45">, намерзнути </text:span><text:span text:style-name="T50">і </text:span><text:span text:style-name="T45">намерзти, -зне; </text:span><text:span text:style-name="T50">мин. ч.</text:span><text:span text:style-name="T45"> намерз, -ла, -ло; </text:span><text:span text:style-name="T50">док.</text:span></text:p>
            <text:p text:style-name="P3">1) Замерзаючи, вкривати поверхню чого-небудь або нагромаджуватися на чому-небудь (про лід, сніг і т. ін.). || Покриватися льодом.<text:span text:style-name="T99"> </text:span><text:span text:style-name="T100">(С, 72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0</text:p>
          </table:table-cell>
          <table:table-cell table:style-name="Dictionary.B178" table:number-columns-spanned="2" office:value-type="string">
            <text:p text:style-name="P3">Напівбажáння</text:p>
            <text:p text:style-name="P3">-я, <text:span text:style-name="T71">ім., с., інд.-авт.</text:span></text:p>
          </table:table-cell>
          <table:covered-table-cell/>
          <table:table-cell table:style-name="Dictionary.D178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напíв</text:span><text:span text:style-name="T106"> і </text:span><text:span text:style-name="T60">бажáння</text:span></text:p>
          </table:table-cell>
          <table:covered-table-cell/>
          <table:covered-table-cell/>
          <table:table-cell table:style-name="Dictionary.G178" table:number-columns-spanned="3" office:value-type="string">
            <text:p text:style-name="P4">Напівступою,</text:p>
            <text:p text:style-name="P4">як над собою винесений крок</text:p>
            <text:p text:style-name="P4">задумався і скляк. <text:span text:style-name="T58">Напівбажання</text:span>,</text:p>
            <text:p text:style-name="P3"><text:span text:style-name="T72">на півваганні втяте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9" table:number-columns-spanned="3" office:value-type="string">
            <text:p text:style-name="P3"><text:span text:style-name="T57">Наполов</text:span><text:span text:style-name="T57">и</text:span><text:span text:style-name="T14"></text:span><text:span text:style-name="T57">ну (напі</text:span><text:span text:style-name="T62"></text:span><text:span text:style-name="T57">в)</text:span></text:p>
            <text:p text:style-name="P3">присл.</text:p>
            <text:p text:style-name="P3">1) У розмірі чи обсязі, що охоплює половину кого-, чого-небудь.</text:p>
            <text:p text:style-name="P3">2) Пополам з чим-небудь; з домішкою, з ознакою, з елементами чогось.</text:p>
            <text:p text:style-name="P3">3) Частково, не зовсім, не повністю або значною мірою. <text:span text:style-name="T83">(С, )</text:span></text:p>
          </table:table-cell>
          <table:covered-table-cell/>
          <table:covered-table-cell/>
          <table:table-cell table:style-name="Dictionary.E179" table:number-columns-spanned="5" office:value-type="string">
            <text:p text:style-name="P3"><text:span text:style-name="T57">баж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Прагнення, потяг до здійснення чого-небудь; хотіння.<text:span text:style-name="T99"> </text:span><text:span text:style-name="T100">(С, 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1</text:p>
          </table:table-cell>
          <table:table-cell table:style-name="Dictionary.B180" table:number-columns-spanned="2" office:value-type="string">
            <text:p text:style-name="P3">Напівступá</text:p>
            <text:p text:style-name="P3"><text:soft-page-break/>-и, <text:span text:style-name="T71">ім., </text:span><text:span text:style-name="T72">ж., інд.-авт.</text:span></text:p>
          </table:table-cell>
          <table:covered-table-cell/>
          <table:table-cell table:style-name="Dictionary.D180" table:number-columns-spanned="3" office:value-type="string">
            <text:p text:style-name="P3"><text:span text:style-name="T85">утворене префіксальним </text:span><text:soft-page-break/><text:span text:style-name="T85">способом, похідне від слів:</text:span><text:span text:style-name="T106"> </text:span><text:span text:style-name="T60">напíв</text:span><text:span text:style-name="T106"> і </text:span><text:span text:style-name="T60">ступа</text:span><text:span text:style-name="T96"></text:span></text:p>
          </table:table-cell>
          <table:covered-table-cell/>
          <table:covered-table-cell/>
          <table:table-cell table:style-name="Dictionary.G180" table:number-columns-spanned="3" office:value-type="string">
            <text:p text:style-name="P4"><text:span text:style-name="T58">Напівступою</text:span>,</text:p>
            <text:p text:style-name="P4"><text:soft-page-break/>як над собою винесений крок</text:p>
            <text:p text:style-name="P4">задумався і скляк. Напівбажання,</text:p>
            <text:p text:style-name="P3"><text:span text:style-name="T72">на півваганні втяте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1" table:number-columns-spanned="3" office:value-type="string">
            <text:p text:style-name="P3"><text:span text:style-name="T57">напів </text:span>(див. 90)</text:p>
          </table:table-cell>
          <table:covered-table-cell/>
          <table:covered-table-cell/>
          <table:table-cell table:style-name="Dictionary.E181" table:number-columns-spanned="5" office:value-type="string">
            <text:p text:style-name="P3">ступа<text:span text:style-name="T101"></text:span></text:p>
            <text:p text:style-name="P3"><text:span text:style-name="T41">II </text:span><text:span text:style-name="T45">ступа</text:span><text:span text:style-name="T44"></text:span></text:p>
            <text:p text:style-name="P3">-и, <text:span text:style-name="T70">ж.</text:span>, <text:span text:style-name="T70">перев.</text:span> <text:span text:style-name="T70">з означ.</text:span></text:p>
            <text:p text:style-name="P3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99"> </text:span><text:span text:style-name="T100">(С, 14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2</text:p>
          </table:table-cell>
          <table:table-cell table:style-name="Dictionary.B182" table:number-columns-spanned="2" office:value-type="string">
            <text:p text:style-name="P3">Нáхлюпи</text:p>
            <text:p text:style-name="P3">-ів, <text:span text:style-name="T71">ім., мн., інд.-авт.</text:span></text:p>
          </table:table-cell>
          <table:covered-table-cell/>
          <table:table-cell table:style-name="Dictionary.D182" table:number-columns-spanned="3" office:value-type="string">
            <text:p text:style-name="P3"><text:span text:style-name="T87">утворене префіксальним і нульсуфіксальним способом, похідне від слова</text:span><text:span text:style-name="T106"> </text:span><text:span text:style-name="T60">хлюпати</text:span></text:p>
          </table:table-cell>
          <table:covered-table-cell/>
          <table:covered-table-cell/>
          <table:table-cell table:style-name="Dictionary.G182" table:number-columns-spanned="3" office:value-type="string">
            <text:p text:style-name="P4">Покірні вітру, <text:span text:style-name="T58">нахлюпи</text:span> щедрот</text:p>
            <text:p text:style-name="P4">з убогого жебрацького бенкету,</text:p>
            <text:p text:style-name="P4">відвирувавши, котяться у Лету,</text:p>
            <text:p text:style-name="P3"><text:span text:style-name="T72">в таночок взявши кревних і заброд</text:span><text:span text:style-name="T71">. </text:span><text:span text:style-name="T85">(П, І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3" table:number-columns-spanned="8" office:value-type="string">
            <text:p text:style-name="P3"><text:span text:style-name="T57">хл</text:span><text:span text:style-name="T57">ю</text:span><text:span text:style-name="T14"></text:span><text:span text:style-name="T57">пати</text:span></text:p>
            <text:p text:style-name="P3"><text:span text:style-name="T45">-аю, -аєш, </text:span><text:span text:style-name="T50">недок.</text:span></text:p>
            <text:p text:style-name="P3">1) <text:span text:style-name="T70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"><text:span text:style-name="T26">2) </text:span><text:span text:style-name="T38">перех.</text:span><text:span text:style-name="T26"> </text:span><text:span text:style-name="T38">і неперех.</text:span><text:span text:style-name="T26"> Рвучкими рухами лити, бризкати водою або іншою рідиною на кого-, що-небудь. || Розливатися, виливатися, розпліскуватися. || </text:span><text:soft-page-break/><text:span text:style-name="T26">Утворювати звуки, що нагадують хлипання.</text:span><text:span text:style-name="T38">Хлюпати носом</text:span><text:span text:style-name="T26">.</text:span><text:span text:style-name="T27"> </text:span><text:span text:style-name="T28">(С, 15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3</text:p>
          </table:table-cell>
          <table:table-cell table:style-name="Dictionary.B184" table:number-columns-spanned="2" office:value-type="string">
            <text:p text:style-name="P3">Обакрáй</text:p>
            <text:p text:style-name="P3">-ю, <text:span text:style-name="T71">ім., ч., інд.-авт.</text:span></text:p>
          </table:table-cell>
          <table:covered-table-cell/>
          <table:table-cell table:style-name="Dictionary.D184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óба</text:span><text:span text:style-name="T106"> і </text:span><text:span text:style-name="T60">край</text:span></text:p>
          </table:table-cell>
          <table:covered-table-cell/>
          <table:covered-table-cell/>
          <table:table-cell table:style-name="Dictionary.G184" table:number-columns-spanned="3" office:value-type="string">
            <text:p text:style-name="P4">З ціложиттєвого ждання</text:p>
            <text:p text:style-name="P4">Ти смерть на кілька літ відтрутив,</text:p>
            <text:p text:style-name="P4">аби почути пахощ рути</text:p>
            <text:p text:style-name="P4">і в неї впасти навмання - </text:p>
            <text:p text:style-name="P4">з усіх розлук – на <text:span text:style-name="T58">обакрай</text:span></text:p>
            <text:p text:style-name="P3"><text:span text:style-name="T72">Вітчизни – і яви, і мрії.</text:span><text:span text:style-name="T71"> </text:span><text:span text:style-name="T85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5" table:number-columns-spanned="3" office:value-type="string">
            <text:p text:style-name="P3"><text:span text:style-name="T57">Об</text:span><text:span text:style-name="T57">и</text:span><text:span text:style-name="T14"></text:span><text:span text:style-name="T57">два (</text:span><text:span text:style-name="T60">óба</text:span><text:span text:style-name="T57">)</text:span></text:p>
            <text:p text:style-name="P3"><text:span text:style-name="T45">обох, </text:span><text:span text:style-name="T50">ч.</text:span><text:span text:style-name="T45"> </text:span><text:span text:style-name="T50">і с.</text:span><text:span text:style-name="T45">, обидві, обох, </text:span><text:span text:style-name="T50">ж.</text:span><text:span text:style-name="T45">, </text:span><text:span text:style-name="T50">числ.</text:span><text:span text:style-name="T45">, </text:span><text:span text:style-name="T50">збірн.</text:span></text:p>
            <text:p text:style-name="P3"><text:span text:style-name="T26">Означає кожний із двох названих або відомих предметів; один і другий; і той, і другий. </text:span><text:span text:style-name="T38">В обидва кінці</text:span><text:span text:style-name="T26">. </text:span><text:span text:style-name="T29">(С, 804)</text:span></text:p>
          </table:table-cell>
          <table:covered-table-cell/>
          <table:covered-table-cell/>
          <table:table-cell table:style-name="Dictionary.E185" table:number-columns-spanned="5" office:value-type="string">
            <text:p text:style-name="P3"><text:span text:style-name="T60">край </text:span><text:span text:style-name="T69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4</text:p>
          </table:table-cell>
          <table:table-cell table:style-name="Dictionary.B186" table:number-columns-spanned="2" office:value-type="string">
            <text:p text:style-name="P3">Обоюдожáл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186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91"> </text:span><text:span text:style-name="T95">обою</text:span><text:span text:style-name="T96"></text:span><text:span text:style-name="T95">до</text:span><text:span text:style-name="T91"> і </text:span><text:span text:style-name="T95">жалі</text:span><text:span text:style-name="T96"></text:span><text:span text:style-name="T95">ти</text:span></text:p>
          </table:table-cell>
          <table:covered-table-cell/>
          <table:covered-table-cell/>
          <table:table-cell table:style-name="Dictionary.G186" table:number-columns-spanned="3" office:value-type="string">
            <text:p text:style-name="P4">Та мури, мов із мертвих всталі,</text:p>
            <text:p text:style-name="P4">похмуро мовили: чекай,</text:p>
            <text:p text:style-name="P4">ще обрадіє із печалі</text:p>
            <text:p text:style-name="P3"><text:span text:style-name="T72">твій </text:span><text:span text:style-name="T79">обоюдожалий</text:span><text:span text:style-name="T72"> край.</text:span><text:span text:style-name="T71"> </text:span><text:span text:style-name="T85">(П, І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7" table:number-columns-spanned="3" office:value-type="string">
            <text:p text:style-name="P3"><text:span text:style-name="T95">Обою</text:span><text:span text:style-name="T96"></text:span><text:span text:style-name="T95">до </text:span><text:span text:style-name="T90">(не подано у словнику)</text:span></text:p>
          </table:table-cell>
          <table:covered-table-cell/>
          <table:covered-table-cell/>
          <table:table-cell table:style-name="Dictionary.E187" table:number-columns-spanned="5" office:value-type="string">
            <text:p text:style-name="P3"><text:span text:style-name="T57">жал</text:span><text:span text:style-name="T57">і</text:span><text:span text:style-name="T14"></text:span><text:span text:style-name="T57">ти</text:span></text:p>
            <text:p text:style-name="P3"><text:span text:style-name="T45">-ію, -ієш, </text:span><text:span text:style-name="T50">недок.</text:span></text:p>
            <text:p text:style-name="P3">1) <text:span text:style-name="T70">перех.</text:span> <text:span text:style-name="T70">і без додатка</text:span>. Відчувати жалість, співчуття до кого-небудь.</text:p>
            <text:p text:style-name="P3"><text:soft-page-break/>2) <text:span text:style-name="T70">неперех.</text:span> Нарікати на що-небудь, уболівати за чимось, за щось; шкодувати, жалкувати.</text:p>
            <text:p text:style-name="P3"><text:span text:style-name="T26">3) </text:span><text:span text:style-name="T38">перех.</text:span><text:span text:style-name="T26"> Берегти, оберігати кого-, що-небудь. || Неохоче витрачати що-небудь; шкодувати, жалкувати.</text:span><text:span text:style-name="T27"> </text:span><text:span text:style-name="T28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5</text:p>
          </table:table-cell>
          <table:table-cell table:style-name="Dictionary.B188" table:number-columns-spanned="2" office:value-type="string">
            <text:p text:style-name="P3">ОвÓгнений</text:p>
            <text:p text:style-name="P3">-а, -е, <text:span text:style-name="T72">дієпр., інд.-авт.</text:span></text:p>
          </table:table-cell>
          <table:covered-table-cell/>
          <table:table-cell table:style-name="Dictionary.D188" table:number-columns-spanned="3" office:value-type="string">
            <text:p text:style-name="P3"><text:span text:style-name="T86">утворене суфіксально-</text:span><text:span text:style-name="T86">префіксальним способом, похідне від </text:span><text:span text:style-name="T87">в</text:span><text:span text:style-name="T106">ід неіснуючого дієслова </text:span><text:span text:style-name="T60">овогнити</text:span></text:p>
          </table:table-cell>
          <table:covered-table-cell/>
          <table:covered-table-cell/>
          <table:table-cell table:style-name="Dictionary.G188" table:number-columns-spanned="3" office:value-type="string">
            <text:p text:style-name="P4">Та за тобою небо запалало,</text:p>
            <text:p text:style-name="P3"><text:span text:style-name="T79">овогнене</text:span><text:span text:style-name="T72"> грозою стожалів.</text:span><text:span text:style-name="T71"> </text:span><text:span text:style-name="T85">(П, ІІ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9" table:number-columns-spanned="8" office:value-type="string">
            <text:p text:style-name="P3"><text:span text:style-name="T60">Овогнити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6</text:p>
          </table:table-cell>
          <table:table-cell table:style-name="Dictionary.B190" table:number-columns-spanned="2" office:value-type="string">
            <text:p text:style-name="P3">Огрáння</text:p>
            <text:p text:style-name="P3">ім., с., інд.-авт.</text:p>
          </table:table-cell>
          <table:covered-table-cell/>
          <table:table-cell table:style-name="Dictionary.D190" table:number-columns-spanned="3" office:value-type="string">
            <text:p text:style-name="P3"><text:span text:style-name="T87">утворене суфіксальним способом, похідне від слова</text:span><text:span text:style-name="T91"> </text:span><text:span text:style-name="T59">огрáнювати</text:span></text:p>
          </table:table-cell>
          <table:covered-table-cell/>
          <table:covered-table-cell/>
          <table:table-cell table:style-name="Dictionary.G190" table:number-columns-spanned="3" office:value-type="string">
            <text:p text:style-name="P4">У зашморзі бід</text:p>
            <text:p text:style-name="P4">аж зайшовся кривий од волання борлак,</text:p>
            <text:p text:style-name="P3"><text:span text:style-name="T72">аж </text:span><text:span text:style-name="T79">огранням</text:span><text:span text:style-name="T72"> дзеркал заросилася кров!</text:span><text:span text:style-name="T71"> </text:span><text:span text:style-name="T85">(П, І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1" table:number-columns-spanned="8" office:value-type="string">
            <text:p text:style-name="P3"><text:span text:style-name="T57">Огран</text:span><text:span text:style-name="T57">о</text:span><text:span text:style-name="T14"></text:span><text:span text:style-name="T57">вувати (</text:span><text:span text:style-name="T59">огрáнювати</text:span><text:span text:style-name="T57">)</text:span></text:p>
            <text:p text:style-name="P3"><text:span text:style-name="T45">-ую, -уєш, </text:span><text:span text:style-name="T50">недок.</text:span><text:span text:style-name="T45">, огранувати, -ую, -уєш, </text:span><text:span text:style-name="T50">док.</text:span><text:span text:style-name="T45">, </text:span><text:span text:style-name="T50">перех.</text:span><text:span text:style-name="T45">, </text:span><text:span text:style-name="T50">спец.</text:span></text:p>
            <text:p text:style-name="P3"><text:span text:style-name="T26">Шліфуючи поверхню чого-небудь, робити на ній грані.</text:span><text:span text:style-name="T27"> </text:span><text:span text:style-name="T28">(С, 82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7</text:p>
          </table:table-cell>
          <table:table-cell table:style-name="Dictionary.B192" table:number-columns-spanned="2" office:value-type="string">
            <text:p text:style-name="P3">Озлíння</text:p>
            <text:p text:style-name="P3">-я, <text:span text:style-name="T71">ім., ж., інд.-авт.</text:span></text:p>
          </table:table-cell>
          <table:covered-table-cell/>
          <table:table-cell table:style-name="Dictionary.D192" table:number-columns-spanned="3" office:value-type="string">
            <text:p text:style-name="P3"><text:span text:style-name="T64">утворене </text:span><text:span text:style-name="T64">суфіксальним способом, похідне від слова</text:span> <text:span text:style-name="T59">озлитися</text:span></text:p>
          </table:table-cell>
          <table:covered-table-cell/>
          <table:covered-table-cell/>
          <table:table-cell table:style-name="Dictionary.G192" table:number-columns-spanned="3" office:value-type="string">
            <text:p text:style-name="P4">А шал який! Яке <text:span text:style-name="T58">озління</text:span>!</text:p>
            <text:p text:style-name="P3"><text:span text:style-name="T72">О білий світе-блекота.</text:span><text:span text:style-name="T71"> </text:span><text:span text:style-name="T85">(П, І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3" table:number-columns-spanned="8" office:value-type="string">
            <text:p text:style-name="P3"><text:span text:style-name="T57">озл</text:span><text:span text:style-name="T57">и</text:span><text:span text:style-name="T14"></text:span><text:span text:style-name="T57">тися</text:span></text:p>
            <text:p text:style-name="P3"><text:soft-page-break/><text:span text:style-name="T45">-люся, -лишся, </text:span><text:span text:style-name="T50">док.</text:span></text:p>
            <text:p text:style-name="P3">Стати розлюченим, роздратованим; розізлитися, розгніватися. || Стати злим, злостивим.<text:span text:style-name="T99"> </text:span><text:span text:style-name="T100">(С, 83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8</text:p>
          </table:table-cell>
          <table:table-cell table:style-name="Dictionary.B194" table:number-columns-spanned="2" office:value-type="string">
            <text:p text:style-name="P3">Ошрóття</text:p>
            <text:p text:style-name="P3">-я, <text:span text:style-name="T71">ім., збірн., інд.-авт.</text:span></text:p>
          </table:table-cell>
          <table:covered-table-cell/>
          <table:table-cell table:style-name="Dictionary.D194" table:number-columns-spanned="3" office:value-type="string">
            <text:p text:style-name="P3"><text:span text:style-name="T87">утворене суфіксально-префіксальним способом, похідне від слова</text:span> <text:span text:style-name="T59">шріт</text:span></text:p>
          </table:table-cell>
          <table:covered-table-cell/>
          <table:covered-table-cell/>
          <table:table-cell table:style-name="Dictionary.G194" table:number-columns-spanned="3" office:value-type="string">
            <text:p text:style-name="P4">І тінь біжить – поверхи давніх днів.</text:p>
            <text:p text:style-name="P3"><text:span text:style-name="T72">І заволока – на </text:span><text:span text:style-name="T79">ошроття</text:span><text:span text:style-name="T72"> часу.</text:span><text:span text:style-name="T71"> </text:span><text:span text:style-name="T85">(П, І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5" table:number-columns-spanned="8" office:value-type="string">
            <text:p text:style-name="P3">шріт</text:p>
            <text:p text:style-name="P3"><text:span text:style-name="T45">шроту, </text:span><text:span text:style-name="T50">ч.</text:span></text:p>
            <text:p text:style-name="P3">1) Дрібні свинцеві кульки для стрільби з мисливської рушниці; дріб.<text:span text:style-name="T99"> </text:span><text:span text:style-name="T100">(С, 163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99</text:p>
          </table:table-cell>
          <table:table-cell table:style-name="Dictionary.B196" table:number-columns-spanned="2" office:value-type="string">
            <text:p text:style-name="P3">Пáверх</text:p>
            <text:p text:style-name="P3">-у, <text:span text:style-name="T71">ім., ч., інд.-авт.</text:span></text:p>
          </table:table-cell>
          <table:covered-table-cell/>
          <table:table-cell table:style-name="Dictionary.D196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а</text:span><text:span text:style-name="T106">... (“подібний”) і </text:span><text:span text:style-name="T60">верх</text:span></text:p>
          </table:table-cell>
          <table:covered-table-cell/>
          <table:covered-table-cell/>
          <table:table-cell table:style-name="Dictionary.G196" table:number-columns-spanned="3" office:value-type="string">
            <text:p text:style-name="P4">Тут <text:span text:style-name="T58">паверх</text:span>, паниз, пажиття і паскін,</text:p>
            <text:p text:style-name="P4">переступай лискуче лезо меж,</text:p>
            <text:p text:style-name="P4">і рідні лиця за порожні маски</text:p>
            <text:p text:style-name="P3"><text:span text:style-name="T72">тобі здадуться з понадгірних веж.</text:span><text:span text:style-name="T71"> </text:span><text:span text:style-name="T85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7" table:number-columns-spanned="3" office:value-type="string">
            <text:p text:style-name="P3"><text:span text:style-name="T24">Па</text:span><text:span text:style-name="T30">... </text:span><text:span text:style-name="T31">(не подано у словнику)</text:span></text:p>
          </table:table-cell>
          <table:covered-table-cell/>
          <table:covered-table-cell/>
          <table:table-cell table:style-name="Dictionary.E197" table:number-columns-spanned="5" office:value-type="string">
            <text:p text:style-name="P3">верх</text:p>
            <text:p text:style-name="P3"><text:span text:style-name="T45">-у, </text:span><text:span text:style-name="T50">ч.</text:span></text:p>
            <text:p text:style-name="P3">1) Верхня, найвища частина чого-небудь; вершина. || Поверхня землі, якої-небудь рідини і т. ін.<text:span text:style-name="T99"> </text:span><text:span text:style-name="T100">(С, 12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0</text:p>
          </table:table-cell>
          <table:table-cell table:style-name="Dictionary.B198" table:number-columns-spanned="2" office:value-type="string">
            <text:p text:style-name="P3">Пажиття</text:p>
            <text:p text:style-name="P3">-я, <text:span text:style-name="T71">ім., с., інд.-авт.</text:span></text:p>
          </table:table-cell>
          <table:covered-table-cell/>
          <table:table-cell table:style-name="Dictionary.D198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а</text:span><text:span text:style-name="T106">... </text:span><text:soft-page-break/><text:span text:style-name="T106">(“подібний”) і </text:span><text:span text:style-name="T60">життя</text:span></text:p>
          </table:table-cell>
          <table:covered-table-cell/>
          <table:covered-table-cell/>
          <table:table-cell table:style-name="Dictionary.G198" table:number-columns-spanned="3" office:value-type="string">
            <text:p text:style-name="P4">Тут паверх, паниз, <text:span text:style-name="T58">пажиття</text:span> і паскін,</text:p>
            <text:p text:style-name="P4">переступай лискуче лезо меж,</text:p>
            <text:p text:style-name="P4"><text:soft-page-break/>і рідні лиця за порожні маски</text:p>
            <text:p text:style-name="P3"><text:span text:style-name="T72">тобі здадуться з понадгірних веж.</text:span><text:span text:style-name="T71"> </text:span><text:span text:style-name="T85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9" table:number-columns-spanned="8" office:value-type="string">
            <text:p text:style-name="P3"><text:span text:style-name="T60">життя </text:span><text:span text:style-name="T69">(див. 6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1</text:p>
          </table:table-cell>
          <table:table-cell table:style-name="Dictionary.B200" table:number-columns-spanned="2" office:value-type="string">
            <text:p text:style-name="P3">Пáниз</text:p>
            <text:p text:style-name="P3">-у, <text:span text:style-name="T71">ім., ч., інд.-авт.</text:span></text:p>
          </table:table-cell>
          <table:covered-table-cell/>
          <table:table-cell table:style-name="Dictionary.D200" table:number-columns-spanned="3" office:value-type="string">
            <text:p text:style-name="P3"><text:span text:style-name="T87">утворене префіксальним </text:span><text:span text:style-name="T87">способом, похідне від слів:</text:span><text:span text:style-name="T106"> </text:span><text:span text:style-name="T60">па</text:span><text:span text:style-name="T106">... (“подібний”) і </text:span><text:span text:style-name="T60">низ</text:span></text:p>
          </table:table-cell>
          <table:covered-table-cell/>
          <table:covered-table-cell/>
          <table:table-cell table:style-name="Dictionary.G200" table:number-columns-spanned="3" office:value-type="string">
            <text:p text:style-name="P4">Тут паверх, <text:span text:style-name="T58">паниз</text:span>, пажиття і паскін,</text:p>
            <text:p text:style-name="P4">переступай лискуче лезо меж,</text:p>
            <text:p text:style-name="P4">і рідні лиця за порожні маски</text:p>
            <text:p text:style-name="P3"><text:span text:style-name="T72">тобі здадуться з понадгірних веж.</text:span><text:span text:style-name="T71"> </text:span><text:span text:style-name="T85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1" table:number-columns-spanned="8" office:value-type="string">
            <text:p text:style-name="P3">низ</text:p>
            <text:p text:style-name="P3"><text:span text:style-name="T45">-у, </text:span><text:span text:style-name="T50">ч.</text:span></text:p>
            <text:p text:style-name="P3"><text:span text:style-name="T46">1) Нижня частина предмета. || </text:span><text:span text:style-name="T51">рідко</text:span><text:span text:style-name="T46">. Те саме, що виворіт.</text:span><text:span text:style-name="T47"> </text:span><text:span text:style-name="T48">(С, 78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2</text:p>
          </table:table-cell>
          <table:table-cell table:style-name="Dictionary.B202" table:number-columns-spanned="2" office:value-type="string">
            <text:p text:style-name="P3">Парура</text:p>
            <text:p text:style-name="P3">-и, <text:span text:style-name="T71">ім., ж., інд.-авт.</text:span></text:p>
          </table:table-cell>
          <table:covered-table-cell/>
          <table:table-cell table:style-name="Dictionary.D202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а</text:span><text:span text:style-name="T106">... (“подібний”) і </text:span><text:span text:style-name="T60">рýра</text:span></text:p>
          </table:table-cell>
          <table:covered-table-cell/>
          <table:covered-table-cell/>
          <table:table-cell table:style-name="Dictionary.G202" table:number-columns-spanned="3" office:value-type="string">
            <text:p text:style-name="P4">Те безмежжя сил,</text:p>
            <text:p text:style-name="P4">розбурханих од молодого болю,</text:p>
            <text:p text:style-name="P3"><text:span text:style-name="T72">ті </text:span><text:span text:style-name="T79">парури</text:span><text:span text:style-name="T72"> зусиль…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3" table:number-columns-spanned="8" office:value-type="string">
            <text:p text:style-name="P3"><text:span text:style-name="T57">р</text:span><text:span text:style-name="T57">у</text:span><text:span text:style-name="T14"></text:span><text:span text:style-name="T57">ра</text:span></text:p>
            <text:p text:style-name="P3"><text:span text:style-name="T45">-и, </text:span><text:span text:style-name="T50">ж.</text:span></text:p>
            <text:p text:style-name="P6"><text:span text:style-name="T53">1) </text:span><text:span text:style-name="T56">зах.</text:span><text:span text:style-name="T53"> Те саме, що </text:span><text:a xlink:type="simple" xlink:href="http://www.lingvo.ua/uk/Translate/uk-uk/труба"><text:span text:style-name="T98">труба</text:span></text:a><text:span text:style-name="T53">.</text:span><text:span text:style-name="T54"> </text:span><text:span text:style-name="T55">(С, 1279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3</text:p>
          </table:table-cell>
          <table:table-cell table:style-name="Dictionary.B204" table:number-columns-spanned="2" office:value-type="string">
            <text:p text:style-name="P3">Пáскін</text:p>
            <text:p text:style-name="P3">пáскону, <text:span text:style-name="T71">ім., ч., інд.-авт.</text:span></text:p>
          </table:table-cell>
          <table:covered-table-cell/>
          <table:table-cell table:style-name="Dictionary.D204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а</text:span><text:span text:style-name="T106">... (“подібний”) і </text:span><text:span text:style-name="T60">скін</text:span></text:p>
          </table:table-cell>
          <table:covered-table-cell/>
          <table:covered-table-cell/>
          <table:table-cell table:style-name="Dictionary.G204" table:number-columns-spanned="3" office:value-type="string">
            <text:p text:style-name="P4">Тут паверх, паниз, пажиття і <text:span text:style-name="T58">паскін</text:span>,</text:p>
            <text:p text:style-name="P4">переступай лискуче лезо меж,</text:p>
            <text:p text:style-name="P4">і рідні лиця за порожні маски</text:p>
            <text:p text:style-name="P3"><text:soft-page-break/><text:span text:style-name="T72">тобі здадуться з понадгірних веж.</text:span><text:span text:style-name="T71"> </text:span><text:span text:style-name="T85">(П, І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5" table:number-columns-spanned="8" office:value-type="string">
            <text:p text:style-name="P3">скін</text:p>
            <text:p text:style-name="P3"><text:span text:style-name="T45">скону, </text:span><text:span text:style-name="T50">ч.</text:span><text:span text:style-name="T45">, </text:span><text:span text:style-name="T50">уроч.</text:span></text:p>
            <text:p text:style-name="P3">Те саме, що смерть. || Кінець, межа. <text:span text:style-name="T83">(С, 133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4</text:p>
          </table:table-cell>
          <table:table-cell table:style-name="Dictionary.B206" table:number-columns-spanned="2" office:value-type="string">
            <text:p text:style-name="P3">Пекельнозóр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206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пекельний </text:span><text:span text:style-name="T106">і </text:span><text:span text:style-name="T60">зір</text:span></text:p>
          </table:table-cell>
          <table:covered-table-cell/>
          <table:covered-table-cell/>
          <table:table-cell table:style-name="Dictionary.G206" table:number-columns-spanned="3" office:value-type="string">
            <text:p text:style-name="P4">Мигоче, мов відьмак, паркан <text:span text:style-name="T58">пекельнозорий</text:span>,</text:p>
            <text:p text:style-name="P3"><text:span text:style-name="T72">за голосом покори душа рушає вспак.</text:span><text:span text:style-name="T71"> </text:span><text:span text:style-name="T85">(П, ІІ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7" table:number-columns-spanned="3" office:value-type="string">
            <text:p text:style-name="P3"><text:span text:style-name="T60">пекельний </text:span><text:span text:style-name="T66">(див. 37)</text:span></text:p>
          </table:table-cell>
          <table:covered-table-cell/>
          <table:covered-table-cell/>
          <table:table-cell table:style-name="Dictionary.E207" table:number-columns-spanned="5" office:value-type="string">
            <text:p text:style-name="P3">зір</text:p>
            <text:p text:style-name="P3"><text:span text:style-name="T45">зору, </text:span><text:span text:style-name="T50">ч.</text:span></text:p>
            <text:p text:style-name="P3">1) Одне з п'яти почуттів, органом якого є око. || Здатність бачити.</text:p>
            <text:p text:style-name="P3">2) Спрямованість очей на кого-, що-небудь; погляд.</text:p>
            <text:p text:style-name="P3">3) Те саме, що очі. <text:span text:style-name="T83">(С, 46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5</text:p>
          </table:table-cell>
          <table:table-cell table:style-name="Dictionary.B208" table:number-columns-spanned="2" office:value-type="string">
            <text:p text:style-name="P3">Піввагáння</text:p>
            <text:p text:style-name="P3">-я, <text:span text:style-name="T71">ім., с., інд.-авт.</text:span></text:p>
          </table:table-cell>
          <table:covered-table-cell/>
          <table:table-cell table:style-name="Dictionary.D208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ів</text:span><text:span text:style-name="T106"> і </text:span><text:span text:style-name="T60">вагáння</text:span></text:p>
          </table:table-cell>
          <table:covered-table-cell/>
          <table:covered-table-cell/>
          <table:table-cell table:style-name="Dictionary.G208" table:number-columns-spanned="3" office:value-type="string">
            <text:p text:style-name="P4">Напівступою,</text:p>
            <text:p text:style-name="P4">як над собою винесений крок</text:p>
            <text:p text:style-name="P4">задумався і скляк. Напівбажання,</text:p>
            <text:p text:style-name="P3"><text:span text:style-name="T72">на </text:span><text:span text:style-name="T79">півваганні</text:span><text:span text:style-name="T72"> втяте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9" table:number-columns-spanned="3" office:value-type="string">
            <text:p text:style-name="P3"><text:span text:style-name="T57">Полов</text:span><text:span text:style-name="T57">и</text:span><text:span text:style-name="T14"></text:span><text:span text:style-name="T57">на </text:span><text:span text:style-name="T84">(пів)</text:span></text:p>
            <text:p text:style-name="P3"><text:span text:style-name="T45">-и, </text:span><text:span text:style-name="T50">ж.</text:span></text:p>
            <text:p text:style-name="P3">1) Одна з двох рівних частин чого-<text:soft-page-break/>небудь. || Складова частина парного предмета. || Якась частина або певна кількість чого-небудь.</text:p>
            <text:p text:style-name="P3">2) Середина якої-небудь віддалі, якогось проміжку часу і т. ін. || Момент часу, який відповідає середині даної години. <text:span text:style-name="T83">(С, 1036)</text:span></text:p>
          </table:table-cell>
          <table:covered-table-cell/>
          <table:covered-table-cell/>
          <table:table-cell table:style-name="Dictionary.E209" table:number-columns-spanned="5" office:value-type="string">
            <text:p text:style-name="P3"><text:span text:style-name="T57">ваг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Дія за знач. вагатися.</text:p>
            <text:p text:style-name="P3"><text:soft-page-break/>2) Неспроможність відразу вирішити щось; роздумування.</text:p>
            <text:p text:style-name="P3">3) Непослідовність у поглядах, хитання.<text:span text:style-name="T99"> </text:span><text:span text:style-name="T100">(С, 1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6</text:p>
          </table:table-cell>
          <table:table-cell table:style-name="Dictionary.B210" table:number-columns-spanned="2" office:value-type="string">
            <text:p text:style-name="P3">Півдуші</text:p>
            <text:p text:style-name="P3">півдýш, <text:span text:style-name="T71">ім., мн., інд.-авт.</text:span></text:p>
          </table:table-cell>
          <table:covered-table-cell/>
          <table:table-cell table:style-name="Dictionary.D210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ів</text:span><text:span text:style-name="T106"> і </text:span><text:span text:style-name="T60">душі</text:span></text:p>
          </table:table-cell>
          <table:covered-table-cell/>
          <table:covered-table-cell/>
          <table:table-cell table:style-name="Dictionary.G210" table:number-columns-spanned="3" office:value-type="string">
            <text:p text:style-name="P4">О царство півсерць, півнадій, півпричалів,</text:p>
            <text:p text:style-name="P3"><text:span text:style-name="T72">півзамірів царство, півзмаг і </text:span><text:span text:style-name="T79">півдуш</text:span><text:span text:style-name="T72">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1" table:number-columns-spanned="3" office:value-type="string">
            <text:p text:style-name="P3"><text:span text:style-name="T60">пів </text:span><text:span text:style-name="T69">(див. 105)</text:span></text:p>
          </table:table-cell>
          <table:covered-table-cell/>
          <table:covered-table-cell/>
          <table:table-cell table:style-name="Dictionary.E211" table:number-columns-spanned="5" office:value-type="string">
            <text:p text:style-name="P3"><text:span text:style-name="T60">душі </text:span><text:span text:style-name="T66">(див. 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7</text:p>
          </table:table-cell>
          <table:table-cell table:style-name="Dictionary.B212" table:number-columns-spanned="2" office:value-type="string">
            <text:p text:style-name="P3">Півзáміри</text:p>
            <text:p text:style-name="P3">-ів, <text:span text:style-name="T71">ім., мн., інд.-авт.</text:span></text:p>
          </table:table-cell>
          <table:covered-table-cell/>
          <table:table-cell table:style-name="Dictionary.D212" table:number-columns-spanned="3" office:value-type="string">
            <text:p text:style-name="P3"><text:span text:style-name="T87">утворене </text:span><text:span text:style-name="T87">префіксальним способом, похідне від слів:</text:span><text:span text:style-name="T106"> </text:span><text:span text:style-name="T60">пів</text:span><text:span text:style-name="T106"> і </text:span><text:span text:style-name="T60">зáміри</text:span></text:p>
          </table:table-cell>
          <table:covered-table-cell/>
          <table:covered-table-cell/>
          <table:table-cell table:style-name="Dictionary.G212" table:number-columns-spanned="3" office:value-type="string">
            <text:p text:style-name="P4">О царство півсерць, півнадій, півпричалів,</text:p>
            <text:p text:style-name="P3"><text:span text:style-name="T79">півзамірів</text:span><text:span text:style-name="T72"> царство, півзмаг і півдуш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3" table:number-columns-spanned="3" office:value-type="string">
            <text:p text:style-name="P3"><text:span text:style-name="T60">пів </text:span><text:span text:style-name="T69">(див. 105)</text:span></text:p>
          </table:table-cell>
          <table:covered-table-cell/>
          <table:covered-table-cell/>
          <table:table-cell table:style-name="Dictionary.E213" table:number-columns-spanned="5" office:value-type="string">
            <text:p text:style-name="P3">за<text:span text:style-name="T97"></text:span>мір</text:p>
            <text:p text:style-name="P3"><text:span text:style-name="T41">I </text:span><text:span text:style-name="T45">за</text:span><text:span text:style-name="T44"></text:span><text:span text:style-name="T45">мір</text:span></text:p>
            <text:p text:style-name="P3">-у, <text:span text:style-name="T70">ч.</text:span></text:p>
            <text:p text:style-name="P3"><text:span text:style-name="T26">Задум, бажання зробити щось; намір. || </text:span><text:span text:style-name="T38">перев.</text:span><text:span text:style-name="T26"> </text:span><text:span text:style-name="T38">мн.</text:span><text:span text:style-name="T26"> Таємні, підступні плани, спрямовані проти кого-, чого-небудь.</text:span><text:span text:style-name="T27"> </text:span><text:span text:style-name="T28">(С, 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8</text:p>
          </table:table-cell>
          <table:table-cell table:style-name="Dictionary.B214" table:number-columns-spanned="2" office:value-type="string">
            <text:p text:style-name="P3">Півзмáги</text:p>
            <text:p text:style-name="P3">ім., мн., інд.-авт.</text:p>
          </table:table-cell>
          <table:covered-table-cell/>
          <table:table-cell table:style-name="Dictionary.D214" table:number-columns-spanned="3" office:value-type="string">
            <text:p text:style-name="P3"><text:span text:style-name="T92">утворене префіксальним і </text:span><text:soft-page-break/><text:span text:style-name="T92">нульсуфіксальним способом, похідне від слів:</text:span><text:span text:style-name="T102"> </text:span><text:span text:style-name="T63">пів</text:span><text:span text:style-name="T102"> і </text:span><text:span text:style-name="T63">змагáння</text:span></text:p>
          </table:table-cell>
          <table:covered-table-cell/>
          <table:covered-table-cell/>
          <table:table-cell table:style-name="Dictionary.G214" table:number-columns-spanned="3" office:value-type="string">
            <text:p text:style-name="P4">О царство півсерць, півнадій, півпричалів,</text:p>
            <text:p text:style-name="P3"><text:soft-page-break/><text:span text:style-name="T72">півзамірів царство, </text:span><text:span text:style-name="T79">півзмаг</text:span><text:span text:style-name="T72"> і півдуш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5" table:number-columns-spanned="3" office:value-type="string">
            <text:p text:style-name="P3"><text:span text:style-name="T60">пів </text:span><text:span text:style-name="T69">(див. 105)</text:span></text:p>
          </table:table-cell>
          <table:covered-table-cell/>
          <table:covered-table-cell/>
          <table:table-cell table:style-name="Dictionary.E215" table:number-columns-spanned="5" office:value-type="string">
            <text:p text:style-name="P3"><text:span text:style-name="T57">змаг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Намагання перевершити, перемогти когось у чому-небудь, домагаючись кращих, ніж у когось, результатів, показників.</text:p>
            <text:p text:style-name="P3"><text:span text:style-name="T26">3) </text:span><text:span text:style-name="T38">перен.</text:span><text:span text:style-name="T26"> Сутичка, боротьба двох протилежних або ворожих сил.</text:span><text:span text:style-name="T27"> </text:span><text:span text:style-name="T28">(С, 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09</text:p>
          </table:table-cell>
          <table:table-cell table:style-name="Dictionary.B216" table:number-columns-spanned="2" office:value-type="string">
            <text:p text:style-name="P3">Півнадíї</text:p>
            <text:p text:style-name="P3">півнадíй, <text:span text:style-name="T71">ім., мн., інд.-авт.</text:span></text:p>
          </table:table-cell>
          <table:covered-table-cell/>
          <table:table-cell table:style-name="Dictionary.D216" table:number-columns-spanned="3" office:value-type="string">
            <text:p text:style-name="P3"><text:span text:style-name="T87">утворене префіксальним способом, похідне </text:span><text:span text:style-name="T87">від слів:</text:span><text:span text:style-name="T106"> </text:span><text:span text:style-name="T60">пів</text:span><text:span text:style-name="T106"> і </text:span><text:span text:style-name="T60">надíї</text:span></text:p>
          </table:table-cell>
          <table:covered-table-cell/>
          <table:covered-table-cell/>
          <table:table-cell table:style-name="Dictionary.G216" table:number-columns-spanned="3" office:value-type="string">
            <text:p text:style-name="P4">О царство півсерць, <text:span text:style-name="T58">півнадій</text:span>, півпричалів,</text:p>
            <text:p text:style-name="P3"><text:span text:style-name="T72">півзамірів царство, півзмаг і півдуш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7" table:number-columns-spanned="3" office:value-type="string">
            <text:p text:style-name="P3"><text:span text:style-name="T60">пів (</text:span><text:span text:style-name="T69">див. 105)</text:span></text:p>
          </table:table-cell>
          <table:covered-table-cell/>
          <table:covered-table-cell/>
          <table:table-cell table:style-name="Dictionary.E217" table:number-columns-spanned="5" office:value-type="string">
            <text:p text:style-name="P3"><text:span text:style-name="T57">над</text:span><text:span text:style-name="T57">і</text:span><text:span text:style-name="T14"></text:span><text:span text:style-name="T57">я</text:span></text:p>
            <text:p text:style-name="P3"><text:span text:style-name="T45">-ї, </text:span><text:span text:style-name="T50">ж.</text:span></text:p>
            <text:p text:style-name="P3">1) Впевненість у можливості здійснення чогось бажаного, потрібного, приємного; сподівання.<text:span text:style-name="T99"> </text:span><text:span text:style-name="T100">(С, 7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0</text:p>
          </table:table-cell>
          <table:table-cell table:style-name="Dictionary.B218" table:number-columns-spanned="2" office:value-type="string">
            <text:p text:style-name="P3">Півнебéс</text:p>
            <text:p text:style-name="P3">півнебéс, <text:span text:style-name="T71">ім., мн., інд.-авт.</text:span></text:p>
          </table:table-cell>
          <table:covered-table-cell/>
          <table:table-cell table:style-name="Dictionary.D218" table:number-columns-spanned="3" office:value-type="string">
            <text:p text:style-name="P3"><text:span text:style-name="T87">утворене префіксальним способом, похідне </text:span><text:soft-page-break/><text:span text:style-name="T87">від слів:</text:span><text:span text:style-name="T106"> </text:span><text:span text:style-name="T60">пів</text:span><text:span text:style-name="T106"> і </text:span><text:span text:style-name="T60">небесá</text:span></text:p>
          </table:table-cell>
          <table:covered-table-cell/>
          <table:covered-table-cell/>
          <table:table-cell table:style-name="Dictionary.G218" table:number-columns-spanned="3" office:value-type="string">
            <text:p text:style-name="P4">І з тих затятих здвоєних ночей</text:p>
            <text:p text:style-name="P4">на <text:span text:style-name="T58">півнебес</text:span> зажевріло б іржання</text:p>
            <text:p text:style-name="P3"><text:soft-page-break/><text:span text:style-name="T72">чи сиваша чи привиду.</text:span><text:span text:style-name="T71"> </text:span><text:span text:style-name="T85">(П, І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9" table:number-columns-spanned="3" office:value-type="string">
            <text:p text:style-name="P3"><text:span text:style-name="T60">пів </text:span><text:span text:style-name="T69">(див. 105)</text:span></text:p>
          </table:table-cell>
          <table:covered-table-cell/>
          <table:covered-table-cell/>
          <table:table-cell table:style-name="Dictionary.E219" table:number-columns-spanned="5" office:value-type="string">
            <text:p text:style-name="P3"><text:span text:style-name="T60">небесá </text:span><text:span text:style-name="T66">(див. 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1</text:p>
          </table:table-cell>
          <table:table-cell table:style-name="Dictionary.B220" table:number-columns-spanned="2" office:value-type="string">
            <text:p text:style-name="P3">Півпричáли</text:p>
            <text:p text:style-name="P3">-ів, <text:span text:style-name="T71">ім., мн., інд.-авт.</text:span></text:p>
          </table:table-cell>
          <table:covered-table-cell/>
          <table:table-cell table:style-name="Dictionary.D220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ів</text:span><text:span text:style-name="T106"> і </text:span><text:span text:style-name="T60">причáли</text:span></text:p>
          </table:table-cell>
          <table:covered-table-cell/>
          <table:covered-table-cell/>
          <table:table-cell table:style-name="Dictionary.G220" table:number-columns-spanned="3" office:value-type="string">
            <text:p text:style-name="P4">О царство півсерць, півнадій, <text:span text:style-name="T58">півпричалів</text:span>,</text:p>
            <text:p text:style-name="P3"><text:span text:style-name="T72">півзамірів царство, півзмаг і півдуш!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1" table:number-columns-spanned="3" office:value-type="string">
            <text:p text:style-name="P3"><text:span text:style-name="T60">пів </text:span><text:span text:style-name="T69">(див. 105)</text:span></text:p>
          </table:table-cell>
          <table:covered-table-cell/>
          <table:covered-table-cell/>
          <table:table-cell table:style-name="Dictionary.E221" table:number-columns-spanned="5" office:value-type="string">
            <text:p text:style-name="P3"><text:span text:style-name="T57">прич</text:span><text:span text:style-name="T57">а</text:span><text:span text:style-name="T14"></text:span><text:span text:style-name="T57">л</text:span></text:p>
            <text:p text:style-name="P3"><text:span text:style-name="T45">-у, </text:span><text:span text:style-name="T50">ч.</text:span></text:p>
            <text:p text:style-name="P3"><text:span text:style-name="T26">2) </text:span><text:span text:style-name="T38">перен.</text:span><text:span text:style-name="T26"> Пристановище для кого-, чого-небудь; притулок.</text:span><text:span text:style-name="T27"> </text:span><text:span text:style-name="T28">(С, 11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2</text:p>
          </table:table-cell>
          <table:table-cell table:style-name="Dictionary.B222" table:number-columns-spanned="2" office:value-type="string">
            <text:p text:style-name="P3">Повногóрля</text:p>
            <text:p text:style-name="P3">-я, <text:span text:style-name="T71">ім., с., інд.-авт.</text:span></text:p>
          </table:table-cell>
          <table:covered-table-cell/>
          <table:table-cell table:style-name="Dictionary.D222" table:number-columns-spanned="3" office:value-type="string">
            <text:p text:style-name="P3"><text:span text:style-name="T87">Утворене способом основоскладання і нульсуфіксальним, похідне від слів:</text:span><text:span text:style-name="T106"> </text:span><text:span text:style-name="T60">пóвний</text:span><text:span text:style-name="T106"> і </text:span><text:span text:style-name="T60">гóрло</text:span></text:p>
          </table:table-cell>
          <table:covered-table-cell/>
          <table:covered-table-cell/>
          <table:table-cell table:style-name="Dictionary.G222" table:number-columns-spanned="3" office:value-type="string">
            <text:p text:style-name="P4">До гори, до рік, до <text:span text:style-name="T58">повногорля</text:span>,</text:p>
            <text:p text:style-name="P4">повногруддям зобов’яж мене.</text:p>
            <text:p text:style-name="P4">Кожним днем боліти, кожним днем</text:p>
            <text:p text:style-name="P3"><text:span text:style-name="T72">виповняти серце власним горем.</text:span><text:span text:style-name="T71"> </text:span><text:span text:style-name="T85">(П, ІІ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3" table:number-columns-spanned="3" office:value-type="string">
            <text:p text:style-name="P3"><text:span text:style-name="T57">п</text:span><text:span text:style-name="T57">о</text:span><text:span text:style-name="T14"></text:span><text:span text:style-name="T57">вний</text:span></text:p>
            <text:p text:style-name="P3">повен, -вна, -вне.</text:p>
            <text:p text:style-name="P3">1) У якому немає вільного місця, заповнений до краю. || У якому є, міститься, вміщується порівняно багато кого-, чого-небудь. || У<text:span text:style-name="T70">сполуч.</text:span> з деякими <text:span text:style-name="T70">ім.</text:span> вживається на означення великої міри вияву дії, ознаки і т. ін. || <text:soft-page-break/>Не порожній всередині (про зерно, плоди і т. ін.). || Який має велику кількість пелюсток (про квіти, цвіт і т. ін.). || <text:span text:style-name="T70">у знач.ім.</text:span> по<text:span text:style-name="T14"></text:span>вна, -ної, <text:span text:style-name="T70">ж.</text:span>, <text:span text:style-name="T70">розм.</text:span> Наповнена по вінця чарка.</text:p>
            <text:p text:style-name="P3"><text:span text:style-name="T26">2) </text:span><text:span text:style-name="T38">перен.</text:span><text:span text:style-name="T26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38">Повне життя</text:span><text:span text:style-name="T26">. </text:span><text:span text:style-name="T29">(С, 1000)</text:span></text:p>
          </table:table-cell>
          <table:covered-table-cell/>
          <table:covered-table-cell/>
          <table:table-cell table:style-name="Dictionary.E223" table:number-columns-spanned="5" office:value-type="string">
            <text:p text:style-name="P3"><text:span text:style-name="T57">г</text:span><text:span text:style-name="T57">о</text:span><text:span text:style-name="T14"></text:span><text:span text:style-name="T57">рло</text:span></text:p>
            <text:p text:style-name="P3"><text:span text:style-name="T45">-а, </text:span><text:span text:style-name="T50">с.</text:span></text:p>
            <text:p text:style-name="P3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"><text:soft-page-break/>2) Верхня звужена частина посуду.</text:p>
            <text:p text:style-name="P3">3) Протока між внутрішнім і окраїнним морями або при впадінні річки в озеро чи море.<text:span text:style-name="T99"> </text:span><text:span text:style-name="T100">(С, 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3</text:p>
          </table:table-cell>
          <table:table-cell table:style-name="Dictionary.B224" table:number-columns-spanned="2" office:value-type="string">
            <text:p text:style-name="P3">Позапрóстір</text:p>
            <text:p text:style-name="P3">-стору, <text:span text:style-name="T71">ім., ч., інд.-авт.</text:span></text:p>
          </table:table-cell>
          <table:covered-table-cell/>
          <table:table-cell table:style-name="Dictionary.D224" table:number-columns-spanned="3" office:value-type="string">
            <text:p text:style-name="P3"><text:span text:style-name="T87">утворене </text:span><text:span text:style-name="T87">префіксальним способом, похідне від слів:</text:span><text:span text:style-name="T106"> </text:span><text:span text:style-name="T60">пóза</text:span><text:span text:style-name="T106"> і </text:span><text:span text:style-name="T60">прóстір</text:span></text:p>
          </table:table-cell>
          <table:covered-table-cell/>
          <table:covered-table-cell/>
          <table:table-cell table:style-name="Dictionary.G224" table:number-columns-spanned="3" office:value-type="string">
            <text:p text:style-name="P4">Як вікна в <text:span text:style-name="T58">позапростір</text:span>, позачас,</text:p>
            <text:p text:style-name="P4">за мури німоти і всепокори,</text:p>
            <text:p text:style-name="P4">так світяться свічада, світлом хорі,</text:p>
            <text:p text:style-name="P4">і пильно задивляються крізь нас</text:p>
            <text:p text:style-name="P3"><text:span text:style-name="T72">у сяйва…</text:span><text:span text:style-name="T71"> </text:span><text:span text:style-name="T85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5" table:number-columns-spanned="3" office:value-type="string">
            <text:p text:style-name="P3"><text:span text:style-name="T57">п</text:span><text:span text:style-name="T57">о</text:span><text:span text:style-name="T14"></text:span><text:span text:style-name="T57">за</text:span></text:p>
            <text:p text:style-name="P3"><text:span text:style-name="T41">II </text:span><text:span text:style-name="T50">прийм.</text:span><text:span text:style-name="T45">, </text:span><text:span text:style-name="T50">із знах.</text:span><text:span text:style-name="T45"> </text:span><text:span text:style-name="T50">і оруд. в.</text:span></text:p>
            <text:p text:style-name="P3"><text:span text:style-name="T26">4) </text:span><text:span text:style-name="T38">з оруд. в.</text:span><text:span text:style-name="T26"> Указує на існування, наявність кого-, чого-небудь або перебування когось за межами того, </text:span><text:soft-page-break/><text:span text:style-name="T26">що названо іменником (займенником). </text:span><text:span text:style-name="T29">(С, 1017)</text:span></text:p>
          </table:table-cell>
          <table:covered-table-cell/>
          <table:covered-table-cell/>
          <table:table-cell table:style-name="Dictionary.E225" table:number-columns-spanned="5" office:value-type="string">
            <text:p text:style-name="P3"><text:span text:style-name="T57">пр</text:span><text:span text:style-name="T57">о</text:span><text:span text:style-name="T14"></text:span><text:span text:style-name="T57">стір</text:span></text:p>
            <text:p text:style-name="P3"><text:span text:style-name="T45">простору, </text:span><text:span text:style-name="T50">ч.</text:span></text:p>
            <text:p text:style-name="P3">1) <text:span text:style-name="T70">тільки одн.</text:span>, <text:span text:style-name="T70">філос.</text:span> Одна з основних об'єктивних форм існування матерії, яка характеризується протяжністю та <text:soft-page-break/>обсягом.</text:p>
            <text:p text:style-name="P3"><text:span text:style-name="T26">4) </text:span><text:span text:style-name="T38">перен.</text:span><text:span text:style-name="T26"> Відсутність яких-небудь обмежень, перешкод у чомусь; воля.</text:span><text:span text:style-name="T27"> </text:span><text:span text:style-name="T2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4</text:p>
          </table:table-cell>
          <table:table-cell table:style-name="Dictionary.B226" table:number-columns-spanned="2" office:value-type="string">
            <text:p text:style-name="P3">Позачáс</text:p>
            <text:p text:style-name="P3">-у, <text:span text:style-name="T71">ім., ч., інд.-авт.</text:span></text:p>
          </table:table-cell>
          <table:covered-table-cell/>
          <table:table-cell table:style-name="Dictionary.D226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óза</text:span><text:span text:style-name="T106"> і </text:span><text:span text:style-name="T60">час</text:span></text:p>
          </table:table-cell>
          <table:covered-table-cell/>
          <table:covered-table-cell/>
          <table:table-cell table:style-name="Dictionary.G226" table:number-columns-spanned="3" office:value-type="string">
            <text:p text:style-name="P4">Як вікна в позапростір, <text:span text:style-name="T58">позачас</text:span>,</text:p>
            <text:p text:style-name="P4">за мури німоти і всепокори,</text:p>
            <text:p text:style-name="P4">так світяться свічада, світлом хорі,</text:p>
            <text:p text:style-name="P4">і пильно задивляються крізь нас</text:p>
            <text:p text:style-name="P3"><text:span text:style-name="T72">у сяйва…</text:span><text:span text:style-name="T71"> </text:span><text:span text:style-name="T85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7" table:number-columns-spanned="3" office:value-type="string">
            <text:p text:style-name="P3"><text:span text:style-name="T60">пóза </text:span><text:span text:style-name="T66">(див. 113)</text:span></text:p>
          </table:table-cell>
          <table:covered-table-cell/>
          <table:covered-table-cell/>
          <table:table-cell table:style-name="Dictionary.E227" table:number-columns-spanned="5" office:value-type="string">
            <text:p text:style-name="P3"><text:span text:style-name="T60">час </text:span><text:span text:style-name="T66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5</text:p>
          </table:table-cell>
          <table:table-cell table:style-name="Dictionary.B228" table:number-columns-spanned="2" office:value-type="string">
            <text:p text:style-name="P3">Порожньосéрд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228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порóжній</text:span><text:span text:style-name="T106"> і </text:span><text:span text:style-name="T60">сéрце</text:span></text:p>
          </table:table-cell>
          <table:covered-table-cell/>
          <table:covered-table-cell/>
          <table:table-cell table:style-name="Dictionary.G228" table:number-columns-spanned="3" office:value-type="string">
            <text:p text:style-name="P4"><text:span text:style-name="T58">Порожньосердий</text:span> вибільшився світ,</text:p>
            <text:p text:style-name="P3"><text:span text:style-name="T72">мов простору запрагло німування…</text:span><text:span text:style-name="T71"> </text:span><text:span text:style-name="T85">(П, ІІ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9" table:number-columns-spanned="3" office:value-type="string">
            <text:p text:style-name="P3"><text:span text:style-name="T57">пор</text:span><text:span text:style-name="T57">о</text:span><text:span text:style-name="T14"></text:span><text:span text:style-name="T57">жній</text:span></text:p>
            <text:p text:style-name="P3">-я, -є.</text:p>
            <text:p text:style-name="P3"><text:span text:style-name="T26">3) </text:span><text:span text:style-name="T38">у сполуч.</text:span><text:span text:style-name="T26"> </text:span><text:span text:style-name="T38">зі сл.</text:span><text:span text:style-name="T26"> життя, світ </text:span><text:span text:style-name="T38">і т. ін.</text:span><text:span text:style-name="T26">, </text:span><text:span text:style-name="T38">перен.</text:span><text:span text:style-name="T26"> Ні для кого не корисний; марний. || Позбавлений змісту, убогий змістом; беззмістовний, пустий. || Який не відповідає об'єктивній дійсності. </text:span><text:span text:style-name="T29">(С, 1067-1068)</text:span></text:p>
          </table:table-cell>
          <table:covered-table-cell/>
          <table:covered-table-cell/>
          <table:table-cell table:style-name="Dictionary.E229" table:number-columns-spanned="5" office:value-type="string">
            <text:p text:style-name="P3"><text:span text:style-name="T60">сéрце </text:span><text:span text:style-name="T66">(див. 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6</text:p>
          </table:table-cell>
          <table:table-cell table:style-name="Dictionary.B230" table:number-columns-spanned="2" office:value-type="string">
            <text:p text:style-name="P3">Потаймир</text:p>
            <text:p text:style-name="P3"><text:soft-page-break/>-у, <text:span text:style-name="T71">ім., ч., інд.-авт.</text:span></text:p>
          </table:table-cell>
          <table:covered-table-cell/>
          <table:table-cell table:style-name="Dictionary.D230" table:number-columns-spanned="3" office:value-type="string">
            <text:p text:style-name="P3"><text:span text:style-name="T64">Утворене способом </text:span><text:soft-page-break/><text:span text:style-name="T64">зрощення або абревіатурним, похідне від слів:</text:span> <text:span text:style-name="T59">потаємний</text:span> і <text:span text:style-name="T59">мир</text:span> (можливо, <text:span text:style-name="T59">потай</text:span> — скорочення від <text:span text:style-name="T59">потаємний</text:span>)</text:p>
          </table:table-cell>
          <table:covered-table-cell/>
          <table:covered-table-cell/>
          <table:table-cell table:style-name="Dictionary.G230" table:number-columns-spanned="3" office:value-type="string">
            <text:p text:style-name="P4">І десь там гасне <text:span text:style-name="T58">потаймир</text:span>,</text:p>
            <text:p text:style-name="P4"><text:soft-page-break/>а між торосами крижин</text:p>
            <text:p text:style-name="P3"><text:span text:style-name="T72">я сам-один і – враг-вражин…</text:span><text:span text:style-name="T71"> </text:span><text:span text:style-name="T85">(П, ІІ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1" table:number-columns-spanned="3" office:value-type="string">
            <text:p text:style-name="P3"><text:span text:style-name="T57">п</text:span><text:span text:style-name="T57">о</text:span><text:span text:style-name="T14"></text:span><text:span text:style-name="T57">тай</text:span></text:p>
            <text:p text:style-name="P3"><text:span text:style-name="T50">присл.</text:span><text:span text:style-name="T45">, </text:span><text:span text:style-name="T50">від кого</text:span><text:span text:style-name="T45">, </text:span><text:span text:style-name="T50">заст.</text:span><text:span text:style-name="T45">, </text:span><text:span text:style-name="T50">рідко кого і без додатка</text:span><text:span text:style-name="T45">.</text:span></text:p>
            <text:p text:style-name="P3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83">(С, 1087)</text:span></text:p>
          </table:table-cell>
          <table:covered-table-cell/>
          <table:covered-table-cell/>
          <table:table-cell table:style-name="Dictionary.E231" table:number-columns-spanned="5" office:value-type="string">
            <text:p text:style-name="P3">мир</text:p>
            <text:p text:style-name="P3"><text:span text:style-name="T41">II </text:span><text:span text:style-name="T45">-у, </text:span><text:span text:style-name="T50">ч.</text:span></text:p>
            <text:p text:style-name="P3"><text:span text:style-name="T26">1) </text:span><text:span text:style-name="T38">заст.</text:span><text:span text:style-name="T26"> Земля з усім, що на ній існує; світ.</text:span><text:span text:style-name="T27"> </text:span><text:span text:style-name="T28">(С, 6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7</text:p>
          </table:table-cell>
          <table:table-cell table:style-name="Dictionary.B232" table:number-columns-spanned="2" office:value-type="string">
            <text:p text:style-name="P3">Пралітá</text:p>
            <text:p text:style-name="P3">пралíт, <text:span text:style-name="T71">ім., мн., інд.-авт.</text:span></text:p>
          </table:table-cell>
          <table:covered-table-cell/>
          <table:table-cell table:style-name="Dictionary.D232" table:number-columns-spanned="3" office:value-type="string">
            <text:p text:style-name="P3"><text:span text:style-name="T87">утворене префіксальним способом, похідне від слів:</text:span><text:span text:style-name="T106"> </text:span><text:span text:style-name="T60">пра</text:span><text:span text:style-name="T106">... і </text:span><text:span text:style-name="T60">літá</text:span></text:p>
          </table:table-cell>
          <table:covered-table-cell/>
          <table:covered-table-cell/>
          <table:table-cell table:style-name="Dictionary.G232" table:number-columns-spanned="3" office:value-type="string">
            <text:p text:style-name="P4">Забудься. Стань. І зачекай мене</text:p>
            <text:p text:style-name="P4">на самоті в такому велелюдді,</text:p>
            <text:p text:style-name="P4">де спогади стовбичать, наче судді,</text:p>
            <text:p text:style-name="P3"><text:span text:style-name="T72">і пам’ять чвалом </text:span><text:span text:style-name="T79">праліта</text:span><text:span text:style-name="T72"> жене.</text:span><text:span text:style-name="T71"> </text:span><text:span text:style-name="T85">(П, ІІ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3" table:number-columns-spanned="3" office:value-type="string">
            <text:p text:style-name="P3"><text:span text:style-name="T57">д</text:span><text:span text:style-name="T57">а</text:span><text:span text:style-name="T14"></text:span><text:span text:style-name="T57">вній (пра...)</text:span></text:p>
            <text:p text:style-name="P3">-я, -є.</text:p>
            <text:p text:style-name="P3">1) Який давно минув; колишній. || Який застарів.</text:p>
            <text:p text:style-name="P3">2) Який існує вже багато часу; старий. || Здавна добре відомий; стародавній. <text:span text:style-name="T83">(С, 271)</text:span></text:p>
          </table:table-cell>
          <table:covered-table-cell/>
          <table:covered-table-cell/>
          <table:table-cell table:style-name="Dictionary.E233" table:number-columns-spanned="5" office:value-type="string">
            <text:p text:style-name="P3"><text:span text:style-name="T60">літá </text:span><text:span text:style-name="T66">(див. 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8</text:p>
          </table:table-cell>
          <table:table-cell table:style-name="Dictionary.B234" table:number-columns-spanned="2" office:value-type="string">
            <text:p text:style-name="P3">Прáпервні</text:p>
            <text:p text:style-name="P3">-ів, <text:span text:style-name="T71">ім., мн., інд.-авт.</text:span></text:p>
          </table:table-cell>
          <table:covered-table-cell/>
          <table:table-cell table:style-name="Dictionary.D234" table:number-columns-spanned="3" office:value-type="string">
            <text:p text:style-name="P3"><text:span text:style-name="T87">утворене префіксальним </text:span><text:span text:style-name="T87">способом, похідне від слів:</text:span><text:span text:style-name="T106"> </text:span><text:span text:style-name="T60">пра</text:span><text:span text:style-name="T106">... і </text:span><text:span text:style-name="T59">пéрвень</text:span></text:p>
          </table:table-cell>
          <table:covered-table-cell/>
          <table:covered-table-cell/>
          <table:table-cell table:style-name="Dictionary.G234" table:number-columns-spanned="3" office:value-type="string">
            <text:p text:style-name="P4">Що б то нам</text:p>
            <text:p text:style-name="P4">посовгнути – ці межигони часу,</text:p>
            <text:p text:style-name="P4">марудні межигони живоття,</text:p>
            <text:p text:style-name="P4">коли змарнілі постаті снаги,</text:p>
            <text:p text:style-name="P4">ці бурі пристрастей попопелілих,</text:p>
            <text:p text:style-name="P4">раптово окошилися на нас.</text:p>
            <text:p text:style-name="P4">І хочеться сягнути за крайчасу,</text:p>
            <text:p text:style-name="P3"><text:span text:style-name="T72">за </text:span><text:span text:style-name="T79">прапервні</text:span><text:span text:style-name="T72">.</text:span><text:span text:style-name="T71"> </text:span><text:span text:style-name="T85">(П, І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5" table:number-columns-spanned="3" office:value-type="string">
            <text:p text:style-name="P3"><text:span text:style-name="T60">пра</text:span><text:span text:style-name="T106">.. </text:span><text:span text:style-name="T66">(див. 117)</text:span></text:p>
          </table:table-cell>
          <table:covered-table-cell/>
          <table:covered-table-cell/>
          <table:table-cell table:style-name="Dictionary.E235" table:number-columns-spanned="5" office:value-type="string">
            <text:p text:style-name="P3"><text:span text:style-name="T59">Пéрвень </text:span><text:span text:style-name="T65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19</text:p>
          </table:table-cell>
          <table:table-cell table:style-name="Dictionary.B236" table:number-columns-spanned="2" office:value-type="string">
            <text:p text:style-name="P3">Призáходи</text:p>
            <text:p text:style-name="P3">-ів, <text:span text:style-name="T71">ім., мн., інд.-авт.</text:span></text:p>
          </table:table-cell>
          <table:covered-table-cell/>
          <table:table-cell table:style-name="Dictionary.D236" table:number-columns-spanned="3" office:value-type="string">
            <text:p text:style-name="P3"><text:span text:style-name="T32">утворене префіксальним способом, похідне від слів:</text:span><text:span text:style-name="T26"> </text:span><text:span text:style-name="T23">при</text:span><text:span text:style-name="T26"> і </text:span><text:span text:style-name="T23">за</text:span><text:span text:style-name="T25"></text:span><text:span text:style-name="T23">хід</text:span></text:p>
          </table:table-cell>
          <table:covered-table-cell/>
          <table:covered-table-cell/>
          <table:table-cell table:style-name="Dictionary.G236" table:number-columns-spanned="3" office:value-type="string">
            <text:p text:style-name="P4">Прижухлий клониться пирій</text:p>
            <text:p text:style-name="P3"><text:span text:style-name="T72">на </text:span><text:span text:style-name="T79">призаходи</text:span><text:span text:style-name="T72"> дня.</text:span><text:span text:style-name="T71"> </text:span><text:span text:style-name="T85">(П, І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7" table:number-columns-spanned="3" office:value-type="string">
            <text:p text:style-name="P3">при</text:p>
            <text:p text:style-name="P3"><text:span text:style-name="T50">прийм.</text:span><text:span text:style-name="T45">, </text:span><text:span text:style-name="T50">з місц. в.</text:span><text:span text:style-name="T45"> Сполучення з </text:span><text:span text:style-name="T50">прийм.</text:span><text:span text:style-name="T45"> при виражають: Просторові відношення:</text:span></text:p>
            <text:p text:style-name="P3"><text:soft-page-break/><text:span text:style-name="T26">5) Уживається з позначенням: а) події, дії, в момент якої щось відбувається; б) процесу, явища, одночасно з яким відбувається дія або виникає певний </text:span><text:span text:style-name="T26">стан; в) дії, одночасно з якою відбувається інша дія чи триває стан; г) моменту дії, пов'язаного з її початком або кінцем. </text:span><text:span text:style-name="T38">Сказати при кінці</text:span><text:span text:style-name="T26">. </text:span><text:span text:style-name="T29">(С, 1108)</text:span></text:p>
          </table:table-cell>
          <table:covered-table-cell/>
          <table:covered-table-cell/>
          <table:table-cell table:style-name="Dictionary.E237" table:number-columns-spanned="5" office:value-type="string">
            <text:p text:style-name="P3"><text:span text:style-name="T57">з</text:span><text:span text:style-name="T57">а</text:span><text:span text:style-name="T14"></text:span><text:span text:style-name="T57">х</text:span><text:span text:style-name="T57">і</text:span><text:span text:style-name="T14"></text:span><text:span text:style-name="T57">д</text:span></text:p>
            <text:p text:style-name="P3"><text:span text:style-name="T45">захо</text:span><text:span text:style-name="T5"></text:span><text:span text:style-name="T45">ду, </text:span><text:span text:style-name="T50">ч.</text:span></text:p>
            <text:p text:style-name="P3">2) Час, коли заходить сонце.<text:span text:style-name="T99"> </text:span><text:span text:style-name="T100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0</text:p>
          </table:table-cell>
          <table:table-cell table:style-name="Dictionary.B238" table:number-columns-spanned="2" office:value-type="string">
            <text:p text:style-name="P3">Притінь</text:p>
            <text:p text:style-name="P3">-і, <text:span text:style-name="T71">ім., ж., інд.-авт.</text:span></text:p>
          </table:table-cell>
          <table:covered-table-cell/>
          <table:table-cell table:style-name="Dictionary.D238" table:number-columns-spanned="3" office:value-type="string">
            <text:p text:style-name="P3"><text:span text:style-name="T32">утворене префіксальним способом, похідне від слів:</text:span><text:span text:style-name="T26"> </text:span><text:span text:style-name="T23">при</text:span><text:span text:style-name="T26"> і </text:span><text:span text:style-name="T23">тінь</text:span></text:p>
          </table:table-cell>
          <table:covered-table-cell/>
          <table:covered-table-cell/>
          <table:table-cell table:style-name="Dictionary.G238" table:number-columns-spanned="3" office:value-type="string">
            <text:p text:style-name="P4">Ти тінь. Ти <text:span text:style-name="T58">притінь</text:span>. Смерк і довгий гуд</text:p>
            <text:p text:style-name="P3"><text:span text:style-name="T72">і зелень бань…</text:span><text:span text:style-name="T71"> </text:span><text:span text:style-name="T85">(П, І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9" table:number-columns-spanned="3" office:value-type="string">
            <text:p text:style-name="P3">при <text:span text:style-name="T65">(див. 119)</text:span></text:p>
          </table:table-cell>
          <table:covered-table-cell/>
          <table:covered-table-cell/>
          <table:table-cell table:style-name="Dictionary.E239" table:number-columns-spanned="5" office:value-type="string">
            <text:p text:style-name="P3">тінь</text:p>
            <text:p text:style-name="P3"><text:span text:style-name="T45">-і, </text:span><text:span text:style-name="T50">ж.</text:span></text:p>
            <text:p text:style-name="P3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70">кого</text:span>, <text:span text:style-name="T70">чия</text:span>, <text:span text:style-name="T70">перен.</text:span> Про того, хто ніколи не покидає іншого, завжди буває з ним разом.</text:p>
            <text:p text:style-name="P3"><text:span text:style-name="T21">6) </text:span><text:span text:style-name="T37">перен.</text:span><text:span text:style-name="T21"> Ледве вловимий слід, найменша ознака чого-небудь, натяк на наявність чогось.</text:span><text:span text:style-name="T34"> </text:span><text:span text:style-name="T35">(С, 1454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121</text:p>
          </table:table-cell>
          <table:table-cell table:style-name="Dictionary.B240" table:number-columns-spanned="2" office:value-type="string">
            <text:p text:style-name="P3">Прóростень</text:p>
            <text:p text:style-name="P3">-стня, <text:span text:style-name="T71">ім., ч., інд.-авт.</text:span></text:p>
          </table:table-cell>
          <table:covered-table-cell/>
          <table:table-cell table:style-name="Dictionary.D240" table:number-columns-spanned="3" office:value-type="string">
            <text:p text:style-name="P3"><text:span text:style-name="T87">утворене суфіксальним способом, похідне від слова</text:span><text:span text:style-name="T91"> </text:span><text:span text:style-name="T59">проростáти</text:span></text:p>
          </table:table-cell>
          <table:covered-table-cell/>
          <table:covered-table-cell/>
          <table:table-cell table:style-name="Dictionary.G240" table:number-columns-spanned="3" office:value-type="string">
            <text:p text:style-name="P4">І <text:span text:style-name="T58">проростень</text:span>, і бугила,</text:p>
            <text:p text:style-name="P4">і жалом жалощів тріпоче</text:p>
            <text:p text:style-name="P4">доба і не пустити хоче</text:p>
            <text:p text:style-name="P3"><text:span text:style-name="T72">стежина, терням поросла.</text:span><text:span text:style-name="T71"> </text:span><text:span text:style-name="T85">(П, ІІ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1" table:number-columns-spanned="8" office:value-type="string">
            <text:p text:style-name="P3"><text:span text:style-name="T57">пророст</text:span><text:span text:style-name="T57">а</text:span><text:span text:style-name="T14"></text:span><text:span text:style-name="T57">ти</text:span></text:p>
            <text:p text:style-name="P3"><text:span text:style-name="T45">-ає, </text:span><text:span text:style-name="T50">недок.</text:span><text:span text:style-name="T45">, прорости, -те, </text:span><text:span text:style-name="T50">док.</text:span></text:p>
            <text:p text:style-name="P3"><text:span text:style-name="T26">3) </text:span><text:span text:style-name="T38">неперех.</text:span><text:span text:style-name="T26"> Покриватися рослинністю (про якусь територію, місцевість); заростати. || Ставати місцем, основою для росту, появи чого-небудь.</text:span><text:span text:style-name="T27"> </text:span><text:span text:style-name="T28">(С, 116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2</text:p>
          </table:table-cell>
          <table:table-cell table:style-name="Dictionary.B242" table:number-columns-spanned="2" office:value-type="string">
            <text:p text:style-name="P3"><text:span text:style-name="T13">Протипотíк (</text:span><text:span text:style-name="T58">протипотóки</text:span><text:span text:style-name="T13">)</text:span></text:p>
            <text:p text:style-name="P3">-тóку, <text:span text:style-name="T71">ім., ч., інд.-авт.</text:span></text:p>
          </table:table-cell>
          <table:covered-table-cell/>
          <table:table-cell table:style-name="Dictionary.D242" table:number-columns-spanned="3" office:value-type="string">
            <text:p text:style-name="P3"><text:span text:style-name="T87">утворене префіксальним способом, похідне </text:span><text:span text:style-name="T87">від слів:</text:span><text:span text:style-name="T106"> </text:span><text:span text:style-name="T60">прóти</text:span><text:span text:style-name="T106">... і </text:span><text:span text:style-name="T60">потíк</text:span></text:p>
          </table:table-cell>
          <table:covered-table-cell/>
          <table:covered-table-cell/>
          <table:table-cell table:style-name="Dictionary.G242" table:number-columns-spanned="3" office:value-type="string">
            <text:p text:style-name="P4">Розбратані <text:span text:style-name="T58">протипотоки</text:span></text:p>
            <text:p text:style-name="P4">’дне одного наздоганяють,</text:p>
            <text:p text:style-name="P4">годують себе проминанням</text:p>
            <text:p text:style-name="P3"><text:span text:style-name="T72">заказаних долею стріч.</text:span><text:span text:style-name="T71"> </text:span><text:span text:style-name="T85">(П, І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3" table:number-columns-spanned="3" office:value-type="string">
            <text:p text:style-name="P3"><text:span text:style-name="T57">пр</text:span><text:span text:style-name="T57">о</text:span><text:span text:style-name="T14"></text:span><text:span text:style-name="T57">ти</text:span></text:p>
            <text:p text:style-name="P3"><text:span text:style-name="T41">II </text:span><text:span text:style-name="T50">присл.</text:span></text:p>
            <text:p text:style-name="P3"><text:span text:style-name="T26">Не на підтримку, не на користь кого-, чого-небудь. || </text:span><text:span text:style-name="T38">у знач.</text:span><text:span text:style-name="T26"> </text:span><text:span text:style-name="T38">присудк. сл.</text:span><text:span text:style-name="T26"> || </text:span><text:span text:style-name="T38">у знач.</text:span><text:span text:style-name="T26"> </text:span><text:span text:style-name="T38">ім.</text:span><text:span text:style-name="T26">, </text:span><text:span text:style-name="T38">розм.</text:span><text:span text:style-name="T26"> Те, що є негативним чинником стосовно до чогось, заперечення чогось. </text:span><text:span text:style-name="T29">(С, 1173)</text:span></text:p>
          </table:table-cell>
          <table:covered-table-cell/>
          <table:covered-table-cell/>
          <table:table-cell table:style-name="Dictionary.E243" table:number-columns-spanned="5" office:value-type="string">
            <text:p text:style-name="P3"><text:span text:style-name="T57">пот</text:span><text:span text:style-name="T57">і</text:span><text:span text:style-name="T14"></text:span><text:span text:style-name="T57">к</text:span></text:p>
            <text:p text:style-name="P3"><text:span text:style-name="T45">-току, </text:span><text:span text:style-name="T50">ч.</text:span></text:p>
            <text:p text:style-name="P3">1) Річка (<text:span text:style-name="T70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70">чого</text:span>, <text:span text:style-name="T70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70">Магнітний потік</text:span>.</text:p>
            <text:p text:style-name="P3"><text:soft-page-break/><text:span text:style-name="T26">2) </text:span><text:span text:style-name="T38">кого</text:span><text:span text:style-name="T26">, </text:span><text:span text:style-name="T38">чого</text:span><text:span text:style-name="T26">, </text:span><text:span text:style-name="T38">який</text:span><text:span text:style-name="T26">, </text:span><text:span text:style-name="T38">перен.</text:span><text:span text:style-name="T26"> Велика кількість, маса кого-, чого-небудь, що рухається в одному напрямі. || Безперервний рух, надходження великої кількості чого-небудь.</text:span><text:span text:style-name="T27"> </text:span><text:span text:style-name="T2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3</text:p>
          </table:table-cell>
          <table:table-cell table:style-name="Dictionary.B244" table:number-columns-spanned="2" office:value-type="string">
            <text:p text:style-name="P3">Пружноголóс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244" table:number-columns-spanned="3" office:value-type="string">
            <text:p text:style-name="P3"><text:span text:style-name="T87">утворене складнофлективним </text:span><text:span text:style-name="T87">способом, похідне від слів:</text:span><text:span text:style-name="T106"> </text:span><text:span text:style-name="T60">прýжний</text:span><text:span text:style-name="T106"> і </text:span><text:span text:style-name="T60">гóлос</text:span></text:p>
          </table:table-cell>
          <table:covered-table-cell/>
          <table:covered-table-cell/>
          <table:table-cell table:style-name="Dictionary.G244" table:number-columns-spanned="3" office:value-type="string">
            <text:p text:style-name="P4">…янгольський мосянжний хор</text:p>
            <text:p text:style-name="P4">гучить на присілки і села</text:p>
            <text:p text:style-name="P4">і проста пісенька весела</text:p>
            <text:p text:style-name="P3"><text:span text:style-name="T79">пружноголосий</text:span><text:span text:style-name="T72"> барвить хор.</text:span><text:span text:style-name="T71"> </text:span><text:span text:style-name="T85">(П, ІІ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5" table:number-columns-spanned="3" office:value-type="string">
            <text:p text:style-name="P3"><text:span text:style-name="T57">пр</text:span><text:span text:style-name="T57">у</text:span><text:span text:style-name="T14"></text:span><text:span text:style-name="T57">жн</text:span><text:span text:style-name="T57">и</text:span><text:span text:style-name="T14"></text:span><text:span text:style-name="T57">й</text:span></text:p>
            <text:p text:style-name="P3">пружна, пружне.</text:p>
            <text:p text:style-name="P3"><text:span text:style-name="T26">3) </text:span><text:span text:style-name="T38">перен.</text:span><text:span text:style-name="T26"> Тугий, міцний (про тіло, м'язи і т. ін.). || З тугим, гнучким тілом, міцними м'язами. </text:span><text:span text:style-name="T29">(С, 1182)</text:span></text:p>
          </table:table-cell>
          <table:covered-table-cell/>
          <table:covered-table-cell/>
          <table:table-cell table:style-name="Dictionary.E245" table:number-columns-spanned="5" office:value-type="string">
            <text:p text:style-name="P3"><text:span text:style-name="T57">г</text:span><text:span text:style-name="T57">о</text:span><text:span text:style-name="T14"></text:span><text:span text:style-name="T57">лос</text:span></text:p>
            <text:p text:style-name="P3"><text:span text:style-name="T45">-у, </text:span><text:span text:style-name="T50">ч.</text:span></text:p>
            <text:p text:style-name="P3">3) Звучання голосових зв'язок як матеріал вокального мистецтва.<text:span text:style-name="T99"> </text:span><text:span text:style-name="T100">(С, 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4</text:p>
          </table:table-cell>
          <table:table-cell table:style-name="Dictionary.B246" table:number-columns-spanned="2" office:value-type="string">
            <text:p text:style-name="P3">Пург-сніги</text:p>
            <text:p text:style-name="P3">-ів, <text:span text:style-name="T71">ім., мн., інд.-авт.</text:span></text:p>
          </table:table-cell>
          <table:covered-table-cell/>
          <table:table-cell table:style-name="Dictionary.D246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пургá</text:span><text:span text:style-name="T106"> і </text:span><text:span text:style-name="T60">сніги</text:span></text:p>
          </table:table-cell>
          <table:covered-table-cell/>
          <table:covered-table-cell/>
          <table:table-cell table:style-name="Dictionary.G246" table:number-columns-spanned="3" office:value-type="string">
            <text:p text:style-name="P4">Лиш модрини<text:span text:style-name="T107"> </text:span>гудуть, гудуть мо-</text:p>
            <text:p text:style-name="P4">дрини,</text:p>
            <text:p text:style-name="P4">а вітри лекалами хуг</text:p>
            <text:p text:style-name="P4">піють,</text:p>
            <text:p text:style-name="P4">що заблуклий в сопках пестун</text:p>
            <text:p text:style-name="P4">скоро</text:p>
            <text:p text:style-name="P4">без ведмедиці в <text:span text:style-name="T58">пург-снігах</text:span></text:p>
            <text:p text:style-name="P3"><text:span text:style-name="T72">згине.</text:span><text:span text:style-name="T71"> </text:span><text:span text:style-name="T85">(П, ІІ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7" table:number-columns-spanned="3" office:value-type="string">
            <text:p text:style-name="P3"><text:span text:style-name="T57">пург</text:span><text:span text:style-name="T57">а</text:span><text:span text:style-name="T14"></text:span></text:p>
            <text:p text:style-name="P3"><text:soft-page-break/><text:span text:style-name="T45">-и, </text:span><text:span text:style-name="T50">ж.</text:span></text:p>
            <text:p text:style-name="P3">1) Сильний вітер зі снігом; завірюха, хуртовина. <text:span text:style-name="T83">(С, 1189)</text:span></text:p>
          </table:table-cell>
          <table:covered-table-cell/>
          <table:covered-table-cell/>
          <table:table-cell table:style-name="Dictionary.E247" table:number-columns-spanned="5" office:value-type="string">
            <text:p text:style-name="P3">сніг<text:soft-page-break/></text:p>
            <text:p text:style-name="P3"><text:span text:style-name="T45">-у, </text:span><text:span text:style-name="T50">ч.</text:span></text:p>
            <text:p text:style-name="P3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99"> </text:span><text:span text:style-name="T100">(С, 13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5</text:p>
          </table:table-cell>
          <table:table-cell table:style-name="Dictionary.B248" table:number-columns-spanned="2" office:value-type="string">
            <text:p text:style-name="P3">Рáдощі-жалí</text:p>
            <text:p text:style-name="P3">рáдоще-жалíв, <text:span text:style-name="T71">ім., мн., інд.-авт.</text:span></text:p>
          </table:table-cell>
          <table:covered-table-cell/>
          <table:table-cell table:style-name="Dictionary.D248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рáдощі</text:span><text:span text:style-name="T106"> і </text:span><text:span text:style-name="T60">жалі</text:span></text:p>
          </table:table-cell>
          <table:covered-table-cell/>
          <table:covered-table-cell/>
          <table:table-cell table:style-name="Dictionary.G248" table:number-columns-spanned="3" office:value-type="string">
            <text:p text:style-name="P4">…де розкошує маячня</text:p>
            <text:p text:style-name="P4">моїх далеких недобутих марень</text:p>
            <text:p text:style-name="P3"><text:span text:style-name="T72">в калейдоскопі </text:span><text:span text:style-name="T79">радоще-жалів</text:span><text:span text:style-name="T72">…</text:span><text:span text:style-name="T71"> </text:span><text:span text:style-name="T85">(П, І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9" table:number-columns-spanned="3" office:value-type="string">
            <text:p text:style-name="P3"><text:span text:style-name="T57">Р</text:span><text:span text:style-name="T57">а</text:span><text:span text:style-name="T14"></text:span><text:span text:style-name="T57">дість (</text:span><text:span text:style-name="T60">рáдощі</text:span><text:span text:style-name="T57">)</text:span></text:p>
            <text:p text:style-name="P3"><text:span text:style-name="T45">-дості, </text:span><text:span text:style-name="T50">ж.</text:span></text:p>
            <text:p text:style-name="P3">1) Почуття задоволення, втіха, приємність. <text:span text:style-name="T83">(С, 1199)</text:span></text:p>
          </table:table-cell>
          <table:covered-table-cell/>
          <table:covered-table-cell/>
          <table:table-cell table:style-name="Dictionary.E249" table:number-columns-spanned="5" office:value-type="string">
            <text:p text:style-name="P3">жаль</text:p>
            <text:p text:style-name="P3"><text:span text:style-name="T41">I </text:span><text:span text:style-name="T45">жалю, </text:span><text:span text:style-name="T50">ч.</text:span></text:p>
            <text:p text:style-name="P3">1) Важкий настрій, що викликається якоюсь невдачею, горем і т. ін.; сум, печаль, скорбота.<text:span text:style-name="T99"> </text:span><text:span text:style-name="T100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6</text:p>
          </table:table-cell>
          <table:table-cell table:style-name="Dictionary.B250" table:number-columns-spanned="2" office:value-type="string">
            <text:p text:style-name="P3">РозбрÁтаний</text:p>
            <text:p text:style-name="P3">-а, -е, <text:span text:style-name="T72">дієпр. пас. мин. ч., інд.-авт.</text:span></text:p>
          </table:table-cell>
          <table:covered-table-cell/>
          <table:table-cell table:style-name="Dictionary.D250" table:number-columns-spanned="3" office:value-type="string">
            <text:p text:style-name="P3"><text:span text:style-name="T87">утворене суфіксальним способом, похідне від слова </text:span><text:span text:style-name="T59">розбратáти</text:span></text:p>
          </table:table-cell>
          <table:covered-table-cell/>
          <table:covered-table-cell/>
          <table:table-cell table:style-name="Dictionary.G250" table:number-columns-spanned="3" office:value-type="string">
            <text:p text:style-name="P4"><text:span text:style-name="T58">Розбратані</text:span> <text:span text:style-name="T64">протипотоки</text:span></text:p>
            <text:p text:style-name="P4">’дне одного наздоганяють,</text:p>
            <text:p text:style-name="P4">годують себе проминанням</text:p>
            <text:p text:style-name="P3"><text:span text:style-name="T72">заказаних долею стріч.</text:span><text:span text:style-name="T71"> </text:span><text:span text:style-name="T85">(П, І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1" table:number-columns-spanned="8" office:value-type="string">
            <text:p text:style-name="P3"><text:span text:style-name="T57">розбрат</text:span><text:span text:style-name="T57">а</text:span><text:span text:style-name="T14"></text:span><text:span text:style-name="T57">ти</text:span></text:p>
            <text:p text:style-name="P3"><text:span text:style-name="T45">-аю, -аєш, </text:span><text:span text:style-name="T50">док.</text:span><text:span text:style-name="T45">, </text:span><text:span text:style-name="T50">розм.</text:span></text:p>
            <text:p text:style-name="P3">Перервати, припинити дружбу, посварити кого-небудь з кимсь.<text:span text:style-name="T99"> </text:span><text:span text:style-name="T100">(С, 123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7</text:p>
          </table:table-cell>
          <table:table-cell table:style-name="Dictionary.B252" table:number-columns-spanned="2" office:value-type="string">
            <text:p text:style-name="P3">Розпелюстити<text:soft-page-break/></text:p>
            <text:p text:style-name="P3">-щу, -щиш, дієсл., <text:span text:style-name="T71">док., перех., інд.-авт.</text:span></text:p>
          </table:table-cell>
          <table:covered-table-cell/>
          <table:table-cell table:style-name="Dictionary.D252" table:number-columns-spanned="3" office:value-type="string">
            <text:p text:style-name="P3"><text:span text:style-name="T87">утворене </text:span><text:soft-page-break/><text:span text:style-name="T87">суфіксально-префіксальним способом, похідне від слова</text:span><text:span text:style-name="T106"> </text:span><text:span text:style-name="T60">пелюстки</text:span></text:p>
          </table:table-cell>
          <table:covered-table-cell/>
          <table:covered-table-cell/>
          <table:table-cell table:style-name="Dictionary.G252" table:number-columns-spanned="3" office:value-type="string">
            <text:p text:style-name="P4">Треба щедро – серцем одним, <text:soft-page-break/>устами</text:p>
            <text:p text:style-name="P4">ледь розпуклими – <text:span text:style-name="T58">розпелюстити</text:span> втіхи гін,</text:p>
            <text:p text:style-name="P3"><text:span text:style-name="T72">всевідради! Сонце бо йде – за нами.</text:span><text:span text:style-name="T71"> </text:span><text:span text:style-name="T85">(П, І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3" table:number-columns-spanned="8" office:value-type="string">
            <text:p text:style-name="P3"><text:span text:style-name="T57">пел</text:span><text:span text:style-name="T57">ю</text:span><text:span text:style-name="T14"></text:span><text:span text:style-name="T57">стка</text:span></text:p>
            <text:p text:style-name="P3"><text:span text:style-name="T45">-и, </text:span><text:span text:style-name="T50">ж.</text:span></text:p>
            <text:p text:style-name="P3">1) Окремий листок із віночка квітки.<text:span text:style-name="T99"> </text:span><text:span text:style-name="T100">(С, 89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8</text:p>
          </table:table-cell>
          <table:table-cell table:style-name="Dictionary.B254" table:number-columns-spanned="2" office:value-type="string">
            <text:p text:style-name="P3">Рясночóл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254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рясний </text:span><text:span text:style-name="T106">і </text:span><text:span text:style-name="T60">чолó</text:span></text:p>
          </table:table-cell>
          <table:covered-table-cell/>
          <table:covered-table-cell/>
          <table:table-cell table:style-name="Dictionary.G254" table:number-columns-spanned="3" office:value-type="string">
            <text:p text:style-name="P4">Я, певне, яблуня була,</text:p>
            <text:p text:style-name="P4">паморочила світ довкола,</text:p>
            <text:p text:style-name="P4">в рясному цвіті <text:span text:style-name="T58">рясночола</text:span></text:p>
            <text:p text:style-name="P3"><text:span text:style-name="T72">тужила, ніжилась, жила.</text:span><text:span text:style-name="T71"> </text:span><text:span text:style-name="T85">(П, ІІ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5" table:number-columns-spanned="3" office:value-type="string">
            <text:p text:style-name="P3"><text:span text:style-name="T57">рясн</text:span><text:span text:style-name="T57">и</text:span><text:span text:style-name="T14"></text:span><text:span text:style-name="T57">й</text:span></text:p>
            <text:p text:style-name="P3">-а, -е.</text:p>
            <text:p text:style-name="P3">2) Багатий, високий (про урожай). || <text:span text:style-name="T70">перен.</text:span> Плідний на що-небудь, чимсь.</text:p>
            <text:p text:style-name="P3"><text:span text:style-name="T26">5) </text:span><text:span text:style-name="T38">розм.</text:span><text:span text:style-name="T26"> Дуже яскравий, кольористий (про розцвітку чого-небудь). </text:span><text:span text:style-name="T29">(С, 1281)</text:span></text:p>
          </table:table-cell>
          <table:covered-table-cell/>
          <table:covered-table-cell/>
          <table:table-cell table:style-name="Dictionary.E255" table:number-columns-spanned="5" office:value-type="string">
            <text:p text:style-name="P3"><text:span text:style-name="T57">чол</text:span><text:span text:style-name="T57">о</text:span><text:span text:style-name="T14"></text:span></text:p>
            <text:p text:style-name="P3"><text:span text:style-name="T45">-а, </text:span><text:span text:style-name="T50">с.</text:span></text:p>
            <text:p text:style-name="P3"><text:span text:style-name="T26">1) Верхня надочна частина обличчя людини; лоб. || </text:span><text:span text:style-name="T38">перен.</text:span><text:span text:style-name="T26"> Вершина гори, дерева і т. ін., верхівка чого-небудь.</text:span><text:span text:style-name="T27"> </text:span><text:span text:style-name="T28">(С, 16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29</text:p>
          </table:table-cell>
          <table:table-cell table:style-name="Dictionary.B256" table:number-columns-spanned="2" office:value-type="string">
            <text:p text:style-name="P3">Самовивищення</text:p>
            <text:p text:style-name="P3">-я, <text:span text:style-name="T71">ім., с., інд.-авт.</text:span></text:p>
          </table:table-cell>
          <table:covered-table-cell/>
          <table:table-cell table:style-name="Dictionary.D25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вивищення</text:span></text:p>
          </table:table-cell>
          <table:covered-table-cell/>
          <table:covered-table-cell/>
          <table:table-cell table:style-name="Dictionary.G256" table:number-columns-spanned="3" office:value-type="string">
            <text:p text:style-name="P4">Оце, життя, твої дороги</text:p>
            <text:p text:style-name="P3"><text:span text:style-name="T79">самовивищень</text:span><text:span text:style-name="T72">, як наруг.</text:span><text:span text:style-name="T71"> </text:span><text:span text:style-name="T85">(П, ІІ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7" table:number-columns-spanned="3" office:value-type="string">
            <text:p text:style-name="P3">сам</text:p>
            <text:p text:style-name="P3"><text:soft-page-break/><text:span text:style-name="T50">рідше </text:span><text:span text:style-name="T45">самий, сама, само </text:span><text:span text:style-name="T50">і </text:span><text:span text:style-name="T45">саме; </text:span><text:span text:style-name="T50">мн.</text:span><text:span text:style-name="T45"> сами </text:span><text:span text:style-name="T50">і </text:span><text:span text:style-name="T45">самі; </text:span><text:span text:style-name="T50">займ.</text:span><text:span text:style-name="T45"> </text:span><text:span text:style-name="T50">означ.</text:span></text:p>
            <text:p text:style-name="P3"><text:span text:style-name="T26">1) Уживається з </text:span><text:span text:style-name="T38">ім.</text:span><text:span text:style-name="T26"> чи </text:span><text:span text:style-name="T38">особ.</text:span><text:span text:style-name="T26"> </text:span><text:span text:style-name="T38">займ.</text:span><text:span text:style-name="T26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 </text:span><text:span text:style-name="T38">знач.</text:span><text:span text:style-name="T26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38">ім.</text:span><text:span text:style-name="T26"> чи </text:span><text:span text:style-name="T38">особ.</text:span><text:span text:style-name="T26"> </text:span><text:span text:style-name="T38">займ.</text:span><text:span text:style-name="T26"> || Уживається на </text:span><text:span text:style-name="T26">позначення відокремлення особи чи предмета від інших осіб або предметів (</text:span><text:span text:style-name="T38">перев.</text:span><text:span text:style-name="T26"> зі </text:span><text:span text:style-name="T38">спол.</text:span><text:span text:style-name="T26"> "а"). </text:span><text:span text:style-name="T29">(С, 1286)</text:span></text:p>
          </table:table-cell>
          <table:covered-table-cell/>
          <table:covered-table-cell/>
          <table:table-cell table:style-name="Dictionary.E257" table:number-columns-spanned="5" office:value-type="string">
            <text:p text:style-name="P3"><text:span text:style-name="T57">в</text:span><text:span text:style-name="T57">и</text:span><text:span text:style-name="T14"></text:span><text:span text:style-name="T57">вищення</text:span></text:p>
            <text:p text:style-name="P3"><text:soft-page-break/><text:span text:style-name="T45">-я, </text:span><text:span text:style-name="T50">с.</text:span></text:p>
            <text:p text:style-name="P3"><text:span text:style-name="T46">Дія за знач. вивищувати, вивищуватися, ви</text:span><text:span text:style-name="T6"></text:span><text:span text:style-name="T46">вищити і ви</text:span><text:span text:style-name="T6"></text:span><text:span text:style-name="T46">вищитися.</text:span><text:span text:style-name="T47"> </text:span><text:span text:style-name="T48">(С, 12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0</text:p>
          </table:table-cell>
          <table:table-cell table:style-name="Dictionary.B258" table:number-columns-spanned="2" office:value-type="string">
            <text:p text:style-name="P3">Самовóля</text:p>
            <text:p text:style-name="P3">-і, <text:span text:style-name="T71">ім., ж., інд.-авт.</text:span></text:p>
          </table:table-cell>
          <table:covered-table-cell/>
          <table:table-cell table:style-name="Dictionary.D258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вóля</text:span></text:p>
          </table:table-cell>
          <table:covered-table-cell/>
          <table:covered-table-cell/>
          <table:table-cell table:style-name="Dictionary.G258" table:number-columns-spanned="3" office:value-type="string">
            <text:p text:style-name="P4">Червона барка в чорноводді<text:span text:style-name="T107"> </text:span>доль</text:p>
            <text:p text:style-name="P4">загубиться. І фенікс довгоногий</text:p>
            <text:p text:style-name="P4">перенесе тебе в ясні чертоги</text:p>
            <text:p text:style-name="P3"><text:span text:style-name="T72">від </text:span><text:span text:style-name="T79">самоволь</text:span><text:span text:style-name="T72">, покори і сваволь.</text:span><text:span text:style-name="T71"> </text:span><text:span text:style-name="T85">(П, І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9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59" table:number-columns-spanned="5" office:value-type="string">
            <text:p text:style-name="P3"><text:span text:style-name="T57">в</text:span><text:span text:style-name="T57">о</text:span><text:span text:style-name="T14"></text:span><text:span text:style-name="T57">ля</text:span></text:p>
            <text:p text:style-name="P3"><text:span text:style-name="T45">-і, </text:span><text:span text:style-name="T50">ж.</text:span></text:p>
            <text:p text:style-name="P3"><text:soft-page-break/><text:span text:style-name="T26">5) Свобода, незалежність; </text:span><text:span text:style-name="T38">прот.</text:span><text:span text:style-name="T26"> неволя, рабство. || Перебування не під арештом, не в клітці, не на ланцюгу і т. ін.</text:span><text:span text:style-name="T27"> </text:span><text:span text:style-name="T28">(С, 20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1</text:p>
          </table:table-cell>
          <table:table-cell table:style-name="Dictionary.B260" table:number-columns-spanned="2" office:value-type="string">
            <text:p text:style-name="P3">Самовоскресíння</text:p>
            <text:p text:style-name="P3">-я, <text:span text:style-name="T71">ім., с., інд.-авт.</text:span></text:p>
          </table:table-cell>
          <table:covered-table-cell/>
          <table:table-cell table:style-name="Dictionary.D260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сáмо</text:span><text:span text:style-name="T106">... і </text:span><text:span text:style-name="T60">воскресíння</text:span></text:p>
          </table:table-cell>
          <table:covered-table-cell/>
          <table:covered-table-cell/>
          <table:table-cell table:style-name="Dictionary.G260" table:number-columns-spanned="3" office:value-type="string">
            <text:p text:style-name="P4">…перейде крізь страстотерпця тіні</text:p>
            <text:p text:style-name="P4">пророк, свого цураючись лиця,</text:p>
            <text:p text:style-name="P4">в передчуванні віщого кінця</text:p>
            <text:p text:style-name="P3"><text:span text:style-name="T72">самоофіри й </text:span><text:span text:style-name="T79">самовоскресіння</text:span><text:span text:style-name="T72">.</text:span><text:span text:style-name="T71"> </text:span><text:span text:style-name="T85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1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61" table:number-columns-spanned="5" office:value-type="string">
            <text:p text:style-name="P3"><text:span text:style-name="T57">воскрес</text:span><text:span text:style-name="T57">і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Дія і стан за знач. воскреснути <text:span text:style-name="T83">(С, 2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2</text:p>
          </table:table-cell>
          <table:table-cell table:style-name="Dictionary.B262" table:number-columns-spanned="2" office:value-type="string">
            <text:p text:style-name="P3">Самовтéча</text:p>
            <text:p text:style-name="P3">-і, <text:span text:style-name="T71">ім., ж., інд.-авт.</text:span></text:p>
          </table:table-cell>
          <table:covered-table-cell/>
          <table:table-cell table:style-name="Dictionary.D26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втéча</text:span></text:p>
          </table:table-cell>
          <table:covered-table-cell/>
          <table:covered-table-cell/>
          <table:table-cell table:style-name="Dictionary.G262" table:number-columns-spanned="3" office:value-type="string">
            <text:p text:style-name="P4">Доброму і злому</text:p>
            <text:p text:style-name="P4">кажи межу і позначи шляхи</text:p>
            <text:p text:style-name="P3"><text:span text:style-name="T72">для </text:span><text:span text:style-name="T79">самовтечі</text:span><text:span text:style-name="T72">.</text:span><text:span text:style-name="T71"> </text:span><text:span text:style-name="T85">(П, І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3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63" table:number-columns-spanned="5" office:value-type="string">
            <text:p text:style-name="P3"><text:span text:style-name="T105">уте</text:span><text:span text:style-name="T19"></text:span><text:span text:style-name="T105">ча</text:span></text:p>
            <text:p text:style-name="P3"><text:span text:style-name="T33">(вт</text:span><text:span text:style-name="T33">е</text:span><text:span text:style-name="T3"></text:span><text:span text:style-name="T33">ча), -і, </text:span><text:span text:style-name="T39">ж.</text:span></text:p>
            <text:p text:style-name="P3">1) Швидкий відхід, біг, від'їзд і т. ін. з метою уникнення небезпеки, неприємного становища тощо.</text:p>
            <text:p text:style-name="P3">2) Таємний самовільний відхід, від'їзд. (С, 1519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3</text:p>
          </table:table-cell>
          <table:table-cell table:style-name="Dictionary.B264" table:number-columns-spanned="2" office:value-type="string">
            <text:p text:style-name="P3">Самодóкíр</text:p>
            <text:p text:style-name="P3"><text:soft-page-break/>самодóкóру, <text:span text:style-name="T71">ім., ч., інд.-авт.</text:span></text:p>
          </table:table-cell>
          <table:covered-table-cell/>
          <table:table-cell table:style-name="Dictionary.D264" table:number-columns-spanned="3" office:value-type="string">
            <text:p text:style-name="P3"><text:span text:style-name="T87">утворене способом основословосклада</text:span><text:soft-page-break/><text:span text:style-name="T87">ння, похідне від слів:</text:span><text:span text:style-name="T106"> </text:span><text:span text:style-name="T60">сáмо</text:span><text:span text:style-name="T106">... і </text:span><text:span text:style-name="T60">дóкíр</text:span></text:p>
          </table:table-cell>
          <table:covered-table-cell/>
          <table:covered-table-cell/>
          <table:table-cell table:style-name="Dictionary.G264" table:number-columns-spanned="3" office:value-type="string">
            <text:p text:style-name="P4">Не вір – ні долі, ні собі не вір,</text:p>
            <text:p text:style-name="P4"><text:soft-page-break/>а спроневіра і <text:span text:style-name="T58">самодокір</text:span></text:p>
            <text:p text:style-name="P4">і змерзлий крик, що грудкою у горлі</text:p>
            <text:p text:style-name="P4">засів мов кляп – то все неначе дріт</text:p>
            <text:p text:style-name="P3"><text:span text:style-name="T72">колючий.</text:span><text:span text:style-name="T71"> </text:span><text:span text:style-name="T85">(П, ІІ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5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65" table:number-columns-spanned="5" office:value-type="string">
            <text:p text:style-name="P3"><text:span text:style-name="T57">д</text:span><text:span text:style-name="T57">о</text:span><text:span text:style-name="T14"></text:span><text:span text:style-name="T57">к</text:span><text:span text:style-name="T57">і</text:span><text:span text:style-name="T14"></text:span><text:span text:style-name="T57">р</text:span></text:p>
            <text:p text:style-name="P3"><text:span text:style-name="T45">до</text:span><text:span text:style-name="T5"></text:span><text:span text:style-name="T45">ко</text:span><text:span text:style-name="T5"></text:span><text:span text:style-name="T45">ру, </text:span><text:span text:style-name="T50">ч.</text:span></text:p>
            <text:p text:style-name="P3">Висловлене кому-небудь або передане в інший спосіб звинувачення в чомусь, незадоволення чимось і т. ін.<text:span text:style-name="T99"> </text:span><text:span text:style-name="T100">(С, 3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4</text:p>
          </table:table-cell>
          <table:table-cell table:style-name="Dictionary.B266" table:number-columns-spanned="2" office:value-type="string">
            <text:p text:style-name="P3">Самодосáда</text:p>
            <text:p text:style-name="P3">-и, <text:span text:style-name="T71">ім., ж., інд.-авт.</text:span></text:p>
          </table:table-cell>
          <table:covered-table-cell/>
          <table:table-cell table:style-name="Dictionary.D26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досáда</text:span></text:p>
          </table:table-cell>
          <table:covered-table-cell/>
          <table:covered-table-cell/>
          <table:table-cell table:style-name="Dictionary.G266" table:number-columns-spanned="3" office:value-type="string">
            <text:p text:style-name="P4">…в мить крутого самопочезання</text:p>
            <text:p text:style-name="P4">він надто пильно стежив шлях утрат, - </text:p>
            <text:p text:style-name="P4">лиш так його спотворило дерзання</text:p>
            <text:p text:style-name="P4">тим виразом вибачливих жалів,</text:p>
            <text:p text:style-name="P3"><text:span text:style-name="T79">самодосад</text:span><text:span text:style-name="T72">…</text:span><text:span text:style-name="T71"> </text:span><text:span text:style-name="T85">(П, І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7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67" table:number-columns-spanned="5" office:value-type="string">
            <text:p text:style-name="P3"><text:span text:style-name="T57">дос</text:span><text:span text:style-name="T57">а</text:span><text:span text:style-name="T14"></text:span><text:span text:style-name="T57">да</text:span></text:p>
            <text:p text:style-name="P3"><text:span text:style-name="T45">-и, </text:span><text:span text:style-name="T50">ж.</text:span></text:p>
            <text:p text:style-name="P3">1) Почуття невдоволення, гіркоти, викликане чим-небудь.<text:span text:style-name="T99"> </text:span><text:span text:style-name="T100">(С, 3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5</text:p>
          </table:table-cell>
          <table:table-cell table:style-name="Dictionary.B268" table:number-columns-spanned="2" office:value-type="string">
            <text:p text:style-name="P3">Самодохóдження</text:p>
            <text:p text:style-name="P3"><text:soft-page-break/>-я, <text:span text:style-name="T71">ім., с., інд.-авт.</text:span></text:p>
          </table:table-cell>
          <table:covered-table-cell/>
          <table:table-cell table:style-name="Dictionary.D268" table:number-columns-spanned="3" office:value-type="string">
            <text:p text:style-name="P3"><text:span text:style-name="T87">утворене способом основословосклада</text:span><text:soft-page-break/><text:span text:style-name="T87">ння, похідне від слів:</text:span><text:span text:style-name="T106"> </text:span><text:span text:style-name="T60">сáмо</text:span><text:span text:style-name="T106">... і </text:span><text:span text:style-name="T60">дохóдження</text:span></text:p>
          </table:table-cell>
          <table:covered-table-cell/>
          <table:covered-table-cell/>
          <table:table-cell table:style-name="Dictionary.G268" table:number-columns-spanned="3" office:value-type="string">
            <text:p text:style-name="P4">Там крила птаства рясно миготіли,</text:p>
            <text:p text:style-name="P4"><text:soft-page-break/>мережилася зелень дивновзором,</text:p>
            <text:p text:style-name="P4">а душу вже поймав <text:span text:style-name="T58">самодоходжень</text:span></text:p>
            <text:p text:style-name="P3"><text:span text:style-name="T72">зухвалий холод і зухвалий жах.</text:span><text:span text:style-name="T71"> </text:span><text:span text:style-name="T85">(П, ІІ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9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69" table:number-columns-spanned="5" office:value-type="string">
            <text:p text:style-name="P3"><text:span text:style-name="T57">дох</text:span><text:span text:style-name="T57">о</text:span><text:span text:style-name="T14"></text:span><text:span text:style-name="T57">дження</text:span></text:p>
            <text:p text:style-name="P3"><text:span text:style-name="T45">-я, </text:span><text:span text:style-name="T50">с.</text:span></text:p>
            <text:p text:style-name="P3">Дія за знач. доходити. <text:span text:style-name="T83">(С, 32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6</text:p>
          </table:table-cell>
          <table:table-cell table:style-name="Dictionary.B270" table:number-columns-spanned="2" office:value-type="string">
            <text:p text:style-name="P3">Самозаборóна</text:p>
            <text:p text:style-name="P3">-и, <text:span text:style-name="T71">ім., ж., інд.-авт.</text:span></text:p>
          </table:table-cell>
          <table:covered-table-cell/>
          <table:table-cell table:style-name="Dictionary.D270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заборóна</text:span></text:p>
          </table:table-cell>
          <table:covered-table-cell/>
          <table:covered-table-cell/>
          <table:table-cell table:style-name="Dictionary.G270" table:number-columns-spanned="3" office:value-type="string">
            <text:p text:style-name="P4">Нам ряд утрачено. Раптових спроб</text:p>
            <text:p text:style-name="P4">назубрені шпилі – ото єдине,</text:p>
            <text:p text:style-name="P4">що вирвалося з <text:span text:style-name="T58">самозаборон</text:span>,</text:p>
            <text:p text:style-name="P3"><text:span text:style-name="T72">які дарують небеса щедротні…</text:span><text:span text:style-name="T71"> </text:span><text:span text:style-name="T85">(П, І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1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71" table:number-columns-spanned="5" office:value-type="string">
            <text:p text:style-name="P3"><text:span text:style-name="T57">забор</text:span><text:span text:style-name="T57">о</text:span><text:span text:style-name="T14"></text:span><text:span text:style-name="T57">на</text:span></text:p>
            <text:p text:style-name="P3"><text:span text:style-name="T45">-и, </text:span><text:span text:style-name="T50">ж.</text:span></text:p>
            <text:p text:style-name="P3">1) Наказ не робити чого-небудь.<text:span text:style-name="T99"> </text:span><text:span text:style-name="T100">(С, 3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7</text:p>
          </table:table-cell>
          <table:table-cell table:style-name="Dictionary.B272" table:number-columns-spanned="2" office:value-type="string">
            <text:p text:style-name="P3">Самонаближення</text:p>
            <text:p text:style-name="P3">-я, <text:span text:style-name="T71">ім., с., інд.-авт.</text:span></text:p>
          </table:table-cell>
          <table:covered-table-cell/>
          <table:table-cell table:style-name="Dictionary.D272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</text:span><text:span text:style-name="T87">слів:</text:span><text:span text:style-name="T106"> </text:span><text:span text:style-name="T60">сáмо</text:span><text:span text:style-name="T106">... і </text:span><text:span text:style-name="T60">наближення</text:span></text:p>
          </table:table-cell>
          <table:covered-table-cell/>
          <table:covered-table-cell/>
          <table:table-cell table:style-name="Dictionary.G272" table:number-columns-spanned="3" office:value-type="string">
            <text:p text:style-name="P4">…весь той чар</text:p>
            <text:p text:style-name="P4"><text:span text:style-name="T58">самонаближень</text:span>, упізнань і врочень,</text:p>
            <text:p text:style-name="P4">що визріли у невіді душевній</text:p>
            <text:p text:style-name="P4">і стежать стежать стежать зизим оком,</text:p>
            <text:p text:style-name="P3"><text:soft-page-break/><text:span text:style-name="T72">ачи я втраплю на свою стежу…</text:span><text:span text:style-name="T71"> </text:span><text:span text:style-name="T85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3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73" table:number-columns-spanned="5" office:value-type="string">
            <text:p text:style-name="P3"><text:span text:style-name="T57">набл</text:span><text:span text:style-name="T57">и</text:span><text:span text:style-name="T14"></text:span><text:span text:style-name="T57">ження</text:span></text:p>
            <text:p text:style-name="P3"><text:span text:style-name="T45">-я, </text:span><text:span text:style-name="T50">с.</text:span></text:p>
            <text:p text:style-name="P3">Дія за знач. наблизити, наближати і наблизитися, наближатися. <text:span text:style-name="T83">(С, 7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8</text:p>
          </table:table-cell>
          <table:table-cell table:style-name="Dictionary.B274" table:number-columns-spanned="2" office:value-type="string">
            <text:p text:style-name="P3">Самонарікáння</text:p>
            <text:p text:style-name="P3">-я, <text:span text:style-name="T71">ім., с., інд.-авт.</text:span></text:p>
          </table:table-cell>
          <table:covered-table-cell/>
          <table:table-cell table:style-name="Dictionary.D274" table:number-columns-spanned="3" office:value-type="string">
            <text:p text:style-name="P3"><text:span text:style-name="T87">утворене способом основословосклада</text:span><text:span text:style-name="T87">ння, похідне від слів:</text:span><text:span text:style-name="T106"> </text:span><text:span text:style-name="T60">сáмо</text:span><text:span text:style-name="T106">... і </text:span><text:span text:style-name="T60">нарікáння</text:span></text:p>
          </table:table-cell>
          <table:covered-table-cell/>
          <table:covered-table-cell/>
          <table:table-cell table:style-name="Dictionary.G274" table:number-columns-spanned="3" office:value-type="string">
            <text:p text:style-name="P4">Ні, не впадай у біль – до <text:span text:style-name="T58">самонаріканняи</text:span>.</text:p>
            <text:p text:style-name="P3"><text:span text:style-name="T72">О, не впадай у біль – його, як меч, піднось. </text:span><text:span text:style-name="T85">(П, ІІ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5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75" table:number-columns-spanned="5" office:value-type="string">
            <text:p text:style-name="P3"><text:span text:style-name="T57">нарік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Дія за знач. нарікати. <text:span text:style-name="T83">(С, 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39</text:p>
          </table:table-cell>
          <table:table-cell table:style-name="Dictionary.B276" table:number-columns-spanned="2" office:value-type="string">
            <text:p text:style-name="P3">Самонарóдження</text:p>
            <text:p text:style-name="P3">-я, <text:span text:style-name="T71">ім., с., інд.-авт.</text:span></text:p>
          </table:table-cell>
          <table:covered-table-cell/>
          <table:table-cell table:style-name="Dictionary.D27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нарóдження</text:span></text:p>
          </table:table-cell>
          <table:covered-table-cell/>
          <table:covered-table-cell/>
          <table:table-cell table:style-name="Dictionary.G276" table:number-columns-spanned="3" office:value-type="string">
            <text:p text:style-name="P4">Оце <text:span text:style-name="T58">самонародження</text:span> твоє</text:p>
            <text:p text:style-name="P4">то голос смерті: пристарайся, брате,</text:p>
            <text:p text:style-name="P4">бо вже заходить час твій вирушати,</text:p>
            <text:p text:style-name="P3"><text:span text:style-name="T72">пора і дописати житіє.</text:span><text:span text:style-name="T71"> </text:span><text:span text:style-name="T85">(П, ІІ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7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77" table:number-columns-spanned="5" office:value-type="string">
            <text:p text:style-name="P3"><text:span text:style-name="T57">нар</text:span><text:span text:style-name="T57">о</text:span><text:span text:style-name="T14"></text:span><text:span text:style-name="T57">дження</text:span></text:p>
            <text:p text:style-name="P3"><text:span text:style-name="T45">-я, </text:span><text:span text:style-name="T50">с.</text:span></text:p>
            <text:p text:style-name="P3">1) Дія за знач. народити, народжувати і народитися, народжуватися. || Час <text:soft-page-break/>появи на світ. <text:span text:style-name="T83">(С, 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0</text:p>
          </table:table-cell>
          <table:table-cell table:style-name="Dictionary.B278" table:number-columns-spanned="2" office:value-type="string">
            <text:p text:style-name="P3">Самонаростáти</text:p>
            <text:p text:style-name="P3">-áю, -áєш, дієсл., недок., перех., інд.-авт.</text:p>
          </table:table-cell>
          <table:covered-table-cell/>
          <table:table-cell table:style-name="Dictionary.D278" table:number-columns-spanned="3" office:value-type="string">
            <text:p text:style-name="P3">Утворене способом основословоскладання, похідне від слів: сáмо... і наростáти</text:p>
          </table:table-cell>
          <table:covered-table-cell/>
          <table:covered-table-cell/>
          <table:table-cell table:style-name="Dictionary.G278" table:number-columns-spanned="3" office:value-type="string">
            <text:p text:style-name="P4">Неначе дзвін – поезія. Гуде</text:p>
            <text:p text:style-name="P3"><text:span text:style-name="T72">і </text:span><text:span text:style-name="T79">самонаростає</text:span><text:span text:style-name="T72"> аж до повні…</text:span><text:span text:style-name="T71"> </text:span><text:span text:style-name="T85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9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79" table:number-columns-spanned="5" office:value-type="string">
            <text:p text:style-name="P3"><text:span text:style-name="T57">нарост</text:span><text:span text:style-name="T57">а</text:span><text:span text:style-name="T14"></text:span><text:span text:style-name="T57">ти</text:span></text:p>
            <text:p text:style-name="P3"><text:span text:style-name="T45">-ає, </text:span><text:span text:style-name="T50">недок.</text:span><text:span text:style-name="T45">, нарости, -те; </text:span><text:span text:style-name="T50">мин. ч.</text:span><text:span text:style-name="T45"> наріс, наросла, наросло; </text:span><text:span text:style-name="T50">док.</text:span></text:p>
            <text:p text:style-name="P3"><text:span text:style-name="T26">3) </text:span><text:span text:style-name="T38">перен.</text:span><text:span text:style-name="T26"> Збільшувати свій об'єм, свою кількість, силу вияву і т. ін.</text:span><text:span text:style-name="T27"> </text:span><text:span text:style-name="T28">(С, 733-7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1</text:p>
          </table:table-cell>
          <table:table-cell table:style-name="Dictionary.B280" table:number-columns-spanned="2" office:value-type="string">
            <text:p text:style-name="P3">Самоофíра</text:p>
            <text:p text:style-name="P3">-и, <text:span text:style-name="T71">ім., ж., інд.-авт.</text:span></text:p>
          </table:table-cell>
          <table:covered-table-cell/>
          <table:table-cell table:style-name="Dictionary.D280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58">офíра</text:span></text:p>
          </table:table-cell>
          <table:covered-table-cell/>
          <table:covered-table-cell/>
          <table:table-cell table:style-name="Dictionary.G280" table:number-columns-spanned="3" office:value-type="string">
            <text:p text:style-name="P4">…перейде крізь страстотерпця тіні</text:p>
            <text:p text:style-name="P4">пророк, свого цураючись лиця,</text:p>
            <text:p text:style-name="P4">в передчуванні віщого кінця</text:p>
            <text:p text:style-name="P3"><text:span text:style-name="T79">самоофіри</text:span><text:span text:style-name="T72"> й самовоскресіння.</text:span><text:span text:style-name="T71"> </text:span><text:span text:style-name="T85">(П, ІІ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1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81" table:number-columns-spanned="5" office:value-type="string">
            <text:p text:style-name="P3"><text:span text:style-name="T22">ж</text:span><text:span text:style-name="T22">е</text:span><text:span text:style-name="T2"></text:span><text:span text:style-name="T22">ртва (оф</text:span><text:span text:style-name="T22">і</text:span><text:span text:style-name="T2"></text:span><text:span text:style-name="T22">ра)</text:span></text:p>
            <text:p text:style-name="P3"><text:span text:style-name="T45">-и, </text:span><text:span text:style-name="T50">ж.</text:span></text:p>
            <text:p text:style-name="P3">1) За релігійними обрядами деяких народів – предмет або жива істота, яких приносили в дар богам.<text:span text:style-name="T99"> </text:span><text:span text:style-name="T100">(С, 3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2</text:p>
          </table:table-cell>
          <table:table-cell table:style-name="Dictionary.B282" table:number-columns-spanned="2" office:value-type="string">
            <text:p text:style-name="P3">Самопалáння</text:p>
            <text:p text:style-name="P3">-я, <text:span text:style-name="T71">ім., с., інд.-авт.</text:span></text:p>
          </table:table-cell>
          <table:covered-table-cell/>
          <table:table-cell table:style-name="Dictionary.D282" table:number-columns-spanned="3" office:value-type="string">
            <text:p text:style-name="P3"><text:span text:style-name="T87">утворене способом основословоскладання, похідне від </text:span><text:soft-page-break/><text:span text:style-name="T87">слів:</text:span><text:span text:style-name="T106"> </text:span><text:span text:style-name="T60">сáмо</text:span><text:span text:style-name="T106">... і </text:span><text:span text:style-name="T60">палáння</text:span></text:p>
          </table:table-cell>
          <table:covered-table-cell/>
          <table:covered-table-cell/>
          <table:table-cell table:style-name="Dictionary.G282" table:number-columns-spanned="3" office:value-type="string">
            <text:p text:style-name="P4">О як нестерпно хочеться подовжень</text:p>
            <text:p text:style-name="P3"><text:soft-page-break/><text:span text:style-name="T72">і невигасного </text:span><text:span text:style-name="T79">самопалання</text:span><text:span text:style-name="T72">!</text:span><text:span text:style-name="T71"> </text:span><text:span text:style-name="T85">(П, ІІ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3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83" table:number-columns-spanned="5" office:value-type="string">
            <text:p text:style-name="P3"><text:span text:style-name="T57">пал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Дія за знач. палати. <text:span text:style-name="T83">(С, 8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3</text:p>
          </table:table-cell>
          <table:table-cell table:style-name="Dictionary.B284" table:number-columns-spanned="2" office:value-type="string">
            <text:p text:style-name="P3">Самопереростáння</text:p>
            <text:p text:style-name="P3">-я, ім., с., інд.-авт.</text:p>
          </table:table-cell>
          <table:covered-table-cell/>
          <table:table-cell table:style-name="Dictionary.D284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переростáння</text:span></text:p>
          </table:table-cell>
          <table:covered-table-cell/>
          <table:covered-table-cell/>
          <table:table-cell table:style-name="Dictionary.G284" table:number-columns-spanned="3" office:value-type="string">
            <text:p text:style-name="P4">Отак: живи – і скній, живи – і скній,</text:p>
            <text:p text:style-name="P4">і як дійдеш <text:span text:style-name="T59">самопереростання</text:span>,</text:p>
            <text:p text:style-name="P4">і як збагнеш: ти власна жертва й кат,</text:p>
            <text:p text:style-name="P4">тоді збагнеш і смерть, як припадання</text:p>
            <text:p text:style-name="P3"><text:span text:style-name="T72">до обрію, як утрату всіх утрат.</text:span><text:span text:style-name="T71"> </text:span><text:span text:style-name="T85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5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85" table:number-columns-spanned="5" office:value-type="string">
            <text:p text:style-name="P3"><text:span text:style-name="T57">перерост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Дія за знач. переростати, перерости. <text:span text:style-name="T83">(С, 9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4</text:p>
          </table:table-cell>
          <table:table-cell table:style-name="Dictionary.B286" table:number-columns-spanned="2" office:value-type="string">
            <text:p text:style-name="P3">Самопідтвéрджувати</text:p>
            <text:p text:style-name="P3">-ую, уєш, дієсл., <text:span text:style-name="T71">недок., перех., інд.-авт.</text:span></text:p>
          </table:table-cell>
          <table:covered-table-cell/>
          <table:table-cell table:style-name="Dictionary.D28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підтвéрджувати</text:span></text:p>
          </table:table-cell>
          <table:covered-table-cell/>
          <table:covered-table-cell/>
          <table:table-cell table:style-name="Dictionary.G286" table:number-columns-spanned="3" office:value-type="string">
            <text:p text:style-name="P4">Ще, слава Богу, тьмяний стовбур совісті</text:p>
            <text:p text:style-name="P4">признатись може весь до незбагненного,</text:p>
            <text:p text:style-name="P4">котре <text:span text:style-name="T58">самопідтверджує</text:span> її</text:p>
            <text:p text:style-name="P3"><text:span text:style-name="T72">і втаємничує…</text:span><text:span text:style-name="T71"> </text:span><text:span text:style-name="T85">(П, ІІ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7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87" table:number-columns-spanned="5" office:value-type="string">
            <text:p text:style-name="P3"><text:span text:style-name="T57">підтв</text:span><text:span text:style-name="T57">е</text:span><text:span text:style-name="T14"></text:span><text:span text:style-name="T57">рджувати</text:span></text:p>
            <text:p text:style-name="P3"><text:soft-page-break/><text:span text:style-name="T45">-ую, -уєш, </text:span><text:span text:style-name="T50">недок.</text:span><text:span text:style-name="T45">, підтвердити, -джу, -диш, </text:span><text:span text:style-name="T50">док.</text:span><text:span text:style-name="T45">, </text:span><text:span text:style-name="T50">перех.</text:span><text:span text:style-name="T45"> </text:span><text:span text:style-name="T50">і без додатка</text:span><text:span text:style-name="T45">.</text:span></text:p>
            <text:p text:style-name="P3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99"> </text:span><text:span text:style-name="T100">(С, 9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5</text:p>
          </table:table-cell>
          <table:table-cell table:style-name="Dictionary.B288" table:number-columns-spanned="2" office:value-type="string">
            <text:p text:style-name="P3">Самопогиба</text:p>
            <text:p text:style-name="P3">-и, <text:span text:style-name="T71">ім., ж., інд.-авт.</text:span></text:p>
          </table:table-cell>
          <table:covered-table-cell/>
          <table:table-cell table:style-name="Dictionary.D288" table:number-columns-spanned="3" office:value-type="string">
            <text:p text:style-name="P3"><text:span text:style-name="T104">утворене способом </text:span><text:span text:style-name="T104">основословоскладання, похідне від слів:</text:span><text:span text:style-name="T106"> </text:span><text:span text:style-name="T60">сáмо</text:span><text:span text:style-name="T106">... і </text:span><text:span text:style-name="T60">погиба</text:span></text:p>
          </table:table-cell>
          <table:covered-table-cell/>
          <table:covered-table-cell/>
          <table:table-cell table:style-name="Dictionary.G288" table:number-columns-spanned="3" office:value-type="string">
            <text:p text:style-name="P4">Господи, Господи, о осторонь</text:p>
            <text:p text:style-name="P4">душі гулкі, що, заслухані в тугу,</text:p>
            <text:p text:style-name="P4">немочі власної люблять наругу,</text:p>
            <text:p text:style-name="P3"><text:span text:style-name="T79">самопогиби</text:span><text:span text:style-name="T72"> високий огонь.</text:span><text:span text:style-name="T71"> </text:span><text:span text:style-name="T85">(П, ІІ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9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89" table:number-columns-spanned="5" office:value-type="string">
            <text:p text:style-name="P3"><text:span text:style-name="T57">Пог</text:span><text:span text:style-name="T57">и</text:span><text:span text:style-name="T14"></text:span><text:span text:style-name="T57">бель (поги</text:span><text:span text:style-name="T62"></text:span><text:span text:style-name="T57">ба)</text:span></text:p>
            <text:p text:style-name="P3"><text:span text:style-name="T50">і рідко </text:span><text:span text:style-name="T45">погибіль, -і, </text:span><text:span text:style-name="T50">ж.</text:span></text:p>
            <text:p text:style-name="P3"><text:span text:style-name="T26">Передчасна, насильницька смерть; гибель. || Руйнування, занепад, знищення чого-небудь. || </text:span><text:span text:style-name="T38">перен.</text:span><text:span text:style-name="T26"> Кінець існування чого-небудь; зникнення. </text:span><text:span text:style-name="T38">Згинати в три погибелі</text:span><text:span text:style-name="T26">.</text:span><text:span text:style-name="T27"> </text:span><text:span text:style-name="T28">(С, 10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6</text:p>
          </table:table-cell>
          <table:table-cell table:style-name="Dictionary.B290" table:number-columns-spanned="2" office:value-type="string">
            <text:p text:style-name="P3">Самоподóвжений</text:p>
            <text:p text:style-name="P3"><text:span text:style-name="T71">-а, -е, </text:span><text:span text:style-name="T72">прикм., </text:span><text:span text:style-name="T72">інд.-авт.</text:span></text:p>
          </table:table-cell>
          <table:covered-table-cell/>
          <table:table-cell table:style-name="Dictionary.D290" table:number-columns-spanned="3" office:value-type="string">
            <text:p text:style-name="P3">утворене способом основословоскладання, похідне від слів: <text:span text:style-name="T59">сáмо</text:span>... і <text:span text:style-name="T59">подóвжений</text:span></text:p>
          </table:table-cell>
          <table:covered-table-cell/>
          <table:covered-table-cell/>
          <table:table-cell table:style-name="Dictionary.G290" table:number-columns-spanned="3" office:value-type="string">
            <text:p text:style-name="P4">Хто б збагнув</text:p>
            <text:p text:style-name="P4">оці дороги – без кінця і краю</text:p>
            <text:p text:style-name="P3"><text:span text:style-name="T79">самоподовжені</text:span><text:span text:style-name="T72">?</text:span><text:span text:style-name="T71"> </text:span><text:span text:style-name="T85">(П, І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1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91" table:number-columns-spanned="5" office:value-type="string">
            <text:p text:style-name="P3"><text:span text:style-name="T57">под</text:span><text:span text:style-name="T57">о</text:span><text:span text:style-name="T14"></text:span><text:span text:style-name="T57">вжений</text:span></text:p>
            <text:p text:style-name="P3">-а, -е.</text:p>
            <text:p text:style-name="P3"><text:span text:style-name="T46">1) Дієприкм. пас. мин. ч. до подовжити. || подо</text:span><text:span text:style-name="T6"></text:span><text:span text:style-name="T46">вжено, </text:span><text:span text:style-name="T51">безос.</text:span><text:span text:style-name="T46"> </text:span><text:span text:style-name="T51">присудк. сл.</text:span><text:span text:style-name="T47"> </text:span><text:span text:style-name="T48">(С, 10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7</text:p>
          </table:table-cell>
          <table:table-cell table:style-name="Dictionary.B292" table:number-columns-spanned="2" office:value-type="string">
            <text:p text:style-name="P3">Самопоминáння</text:p>
            <text:p text:style-name="P3">-я, <text:span text:style-name="T71">ім., с., інд.-авт.</text:span></text:p>
          </table:table-cell>
          <table:covered-table-cell/>
          <table:table-cell table:style-name="Dictionary.D292" table:number-columns-spanned="3" office:value-type="string">
            <text:p text:style-name="P3"><text:span text:style-name="T87">утворене способом основословосклада</text:span><text:span text:style-name="T87">ння, похідне від слів:</text:span><text:span text:style-name="T106"> </text:span><text:span text:style-name="T60">сáмо</text:span><text:span text:style-name="T106">... і </text:span><text:span text:style-name="T60">поминáння</text:span></text:p>
          </table:table-cell>
          <table:covered-table-cell/>
          <table:covered-table-cell/>
          <table:table-cell table:style-name="Dictionary.G292" table:number-columns-spanned="3" office:value-type="string">
            <text:p text:style-name="P4">Ти загубився в горі – не знайтись</text:p>
            <text:p text:style-name="P4">у чорноводді змовклого волання,</text:p>
            <text:p text:style-name="P4">в ропі чекань і <text:span text:style-name="T58">самопоминання</text:span></text:p>
            <text:p text:style-name="P3"><text:span text:style-name="T72">і гуку, що доносить благовість.</text:span><text:span text:style-name="T71"> </text:span><text:span text:style-name="T85">(П, ІІ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3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93" table:number-columns-spanned="5" office:value-type="string">
            <text:p text:style-name="P3"><text:span text:style-name="T57">помин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Дія за знач. поминати <text:span text:style-name="T83">(С, 104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8</text:p>
          </table:table-cell>
          <table:table-cell table:style-name="Dictionary.B294" table:number-columns-spanned="2" office:value-type="string">
            <text:p text:style-name="P3"><text:span text:style-name="T13">Самопоста</text:span><text:span text:style-name="T14"></text:span><text:span text:style-name="T13">ння</text:span></text:p>
            <text:p text:style-name="P3">-я, <text:span text:style-name="T71">ім., с., інд.-авт.</text:span></text:p>
          </table:table-cell>
          <table:covered-table-cell/>
          <table:table-cell table:style-name="Dictionary.D294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постання </text:span><text:span text:style-name="T90">(від </text:span><text:span text:style-name="T95">постава</text:span><text:span text:style-name="T96"></text:span><text:span text:style-name="T95">ти</text:span><text:span text:style-name="T90">)</text:span></text:p>
          </table:table-cell>
          <table:covered-table-cell/>
          <table:covered-table-cell/>
          <table:table-cell table:style-name="Dictionary.G294" table:number-columns-spanned="3" office:value-type="string">
            <text:p text:style-name="P4">По ліву руку – древній, аж до ер</text:p>
            <text:p text:style-name="P4"><text:span text:style-name="T58">самопостання</text:span>, гоном безберегим,</text:p>
            <text:p text:style-name="P4">щовбом смертельним, що наліг на серце</text:p>
            <text:p text:style-name="P4">і наслухає втомлене буття - </text:p>
            <text:p text:style-name="P4">той древній світ – і радісний і тужний - </text:p>
            <text:p text:style-name="P3"><text:span text:style-name="T72">непам’яті.</text:span><text:span text:style-name="T71"> </text:span><text:span text:style-name="T85">(П, ІІ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5" table:number-columns-spanned="4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covered-table-cell/>
          <table:table-cell table:style-name="Dictionary.F295" table:number-columns-spanned="4" office:value-type="string">
            <text:p text:style-name="P3"><text:span text:style-name="T57">постав</text:span><text:span text:style-name="T57">а</text:span><text:span text:style-name="T14"></text:span><text:span text:style-name="T57">ти</text:span></text:p>
            <text:p text:style-name="P3"><text:soft-page-break/><text:span text:style-name="T41">I </text:span><text:span text:style-name="T45">-ає</text:span><text:span text:style-name="T5"></text:span><text:span text:style-name="T45">, </text:span><text:span text:style-name="T50">недок.</text:span><text:span text:style-name="T45">, поста</text:span><text:span text:style-name="T5"></text:span><text:span text:style-name="T45">ти, -а</text:span><text:span text:style-name="T5"></text:span><text:span text:style-name="T45">не, </text:span><text:span text:style-name="T50">док.</text:span></text:p>
            <text:p text:style-name="P3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99"> </text:span><text:span text:style-name="T100">(С, 1082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49</text:p>
          </table:table-cell>
          <table:table-cell table:style-name="Dictionary.B296" table:number-columns-spanned="2" office:value-type="string">
            <text:p text:style-name="P3">Самопроминáння</text:p>
            <text:p text:style-name="P3">-я, <text:span text:style-name="T71">ім., с., інд.-авт.</text:span></text:p>
          </table:table-cell>
          <table:covered-table-cell/>
          <table:table-cell table:style-name="Dictionary.D296" table:number-columns-spanned="3" office:value-type="string">
            <text:p text:style-name="P3"><text:span text:style-name="T87">утворене способом основословоскладання, похідне від </text:span><text:span text:style-name="T87">слів:</text:span><text:span text:style-name="T106"> </text:span><text:span text:style-name="T60">сáмо</text:span><text:span text:style-name="T106">... і </text:span><text:span text:style-name="T60">проминáння</text:span></text:p>
          </table:table-cell>
          <table:covered-table-cell/>
          <table:covered-table-cell/>
          <table:table-cell table:style-name="Dictionary.G296" table:number-columns-spanned="3" office:value-type="string">
            <text:p text:style-name="P4">В дорозі довгих <text:span text:style-name="T58">самопроминань</text:span></text:p>
            <text:p text:style-name="P4">під знадою земного притягання</text:p>
            <text:p text:style-name="P3"><text:span text:style-name="T72">проносяться від ранку до смеркання.</text:span><text:span text:style-name="T71"> </text:span><text:span text:style-name="T85">(П, І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7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97" table:number-columns-spanned="5" office:value-type="string">
            <text:p text:style-name="P3"><text:span text:style-name="T57">промин</text:span><text:span text:style-name="T57">а</text:span><text:span text:style-name="T14"></text:span><text:span text:style-name="T57">ння</text:span></text:p>
            <text:p text:style-name="P3"><text:span text:style-name="T41">I </text:span><text:span text:style-name="T45">-я, </text:span><text:span text:style-name="T50">с.</text:span></text:p>
            <text:p text:style-name="P3">Дія за знач. проминати <text:span text:style-name="T83">(С, 11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0</text:p>
          </table:table-cell>
          <table:table-cell table:style-name="Dictionary.B298" table:number-columns-spanned="2" office:value-type="string">
            <text:p text:style-name="P3"><text:span text:style-name="T13">Самопротистоя</text:span><text:span text:style-name="T14"></text:span><text:span text:style-name="T13">ння</text:span></text:p>
            <text:p text:style-name="P3"><text:span text:style-name="T1">-</text:span>я, <text:span text:style-name="T71">ім., с., інд.-авт.</text:span></text:p>
          </table:table-cell>
          <table:covered-table-cell/>
          <table:table-cell table:style-name="Dictionary.D298" table:number-columns-spanned="3" office:value-type="string">
            <text:p text:style-name="P3"><text:span text:style-name="T87">утворене способом основословоскладан</text:span><text:span text:style-name="T87">ня, похідне від слів:</text:span><text:span text:style-name="T106"> </text:span><text:span text:style-name="T60">сáмо</text:span><text:span text:style-name="T106">... і </text:span><text:span text:style-name="T60">протистояння</text:span></text:p>
          </table:table-cell>
          <table:covered-table-cell/>
          <table:covered-table-cell/>
          <table:table-cell table:style-name="Dictionary.G298" table:number-columns-spanned="3" office:value-type="string">
            <text:p text:style-name="P4">О вирвись, залишивши вирву</text:p>
            <text:p text:style-name="P4">у грудях, і роздмухай грань</text:p>
            <text:p text:style-name="P4">моїх <text:span text:style-name="T58">самопротистоянь</text:span></text:p>
            <text:p text:style-name="P3"><text:span text:style-name="T72">і дай напитися з потиру.</text:span><text:span text:style-name="T71"> </text:span><text:span text:style-name="T85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9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299" table:number-columns-spanned="5" office:value-type="string">
            <text:p text:style-name="P3"><text:span text:style-name="T57">протисто</text:span><text:span text:style-name="T57">я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Дія за знач. протистояти. <text:span text:style-name="T83">(С, 11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1</text:p>
          </table:table-cell>
          <table:table-cell table:style-name="Dictionary.B300" table:number-columns-spanned="2" office:value-type="string">
            <text:p text:style-name="P3">Самострíл</text:p>
            <text:p text:style-name="P3"><text:soft-page-break/>-у, <text:span text:style-name="T71">ім., ч., інд.-авт.</text:span></text:p>
          </table:table-cell>
          <table:covered-table-cell/>
          <table:table-cell table:style-name="Dictionary.D300" table:number-columns-spanned="3" office:value-type="string">
            <text:p text:style-name="P3"><text:span text:style-name="T87">утворене способом основословосклада</text:span><text:soft-page-break/><text:span text:style-name="T87">ння, похідне від слів:</text:span><text:span text:style-name="T91"> </text:span><text:span text:style-name="T60">сáмо</text:span><text:span text:style-name="T106">... і </text:span><text:span text:style-name="T60">стріл</text:span></text:p>
          </table:table-cell>
          <table:covered-table-cell/>
          <table:covered-table-cell/>
          <table:table-cell table:style-name="Dictionary.G300" table:number-columns-spanned="3" office:value-type="string">
            <text:p text:style-name="P4">Як рура, кругла вулиця,</text:p>
            <text:p text:style-name="P4"><text:soft-page-break/>гулка од гуду бджіл,</text:p>
            <text:p text:style-name="P4">маленький хлопчик щулиться,</text:p>
            <text:p text:style-name="P3"><text:span text:style-name="T72">бо ж сонце – </text:span><text:span text:style-name="T79">самостріл</text:span><text:span text:style-name="T72">.</text:span><text:span text:style-name="T71"> </text:span><text:span text:style-name="T85">(П, ІІ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1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301" table:number-columns-spanned="5" office:value-type="string">
            <text:p text:style-name="P3"><text:span text:style-name="T57">П</text:span><text:span text:style-name="T57">о</text:span><text:span text:style-name="T14"></text:span><text:span text:style-name="T57">стріл (стріл)</text:span></text:p>
            <text:p text:style-name="P3"><text:span text:style-name="T45">-у, </text:span><text:span text:style-name="T50">ч.</text:span></text:p>
            <text:p text:style-name="P3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99"> </text:span><text:span text:style-name="T100">(С, 10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2</text:p>
          </table:table-cell>
          <table:table-cell table:style-name="Dictionary.B302" table:number-columns-spanned="2" office:value-type="string">
            <text:p text:style-name="P3">Самострумувáння</text:p>
            <text:p text:style-name="P3">-я, <text:span text:style-name="T71">ім., с., інд.-авт.</text:span></text:p>
          </table:table-cell>
          <table:covered-table-cell/>
          <table:table-cell table:style-name="Dictionary.D302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сáмо</text:span><text:span text:style-name="T106">... і </text:span><text:span text:style-name="T60">струмувáння</text:span></text:p>
          </table:table-cell>
          <table:covered-table-cell/>
          <table:covered-table-cell/>
          <table:table-cell table:style-name="Dictionary.G302" table:number-columns-spanned="3" office:value-type="string">
            <text:p text:style-name="P4">…аби в останньому пориві,</text:p>
            <text:p text:style-name="P4">у плині <text:span text:style-name="T58">самострумувань</text:span></text:p>
            <text:p text:style-name="P4">ураз зайти за власну грань,</text:p>
            <text:p text:style-name="P3"><text:span text:style-name="T72">пірнути в смертні переливи.</text:span><text:span text:style-name="T71"> </text:span><text:span text:style-name="T85">(П, І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3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303" table:number-columns-spanned="5" office:value-type="string">
            <text:p text:style-name="P3"><text:span text:style-name="T57">струмув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<text:span text:style-name="T46">Дія за знач. струмувати. </text:span><text:span text:style-name="T51">Струмування повітря.</text:span><text:span text:style-name="T47"> </text:span><text:span text:style-name="T48">(С, 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3</text:p>
          </table:table-cell>
          <table:table-cell table:style-name="Dictionary.B304" table:number-columns-spanned="2" office:value-type="string">
            <text:p text:style-name="P3">Самотин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04" table:number-columns-spanned="3" office:value-type="string">
            <text:p text:style-name="P3"><text:span text:style-name="T64">утворене суфіксальним способом, похідне </text:span><text:soft-page-break/><text:span text:style-name="T64">від слова</text:span> <text:span text:style-name="T59">самотина</text:span></text:p>
          </table:table-cell>
          <table:covered-table-cell/>
          <table:covered-table-cell/>
          <table:table-cell table:style-name="Dictionary.G304" table:number-columns-spanned="3" office:value-type="string">
            <text:p text:style-name="P4">Спиваєш тугу <text:span text:style-name="T58">самотинну</text:span></text:p>
            <text:p text:style-name="P4">і душу, мов малу дитину,</text:p>
            <text:p text:style-name="P3"><text:span text:style-name="T72">до рання присипляєш: спи.</text:span><text:span text:style-name="T71"> </text:span><text:soft-page-break/><text:span text:style-name="T85">(П, ІІ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5" table:number-columns-spanned="8" office:value-type="string">
            <text:p text:style-name="P3"><text:span text:style-name="T57">Самота</text:span><text:span text:style-name="T14"></text:span><text:span text:style-name="T57"> (</text:span><text:span text:style-name="T81">самоти</text:span><text:span text:style-name="T80"></text:span><text:span text:style-name="T81">на</text:span><text:span text:style-name="T80"></text:span><text:span text:style-name="T57">)</text:span></text:p>
            <text:p text:style-name="P3"><text:span text:style-name="T45">-и, </text:span><text:span text:style-name="T50">ж.</text:span></text:p>
            <text:p text:style-name="P3">1) Стан за знач. самітний, самотній; самотність. || Гостре відчуття відокремленості, ізольованості від кого-, чого-небудь. <text:span text:style-name="T83">(С, 129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4</text:p>
          </table:table-cell>
          <table:table-cell table:style-name="Dictionary.B306" table:number-columns-spanned="2" office:value-type="string">
            <text:p text:style-name="P3">Самоуникáння</text:p>
            <text:p text:style-name="P3">-я, <text:span text:style-name="T71">ім., с., інд.-авт.</text:span></text:p>
          </table:table-cell>
          <table:covered-table-cell/>
          <table:table-cell table:style-name="Dictionary.D30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áмо</text:span><text:span text:style-name="T106">... і </text:span><text:span text:style-name="T60">уникáння</text:span></text:p>
          </table:table-cell>
          <table:covered-table-cell/>
          <table:covered-table-cell/>
          <table:table-cell table:style-name="Dictionary.G306" table:number-columns-spanned="3" office:value-type="string">
            <text:p text:style-name="P4">Коли спромога <text:span text:style-name="T58">самоуникань</text:span></text:p>
            <text:p text:style-name="P4">при узголів’ї спалахом прозріння</text:p>
            <text:p text:style-name="P4">відкриється тобі, як благостиня</text:p>
            <text:p text:style-name="P3"><text:span text:style-name="T72">прощень, опрощень, прощ і прощавань.</text:span><text:span text:style-name="T71"> </text:span><text:span text:style-name="T85">(П, І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7" table:number-columns-spanned="3" office:value-type="string">
            <text:p text:style-name="P3"><text:span text:style-name="T60">сáмо... </text:span><text:span text:style-name="T69">(див. 129)</text:span></text:p>
          </table:table-cell>
          <table:covered-table-cell/>
          <table:covered-table-cell/>
          <table:table-cell table:style-name="Dictionary.E307" table:number-columns-spanned="5" office:value-type="string">
            <text:p text:style-name="P3"><text:span text:style-name="T57">уник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Дія за знач. уникати. <text:span text:style-name="T83">(С, 15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5</text:p>
          </table:table-cell>
          <table:table-cell table:style-name="Dictionary.B308" table:number-columns-spanned="2" office:value-type="string">
            <text:p text:style-name="P3"><text:span text:style-name="T13">Світи-галаї</text:span><text:span text:style-name="T14"></text:span></text:p>
            <text:p text:style-name="P3">світі<text:span text:style-name="T60"></text:span>в-галаї<text:span text:style-name="T60"></text:span>в, <text:span text:style-name="T71">ім., мн., інд.-авт.</text:span></text:p>
          </table:table-cell>
          <table:covered-table-cell/>
          <table:table-cell table:style-name="Dictionary.D308" table:number-columns-spanned="3" office:value-type="string">
            <text:p text:style-name="P3">утворене способом словоскладання, похідне від слів: <text:span text:style-name="T59">світ</text:span> і <text:span text:style-name="T59">галай </text:span><text:span text:style-name="T65">(від </text:span><text:span text:style-name="T59">галасвіта</text:span><text:span text:style-name="T65">)</text:span></text:p>
          </table:table-cell>
          <table:covered-table-cell/>
          <table:covered-table-cell/>
          <table:table-cell table:style-name="Dictionary.G308" table:number-columns-spanned="3" office:value-type="string">
            <text:p text:style-name="P4">На тебе чатують <text:span text:style-name="T58">світи–галаї</text:span>.</text:p>
            <text:p text:style-name="P3"><text:span text:style-name="T72">Прощальний – як подим пожарищ – той спогад.</text:span><text:span text:style-name="T71"> </text:span><text:span text:style-name="T85">(П, І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9" table:number-columns-spanned="3" office:value-type="string">
            <text:p text:style-name="P3"><text:span text:style-name="T60">світ </text:span><text:span text:style-name="T69">(див. 66)</text:span></text:p>
          </table:table-cell>
          <table:covered-table-cell/>
          <table:covered-table-cell/>
          <table:table-cell table:style-name="Dictionary.E309" table:number-columns-spanned="5" office:value-type="string">
            <text:p text:style-name="P3"><text:span text:style-name="T57">гал</text:span><text:span text:style-name="T57">а</text:span><text:span text:style-name="T14"></text:span><text:span text:style-name="T57">світа</text:span></text:p>
            <text:p text:style-name="P3"><text:span text:style-name="T50">присл.</text:span><text:span text:style-name="T45">, </text:span><text:span text:style-name="T50">діал.</text:span></text:p>
            <text:p text:style-name="P3">Невідомо куди; кудись.<text:span text:style-name="T99"> </text:span><text:span text:style-name="T100">(С, 21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6</text:p>
          </table:table-cell>
          <table:table-cell table:style-name="Dictionary.B310" table:number-columns-spanned="2" office:value-type="string">
            <text:p text:style-name="P3">Себекрáй</text:p>
            <text:p text:style-name="P3">-ю, <text:span text:style-name="T71">ім., ч., інд.-авт.</text:span></text:p>
          </table:table-cell>
          <table:covered-table-cell/>
          <table:table-cell table:style-name="Dictionary.D310" table:number-columns-spanned="3" office:value-type="string">
            <text:p text:style-name="P3"><text:span text:style-name="T87">утворене способом зрощення, похідне </text:span><text:span text:style-name="T87">від слів:</text:span><text:span text:style-name="T106"> </text:span><text:span text:style-name="T60">себé</text:span><text:span text:style-name="T106"> і </text:span><text:span text:style-name="T60">край</text:span></text:p>
          </table:table-cell>
          <table:covered-table-cell/>
          <table:covered-table-cell/>
          <table:table-cell table:style-name="Dictionary.G310" table:number-columns-spanned="3" office:value-type="string">
            <text:p text:style-name="P4">І все то – зá: дарунок сили</text:p>
            <text:p text:style-name="P4">за <text:span text:style-name="T58">себекраєм</text:span>: на, візьми,</text:p>
            <text:p text:style-name="P4">аби дороги доль гуділи</text:p>
            <text:p text:style-name="P3"><text:soft-page-break/><text:span text:style-name="T72">всіма серцями і грудьми.</text:span><text:span text:style-name="T71"> </text:span><text:span text:style-name="T85">(П, І, 100);</text:span></text:p>
            <text:p text:style-name="P4">оця утеча геть за <text:span text:style-name="T58">себекрай</text:span> - </text:p>
            <text:p text:style-name="P3"><text:span text:style-name="T72">то ніби виснений в дитинстві син…</text:span><text:span text:style-name="T71"> </text:span><text:span text:style-name="T85">(П, І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1" table:number-columns-spanned="3" office:value-type="string">
            <text:p text:style-name="P3"><text:span text:style-name="T60">себé </text:span><text:span text:style-name="T69">(див. 73)</text:span></text:p>
          </table:table-cell>
          <table:covered-table-cell/>
          <table:covered-table-cell/>
          <table:table-cell table:style-name="Dictionary.E311" table:number-columns-spanned="5" office:value-type="string">
            <text:p text:style-name="P3"><text:span text:style-name="T60">край </text:span><text:span text:style-name="T66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7</text:p>
          </table:table-cell>
          <table:table-cell table:style-name="Dictionary.B312" table:number-columns-spanned="2" office:value-type="string">
            <text:p text:style-name="P3">Семигóри</text:p>
            <text:p text:style-name="P3">-гíр, <text:span text:style-name="T71">ім., мн., інд.-авт.</text:span></text:p>
          </table:table-cell>
          <table:covered-table-cell/>
          <table:table-cell table:style-name="Dictionary.D312" table:number-columns-spanned="3" office:value-type="string">
            <text:p text:style-name="P3"><text:span text:style-name="T87">утворене способом основоскладання, похідне від слів:</text:span><text:span text:style-name="T106"> </text:span><text:span text:style-name="T60">сім</text:span><text:span text:style-name="T106"> і </text:span><text:span text:style-name="T60">гóри</text:span></text:p>
          </table:table-cell>
          <table:covered-table-cell/>
          <table:covered-table-cell/>
          <table:table-cell table:style-name="Dictionary.G312" table:number-columns-spanned="3" office:value-type="string">
            <text:p text:style-name="P4">І що кигиче в мертвій цій пустелі?</text:p>
            <text:p text:style-name="P4">Киги-киги – мов чайка з-над Дніпра.</text:p>
            <text:p text:style-name="P4">О <text:span text:style-name="T58">семигори</text:span> горя, цвинтар велій,</text:p>
            <text:p text:style-name="P3"><text:span text:style-name="T72">і я тут згину, як прийде пора? </text:span><text:span text:style-name="T85">(П, І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3" table:number-columns-spanned="3" office:value-type="string">
            <text:p text:style-name="P3">сім</text:p>
            <text:p text:style-name="P3"><text:span text:style-name="T41">I </text:span><text:span text:style-name="T45">семи </text:span><text:span text:style-name="T50">і </text:span><text:span text:style-name="T45">сімох, </text:span><text:span text:style-name="T50">числ.</text:span><text:span text:style-name="T45"> </text:span><text:span text:style-name="T50">кільк.</text:span></text:p>
            <text:p text:style-name="P3"><text:span text:style-name="T26">Назва числа і цифри 7. || </text:span><text:span text:style-name="T38">чого</text:span><text:span text:style-name="T26">. Кількість із 7 одиниць. </text:span><text:span text:style-name="T29">(С, 1323)</text:span></text:p>
          </table:table-cell>
          <table:covered-table-cell/>
          <table:covered-table-cell/>
          <table:table-cell table:style-name="Dictionary.E313" table:number-columns-spanned="5" office:value-type="string">
            <text:p text:style-name="P3"><text:span text:style-name="T57">гор</text:span><text:span text:style-name="T57">а</text:span><text:span text:style-name="T14"></text:span></text:p>
            <text:p text:style-name="P3"><text:span text:style-name="T45">-и, </text:span><text:span text:style-name="T50">ж.</text:span></text:p>
            <text:p text:style-name="P3">1) Значне підвищення над навколишньою місцевістю або серед інших підвищень. || <text:span text:style-name="T70">тільки мн.</text:span> Гориста місцевість, країна.</text:p>
            <text:p text:style-name="P3"><text:span text:style-name="T26">2) </text:span><text:span text:style-name="T38">чого</text:span><text:span text:style-name="T26">. Велика кількість чого-небудь </text:span><text:span text:style-name="T26">складеного в купу; багато чогось.</text:span><text:span text:style-name="T27"> </text:span><text:span text:style-name="T28">(С, 254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158</text:p>
          </table:table-cell>
          <table:table-cell table:style-name="Dictionary.B314" table:number-columns-spanned="2" office:value-type="string">
            <text:p text:style-name="P3">Серцеóк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14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сéрце</text:span><text:span text:style-name="T106"> і </text:span><text:span text:style-name="T60">óко</text:span></text:p>
          </table:table-cell>
          <table:covered-table-cell/>
          <table:covered-table-cell/>
          <table:table-cell table:style-name="Dictionary.G314" table:number-columns-spanned="3" office:value-type="string">
            <text:p text:style-name="P4">Сто плах перейди, <text:span text:style-name="T58">серцеокий</text:span>,</text:p>
            <text:p text:style-name="P3"><text:span text:style-name="T72">сто плах, сто багать, сто голгоф… </text:span><text:span text:style-name="T85">(П, І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5" table:number-columns-spanned="3" office:value-type="string">
            <text:p text:style-name="P3"><text:span text:style-name="T60">сéрце </text:span><text:span text:style-name="T66">(див. 55)</text:span></text:p>
          </table:table-cell>
          <table:covered-table-cell/>
          <table:covered-table-cell/>
          <table:table-cell table:style-name="Dictionary.E315" table:number-columns-spanned="5" office:value-type="string">
            <text:p text:style-name="P3"><text:span text:style-name="T60">óко </text:span><text:span text:style-name="T66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59</text:p>
          </table:table-cell>
          <table:table-cell table:style-name="Dictionary.B316" table:number-columns-spanned="2" office:value-type="string">
            <text:p text:style-name="P3">Словотéча</text:p>
            <text:p text:style-name="P3">-і, <text:span text:style-name="T71">ім., ж., інд.-авт.</text:span></text:p>
          </table:table-cell>
          <table:covered-table-cell/>
          <table:table-cell table:style-name="Dictionary.D316" table:number-columns-spanned="3" office:value-type="string">
            <text:p text:style-name="P3"><text:span text:style-name="T87">утворене способом основоскладання і </text:span><text:span text:style-name="T87">нульсуфіксальним, похідне від слів:</text:span><text:span text:style-name="T106"> </text:span><text:span text:style-name="T60">слóво</text:span><text:span text:style-name="T106"> і </text:span><text:span text:style-name="T60">текти</text:span></text:p>
          </table:table-cell>
          <table:covered-table-cell/>
          <table:covered-table-cell/>
          <table:table-cell table:style-name="Dictionary.G316" table:number-columns-spanned="3" office:value-type="string">
            <text:p text:style-name="P4">Слова, слова, слова – задосить <text:span text:style-name="T58">словотечі</text:span>,</text:p>
            <text:p text:style-name="P3"><text:span text:style-name="T72">німують бо предтечі, доба гряде нова. </text:span><text:span text:style-name="T85">(П, ІІ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7" table:number-columns-spanned="3" office:value-type="string">
            <text:p text:style-name="P3"><text:span text:style-name="T57">сл</text:span><text:span text:style-name="T57">о</text:span><text:span text:style-name="T14"></text:span><text:span text:style-name="T57">во</text:span></text:p>
            <text:p text:style-name="P3"><text:span text:style-name="T45">-а, </text:span><text:span text:style-name="T50">с.</text:span></text:p>
            <text:p text:style-name="P3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"><text:span text:style-name="T26">4) Обіцянка виконати що-небудь. || Згода на шлюб. </text:span><text:span text:style-name="T38">Дотримати [свого] слова</text:span><text:span text:style-name="T26">. </text:span><text:span text:style-name="T29">(С, 1344-1345)</text:span></text:p>
          </table:table-cell>
          <table:covered-table-cell/>
          <table:covered-table-cell/>
          <table:table-cell table:style-name="Dictionary.E317" table:number-columns-spanned="5" office:value-type="string">
            <text:p text:style-name="P3"><text:span text:style-name="T57">тект</text:span><text:span text:style-name="T57">и</text:span><text:span text:style-name="T14"></text:span></text:p>
            <text:p text:style-name="P3"><text:span text:style-name="T45">тече; </text:span><text:span text:style-name="T50">мин. ч.</text:span><text:span text:style-name="T45"> тік, текла, текло; </text:span><text:span text:style-name="T50">наказ. сп.</text:span><text:span text:style-name="T45"> течи; </text:span><text:span text:style-name="T50">недок.</text:span></text:p>
            <text:p text:style-name="P3"><text:span text:style-name="T26">2) Струменіти, литися (про рідину). || </text:span><text:span text:style-name="T38">безос.</text:span><text:span text:style-name="T26"> || </text:span><text:span text:style-name="T38">перен.</text:span><text:span text:style-name="T26"> Поширюватися в повітрі (про світло, запах тощо). || </text:span><text:span text:style-name="T38">перен.</text:span><text:span text:style-name="T26"> Звучати плавно, рівно та безперервно (про звуки, слова тощо). || </text:span><text:span text:style-name="T38">перен.</text:span><text:span text:style-name="T26"> Виникати в певній послідовності, іти одна за одною (про думки). || </text:span><text:span text:style-name="T38">перен.</text:span><text:span text:style-name="T26"> Відбуватися (про розмову, бесіду). || </text:span><text:span text:style-name="T38">перен.</text:span><text:span text:style-name="T26"> Хвилеподібно спадати (про волосся).</text:span><text:span text:style-name="T27"> </text:span><text:span text:style-name="T28">(С, 14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0</text:p>
          </table:table-cell>
          <table:table-cell table:style-name="Dictionary.B318" table:number-columns-spanned="2" office:value-type="string">
            <text:p text:style-name="P3">Смертеіснувáння</text:p>
            <text:p text:style-name="P3">-я, <text:span text:style-name="T71">ім., с., інд.-авт.</text:span></text:p>
          </table:table-cell>
          <table:covered-table-cell/>
          <table:table-cell table:style-name="Dictionary.D318" table:number-columns-spanned="3" office:value-type="string">
            <text:p text:style-name="P3"><text:span text:style-name="T87">утворене способом основословосклада</text:span><text:span text:style-name="T87">ння, похідне від </text:span><text:soft-page-break/><text:span text:style-name="T87">слів:</text:span><text:span text:style-name="T106"> </text:span><text:span text:style-name="T60">смерть</text:span><text:span text:style-name="T106"> і </text:span><text:span text:style-name="T60">існувáння</text:span></text:p>
          </table:table-cell>
          <table:covered-table-cell/>
          <table:covered-table-cell/>
          <table:table-cell table:style-name="Dictionary.G318" table:number-columns-spanned="3" office:value-type="string">
            <text:p text:style-name="P4">Сховатися од долі – не судилось.</text:p>
            <text:p text:style-name="P4">Ударив грім – і зразу <text:soft-page-break/>шкереберть</text:p>
            <text:p text:style-name="P4">пішло життя. І ость ти – все, що снилось,</text:p>
            <text:p text:style-name="P3"><text:span text:style-name="T72">як </text:span><text:span text:style-name="T79">смертеіснування</text:span><text:span text:style-name="T72"> й життєсмерть. </text:span><text:span text:style-name="T85">(П, І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9" table:number-columns-spanned="3" office:value-type="string">
            <text:p text:style-name="P3"><text:span text:style-name="T60">смерть </text:span><text:span text:style-name="T69">(див. 64)</text:span></text:p>
          </table:table-cell>
          <table:covered-table-cell/>
          <table:covered-table-cell/>
          <table:table-cell table:style-name="Dictionary.E319" table:number-columns-spanned="5" office:value-type="string">
            <text:p text:style-name="P3"><text:span text:style-name="T57">існув</text:span><text:span text:style-name="T57">а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<text:span text:style-name="T70">тільки одн.</text:span> Буття; наявність кого-, чого-небудь у дійсності.</text:p>
            <text:p text:style-name="P3">2) Життя, спосіб життя.<text:span text:style-name="T99"> </text:span><text:span text:style-name="T100">(С, 5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1</text:p>
          </table:table-cell>
          <table:table-cell table:style-name="Dictionary.B320" table:number-columns-spanned="2" office:value-type="string">
            <text:p text:style-name="P3">Снíння</text:p>
            <text:p text:style-name="P3">-нь, <text:span text:style-name="T71">ім., мн., інд.-авт.</text:span></text:p>
          </table:table-cell>
          <table:covered-table-cell/>
          <table:table-cell table:style-name="Dictionary.D320" table:number-columns-spanned="3" office:value-type="string">
            <text:p text:style-name="P3"><text:span text:style-name="T87">утворене суфіксальним способом, похідне від слова</text:span> <text:span text:style-name="T59">сон</text:span></text:p>
          </table:table-cell>
          <table:covered-table-cell/>
          <table:covered-table-cell/>
          <table:table-cell table:style-name="Dictionary.G320" table:number-columns-spanned="3" office:value-type="string">
            <text:p text:style-name="P4">Немов рубін у чорнім адамашку,</text:p>
            <text:p text:style-name="P4">обачно критий білим німуванням,</text:p>
            <text:p text:style-name="P4">так <text:span text:style-name="T58">снінь</text:span> моїх озерце шарлатове</text:p>
            <text:p text:style-name="P3"><text:span text:style-name="T72">лямує обережок начувань… </text:span><text:span text:style-name="T85">(П, І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1" table:number-columns-spanned="8" office:value-type="string">
            <text:p text:style-name="P3">сон</text:p>
            <text:p text:style-name="P3"><text:span text:style-name="T41">I </text:span><text:span text:style-name="T45">сну, </text:span><text:span text:style-name="T50">ч.</text:span></text:p>
            <text:p text:style-name="P3"><text:span text:style-name="T46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51">спец.</text:span><text:span text:style-name="T46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"><text:soft-page-break/><text:span text:style-name="T26">2) Те, що сниться; сновидіння. || </text:span><text:span text:style-name="T38">перен.</text:span><text:span text:style-name="T26"> Те, про що мріє людина; мрія. || </text:span><text:span text:style-name="T38">перен.</text:span><text:span text:style-name="T26"> </text:span><text:span text:style-name="T26">Те, що сприймається як нереальне, примарне, оманливе;</text:span><text:span text:style-name="T38">прот.</text:span><text:span text:style-name="T26"> дійсність.</text:span><text:span text:style-name="T27"> </text:span><text:span text:style-name="T28">(С, 135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2</text:p>
          </table:table-cell>
          <table:table-cell table:style-name="Dictionary.B322" table:number-columns-spanned="2" office:value-type="string">
            <text:p text:style-name="P3">Солодкомолóка</text:p>
            <text:p text:style-name="P3">-е, <text:span text:style-name="T72">прикм., </text:span><text:span text:style-name="T71">інд.-авт.</text:span></text:p>
          </table:table-cell>
          <table:covered-table-cell/>
          <table:table-cell table:style-name="Dictionary.D322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солóдкий</text:span><text:span text:style-name="T106"> і </text:span><text:span text:style-name="T60">молокó</text:span></text:p>
          </table:table-cell>
          <table:covered-table-cell/>
          <table:covered-table-cell/>
          <table:table-cell table:style-name="Dictionary.G322" table:number-columns-spanned="3" office:value-type="string">
            <text:p text:style-name="P4">Ти десь за край світу, як птаха моя білогруда,</text:p>
            <text:p text:style-name="P3"><text:span text:style-name="T79">солодкомолока</text:span><text:span text:style-name="T72">, два ока - мигдалі сумні. </text:span><text:span text:style-name="T85">(П, ІІ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3" table:number-columns-spanned="3" office:value-type="string">
            <text:p text:style-name="P3"><text:span text:style-name="T57">сол</text:span><text:span text:style-name="T57">о</text:span><text:span text:style-name="T14"></text:span><text:span text:style-name="T57">дкий</text:span></text:p>
            <text:p text:style-name="P3">-а, -е.</text:p>
            <text:p text:style-name="P3">1) Який має приємний смак, <text:span text:style-name="T70">власт.</text:span> цукрові, медові і т. ін.; <text:span text:style-name="T70">прот.</text:span>гіркий, кислий, солоний. || Пригот. із цукром, медом, варенням і т. ін. (про їжу, питво). || <text:span text:style-name="T70">у знач.</text:span> <text:span text:style-name="T70">ім.</text:span> солодке, -кого, <text:span text:style-name="T70">с.</text:span> Їжа, яка має приємний смак, <text:span text:style-name="T70">власт.</text:span> цукрові, медові тощо, або пригот. із цукром, медом, варенням і т. ін. || <text:span text:style-name="T70">у знач.</text:span> <text:span text:style-name="T70">ім.</text:span> солодке, -кого, <text:span text:style-name="T70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70">Солодкий перець</text:span>.</text:p>
            <text:p text:style-name="P3"><text:span text:style-name="T26">4) </text:span><text:span text:style-name="T38">перен.</text:span><text:span text:style-name="T26"> Який дає відчуття приємності або виражає задоволення, </text:span><text:soft-page-break/><text:span text:style-name="T26">радість, насолоду (про думки, почуття, </text:span><text:span text:style-name="T26">стан людини). </text:span><text:span text:style-name="T29">(С, 1355)</text:span></text:p>
          </table:table-cell>
          <table:covered-table-cell/>
          <table:covered-table-cell/>
          <table:table-cell table:style-name="Dictionary.E323" table:number-columns-spanned="5" office:value-type="string">
            <text:p text:style-name="P3"><text:span text:style-name="T57">молок</text:span><text:span text:style-name="T57">о</text:span><text:span text:style-name="T14"></text:span></text:p>
            <text:p text:style-name="P3"><text:span text:style-name="T45">-а, </text:span><text:span text:style-name="T50">с.</text:span></text:p>
            <text:p text:style-name="P3">2) Рідина, одержувана від деяких сільськогосподарських тварин як продукт харчування. || Коров'яче молоко як їжа.<text:span text:style-name="T99"> </text:span><text:span text:style-name="T100">(С, 6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3</text:p>
          </table:table-cell>
          <table:table-cell table:style-name="Dictionary.B324" table:number-columns-spanned="2" office:value-type="string">
            <text:p text:style-name="P3">Сон-комишí</text:p>
            <text:p text:style-name="P3">-ів, <text:span text:style-name="T71">ім., мн., інд.-авт.</text:span></text:p>
          </table:table-cell>
          <table:covered-table-cell/>
          <table:table-cell table:style-name="Dictionary.D324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сон</text:span><text:span text:style-name="T106"> і </text:span><text:span text:style-name="T60">комиш</text:span></text:p>
          </table:table-cell>
          <table:covered-table-cell/>
          <table:covered-table-cell/>
          <table:table-cell table:style-name="Dictionary.G324" table:number-columns-spanned="3" office:value-type="string">
            <text:p text:style-name="P4">І в серця на споді, в осерді душі</text:p>
            <text:p text:style-name="P3"><text:span text:style-name="T72">ішли нашорошені </text:span><text:span text:style-name="T79">сон-комиші</text:span><text:span text:style-name="T72">. </text:span><text:span text:style-name="T85">(П, ІІ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5" table:number-columns-spanned="3" office:value-type="string">
            <text:p text:style-name="P3">сон <text:span text:style-name="T65">(див. 161)</text:span></text:p>
          </table:table-cell>
          <table:covered-table-cell/>
          <table:covered-table-cell/>
          <table:table-cell table:style-name="Dictionary.E325" table:number-columns-spanned="5" office:value-type="string">
            <text:p text:style-name="P3"><text:span text:style-name="T57">ком</text:span><text:span text:style-name="T57">и</text:span><text:span text:style-name="T14"></text:span><text:span text:style-name="T57">ш</text:span></text:p>
            <text:p text:style-name="P3"><text:span text:style-name="T45">-у, </text:span><text:span text:style-name="T50">ч.</text:span></text:p>
            <text:p text:style-name="P3">1) Висока водяна чи болотяна багаторічна рослина родини осокових.<text:span text:style-name="T99"> </text:span><text:span text:style-name="T100">(С, 5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4</text:p>
          </table:table-cell>
          <table:table-cell table:style-name="Dictionary.B326" table:number-columns-spanned="2" office:value-type="string">
            <text:p text:style-name="P3">Сонцелéт</text:p>
            <text:p text:style-name="P3">-у, <text:span text:style-name="T71">ім., ч., інд.-авт.</text:span></text:p>
          </table:table-cell>
          <table:covered-table-cell/>
          <table:table-cell table:style-name="Dictionary.D32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óнце </text:span><text:span text:style-name="T106">і </text:span><text:span text:style-name="T60">лет</text:span></text:p>
          </table:table-cell>
          <table:covered-table-cell/>
          <table:covered-table-cell/>
          <table:table-cell table:style-name="Dictionary.G326" table:number-columns-spanned="3" office:value-type="string">
            <text:p text:style-name="P4">Зворохобилися айстри</text:p>
            <text:p text:style-name="P4">приосіннім <text:span text:style-name="T58">сонцелетом</text:span>,</text:p>
            <text:p text:style-name="P4">проминальною порою</text:p>
            <text:p text:style-name="P3"><text:span text:style-name="T72">падолистом деручким. </text:span><text:span text:style-name="T85">(П, 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7" table:number-columns-spanned="3" office:value-type="string">
            <text:p text:style-name="P3"><text:span text:style-name="T57">с</text:span><text:span text:style-name="T57">о</text:span><text:span text:style-name="T14"></text:span><text:span text:style-name="T57">нце</text:span></text:p>
            <text:p text:style-name="P3"><text:span text:style-name="T45">-я, </text:span><text:span text:style-name="T50">с.</text:span></text:p>
            <text:p text:style-name="P3">1) Центральне небесне світило Сонячної системи, що має форму гігантської розжареної кулі, яка випромінює світло й тепло. <text:span text:style-name="T83">(С, 1357)</text:span></text:p>
          </table:table-cell>
          <table:covered-table-cell/>
          <table:covered-table-cell/>
          <table:table-cell table:style-name="Dictionary.E327" table:number-columns-spanned="5" office:value-type="string">
            <text:p text:style-name="P3">лет <text:span text:style-name="T65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5</text:p>
          </table:table-cell>
          <table:table-cell table:style-name="Dictionary.B328" table:number-columns-spanned="2" office:value-type="string">
            <text:p text:style-name="P3">Сонцепруг</text:p>
            <text:p text:style-name="P3">-а, <text:span text:style-name="T71">ім., ч., інд.-авт.</text:span></text:p>
          </table:table-cell>
          <table:covered-table-cell/>
          <table:table-cell table:style-name="Dictionary.D328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óнце</text:span><text:span text:style-name="T106"> і </text:span><text:span text:style-name="T60">пруг</text:span></text:p>
          </table:table-cell>
          <table:covered-table-cell/>
          <table:covered-table-cell/>
          <table:table-cell table:style-name="Dictionary.G328" table:number-columns-spanned="3" office:value-type="string">
            <text:p text:style-name="P4">Як боляче ряхкоче <text:span text:style-name="T58">сонцепруг</text:span>!</text:p>
            <text:p text:style-name="P3"><text:span text:style-name="T72">Як – далина! </text:span><text:span text:style-name="T85">(П, ІІ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9" table:number-columns-spanned="3" office:value-type="string">
            <text:p text:style-name="P3"><text:span text:style-name="T60">сóнце </text:span><text:span text:style-name="T66">(див. 164)</text:span></text:p>
          </table:table-cell>
          <table:covered-table-cell/>
          <table:covered-table-cell/>
          <table:table-cell table:style-name="Dictionary.E329" table:number-columns-spanned="5" office:value-type="string">
            <text:p text:style-name="P3">пруг</text:p>
            <text:p text:style-name="P3"><text:soft-page-break/><text:span text:style-name="T45">-а, </text:span><text:span text:style-name="T50">ч.</text:span><text:span text:style-name="T45">, </text:span><text:span text:style-name="T50">розм.</text:span></text:p>
            <text:p text:style-name="P3"><text:span text:style-name="T26">1) Край чого-небудь. || Поздовжній вузький край, бік якогось предмета; </text:span><text:span text:style-name="T26">ребро. </text:span><text:span text:style-name="T38">Пруг дошки</text:span><text:span text:style-name="T26">. || Ребро гранчастого предмета. || Верхній край (обріз) якої-небудь посудини (</text:span><text:span text:style-name="T38">перев.</text:span><text:span text:style-name="T26"> круглої форми); вінця. </text:span><text:span text:style-name="T38">Пруг відра</text:span><text:span text:style-name="T26">.</text:span><text:span text:style-name="T27"> </text:span><text:span text:style-name="T28">(С, 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6</text:p>
          </table:table-cell>
          <table:table-cell table:style-name="Dictionary.B330" table:number-columns-spanned="2" office:value-type="string">
            <text:p text:style-name="P3">Спах</text:p>
            <text:p text:style-name="P3">-у, <text:span text:style-name="T71">ім., ч., інд.-авт.</text:span></text:p>
          </table:table-cell>
          <table:covered-table-cell/>
          <table:table-cell table:style-name="Dictionary.D330" table:number-columns-spanned="3" office:value-type="string">
            <text:p text:style-name="P3"><text:span text:style-name="T87">утворене нульсуфіксальним способом, похідне від слова</text:span><text:span text:style-name="T91"> </text:span><text:span text:style-name="T59">спалáхувати </text:span><text:span text:style-name="T65">(від </text:span><text:span text:style-name="T59">спахáти)</text:span></text:p>
          </table:table-cell>
          <table:covered-table-cell/>
          <table:covered-table-cell/>
          <table:table-cell table:style-name="Dictionary.G330" table:number-columns-spanned="3" office:value-type="string">
            <text:p text:style-name="P4">По голубих лугах, мов голуб,</text:p>
            <text:p text:style-name="P3"><text:span text:style-name="T72">кошлатих сонць шугає </text:span><text:span text:style-name="T79">спах</text:span><text:span text:style-name="T72">. </text:span><text:span text:style-name="T85">(П, І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1" table:number-columns-spanned="8" office:value-type="string">
            <text:p text:style-name="P3"><text:span text:style-name="T57">спал</text:span><text:span text:style-name="T57">а</text:span><text:span text:style-name="T14"></text:span><text:span text:style-name="T57">хувати (</text:span><text:span text:style-name="T59">спахáти</text:span><text:span text:style-name="T57">)</text:span></text:p>
            <text:p text:style-name="P3"><text:span text:style-name="T45">-ую, -уєш, </text:span><text:span text:style-name="T50">недок.</text:span><text:span text:style-name="T45">, спалахнути, -ну, -неш, </text:span><text:span text:style-name="T50">док.</text:span></text:p>
            <text:p text:style-name="P3"><text:span text:style-name="T46">1) </text:span><text:span text:style-name="T51">тільки </text:span><text:span text:style-name="T46">3 </text:span><text:span text:style-name="T51">ос.</text:span><text:span text:style-name="T46">, </text:span><text:span text:style-name="T51">чим і без додатка</text:span><text:span text:style-name="T46">.Раптово і швидко загорятися яскравим полум'ям; займатися (</text:span><text:span text:style-name="T51">див.</text:span><text:span text:style-name="T46"> займатися II). || </text:span><text:span text:style-name="T51">безос.</text:span><text:span text:style-name="T46"> || </text:span><text:span text:style-name="T51">також у сполуч.</text:span><text:span text:style-name="T46"> </text:span><text:span text:style-name="T51">зі сл.</text:span><text:span text:style-name="T46"> вогонь, полум'я, пожежа, іскра і т. ін. || </text:span><text:span text:style-name="T51">тільки недок.</text:span><text:span text:style-name="T46">При млявому або нерівному горінні час від часу розгорятися сильніше; займатися (</text:span><text:span text:style-name="T51">див.</text:span><text:span text:style-name="T46"> займатися II) на мить.</text:span><text:span text:style-name="T47"> </text:span><text:span text:style-name="T48">(С, 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7</text:p>
          </table:table-cell>
          <table:table-cell table:style-name="Dictionary.B332" table:number-columns-spanned="2" office:value-type="string">
            <text:p text:style-name="P3">Спередвікíв</text:p>
            <text:p text:style-name="P3"><text:span text:style-name="T71">незм., </text:span><text:span text:style-name="T72">присл., </text:span><text:span text:style-name="T71">інд.-авт.</text:span></text:p>
          </table:table-cell>
          <table:covered-table-cell/>
          <table:table-cell table:style-name="Dictionary.D332" table:number-columns-spanned="3" office:value-type="string">
            <text:p text:style-name="P3"><text:span text:style-name="T87">утворене способом зрощення, похідне від слів:</text:span><text:span text:style-name="T91"> </text:span><text:span text:style-name="T58">спе</text:span><text:span text:style-name="T60"></text:span><text:span text:style-name="T58">ред </text:span><text:span text:style-name="T65">і </text:span><text:span text:style-name="T58">вікі</text:span><text:span text:style-name="T60"></text:span><text:span text:style-name="T58">в</text:span></text:p>
          </table:table-cell>
          <table:covered-table-cell/>
          <table:covered-table-cell/>
          <table:table-cell table:style-name="Dictionary.G332" table:number-columns-spanned="3" office:value-type="string">
            <text:p text:style-name="P4">Ви вбивці, ви ненатлі нелюди</text:p>
            <text:p text:style-name="P4"><text:span text:style-name="T58">спередвіків</text:span>,</text:p>
            <text:p text:style-name="P4">а ми припізнені аеди,</text:p>
            <text:p text:style-name="P3"><text:span text:style-name="T72">наш злочин – спів. </text:span><text:span text:style-name="T85">(П, ІІ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3" table:number-columns-spanned="3" office:value-type="string">
            <text:p text:style-name="P3"><text:span text:style-name="T103">сперед </text:span><text:span text:style-name="T64">(див. 71)</text:span></text:p>
          </table:table-cell>
          <table:covered-table-cell/>
          <table:covered-table-cell/>
          <table:table-cell table:style-name="Dictionary.E333" table:number-columns-spanned="5" office:value-type="string">
            <text:p text:style-name="P3">вік <text:span text:style-name="T65">(див. 11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3">168</text:p>
          </table:table-cell>
          <table:table-cell table:style-name="Dictionary.B334" table:number-columns-spanned="2" office:value-type="string">
            <text:p text:style-name="P3">Спередодня</text:p>
            <text:p text:style-name="P3"><text:span text:style-name="T71">незм., </text:span><text:span text:style-name="T72">присл.,</text:span><text:span text:style-name="T91"> </text:span><text:span text:style-name="T71">інд.-авт.</text:span></text:p>
          </table:table-cell>
          <table:covered-table-cell/>
          <table:table-cell table:style-name="Dictionary.D334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спéред</text:span><text:span text:style-name="T106"> і </text:span><text:span text:style-name="T60">день</text:span></text:p>
          </table:table-cell>
          <table:covered-table-cell/>
          <table:covered-table-cell/>
          <table:table-cell table:style-name="Dictionary.G334" table:number-columns-spanned="3" office:value-type="string">
            <text:p text:style-name="P4">Було ж: <text:span text:style-name="T58">спередодня</text:span></text:p>
            <text:p text:style-name="P4">так довго трембітало,</text:p>
            <text:p text:style-name="P4">за тим світати стало - </text:p>
            <text:p text:style-name="P3"><text:span text:style-name="T72">прожогом, навмання. </text:span><text:span text:style-name="T85">(П, І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5" table:number-columns-spanned="3" office:value-type="string">
            <text:p text:style-name="P3"><text:span text:style-name="T103">сперед </text:span><text:span text:style-name="T64">(див. 71)</text:span></text:p>
          </table:table-cell>
          <table:covered-table-cell/>
          <table:covered-table-cell/>
          <table:table-cell table:style-name="Dictionary.E335" table:number-columns-spanned="5" office:value-type="string">
            <text:p text:style-name="P3"><text:span text:style-name="T106">день </text:span><text:span text:style-name="T66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69</text:p>
          </table:table-cell>
          <table:table-cell table:style-name="Dictionary.B336" table:number-columns-spanned="2" office:value-type="string">
            <text:p text:style-name="P3">Ставітри</text:p>
            <text:p text:style-name="P3">-íв, <text:span text:style-name="T71">ім., мн., інд.-авт.</text:span></text:p>
          </table:table-cell>
          <table:covered-table-cell/>
          <table:table-cell table:style-name="Dictionary.D336" table:number-columns-spanned="3" office:value-type="string">
            <text:p text:style-name="P3">утворене способом основословоскладання, похідне від слів: сто і вітри</text:p>
          </table:table-cell>
          <table:covered-table-cell/>
          <table:covered-table-cell/>
          <table:table-cell table:style-name="Dictionary.G336" table:number-columns-spanned="3" office:value-type="string">
            <text:p text:style-name="P4">На цих шалених <text:span text:style-name="T58">ставітрах</text:span>,</text:p>
            <text:p text:style-name="P4">де ні коня, ані дороги,</text:p>
            <text:p text:style-name="P4">звіряй свій крок за знаком Бога - </text:p>
            <text:p text:style-name="P3"><text:span text:style-name="T72">і попри смерть і попри жах. </text:span><text:span text:style-name="T85">(П, 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7" table:number-columns-spanned="3" office:value-type="string">
            <text:p text:style-name="P3">сто</text:p>
            <text:p text:style-name="P3"><text:span text:style-name="T41">I </text:span><text:span text:style-name="T45">ста, </text:span><text:span text:style-name="T50">числ.</text:span><text:span text:style-name="T45"> </text:span><text:span text:style-name="T50">кільк.</text:span></text:p>
            <text:p text:style-name="P3">1) Назва числа 100 і його цифрового позначення. || <text:span text:style-name="T70">чого</text:span>. Кількість із 100 одиниць.</text:p>
            <text:p text:style-name="P3"><text:span text:style-name="T26">2) </text:span><text:span text:style-name="T38">розм.</text:span><text:span text:style-name="T26"> Багато, невизначено велика кількість кого-, чого-небудь. </text:span><text:span text:style-name="T29">(С, 1394)</text:span></text:p>
          </table:table-cell>
          <table:covered-table-cell/>
          <table:covered-table-cell/>
          <table:table-cell table:style-name="Dictionary.E337" table:number-columns-spanned="5" office:value-type="string">
            <text:p text:style-name="P3"><text:span text:style-name="T57">в</text:span><text:span text:style-name="T57">і</text:span><text:span text:style-name="T14"></text:span><text:span text:style-name="T57">тер</text:span></text:p>
            <text:p text:style-name="P3"><text:span text:style-name="T45">-тру, </text:span><text:span text:style-name="T50">ч.</text:span></text:p>
            <text:p text:style-name="P3">1) Рух потоку атмосферного повітря в горизонтальному напрямі.<text:span text:style-name="T99"> </text:span><text:span text:style-name="T100">(С, 1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0</text:p>
          </table:table-cell>
          <table:table-cell table:style-name="Dictionary.B338" table:number-columns-spanned="2" office:value-type="string">
            <text:p text:style-name="P3">Стасвіти</text:p>
            <text:p text:style-name="P3">-ів, <text:span text:style-name="T71">ім., мн., інд.-авт.</text:span></text:p>
          </table:table-cell>
          <table:covered-table-cell/>
          <table:table-cell table:style-name="Dictionary.D338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сто</text:span><text:span text:style-name="T106"> і </text:span><text:span text:style-name="T60">світи</text:span></text:p>
          </table:table-cell>
          <table:covered-table-cell/>
          <table:covered-table-cell/>
          <table:table-cell table:style-name="Dictionary.G338" table:number-columns-spanned="3" office:value-type="string">
            <text:p text:style-name="P4">О те моє відьомське вариво, та колотнеча <text:span text:style-name="T58">стасвітів</text:span>,</text:p>
            <text:p text:style-name="P4">о те чадне жагуче марево вгорнуло горло і до брів</text:p>
            <text:p text:style-name="P3"><text:span text:style-name="T72">сягнуло… </text:span><text:span text:style-name="T85">(П, ІІ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9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39" table:number-columns-spanned="5" office:value-type="string">
            <text:p text:style-name="P3"><text:span text:style-name="T60">світи </text:span><text:span text:style-name="T66">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1</text:p>
          </table:table-cell>
          <table:table-cell table:style-name="Dictionary.B340" table:number-columns-spanned="2" office:value-type="string">
            <text:p text:style-name="P3">Стобагáття</text:p>
            <text:p text:style-name="P3"><text:soft-page-break/>-я, <text:span text:style-name="T71">ім., с., інд.-авт.</text:span></text:p>
          </table:table-cell>
          <table:covered-table-cell/>
          <table:table-cell table:style-name="Dictionary.D340" table:number-columns-spanned="3" office:value-type="string">
            <text:p text:style-name="P3"><text:span text:style-name="T87">утворене способом основословосклада</text:span><text:soft-page-break/><text:span text:style-name="T87">ння, похідне від слів:</text:span><text:span text:style-name="T106"> </text:span><text:span text:style-name="T60">сто</text:span><text:span text:style-name="T106"> і </text:span><text:span text:style-name="T60">багáття</text:span></text:p>
          </table:table-cell>
          <table:covered-table-cell/>
          <table:covered-table-cell/>
          <table:table-cell table:style-name="Dictionary.G340" table:number-columns-spanned="3" office:value-type="string">
            <text:p text:style-name="P4">Я – незалежний, серце бо студене</text:p>
            <text:p text:style-name="P3"><text:soft-page-break/><text:span text:style-name="T72">згубило давній жар на </text:span><text:span text:style-name="T79">стобагатті</text:span><text:span text:style-name="T72"> мук. </text:span><text:span text:style-name="T85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1" table:number-columns-spanned="3" office:value-type="string">
            <text:p text:style-name="P3">сто (див. 169)</text:p>
          </table:table-cell>
          <table:covered-table-cell/>
          <table:covered-table-cell/>
          <table:table-cell table:style-name="Dictionary.E341" table:number-columns-spanned="5" office:value-type="string">
            <text:p text:style-name="P3"><text:span text:style-name="T57">баг</text:span><text:span text:style-name="T57">а</text:span><text:span text:style-name="T14"></text:span><text:span text:style-name="T57">ття</text:span></text:p>
            <text:p text:style-name="P3"><text:span text:style-name="T45">-я, </text:span><text:span text:style-name="T50">с.</text:span></text:p>
            <text:p text:style-name="P3">1) Купа дров, хмизу, ломаччя і т. ін., що горить; вогнище.<text:span text:style-name="T99"> </text:span><text:span text:style-name="T100">(С, 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2</text:p>
          </table:table-cell>
          <table:table-cell table:style-name="Dictionary.B342" table:number-columns-spanned="2" office:value-type="string">
            <text:p text:style-name="P3">Стогóри</text:p>
            <text:p text:style-name="P3">стогíр, <text:span text:style-name="T71">ім., мн., інд.-авт.</text:span></text:p>
          </table:table-cell>
          <table:covered-table-cell/>
          <table:table-cell table:style-name="Dictionary.D342" table:number-columns-spanned="3" office:value-type="string">
            <text:p text:style-name="P3"><text:span text:style-name="T87">утворене способом основословоскладання, похідне від </text:span><text:span text:style-name="T87">слів:</text:span><text:span text:style-name="T106"> </text:span><text:span text:style-name="T60">сто</text:span><text:span text:style-name="T106"> і </text:span><text:span text:style-name="T60">гóри</text:span></text:p>
          </table:table-cell>
          <table:covered-table-cell/>
          <table:covered-table-cell/>
          <table:table-cell table:style-name="Dictionary.G342" table:number-columns-spanned="3" office:value-type="string">
            <text:p text:style-name="P4">Я вийду в ніч, я позирну туди,</text:p>
            <text:p text:style-name="P3"><text:span text:style-name="T72">де захід за </text:span><text:span text:style-name="T79">стогорами</text:span><text:span text:style-name="T72"> палає. </text:span><text:span text:style-name="T85">(П, ІІ, 13);</text:span></text:p>
            <text:p text:style-name="P4">Там, за кандзюбою <text:span text:style-name="T58">стогір</text:span>,</text:p>
            <text:p text:style-name="P4">за кайданами стриму</text:p>
            <text:p text:style-name="P4">збігає вік – наперекір</text:p>
            <text:p text:style-name="P3"><text:span text:style-name="T72">огню притомі диму. </text:span><text:span text:style-name="T85">(П, ІІ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3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43" table:number-columns-spanned="5" office:value-type="string">
            <text:p text:style-name="P3"><text:span text:style-name="T60">гóри </text:span><text:span text:style-name="T66">(див. 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3</text:p>
          </table:table-cell>
          <table:table-cell table:style-name="Dictionary.B344" table:number-columns-spanned="2" office:value-type="string">
            <text:p text:style-name="P3">Стодум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44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106"> </text:span><text:span text:style-name="T60">сто</text:span><text:span text:style-name="T106"> і </text:span><text:span text:style-name="T60">дýмати</text:span></text:p>
          </table:table-cell>
          <table:covered-table-cell/>
          <table:covered-table-cell/>
          <table:table-cell table:style-name="Dictionary.G344" table:number-columns-spanned="3" office:value-type="string">
            <text:p text:style-name="P4">Як чорногуз при березі, <text:span text:style-name="T58">стодумний</text:span></text:p>
            <text:p text:style-name="P3"><text:span text:style-name="T72">став Пан-Господь і молиться…</text:span><text:span text:style-name="T85">(П, ІІ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5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45" table:number-columns-spanned="5" office:value-type="string">
            <text:p text:style-name="P3"><text:span text:style-name="T57">д</text:span><text:span text:style-name="T57">у</text:span><text:span text:style-name="T14"></text:span><text:span text:style-name="T57">мати</text:span></text:p>
            <text:p text:style-name="P3"><text:span text:style-name="T45">-аю, -аєш, </text:span><text:span text:style-name="T50">недок.</text:span></text:p>
            <text:p text:style-name="P3"><text:span text:style-name="T26">1) </text:span><text:span text:style-name="T38">без додатка</text:span><text:span text:style-name="T26">. Розмірковувати над чим-небудь; мислити.</text:span><text:span text:style-name="T27"> </text:span><text:span text:style-name="T28">(С, 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4</text:p>
          </table:table-cell>
          <table:table-cell table:style-name="Dictionary.B346" table:number-columns-spanned="2" office:value-type="string">
            <text:p text:style-name="P3">Стожалí</text:p>
            <text:p text:style-name="P3">-íв, <text:span text:style-name="T71">ім., мн., інд.-авт.</text:span></text:p>
          </table:table-cell>
          <table:covered-table-cell/>
          <table:table-cell table:style-name="Dictionary.D346" table:number-columns-spanned="3" office:value-type="string">
            <text:p text:style-name="P3"><text:span text:style-name="T87">утворене способом основословосклада</text:span><text:soft-page-break/><text:span text:style-name="T87">ння, похідне від слів:</text:span><text:span text:style-name="T106"> </text:span><text:span text:style-name="T60">сто</text:span><text:span text:style-name="T106"> і </text:span><text:span text:style-name="T60">жалí</text:span></text:p>
          </table:table-cell>
          <table:covered-table-cell/>
          <table:covered-table-cell/>
          <table:table-cell table:style-name="Dictionary.G346" table:number-columns-spanned="3" office:value-type="string">
            <text:p text:style-name="P4">Та за тобою небо запалало,</text:p>
            <text:p text:style-name="P3"><text:span text:style-name="T72">овогнене грозою </text:span><text:span text:style-name="T79">стожалів</text:span><text:span text:style-name="T72">. </text:span><text:soft-page-break/><text:span text:style-name="T85">(П, ІІ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7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47" table:number-columns-spanned="5" office:value-type="string">
            <text:p text:style-name="P3"><text:span text:style-name="T60">жалí </text:span><text:span text:style-name="T66">(див. 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5</text:p>
          </table:table-cell>
          <table:table-cell table:style-name="Dictionary.B348" table:number-columns-spanned="2" office:value-type="string">
            <text:p text:style-name="P3">Стожáло</text:p>
            <text:p text:style-name="P3">присл., інд.-авт.</text:p>
          </table:table-cell>
          <table:covered-table-cell/>
          <table:table-cell table:style-name="Dictionary.D348" table:number-columns-spanned="3" office:value-type="string">
            <text:p text:style-name="P3"><text:span text:style-name="T86">утворене способом основословоскладання, похідне від слів:</text:span><text:span text:style-name="T106"> </text:span><text:span text:style-name="T60">сто</text:span><text:span text:style-name="T106"> і </text:span><text:span text:style-name="T60">жáло</text:span></text:p>
          </table:table-cell>
          <table:covered-table-cell/>
          <table:covered-table-cell/>
          <table:table-cell table:style-name="Dictionary.G348" table:number-columns-spanned="3" office:value-type="string">
            <text:p text:style-name="P4">Тота сльоза тебе іспопелить,</text:p>
            <text:p text:style-name="P4">і лютий зойк завруниться <text:span text:style-name="T58">стожало</text:span></text:p>
            <text:p text:style-name="P3"><text:span text:style-name="T72">ланами й луками. </text:span><text:span text:style-name="T85">(П, І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9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49" table:number-columns-spanned="5" office:value-type="string">
            <text:p text:style-name="P3"><text:span text:style-name="T57">ж</text:span><text:span text:style-name="T57">а</text:span><text:span text:style-name="T14"></text:span><text:span text:style-name="T57">л</text:span><text:span text:style-name="T57">о</text:span><text:span text:style-name="T14"></text:span></text:p>
            <text:p text:style-name="P3"><text:span text:style-name="T45">жа</text:span><text:span text:style-name="T5"></text:span><text:span text:style-name="T45">ла, </text:span><text:span text:style-name="T50">с.</text:span></text:p>
            <text:p text:style-name="P3">1) Гостра частина органа захисту або нападу деяких комах, якою вони жалять.</text:p>
            <text:p text:style-name="P3">2) Хоботок деяких комах (комара, овода і т. ін.), яким вони колють і всмоктують кров.</text:p>
            <text:p text:style-name="P3">3) Роздвоєний на кінчику язик змії, яким вона, як помилково вважається, жалить.</text:p>
            <text:p text:style-name="P3">4) <text:span text:style-name="T70">чого</text:span>, <text:span text:style-name="T70">перен.</text:span> Про щось дошкульне, різке.</text:p>
            <text:p text:style-name="P3">5) Гострий кінець інструмента, зброї і т. ін., який коле, ріже тощо; лезо.<text:span text:style-name="T99"> </text:span><text:span text:style-name="T100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6</text:p>
          </table:table-cell>
          <table:table-cell table:style-name="Dictionary.B350" table:number-columns-spanned="2" office:value-type="string">
            <text:p text:style-name="P3">Стожáль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50" table:number-columns-spanned="3" office:value-type="string">
            <text:p text:style-name="P3"><text:span text:style-name="T87">утворене способом основословоскладання, похідне від </text:span><text:soft-page-break/><text:span text:style-name="T87">слів:</text:span><text:span text:style-name="T106"> </text:span><text:span text:style-name="T60">сто</text:span><text:span text:style-name="T106"> і </text:span><text:span text:style-name="T60">жáльний</text:span></text:p>
          </table:table-cell>
          <table:covered-table-cell/>
          <table:covered-table-cell/>
          <table:table-cell table:style-name="Dictionary.G350" table:number-columns-spanned="3" office:value-type="string">
            <text:p text:style-name="P4">Куріє руїна. Кривавим стікає потоком,</text:p>
            <text:p text:style-name="P3"><text:soft-page-break/><text:span text:style-name="T72">і сонце татарське – </text:span><text:span text:style-name="T79">стожальне</text:span><text:span text:style-name="T72"> – разить наповал. </text:span><text:span text:style-name="T85">(П, І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1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51" table:number-columns-spanned="5" office:value-type="string">
            <text:p text:style-name="P3"><text:span text:style-name="T57">ж</text:span><text:span text:style-name="T57">а</text:span><text:span text:style-name="T14"></text:span><text:span text:style-name="T57">льний</text:span></text:p>
            <text:p text:style-name="P3"><text:span text:style-name="T45">-а, -е, </text:span><text:span text:style-name="T50">рідко</text:span><text:span text:style-name="T45">.</text:span></text:p>
            <text:p text:style-name="P3">1) Який виражає тугу, печаль, смуток; жалібний, сумний.</text:p>
            <text:p text:style-name="P3">2) Який навіває смуток, журбу; журливий, сумовитий.<text:span text:style-name="T99"> </text:span><text:span text:style-name="T100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7</text:p>
          </table:table-cell>
          <table:table-cell table:style-name="Dictionary.B352" table:number-columns-spanned="2" office:value-type="string">
            <text:p text:style-name="P3">Стожáр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52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106"> </text:span><text:span text:style-name="T60">сто</text:span><text:span text:style-name="T106"> і </text:span><text:span text:style-name="T60">жáрити</text:span></text:p>
          </table:table-cell>
          <table:covered-table-cell/>
          <table:covered-table-cell/>
          <table:table-cell table:style-name="Dictionary.G352" table:number-columns-spanned="3" office:value-type="string">
            <text:p text:style-name="P4">Сяде сонце на сопку, скаженіє бичарня,</text:p>
            <text:p text:style-name="P3"><text:span text:style-name="T72">заховайся в коробку там, де сонце </text:span><text:span text:style-name="T79">стожарне</text:span><text:span text:style-name="T72">… </text:span><text:span text:style-name="T85">(П, ІІ, 166-167);</text:span></text:p>
            <text:p text:style-name="P4">Паду в траву – на цей цвинтарний</text:p>
            <text:p text:style-name="P4">кульбабин зойк, кульбабин пух,</text:p>
            <text:p text:style-name="P4">на розсип рос і на <text:span text:style-name="T58">стожарний</text:span></text:p>
            <text:p text:style-name="P3"><text:span text:style-name="T72">пожежний виквіт довгих скрух. </text:span><text:span text:style-name="T85">(П, ІІ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3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53" table:number-columns-spanned="5" office:value-type="string">
            <text:p text:style-name="P3"><text:span text:style-name="T57">ж</text:span><text:span text:style-name="T57">а</text:span><text:span text:style-name="T14"></text:span><text:span text:style-name="T57">рити</text:span></text:p>
            <text:p text:style-name="P3"><text:span text:style-name="T45">-рю, -риш, </text:span><text:span text:style-name="T50">недок.</text:span></text:p>
            <text:p text:style-name="P3">1) <text:span text:style-name="T70">перех.</text:span> Готувати їжу з жиром на вогні, на жару без використання води; смажити. || <text:span text:style-name="T70">розм.</text:span> Підпікати кого-, що-<text:soft-page-break/>небудь на вогні, на жару.</text:p>
            <text:p text:style-name="P3"><text:span text:style-name="T26">2) </text:span><text:span text:style-name="T38">неперех.</text:span><text:span text:style-name="T26">, </text:span><text:span text:style-name="T38">розм.</text:span><text:span text:style-name="T26"> Сильно гріти, пригрівати; пекти, палити (про сонце).</text:span><text:span text:style-name="T27"> </text:span><text:span text:style-name="T28">(С, 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8</text:p>
          </table:table-cell>
          <table:table-cell table:style-name="Dictionary.B354" table:number-columns-spanned="2" office:value-type="string">
            <text:p text:style-name="P3">Стожурбá</text:p>
            <text:p text:style-name="P3">-и, <text:span text:style-name="T71">ім., ж., інд.-авт.</text:span></text:p>
          </table:table-cell>
          <table:covered-table-cell/>
          <table:table-cell table:style-name="Dictionary.D354" table:number-columns-spanned="3" office:value-type="string">
            <text:p text:style-name="P3"><text:span text:style-name="T64">утворене способом основословоскладання, похідне від слів:</text:span> <text:span text:style-name="T59">сто</text:span> і <text:span text:style-name="T59">журбá</text:span></text:p>
          </table:table-cell>
          <table:covered-table-cell/>
          <table:covered-table-cell/>
          <table:table-cell table:style-name="Dictionary.G354" table:number-columns-spanned="3" office:value-type="string">
            <text:p text:style-name="P4">Пропадіть, аеродроми,</text:p>
            <text:p text:style-name="P3"><text:span text:style-name="T72">спопеліться в </text:span><text:span text:style-name="T79">стожурбі</text:span><text:span text:style-name="T72">. </text:span><text:span text:style-name="T85">(П, І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5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55" table:number-columns-spanned="5" office:value-type="string">
            <text:p text:style-name="P3"><text:span text:style-name="T57">журб</text:span><text:span text:style-name="T57">а</text:span><text:span text:style-name="T14"></text:span></text:p>
            <text:p text:style-name="P3"><text:span text:style-name="T45">-и, </text:span><text:span text:style-name="T50">ж.</text:span></text:p>
            <text:p text:style-name="P3">1) Невеселий настрій, тяжкі почуття; печаль, смуток.<text:span text:style-name="T99"> </text:span><text:span text:style-name="T100">(С, 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79</text:p>
          </table:table-cell>
          <table:table-cell table:style-name="Dictionary.B356" table:number-columns-spanned="2" office:value-type="string">
            <text:p text:style-name="P3">Стозлотопелюстки</text:p>
            <text:p text:style-name="P3">-ів, <text:span text:style-name="T71">ім., мн., інд.-авт.</text:span></text:p>
          </table:table-cell>
          <table:covered-table-cell/>
          <table:table-cell table:style-name="Dictionary.D35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то, золотий</text:span><text:span text:style-name="T106"> і </text:span><text:span text:style-name="T60">пелюстки</text:span></text:p>
          </table:table-cell>
          <table:covered-table-cell/>
          <table:covered-table-cell/>
          <table:table-cell table:style-name="Dictionary.G356" table:number-columns-spanned="3" office:value-type="string">
            <text:p text:style-name="P4">Як сонях сонце п’є</text:p>
            <text:p text:style-name="P4"><text:span text:style-name="T58">стозлотопелюстками</text:span>,</text:p>
            <text:p text:style-name="P4">де хата постає - </text:p>
            <text:p text:style-name="P3"><text:span text:style-name="T72">ковчегом над роками. </text:span><text:span text:style-name="T85">(П, ІІ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7" table:number-columns-spanned="2" office:value-type="string">
            <text:p text:style-name="P3"><text:span text:style-name="T60">сто </text:span><text:span text:style-name="T69">(див. 169)</text:span></text:p>
          </table:table-cell>
          <table:covered-table-cell/>
          <table:table-cell table:style-name="Dictionary.D357" table:number-columns-spanned="4" office:value-type="string">
            <text:p text:style-name="P3"><text:span text:style-name="T60">золотий </text:span><text:span text:style-name="T66">(див. 69)</text:span></text:p>
          </table:table-cell>
          <table:covered-table-cell/>
          <table:covered-table-cell/>
          <table:covered-table-cell/>
          <table:table-cell table:style-name="Dictionary.H357" table:number-columns-spanned="2" office:value-type="string">
            <text:p text:style-name="P3"><text:span text:style-name="T60">пелюстки </text:span><text:span text:style-name="T66">(див. 127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180</text:p>
          </table:table-cell>
          <table:table-cell table:style-name="Dictionary.B358" table:number-columns-spanned="2" office:value-type="string">
            <text:p text:style-name="P3">Стозмíй</text:p>
            <text:p text:style-name="P3">-я, <text:span text:style-name="T71">ім., ч., інд.-авт.</text:span></text:p>
          </table:table-cell>
          <table:covered-table-cell/>
          <table:table-cell table:style-name="Dictionary.D358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сто</text:span><text:span text:style-name="T106"> і </text:span><text:span text:style-name="T60">змій</text:span></text:p>
          </table:table-cell>
          <table:covered-table-cell/>
          <table:covered-table-cell/>
          <table:table-cell table:style-name="Dictionary.G358" table:number-columns-spanned="3" office:value-type="string">
            <text:p text:style-name="P4">Коли докучили ці втеки - </text:p>
            <text:p text:style-name="P4">в лет, до вогненної пащеки.</text:p>
            <text:p text:style-name="P3"><text:span text:style-name="T72">Як він ощирився, </text:span><text:span text:style-name="T79">стозмій</text:span><text:span text:style-name="T72">! </text:span><text:span text:style-name="T85">(П, І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9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59" table:number-columns-spanned="5" office:value-type="string">
            <text:p text:style-name="P3">змій</text:p>
            <text:p text:style-name="P3"><text:span text:style-name="T45">-я, </text:span><text:span text:style-name="T50">ч.</text:span></text:p>
            <text:p text:style-name="P3">2) Казкова істота з крилами і зміїним тулубом, наділена незвичайною силою; <text:soft-page-break/>дракон.<text:span text:style-name="T99"> </text:span><text:span text:style-name="T100">(С, 4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1</text:p>
          </table:table-cell>
          <table:table-cell table:style-name="Dictionary.B360" table:number-columns-spanned="2" office:value-type="string">
            <text:p text:style-name="P3">Стозóр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60" table:number-columns-spanned="3" office:value-type="string">
            <text:p text:style-name="P3"><text:span text:style-name="T87">утворене складнофлективним способом, похідне від слів:</text:span><text:span text:style-name="T106"> </text:span><text:span text:style-name="T60">сто</text:span><text:span text:style-name="T106"> і </text:span><text:span text:style-name="T60">зір</text:span></text:p>
          </table:table-cell>
          <table:covered-table-cell/>
          <table:covered-table-cell/>
          <table:table-cell table:style-name="Dictionary.G360" table:number-columns-spanned="3" office:value-type="string">
            <text:p text:style-name="P4">Тільки сіль, і вода, і житняк,</text:p>
            <text:p text:style-name="P4">і світанок, і ніч, і <text:span text:style-name="T58">стозора</text:span></text:p>
            <text:p text:style-name="P4">небезпека, і сонна і хора</text:p>
            <text:p text:style-name="P3"><text:span text:style-name="T72">ця душа – вирушає успак! </text:span><text:span text:style-name="T85">(П, І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1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61" table:number-columns-spanned="5" office:value-type="string">
            <text:p text:style-name="P3">зір <text:span text:style-name="T65">(див. 1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2</text:p>
          </table:table-cell>
          <table:table-cell table:style-name="Dictionary.B362" table:number-columns-spanned="2" office:value-type="string">
            <text:p text:style-name="P3">Стокóло</text:p>
            <text:p text:style-name="P3">-а, <text:span text:style-name="T71">ім., с., інд.-авт.</text:span></text:p>
          </table:table-cell>
          <table:covered-table-cell/>
          <table:table-cell table:style-name="Dictionary.D362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то</text:span><text:span text:style-name="T106"> і </text:span><text:span text:style-name="T60">кóло</text:span></text:p>
          </table:table-cell>
          <table:covered-table-cell/>
          <table:covered-table-cell/>
          <table:table-cell table:style-name="Dictionary.G362" table:number-columns-spanned="3" office:value-type="string">
            <text:p text:style-name="P4">Червоний біль од нагая</text:p>
            <text:p text:style-name="P4">в очах розходиться <text:span text:style-name="T58">стоколом</text:span>,</text:p>
            <text:p text:style-name="P4">а світ несеться покотьолом,</text:p>
            <text:p text:style-name="P3"><text:span text:style-name="T72">за світом – настрибом – змія… </text:span><text:span text:style-name="T85">(П, ІІ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3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63" table:number-columns-spanned="5" office:value-type="string">
            <text:p text:style-name="P3"><text:span text:style-name="T57">к</text:span><text:span text:style-name="T57">о</text:span><text:span text:style-name="T14"></text:span><text:span text:style-name="T57">ло</text:span></text:p>
            <text:p text:style-name="P3"><text:span text:style-name="T41">I </text:span><text:span text:style-name="T45">-а, </text:span><text:span text:style-name="T50">с.</text:span></text:p>
            <text:p text:style-name="P3">1) Замкнена крива, всі точки якої однаково віддалені від центра.</text:p>
            <text:p text:style-name="P3"><text:span text:style-name="T26">4) </text:span><text:span text:style-name="T38">у знач.</text:span><text:span text:style-name="T26"> </text:span><text:span text:style-name="T38">присл.</text:span><text:span text:style-name="T26"> колом. Утворюючи таку криву.</text:span><text:span text:style-name="T27"> </text:span><text:span text:style-name="T28">(С, 5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3</text:p>
          </table:table-cell>
          <table:table-cell table:style-name="Dictionary.B364" table:number-columns-spanned="2" office:value-type="string">
            <text:p text:style-name="P3">Стокрик</text:p>
            <text:p text:style-name="P3">-у, <text:span text:style-name="T71">ім., ч., інд.-авт.</text:span></text:p>
          </table:table-cell>
          <table:covered-table-cell/>
          <table:table-cell table:style-name="Dictionary.D364" table:number-columns-spanned="3" office:value-type="string">
            <text:p text:style-name="P3"><text:span text:style-name="T87">утворене способом </text:span><text:span text:style-name="T87">основословоскладання, похідне від слів:</text:span><text:span text:style-name="T106"> </text:span><text:span text:style-name="T60">сто</text:span><text:span text:style-name="T106"> і </text:span><text:span text:style-name="T60">крик</text:span></text:p>
          </table:table-cell>
          <table:covered-table-cell/>
          <table:covered-table-cell/>
          <table:table-cell table:style-name="Dictionary.G364" table:number-columns-spanned="3" office:value-type="string">
            <text:p text:style-name="P4">…бо в горлі застуда, у грудях пітьма</text:p>
            <text:p text:style-name="P3"><text:span text:style-name="T72">і світ оступає </text:span><text:span text:style-name="T79">стокрик</text:span><text:span text:style-name="T72"> – Колима. </text:span><text:span text:style-name="T85">(П, І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5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65" table:number-columns-spanned="5" office:value-type="string">
            <text:p text:style-name="P3"><text:span text:style-name="T59">крик </text:span><text:span text:style-name="T64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4</text:p>
          </table:table-cell>
          <table:table-cell table:style-name="Dictionary.B366" table:number-columns-spanned="2" office:value-type="string">
            <text:p text:style-name="P3">Стомежá</text:p>
            <text:p text:style-name="P3"><text:soft-page-break/>-і<text:span text:style-name="T60"></text:span>, <text:span text:style-name="T71">ім., ж., інд.-авт.</text:span></text:p>
          </table:table-cell>
          <table:covered-table-cell/>
          <table:table-cell table:style-name="Dictionary.D366" table:number-columns-spanned="3" office:value-type="string">
            <text:p text:style-name="P3">утворене способом основословосклада<text:soft-page-break/>ння, похідне від слів: <text:span text:style-name="T59">сто</text:span> і <text:span text:style-name="T59">межá</text:span></text:p>
          </table:table-cell>
          <table:covered-table-cell/>
          <table:covered-table-cell/>
          <table:table-cell table:style-name="Dictionary.G366" table:number-columns-spanned="3" office:value-type="string">
            <text:p text:style-name="P4">Полон у полоні, межі <text:span text:style-name="T58">стомежа</text:span>,</text:p>
            <text:p text:style-name="P4"><text:soft-page-break/>ти вся – за горбами-горбами</text:p>
            <text:p text:style-name="P4">натхнення і хорого серця ґанджа -</text:p>
            <text:p text:style-name="P3"><text:span text:style-name="T72">з синами, хрунями, рабами. </text:span><text:span text:style-name="T85">(П, І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7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67" table:number-columns-spanned="5" office:value-type="string">
            <text:p text:style-name="P3"><text:span text:style-name="T60">межá </text:span><text:span text:style-name="T69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5</text:p>
          </table:table-cell>
          <table:table-cell table:style-name="Dictionary.B368" table:number-columns-spanned="2" office:value-type="string">
            <text:p text:style-name="P3">Сто-морóзи</text:p>
            <text:p text:style-name="P3">-ів, <text:span text:style-name="T71">ім., мн., інд.-авт.</text:span></text:p>
          </table:table-cell>
          <table:covered-table-cell/>
          <table:table-cell table:style-name="Dictionary.D368" table:number-columns-spanned="3" office:value-type="string">
            <text:p text:style-name="P3"><text:span text:style-name="T87">утворене способом словоскладання, похідне від слів:</text:span><text:span text:style-name="T106"> </text:span><text:span text:style-name="T60">сто</text:span><text:span text:style-name="T106"> і </text:span><text:span text:style-name="T60">морóзи</text:span></text:p>
          </table:table-cell>
          <table:covered-table-cell/>
          <table:covered-table-cell/>
          <table:table-cell table:style-name="Dictionary.G368" table:number-columns-spanned="3" office:value-type="string">
            <text:p text:style-name="P4">Так стій і стій і стій і стій,</text:p>
            <text:p text:style-name="P4">дубій на <text:span text:style-name="T58">сто-морозах</text:span>,</text:p>
            <text:p text:style-name="P4">о будь ти проклят, часе мій,</text:p>
            <text:p text:style-name="P3"><text:span text:style-name="T72">в усіх своїх погрозах. </text:span><text:span text:style-name="T85">(П, ІІ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9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69" table:number-columns-spanned="5" office:value-type="string">
            <text:p text:style-name="P3"><text:span text:style-name="T57">мор</text:span><text:span text:style-name="T57">о</text:span><text:span text:style-name="T14"></text:span><text:span text:style-name="T57">з</text:span></text:p>
            <text:p text:style-name="P3"><text:span text:style-name="T45">-у, </text:span><text:span text:style-name="T50">ч.</text:span></text:p>
            <text:p text:style-name="P3"><text:span text:style-name="T26">Холод, коли температура повітря спадає нижче нуля. || Температура повітря нижче нуля. || Місце, де є такий холод. || </text:span><text:span text:style-name="T38">перев.</text:span><text:span text:style-name="T26"> </text:span><text:span text:style-name="T38">мн.</text:span><text:span text:style-name="T26"> Холодна зимова погода; холоди.</text:span><text:span text:style-name="T27"> </text:span><text:span text:style-name="T28">(С, 6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6</text:p>
          </table:table-cell>
          <table:table-cell table:style-name="Dictionary.B370" table:number-columns-spanned="2" office:value-type="string">
            <text:p text:style-name="P3">Стонастóрче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70" table:number-columns-spanned="3" office:value-type="string">
            <text:p text:style-name="P3"><text:span text:style-name="T87">утворене способом основословоскладан</text:span><text:span text:style-name="T87">ня, похідне від </text:span><text:span text:style-name="T87">слів:</text:span><text:span text:style-name="T106"> </text:span><text:span text:style-name="T60">сто</text:span><text:span text:style-name="T106"> і </text:span><text:span text:style-name="T60">настóрчений</text:span></text:p>
          </table:table-cell>
          <table:covered-table-cell/>
          <table:covered-table-cell/>
          <table:table-cell table:style-name="Dictionary.G370" table:number-columns-spanned="3" office:value-type="string">
            <text:p text:style-name="P4">Кружеляє понад ними</text:p>
            <text:p text:style-name="P4">вечір, крила розкриливши,</text:p>
            <text:p text:style-name="P4">впав на горлицю із неба</text:p>
            <text:p text:style-name="P3"><text:span text:style-name="T79">стонасторчений</text:span><text:span text:style-name="T72"> коршак. </text:span><text:span text:style-name="T85">(П, І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1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71" table:number-columns-spanned="5" office:value-type="string">
            <text:p text:style-name="P3"><text:span text:style-name="T60">настóрчений </text:span><text:span text:style-name="T66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7</text:p>
          </table:table-cell>
          <table:table-cell table:style-name="Dictionary.B372" table:number-columns-spanned="2" office:value-type="string">
            <text:p text:style-name="P3">Стопровáлля</text:p>
            <text:p text:style-name="P3">-я, <text:span text:style-name="T71">ім., с., інд.-авт.</text:span></text:p>
          </table:table-cell>
          <table:covered-table-cell/>
          <table:table-cell table:style-name="Dictionary.D372" table:number-columns-spanned="3" office:value-type="string">
            <text:p text:style-name="P3"><text:span text:style-name="T87">утворене способом </text:span><text:span text:style-name="T87">основословосклада</text:span><text:soft-page-break/><text:span text:style-name="T87">ння, похідне від слів:</text:span><text:span text:style-name="T106"> </text:span><text:span text:style-name="T60">сто</text:span><text:span text:style-name="T106"> і </text:span><text:span text:style-name="T60">провáлля</text:span></text:p>
          </table:table-cell>
          <table:covered-table-cell/>
          <table:covered-table-cell/>
          <table:table-cell table:style-name="Dictionary.G372" table:number-columns-spanned="3" office:value-type="string">
            <text:p text:style-name="P4">Якась лежить на нас печаль.</text:p>
            <text:p text:style-name="P4">І чим ми Бога прогнівили,</text:p>
            <text:p text:style-name="P4"><text:soft-page-break/>Іване-брате? Скільки сили</text:p>
            <text:p text:style-name="P3"><text:span text:style-name="T72">втелющили до </text:span><text:span text:style-name="T79">стопроваль</text:span><text:span text:style-name="T72">. </text:span><text:span text:style-name="T85">(П, ІІ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3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73" table:number-columns-spanned="5" office:value-type="string">
            <text:p text:style-name="P3"><text:span text:style-name="T57">пров</text:span><text:span text:style-name="T57">а</text:span><text:span text:style-name="T14"></text:span><text:span text:style-name="T57">лля</text:span></text:p>
            <text:p text:style-name="P3"><text:span text:style-name="T45">-я, </text:span><text:span text:style-name="T50">с.</text:span></text:p>
            <text:p text:style-name="P3"><text:span text:style-name="T26">1) Глибока яма, яр, западина, розколина на земній поверхні. || </text:span><text:span text:style-name="T38">чого</text:span><text:span text:style-name="T26">. Безмежний простір, безмірна глибина. || Проміжок, незаповнений простір між чим-небудь. || </text:span><text:span text:style-name="T38">перен.</text:span><text:span text:style-name="T26"> Про глибоке розходження, незгоду між ким-небудь.</text:span><text:span text:style-name="T27"> </text:span><text:span text:style-name="T28">(С, 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8</text:p>
          </table:table-cell>
          <table:table-cell table:style-name="Dictionary.B374" table:number-columns-spanned="2" office:value-type="string">
            <text:p text:style-name="P3">Стопровáль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74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то</text:span><text:span text:style-name="T106"> і </text:span><text:span text:style-name="T60">провáльний</text:span></text:p>
          </table:table-cell>
          <table:covered-table-cell/>
          <table:covered-table-cell/>
          <table:table-cell table:style-name="Dictionary.G374" table:number-columns-spanned="3" office:value-type="string">
            <text:p text:style-name="P4">Око ока ми,</text:p>
            <text:p text:style-name="P4">не навчені подосі видивляти</text:p>
            <text:p text:style-name="P4">довкіл і не обрушувати горя</text:p>
            <text:p text:style-name="P3"><text:span text:style-name="T72">сухі тороси в </text:span><text:span text:style-name="T79">стопровальний</text:span><text:span text:style-name="T72"> діл. </text:span><text:span text:style-name="T85">(П, ІІ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5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75" table:number-columns-spanned="5" office:value-type="string">
            <text:p text:style-name="P3"><text:span text:style-name="T57">пров</text:span><text:span text:style-name="T57">а</text:span><text:span text:style-name="T14"></text:span><text:span text:style-name="T57">льний</text:span></text:p>
            <text:p text:style-name="P3">-а, -е.</text:p>
            <text:p text:style-name="P3"><text:span text:style-name="T26">Стос. до провалу (у 2 </text:span><text:span text:style-name="T38">знач.</text:span><text:span text:style-name="T26">); утворений унаслідок провалу (в ґрунті).</text:span><text:span text:style-name="T27"> </text:span><text:span text:style-name="T28">(С, 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89</text:p>
          </table:table-cell>
          <table:table-cell table:style-name="Dictionary.B376" table:number-columns-spanned="2" office:value-type="string">
            <text:p text:style-name="P3">Сторíки</text:p>
            <text:p text:style-name="P3">сторíк, <text:span text:style-name="T71">ім., мн., інд.-авт.</text:span></text:p>
          </table:table-cell>
          <table:covered-table-cell/>
          <table:table-cell table:style-name="Dictionary.D376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то</text:span><text:span text:style-name="T106"> і </text:span><text:span text:style-name="T60">ріки</text:span></text:p>
          </table:table-cell>
          <table:covered-table-cell/>
          <table:covered-table-cell/>
          <table:table-cell table:style-name="Dictionary.G376" table:number-columns-spanned="3" office:value-type="string">
            <text:p text:style-name="P4">Хай край святиться. За горою</text:p>
            <text:p text:style-name="P3"><text:span text:style-name="T79">сторіки</text:span><text:span text:style-name="T72"> чорної ропи. </text:span><text:span text:style-name="T85">(П, І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7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77" table:number-columns-spanned="5" office:value-type="string">
            <text:p text:style-name="P3"><text:span text:style-name="T57">рік</text:span><text:span text:style-name="T57">а</text:span><text:span text:style-name="T14"></text:span><text:soft-page-break/></text:p>
            <text:p text:style-name="P3"><text:span text:style-name="T45">-и</text:span><text:span text:style-name="T5"></text:span><text:span text:style-name="T45">, </text:span><text:span text:style-name="T50">ж.</text:span></text:p>
            <text:p text:style-name="P3">1) Водний потік, що живиться із джерела або стоком атмосферних опадів і тече по видовжених зниженнях рельєфу від верхів'я до гирла. || <text:span text:style-name="T70">чого</text:span>, <text:span text:style-name="T70">у сполуч.</text:span> <text:span text:style-name="T70">з ім.</text:span> <text:span text:style-name="T70">у род. в.</text:span> Уживається для образного позначення процесу, розвитку чого-небудь.</text:p>
            <text:p text:style-name="P3"><text:span text:style-name="T26">2) </text:span><text:span text:style-name="T38">чого</text:span><text:span text:style-name="T26">, </text:span><text:span text:style-name="T38">перен.</text:span><text:span text:style-name="T26"> Велика кількість чого-небудь такого, що тече, сиплеться і т. ін. || </text:span><text:span text:style-name="T38">кого</text:span><text:span text:style-name="T26">, </text:span><text:span text:style-name="T38">чого</text:span><text:span text:style-name="T26">, </text:span><text:span text:style-name="T38">яка</text:span><text:span text:style-name="T26">. Безперервний великий потік, маса кого-, чого-небудь, що рухається.</text:span><text:span text:style-name="T27"> </text:span><text:span text:style-name="T28">(С, 122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0</text:p>
          </table:table-cell>
          <table:table-cell table:style-name="Dictionary.B378" table:number-columns-spanned="2" office:value-type="string">
            <text:p text:style-name="P3">Сторозтриклят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78" table:number-columns-spanned="3" office:value-type="string">
            <text:p text:style-name="P3"><text:span text:style-name="T87">утворене способом основословоскладання, похідне від слів:</text:span><text:span text:style-name="T106"> </text:span><text:span text:style-name="T60">сто</text:span><text:span text:style-name="T106"> і </text:span><text:span text:style-name="T60">розтриклятий</text:span></text:p>
          </table:table-cell>
          <table:covered-table-cell/>
          <table:covered-table-cell/>
          <table:table-cell table:style-name="Dictionary.G378" table:number-columns-spanned="3" office:value-type="string">
            <text:p text:style-name="P4">Аби лиш подолати гнів,</text:p>
            <text:p text:style-name="P4"><text:span text:style-name="T58">сторозтриклятий</text:span> гнів здолати,</text:p>
            <text:p text:style-name="P4">я б поіменно міг назвати</text:p>
            <text:p text:style-name="P3"><text:span text:style-name="T72">усіх братів, усіх катів. </text:span><text:span text:style-name="T85">(П, І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9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79" table:number-columns-spanned="5" office:value-type="string">
            <text:p text:style-name="P3"><text:span text:style-name="T57">розпрокл</text:span><text:span text:style-name="T57">я</text:span><text:span text:style-name="T14"></text:span><text:span text:style-name="T57">тий</text:span></text:p>
            <text:p text:style-name="P3"><text:span text:style-name="T45">-а, -е, </text:span><text:span text:style-name="T50">розм.</text:span></text:p>
            <text:p text:style-name="P3">Якого клянуть, проклинають; огидний, ненависний.<text:span text:style-name="T99"> </text:span><text:span text:style-name="T100">(С, 12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1</text:p>
          </table:table-cell>
          <table:table-cell table:style-name="Dictionary.B380" table:number-columns-spanned="2" office:value-type="string">
            <text:p text:style-name="P3">Стосиній</text:p>
            <text:p text:style-name="P3">-я, -є, <text:span text:style-name="T72">прикм., </text:span><text:span text:style-name="T71">інд.-авт.</text:span></text:p>
          </table:table-cell>
          <table:covered-table-cell/>
          <table:table-cell table:style-name="Dictionary.D380" table:number-columns-spanned="3" office:value-type="string">
            <text:p text:style-name="P3"><text:span text:style-name="T87">утворене способом основословоскладання, похідне від </text:span><text:soft-page-break/><text:span text:style-name="T87">слів:</text:span><text:span text:style-name="T106"> </text:span><text:span text:style-name="T60">сто</text:span><text:span text:style-name="T106"> і </text:span><text:span text:style-name="T60">синій</text:span></text:p>
          </table:table-cell>
          <table:covered-table-cell/>
          <table:covered-table-cell/>
          <table:table-cell table:style-name="Dictionary.G380" table:number-columns-spanned="3" office:value-type="string">
            <text:p text:style-name="P4">Червоним вином заливає мій погляд <text:span text:style-name="T58">стосиній</text:span>,</text:p>
            <text:p text:style-name="P4"><text:soft-page-break/>спустошені губи залито червоним вином,</text:p>
            <text:p text:style-name="P4">і видиться берег – далекий – у радісній піні,</text:p>
            <text:p text:style-name="P3"><text:span text:style-name="T72">і спокій приносить, і спокій обіцяний – бром. </text:span><text:span text:style-name="T85">(П, ІІ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1" table:number-columns-spanned="3" office:value-type="string">
            <text:p text:style-name="P3"><text:span text:style-name="T60">сто </text:span><text:span text:style-name="T69">(див. 169)</text:span></text:p>
          </table:table-cell>
          <table:covered-table-cell/>
          <table:covered-table-cell/>
          <table:table-cell table:style-name="Dictionary.E381" table:number-columns-spanned="5" office:value-type="string">
            <text:p text:style-name="P3"><text:span text:style-name="T57">с</text:span><text:span text:style-name="T57">и</text:span><text:span text:style-name="T14"></text:span><text:span text:style-name="T57">ній</text:span></text:p>
            <text:p text:style-name="P3">-я, -є.</text:p>
            <text:p text:style-name="P3"><text:span text:style-name="T26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27"> </text:span><text:span text:style-name="T28">(С, 131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2</text:p>
          </table:table-cell>
          <table:table-cell table:style-name="Dictionary.B382" table:number-columns-spanned="2" office:value-type="string">
            <text:p text:style-name="P3">Схриплокрóн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82" table:number-columns-spanned="3" office:value-type="string">
            <text:p text:style-name="P3"><text:span text:style-name="T87">утворене складносуфіксальним способом, похідне від слів:</text:span><text:span text:style-name="T106"> </text:span><text:span text:style-name="T60">схриплий</text:span><text:span text:style-name="T106"> і </text:span><text:span text:style-name="T60">крóна</text:span></text:p>
          </table:table-cell>
          <table:covered-table-cell/>
          <table:covered-table-cell/>
          <table:table-cell table:style-name="Dictionary.G382" table:number-columns-spanned="3" office:value-type="string">
            <text:p text:style-name="P4">Пожухле листя опадає з віт,</text:p>
            <text:p text:style-name="P3"><text:span text:style-name="T72">голосить голий стовбур </text:span><text:span text:style-name="T79">схриплокронний</text:span><text:span text:style-name="T72">. </text:span><text:span text:style-name="T85">(П, І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3" table:number-columns-spanned="3" office:value-type="string">
            <text:p text:style-name="P3"><text:span text:style-name="T57">схр</text:span><text:span text:style-name="T57">и</text:span><text:span text:style-name="T14"></text:span><text:span text:style-name="T57">плий</text:span></text:p>
            <text:p text:style-name="P3"><text:span text:style-name="T45">-а, -е, </text:span><text:span text:style-name="T50">розм.</text:span></text:p>
            <text:p text:style-name="P3">1) Дієприкм. акт. мин. ч. до схрипнути.</text:p>
            <text:p text:style-name="P3"><text:soft-page-break/><text:span text:style-name="T26">2) </text:span><text:span text:style-name="T38">у знач.</text:span><text:span text:style-name="T26"> </text:span><text:span text:style-name="T38">прикм.</text:span><text:span text:style-name="T26"> Який звучить хрипло, з хрипотою; хрипкий. </text:span><text:span text:style-name="T29">(С, 1422)</text:span></text:p>
          </table:table-cell>
          <table:covered-table-cell/>
          <table:covered-table-cell/>
          <table:table-cell table:style-name="Dictionary.E383" table:number-columns-spanned="5" office:value-type="string">
            <text:p text:style-name="P3"><text:span text:style-name="T60">крóна </text:span><text:span text:style-name="T66">(див. 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3</text:p>
          </table:table-cell>
          <table:table-cell table:style-name="Dictionary.B384" table:number-columns-spanned="2" office:value-type="string">
            <text:p text:style-name="P3">Тамбíк</text:p>
            <text:p text:style-name="P3">-бóку, <text:span text:style-name="T71">ім., ч., інд.-авт.</text:span></text:p>
          </table:table-cell>
          <table:covered-table-cell/>
          <table:table-cell table:style-name="Dictionary.D384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там</text:span><text:span text:style-name="T106"> і </text:span><text:span text:style-name="T60">бік</text:span><text:span text:style-name="T106">. На тому боці</text:span></text:p>
          </table:table-cell>
          <table:covered-table-cell/>
          <table:covered-table-cell/>
          <table:table-cell table:style-name="Dictionary.G384" table:number-columns-spanned="3" office:value-type="string">
            <text:p text:style-name="P4">А товщею, в кризі, в імлі,</text:p>
            <text:p text:style-name="P4">за <text:span text:style-name="T58">тамбоком</text:span>,</text:p>
            <text:p text:style-name="P4">сяє срібне серце землі</text:p>
            <text:p text:style-name="P3"><text:span text:style-name="T72">скорбним оком. </text:span><text:span text:style-name="T85">(П, І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5" table:number-columns-spanned="3" office:value-type="string">
            <text:p text:style-name="P3">там</text:p>
            <text:p text:style-name="P3"><text:span text:style-name="T45">1) </text:span><text:span text:style-name="T50">присл.</text:span><text:span text:style-name="T45"> Указує на місце більш віддалене порівняно з іншим, ближчим; у тому місці, у тих місцях; </text:span><text:span text:style-name="T50">прот.</text:span><text:span text:style-name="T45"> тут. || Уживається в поєднанні з </text:span><text:span text:style-name="T50">пит.</text:span><text:span text:style-name="T45"> </text:span><text:span text:style-name="T50">займ.</text:span><text:span text:style-name="T45"> хто, що. || Вживається у функції співвідносного слова в головному реченні, якому в підрядному реченні відповідають сполучні </text:span><text:span text:style-name="T50">сл.</text:span><text:span text:style-name="T45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50">знач.вказ.</text:span><text:span text:style-name="T45"> </text:span><text:span text:style-name="T50">сл.</text:span><text:span text:style-name="T45">, що замінює відповідний йому член попереднього речення, </text:span><text:span text:style-name="T50">перев.</text:span><text:span text:style-name="T45"> обставину місця. </text:span><text:span text:style-name="T49">(С, 1429)</text:span></text:p>
          </table:table-cell>
          <table:covered-table-cell/>
          <table:covered-table-cell/>
          <table:table-cell table:style-name="Dictionary.E385" table:number-columns-spanned="5" office:value-type="string">
            <text:p text:style-name="P3">бік</text:p>
            <text:p text:style-name="P3"><text:span text:style-name="T45">боку, </text:span><text:span text:style-name="T50">ч.</text:span></text:p>
            <text:p text:style-name="P3">4) Напрямок або місцевість, що лежить у цьому напрямку.<text:span text:style-name="T99"> </text:span><text:span text:style-name="T100">(С, 8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4</text:p>
          </table:table-cell>
          <table:table-cell table:style-name="Dictionary.B386" table:number-columns-spanned="2" office:value-type="string">
            <text:p text:style-name="P3">Тихоплин</text:p>
            <text:p text:style-name="P3">-у, <text:span text:style-name="T71">ім., ч., інд.-авт.</text:span></text:p>
          </table:table-cell>
          <table:covered-table-cell/>
          <table:table-cell table:style-name="Dictionary.D386" table:number-columns-spanned="3" office:value-type="string">
            <text:p text:style-name="P3"><text:span text:style-name="T87">утворене нульсуфіксальним способом, похідне від слова</text:span><text:span text:style-name="T91"> </text:span><text:soft-page-break/><text:span text:style-name="T59">тихоплинний</text:span></text:p>
          </table:table-cell>
          <table:covered-table-cell/>
          <table:covered-table-cell/>
          <table:table-cell table:style-name="Dictionary.G386" table:number-columns-spanned="3" office:value-type="string">
            <text:p text:style-name="P4">Земного болю брилу – підбився я на силу</text:p>
            <text:p text:style-name="P4">разком сліпучих днин. Ти знаєш <text:soft-page-break/>чий ти син?</text:p>
            <text:p text:style-name="P4">Атож, запевне знаю. А душу проминаю -</text:p>
            <text:p text:style-name="P3"><text:span text:style-name="T72">і власну в </text:span><text:span text:style-name="T79">тихоплин</text:span><text:span text:style-name="T72">. </text:span><text:span text:style-name="T85">(П, ІІ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7" table:number-columns-spanned="8" office:value-type="string">
            <text:p text:style-name="P3"><text:span text:style-name="T57">тихопл</text:span><text:span text:style-name="T57">и</text:span><text:span text:style-name="T14"></text:span><text:span text:style-name="T57">нний</text:span></text:p>
            <text:p text:style-name="P3"><text:span text:style-name="T45">-а, -е, </text:span><text:span text:style-name="T50">поет.</text:span></text:p>
            <text:p text:style-name="P3"><text:span text:style-name="T26">Який тихо плине. </text:span><text:span text:style-name="T38">Тихоплинна річка</text:span><text:span text:style-name="T26">. </text:span><text:span text:style-name="T38">Тихоплинні розмови</text:span><text:span text:style-name="T26">.</text:span><text:span text:style-name="T27"> </text:span><text:span text:style-name="T28">(С, 145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5</text:p>
          </table:table-cell>
          <table:table-cell table:style-name="Dictionary.B388" table:number-columns-spanned="2" office:value-type="string">
            <text:p text:style-name="P3">Тойящобáтько</text:p>
            <text:p text:style-name="P3">-а, <text:span text:style-name="T71">ім., ч., інд.-авт.</text:span></text:p>
          </table:table-cell>
          <table:covered-table-cell/>
          <table:table-cell table:style-name="Dictionary.D388" table:number-columns-spanned="3" office:value-type="string">
            <text:p text:style-name="P3"><text:span text:style-name="T87">утворене способом </text:span><text:span text:style-name="T87">зрощення, похідне </text:span><text:span text:style-name="T87">від слів:</text:span><text:span text:style-name="T106"> </text:span><text:span text:style-name="T60">той, я, що</text:span><text:span text:style-name="T106"> і </text:span><text:span text:style-name="T60">бáтько</text:span></text:p>
          </table:table-cell>
          <table:covered-table-cell/>
          <table:covered-table-cell/>
          <table:table-cell table:style-name="Dictionary.G388" table:number-columns-spanned="3" office:value-type="string">
            <text:p text:style-name="P4">Я тіло нагострив на чаї та акридах,</text:p>
            <text:p text:style-name="P4">а душу – пошукай. І не питай.</text:p>
            <text:p text:style-name="P4">Тойящосин не чує вже мене.</text:p>
            <text:p text:style-name="P3"><text:span text:style-name="T79">Тойящобатько</text:span><text:span text:style-name="T72"> вже не чую сина. </text:span><text:span text:style-name="T85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9" office:value-type="string">
            <text:p text:style-name="P3">той</text:p>
            <text:p text:style-name="P3"><text:span text:style-name="T41">I </text:span><text:span text:style-name="T45">того, </text:span><text:span text:style-name="T50">ч.</text:span><text:span text:style-name="T45">, та, тієї, </text:span><text:span text:style-name="T50">рідко </text:span><text:span text:style-name="T45">тої, </text:span><text:span text:style-name="T50">заст.</text:span><text:span text:style-name="T45"> тії, </text:span><text:span text:style-name="T50">ж.</text:span><text:span text:style-name="T45">, те, того, </text:span><text:span text:style-name="T50">с.</text:span><text:span text:style-name="T45">; </text:span><text:span text:style-name="T50">мн.</text:span><text:span text:style-name="T45"> ті, тих; </text:span><text:span text:style-name="T50">займ.</text:span></text:p>
            <text:p text:style-name="P3"><text:span text:style-name="T26">4) </text:span><text:span text:style-name="T38">вказ.</text:span><text:span text:style-name="T26"> Уживається для вказівки на один предмет, одну особу і т. ін. із двох або кількох подібних, з ряду </text:span><text:soft-page-break/><text:span text:style-name="T26">однорідних, коли їх перелічують або зіставляють. || </text:span><text:span text:style-name="T38">у знач.</text:span><text:span text:style-name="T26"> </text:span><text:span text:style-name="T38">ім.</text:span><text:span text:style-name="T26"> той, того, </text:span><text:span text:style-name="T38">ч.</text:span><text:span text:style-name="T26">; та, тієї, </text:span><text:span text:style-name="T38">ж.</text:span><text:span text:style-name="T26">; те, того, </text:span><text:span text:style-name="T38">с.</text:span><text:span text:style-name="T26">; ті, тих, </text:span><text:span text:style-name="T38">мн.</text:span><text:span text:style-name="T26"> Узагальнено вказує на предмет, особу, явище (без попередньої згадки про них) </text:span><text:span text:style-name="T26">при переліченні або зіставленні в якійсь площині. || </text:span><text:span text:style-name="T38">у знач.</text:span><text:span text:style-name="T26"> </text:span><text:span text:style-name="T38">ім.</text:span><text:span text:style-name="T26"> те, того, </text:span><text:span text:style-name="T38">с.</text:span><text:span text:style-name="T26"> У </text:span><text:span text:style-name="T38">сполуч.</text:span><text:span text:style-name="T26"> зі </text:span><text:span text:style-name="T38">сл.</text:span><text:span text:style-name="T26"> все вказує на перелічувані предмети, виконуючи функцію узагальнюючого слова. </text:span><text:span text:style-name="T29">(С, 1458)</text:span></text:p>
          </table:table-cell>
          <table:table-cell table:style-name="Dictionary.C389" table:number-columns-spanned="2" office:value-type="string">
            <text:p text:style-name="P3">я</text:p>
            <text:p text:style-name="P3"><text:span text:style-name="T41">II </text:span><text:span text:style-name="T45">мене, </text:span><text:span text:style-name="T50">займ.</text:span><text:span text:style-name="T45"> </text:span><text:span text:style-name="T50">особ.</text:span><text:span text:style-name="T45"> 1 </text:span><text:span text:style-name="T50">ос.</text:span><text:span text:style-name="T45"> </text:span><text:span text:style-name="T50">одн.</text:span></text:p>
            <text:p text:style-name="P3">1) Уживається мовцем для називання самого себе.</text:p>
            <text:p text:style-name="P3"><text:span text:style-name="T26">2) </text:span><text:span text:style-name="T38">у знач.</text:span><text:span text:style-name="T26"> </text:span><text:span text:style-name="T38">ім.</text:span><text:span text:style-name="T26">, </text:span><text:span text:style-name="T38">невідм.</text:span><text:span text:style-name="T26">, </text:span><text:span text:style-name="T38">с.</text:span><text:span text:style-name="T26"> Уживається для позначення усвідомлюваної </text:span><text:soft-page-break/><text:span text:style-name="T26">людиною власної сутності, себе в навколишньому світі. || </text:span><text:span text:style-name="T38">філос.</text:span><text:span text:style-name="T26">Уживається для визначення суб'єкта. </text:span><text:span text:style-name="T29">(С, 1645)</text:span></text:p>
          </table:table-cell>
          <table:covered-table-cell/>
          <table:table-cell table:style-name="Dictionary.E389" table:number-columns-spanned="4" office:value-type="string">
            <text:p text:style-name="P3">що</text:p>
            <text:p text:style-name="P3">II</text:p>
            <text:p text:style-name="P3"><text:span text:style-name="T26">1) </text:span><text:span text:style-name="T38">з'ясувальний</text:span><text:span text:style-name="T26">. Уживається для зв'язку підрядного додаткового з присудком або іншим членом головного речення. </text:span><text:span text:style-name="T29">(С, 1640)</text:span></text:p>
          </table:table-cell>
          <table:covered-table-cell/>
          <table:covered-table-cell/>
          <table:covered-table-cell/>
          <table:table-cell table:style-name="Dictionary.I389" office:value-type="string">
            <text:p text:style-name="P3"><text:span text:style-name="T57">б</text:span><text:span text:style-name="T57">а</text:span><text:span text:style-name="T14"></text:span><text:span text:style-name="T57">тько</text:span></text:p>
            <text:p text:style-name="P3"><text:span text:style-name="T45">-а, </text:span><text:span text:style-name="T50">ч.</text:span></text:p>
            <text:p text:style-name="P3">1) Чоловік стосовно до своїх дітей.<text:span text:style-name="T99"> </text:span><text:span text:style-name="T100">(С, 64)</text:span></text:p>
          </table:table-cell>
        </table:table-row>
        <table:table-row>
          <table:table-cell table:style-name="Dictionary.A2" table:number-rows-spanned="2" office:value-type="string">
            <text:p text:style-name="P3">196</text:p>
          </table:table-cell>
          <table:table-cell table:style-name="Dictionary.B390" table:number-columns-spanned="2" office:value-type="string">
            <text:p text:style-name="P3">Тойящосин</text:p>
            <text:p text:style-name="P3">-а, <text:span text:style-name="T71">ім., ч., інд.-авт.</text:span></text:p>
          </table:table-cell>
          <table:covered-table-cell/>
          <table:table-cell table:style-name="Dictionary.D390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той, я, що</text:span><text:span text:style-name="T106"> і </text:span><text:span text:style-name="T60">син</text:span></text:p>
          </table:table-cell>
          <table:covered-table-cell/>
          <table:covered-table-cell/>
          <table:table-cell table:style-name="Dictionary.G390" table:number-columns-spanned="3" office:value-type="string">
            <text:p text:style-name="P4">Я тіло нагострив на чаї та акридах,</text:p>
            <text:p text:style-name="P4">а душу – пошукай. І не питай.</text:p>
            <text:p text:style-name="P4"><text:span text:style-name="T58">Тойящосин</text:span> не чує вже мене.</text:p>
            <text:p text:style-name="P3"><text:soft-page-break/><text:span text:style-name="T72">Тойящобатько вже не чую сина. </text:span><text:span text:style-name="T85">(П, ІІ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1" office:value-type="string">
            <text:p text:style-name="P3"><text:span text:style-name="T60">той </text:span><text:span text:style-name="T66">(див. 195)</text:span></text:p>
          </table:table-cell>
          <table:table-cell table:style-name="Dictionary.C391" table:number-columns-spanned="2" office:value-type="string">
            <text:p text:style-name="P3"><text:span text:style-name="T60">я </text:span><text:span text:style-name="T66">(див. 195)</text:span></text:p>
          </table:table-cell>
          <table:covered-table-cell/>
          <table:table-cell table:style-name="Dictionary.E391" table:number-columns-spanned="4" office:value-type="string">
            <text:p text:style-name="P3"><text:span text:style-name="T60">що </text:span><text:span text:style-name="T66">(див. 195)</text:span></text:p>
          </table:table-cell>
          <table:covered-table-cell/>
          <table:covered-table-cell/>
          <table:covered-table-cell/>
          <table:table-cell table:style-name="Dictionary.I391" office:value-type="string">
            <text:p text:style-name="P3">син</text:p>
            <text:p text:style-name="P3"><text:span text:style-name="T45">-а, </text:span><text:span text:style-name="T50">ч.</text:span></text:p>
            <text:p text:style-name="P3"><text:span text:style-name="T26">1) Особа чоловічої статі стосовно своїх батьків. || Ласкаве звертання батьків до сина. || </text:span><text:span text:style-name="T38">перев.</text:span><text:span text:style-name="T26"> </text:span><text:span text:style-name="T38">мн.</text:span><text:span text:style-name="T26">, </text:span><text:span text:style-name="T38">у сполуч.</text:span><text:span text:style-name="T26"> </text:span><text:span text:style-name="T38">зі сл.</text:span><text:span text:style-name="T26"> сокіл, орел, </text:span><text:span text:style-name="T38">нар.-</text:span><text:span text:style-name="T38">поет.</text:span><text:span text:style-name="T26">Ласкаве називання синів.</text:span><text:span text:style-name="T27"> </text:span><text:span text:style-name="T28">(С, 1316)</text:span></text:p>
          </table:table-cell>
        </table:table-row>
        <table:table-row>
          <table:table-cell table:style-name="Dictionary.A2" table:number-rows-spanned="2" office:value-type="string">
            <text:p text:style-name="P3">197</text:p>
          </table:table-cell>
          <table:table-cell table:style-name="Dictionary.B392" table:number-columns-spanned="2" office:value-type="string">
            <text:p text:style-name="P3">Тонкожáло</text:p>
            <text:p text:style-name="P3">присл., інд.-авт.</text:p>
          </table:table-cell>
          <table:covered-table-cell/>
          <table:table-cell table:style-name="Dictionary.D392" table:number-columns-spanned="3" office:value-type="string">
            <text:p text:style-name="P3"><text:span text:style-name="T86">утворене способом </text:span><text:span text:style-name="T86">основословоскладання, похідне від слів:</text:span><text:span text:style-name="T106"> </text:span><text:span text:style-name="T60">тонкий</text:span><text:span text:style-name="T106"> і </text:span><text:span text:style-name="T60">жáло</text:span></text:p>
          </table:table-cell>
          <table:covered-table-cell/>
          <table:covered-table-cell/>
          <table:table-cell table:style-name="Dictionary.G392" table:number-columns-spanned="3" office:value-type="string">
            <text:p text:style-name="P4">І буде ще щось. Буде ще щось. День</text:p>
            <text:p text:style-name="P4">стоїть – гінкий, неначе телевежа,</text:p>
            <text:p text:style-name="P3"><text:span text:style-name="T72">і все вивищується </text:span><text:span text:style-name="T79">тонкожало</text:span><text:span text:style-name="T72">… </text:span><text:span text:style-name="T85">(П, ІІ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3" table:number-columns-spanned="3" office:value-type="string">
            <text:p text:style-name="P3"><text:span text:style-name="T60">тонкий </text:span><text:span text:style-name="T66">(див. 5)</text:span></text:p>
          </table:table-cell>
          <table:covered-table-cell/>
          <table:covered-table-cell/>
          <table:table-cell table:style-name="Dictionary.E393" table:number-columns-spanned="5" office:value-type="string">
            <text:p text:style-name="P3"><text:span text:style-name="T60">жáло </text:span><text:span text:style-name="T66">(див. 1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8</text:p>
          </table:table-cell>
          <table:table-cell table:style-name="Dictionary.B394" table:number-columns-spanned="2" office:value-type="string">
            <text:p text:style-name="P3">Тремт</text:p>
            <text:p text:style-name="P3">-у, <text:span text:style-name="T71">ім., ч., інд.-авт.</text:span></text:p>
          </table:table-cell>
          <table:covered-table-cell/>
          <table:table-cell table:style-name="Dictionary.D394" table:number-columns-spanned="3" office:value-type="string">
            <text:p text:style-name="P3"><text:span text:style-name="T87">утворене нульсуфіксальним способом, похідне від слова</text:span><text:span text:style-name="T91"> </text:span><text:span text:style-name="T59">тремті</text:span><text:span text:style-name="T60"></text:span><text:span text:style-name="T59">ння</text:span></text:p>
          </table:table-cell>
          <table:covered-table-cell/>
          <table:covered-table-cell/>
          <table:table-cell table:style-name="Dictionary.G394" table:number-columns-spanned="3" office:value-type="string">
            <text:p text:style-name="P4">…опуст, розпадання</text:p>
            <text:p text:style-name="P4">материка, раптовий зсув і дляння,</text:p>
            <text:p text:style-name="P3"><text:span text:style-name="T72">і </text:span><text:span text:style-name="T79">трепет</text:span><text:span text:style-name="T72"> рук, і тремт повік </text:span><text:soft-page-break/><text:span text:style-name="T72">німий. </text:span><text:span text:style-name="T85">(П, І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5" table:number-columns-spanned="8" office:value-type="string">
            <text:p text:style-name="P3"><text:span text:style-name="T57">тремт</text:span><text:span text:style-name="T57">і</text:span><text:span text:style-name="T14"></text:span><text:span text:style-name="T57">ння</text:span></text:p>
            <text:p text:style-name="P3"><text:span text:style-name="T45">-я, </text:span><text:span text:style-name="T50">с.</text:span></text:p>
            <text:p text:style-name="P3">1) Дія за знач. тремтіти 1-3).</text:p>
            <text:p text:style-name="P3">2) Посилене биття серця, прискорене пульсування крові, спричинені хвилюванням, переживанням; схвильований стан.<text:span text:style-name="T99"> </text:span><text:span text:style-name="T100">(С, 147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199</text:p>
          </table:table-cell>
          <table:table-cell table:style-name="Dictionary.B396" table:number-columns-spanned="2" office:value-type="string">
            <text:p text:style-name="P3">Уводноряд</text:p>
            <text:p text:style-name="P3">присл., інд.-авт.</text:p>
          </table:table-cell>
          <table:covered-table-cell/>
          <table:table-cell table:style-name="Dictionary.D396" table:number-columns-spanned="3" office:value-type="string">
            <text:p text:style-name="P3"><text:span text:style-name="T86">утворене способом зрощення, похідне від слів:</text:span><text:span text:style-name="T91"> </text:span><text:span text:style-name="T95">у</text:span><text:span text:style-name="T91">, </text:span><text:span text:style-name="T95">оди</text:span><text:span text:style-name="T96"></text:span><text:span text:style-name="T95">н</text:span><text:span text:style-name="T91"> і </text:span><text:span text:style-name="T95">ряд</text:span></text:p>
          </table:table-cell>
          <table:covered-table-cell/>
          <table:covered-table-cell/>
          <table:table-cell table:style-name="Dictionary.G396" table:number-columns-spanned="3" office:value-type="string">
            <text:p text:style-name="P4">Тепер ти сам, як вулій цей гулкий,</text:p>
            <text:p text:style-name="P4">стаєш <text:span text:style-name="T58">уводноряд</text:span> до цілосвіту,</text:p>
            <text:p text:style-name="P4">коли з грудей твоїх несамовитих</text:p>
            <text:p text:style-name="P3"><text:span text:style-name="T72">усі повийшли зашпори-голки. </text:span><text:span text:style-name="T85">(П, ІІ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7" table:number-columns-spanned="2" office:value-type="string">
            <text:p text:style-name="P3">в</text:p>
            <text:p text:style-name="P3"><text:span text:style-name="T41">II </text:span><text:span text:style-name="T45">(у), </text:span><text:span text:style-name="T50">рідко </text:span><text:span text:style-name="T45">ув – </text:span><text:span text:style-name="T50">із знах.</text:span><text:span text:style-name="T45">, </text:span><text:span text:style-name="T50">місц.</text:span><text:span text:style-name="T45"> </text:span><text:span text:style-name="T50">і род.</text:span><text:span text:style-name="T45"> </text:span><text:span text:style-name="T50">відмінками</text:span><text:span text:style-name="T45">; </text:span><text:span text:style-name="T50">рідко </text:span><text:span text:style-name="T45">вві (уві), ві – </text:span><text:span text:style-name="T50">іззнах.</text:span><text:span text:style-name="T45"> </text:span><text:span text:style-name="T50">і місц.</text:span><text:span text:style-name="T45"> </text:span><text:span text:style-name="T50">відмінками</text:span><text:span text:style-name="T45">; </text:span><text:span text:style-name="T50">прийм.</text:span><text:span text:style-name="T45"> Сполучення з в (у) виражають: Просторові відношення:</text:span></text:p>
            <text:p text:style-name="P3"><text:span text:style-name="T26">1) </text:span><text:span text:style-name="T38">із знах.</text:span><text:span text:style-name="T26"> </text:span><text:span text:style-name="T38">і місц. в.</text:span><text:span text:style-name="T26"> Уживається на означення предмета, місця, простору: а) </text:span><text:soft-page-break/><text:span text:style-name="T26">всередину якого, куди спрямована дія (</text:span><text:span text:style-name="T38">знах. в.</text:span><text:span text:style-name="T26">). </text:span><text:span text:style-name="T29">(С, 106)</text:span></text:p>
          </table:table-cell>
          <table:covered-table-cell/>
          <table:table-cell table:style-name="Dictionary.D397" table:number-columns-spanned="4" office:value-type="string">
            <text:p text:style-name="P3"><text:span text:style-name="T57">од</text:span><text:span text:style-name="T57">и</text:span><text:span text:style-name="T14"></text:span><text:span text:style-name="T57">н</text:span></text:p>
            <text:p text:style-name="P3"><text:span text:style-name="T45">одного, </text:span><text:span text:style-name="T50">ч.</text:span><text:span text:style-name="T45">; одна, однієї </text:span><text:span text:style-name="T50">і </text:span><text:span text:style-name="T45">одної, </text:span><text:span text:style-name="T50">ж.</text:span><text:span text:style-name="T45">; одно </text:span><text:span text:style-name="T50">і </text:span><text:span text:style-name="T45">одне, одного, </text:span><text:span text:style-name="T50">с.</text:span><text:span text:style-name="T45"> (</text:span><text:span text:style-name="T50">мн.</text:span><text:span text:style-name="T45"> одні, одних), </text:span><text:span text:style-name="T50">числ.</text:span><text:span text:style-name="T45"> </text:span><text:span text:style-name="T50">кільк.</text:span></text:p>
            <text:p text:style-name="P3"><text:span text:style-name="T26">4) </text:span><text:span text:style-name="T38">у знач.</text:span><text:span text:style-name="T26"> </text:span><text:span text:style-name="T38">займ.</text:span><text:span text:style-name="T26"> </text:span><text:span text:style-name="T38">вказ.</text:span><text:span text:style-name="T26"> Той самий. || Однаковий, тотожний. || </text:span><text:span text:style-name="T38">у знач.ім.</text:span><text:span text:style-name="T26"> одно</text:span><text:span text:style-name="T2"></text:span><text:span text:style-name="T26"> (одне</text:span><text:span text:style-name="T2"></text:span><text:span text:style-name="T26">), одного</text:span><text:span text:style-name="T2"></text:span><text:span text:style-name="T26">, </text:span><text:span text:style-name="T38">с.</text:span><text:span text:style-name="T26"> Те саме. </text:span><text:span text:style-name="T29">(С, 827)</text:span></text:p>
          </table:table-cell>
          <table:covered-table-cell/>
          <table:covered-table-cell/>
          <table:covered-table-cell/>
          <table:table-cell table:style-name="Dictionary.H397" table:number-columns-spanned="2" office:value-type="string">
            <text:p text:style-name="P3">ряд</text:p>
            <text:p text:style-name="P3"><text:span text:style-name="T45">-у, </text:span><text:span text:style-name="T50">ч.</text:span></text:p>
            <text:p text:style-name="P3"><text:span text:style-name="T46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51">у знач.</text:span><text:span text:style-name="T46"> </text:span><text:span text:style-name="T51">присл.</text:span><text:span text:style-name="T46"> рядом, рядами. Один повз одного, один за одним, один біля одного, в одну </text:span><text:soft-page-break/><text:span text:style-name="T46">лінію.</text:span><text:span text:style-name="T47"> </text:span><text:span text:style-name="T48">(С, 1281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3">200</text:p>
          </table:table-cell>
          <table:table-cell table:style-name="Dictionary.B398" table:number-columns-spanned="2" office:value-type="string">
            <text:p text:style-name="P3">Усеблаги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398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усé</text:span><text:span text:style-name="T106"> і </text:span><text:span text:style-name="T60">благий</text:span></text:p>
          </table:table-cell>
          <table:covered-table-cell/>
          <table:covered-table-cell/>
          <table:table-cell table:style-name="Dictionary.G398" table:number-columns-spanned="3" office:value-type="string">
            <text:p text:style-name="P4">І снився Кар – зажурений такий,</text:p>
            <text:p text:style-name="P4">немов отетерілий од докуки,</text:p>
            <text:p text:style-name="P4">допоки мати заламає руки,</text:p>
            <text:p text:style-name="P3"><text:span text:style-name="T72">наш гріх відпустить Бог </text:span><text:span text:style-name="T79">усеблагий</text:span><text:span text:style-name="T72">. </text:span><text:span text:style-name="T85">(П, ІІ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9" table:number-columns-spanned="3" office:value-type="string">
            <text:p text:style-name="P3">все</text:p>
            <text:p text:style-name="P3"><text:span text:style-name="T41">II </text:span><text:span text:style-name="T45">(усе), </text:span><text:span text:style-name="T50">присл.</text:span><text:span text:style-name="T45">, </text:span><text:span text:style-name="T50">розм.</text:span></text:p>
            <text:p text:style-name="P3">1) Постійно, завжди. || Досить довго.</text:p>
            <text:p text:style-name="P3">2) Скрізь, усюди. <text:span text:style-name="T83">(С, 207)</text:span></text:p>
          </table:table-cell>
          <table:covered-table-cell/>
          <table:covered-table-cell/>
          <table:table-cell table:style-name="Dictionary.E399" table:number-columns-spanned="5" office:value-type="string">
            <text:p text:style-name="P3"><text:span text:style-name="T57">благ</text:span><text:span text:style-name="T57">и</text:span><text:span text:style-name="T14"></text:span><text:span text:style-name="T57">й</text:span></text:p>
            <text:p text:style-name="P3">-а, -е.</text:p>
            <text:p text:style-name="P3">2) <text:span text:style-name="T70">заст.</text:span> Добрий, добросердий, лагідний.<text:span text:style-name="T99"> </text:span><text:span text:style-name="T100">(С, 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1</text:p>
          </table:table-cell>
          <table:table-cell table:style-name="Dictionary.B400" table:number-columns-spanned="2" office:value-type="string">
            <text:p text:style-name="P3">Усевитóнчува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00" table:number-columns-spanned="3" office:value-type="string">
            <text:p text:style-name="P3"><text:span text:style-name="T87">утворене способом </text:span><text:span text:style-name="T87">зрощення, похідне </text:span><text:span text:style-name="T87">від слів:</text:span><text:span text:style-name="T106"> </text:span><text:span text:style-name="T60">усé</text:span><text:span text:style-name="T106"> і </text:span><text:span text:style-name="T60">витóнчуваний </text:span><text:span text:style-name="T66">(від </text:span><text:span text:style-name="T60">витóнчувати</text:span><text:span text:style-name="T66">)</text:span></text:p>
          </table:table-cell>
          <table:covered-table-cell/>
          <table:covered-table-cell/>
          <table:table-cell table:style-name="Dictionary.G400" table:number-columns-spanned="3" office:value-type="string">
            <text:p text:style-name="P4"><text:span text:style-name="T58">Усевитончуваний</text:span> зойк,</text:p>
            <text:p text:style-name="P4">крик крику, крику крик.</text:p>
            <text:p text:style-name="P4">Задосить. Спекайся морок,</text:p>
            <text:p text:style-name="P3"><text:span text:style-name="T72">хоч як до них і звик. </text:span><text:span text:style-name="T85">(П, ІІ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1" table:number-columns-spanned="3" office:value-type="string">
            <text:p text:style-name="P3"><text:span text:style-name="T60">усé </text:span><text:span text:style-name="T69">(див. 6)</text:span></text:p>
          </table:table-cell>
          <table:covered-table-cell/>
          <table:covered-table-cell/>
          <table:table-cell table:style-name="Dictionary.E401" table:number-columns-spanned="5" office:value-type="string">
            <text:p text:style-name="P3"><text:span text:style-name="T57">вит</text:span><text:span text:style-name="T57">о</text:span><text:span text:style-name="T14"></text:span><text:span text:style-name="T57">нчувати</text:span></text:p>
            <text:p text:style-name="P3"><text:span text:style-name="T45">-ую, -уєш, </text:span><text:span text:style-name="T50">недок.</text:span><text:span text:style-name="T45">, витончити, -чу, -чиш, </text:span><text:span text:style-name="T50">док.</text:span><text:span text:style-name="T45">, </text:span><text:span text:style-name="T50">перех.</text:span></text:p>
            <text:p text:style-name="P3">1) Робити тоншим.</text:p>
            <text:p text:style-name="P3">2) Робити розвиненішим, гострішим.<text:span text:style-name="T99"> </text:span><text:span text:style-name="T100">(С, 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2</text:p>
          </table:table-cell>
          <table:table-cell table:style-name="Dictionary.B402" table:number-columns-spanned="2" office:value-type="string">
            <text:p text:style-name="P3">Усевладуще</text:p>
            <text:p text:style-name="P3"><text:soft-page-break/>-щого, <text:span text:style-name="T71">ім., с., інд.-авт.</text:span></text:p>
          </table:table-cell>
          <table:covered-table-cell/>
          <table:table-cell table:style-name="Dictionary.D402" table:number-columns-spanned="3" office:value-type="string">
            <text:p text:style-name="P3"><text:span text:style-name="T87">утворене способом </text:span><text:soft-page-break/><text:span text:style-name="T87">зрощення, похідне від слів:</text:span><text:span text:style-name="T106"> </text:span><text:span text:style-name="T60">усé</text:span><text:span text:style-name="T106"> і </text:span><text:span text:style-name="T60">владýще</text:span><text:span text:style-name="T106"> (від </text:span><text:span text:style-name="T60">владущий</text:span><text:span text:style-name="T106">)</text:span></text:p>
          </table:table-cell>
          <table:covered-table-cell/>
          <table:covered-table-cell/>
          <table:table-cell table:style-name="Dictionary.G402" table:number-columns-spanned="3" office:value-type="string">
            <text:p text:style-name="P4">Коли прищухло довкруги, <text:soft-page-break/>поближнє</text:p>
            <text:p text:style-name="P4"><text:span text:style-name="T58">усевладуще</text:span> ревом так реве,</text:p>
            <text:p text:style-name="P4">ану збагни – суворе ачи ніжне</text:p>
            <text:p text:style-name="P3"><text:span text:style-name="T72">те, що тебе всевладно так зове. </text:span><text:span text:style-name="T85">(П, ІІ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3" table:number-columns-spanned="3" office:value-type="string">
            <text:p text:style-name="P3"><text:span text:style-name="T60">усé </text:span><text:span text:style-name="T69">(див. 6)</text:span></text:p>
          </table:table-cell>
          <table:covered-table-cell/>
          <table:covered-table-cell/>
          <table:table-cell table:style-name="Dictionary.E403" table:number-columns-spanned="5" office:value-type="string">
            <text:p text:style-name="P3"><text:span text:style-name="T57">влад</text:span><text:span text:style-name="T57">у</text:span><text:span text:style-name="T14"></text:span><text:span text:style-name="T57">щий</text:span></text:p>
            <text:p text:style-name="P3">-а, -е.</text:p>
            <text:p text:style-name="P3"><text:span text:style-name="T26">Який має владу; панівний. </text:span><text:span text:style-name="T38">Владущий клас</text:span><text:span text:style-name="T26">.</text:span><text:span text:style-name="T27"> </text:span><text:span text:style-name="T28">(С, 19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3</text:p>
          </table:table-cell>
          <table:table-cell table:style-name="Dictionary.B404" table:number-columns-spanned="2" office:value-type="string">
            <text:p text:style-name="P3">Усенестéрп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04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усé</text:span><text:span text:style-name="T106"> і </text:span><text:span text:style-name="T60">нестéрпний</text:span></text:p>
          </table:table-cell>
          <table:covered-table-cell/>
          <table:covered-table-cell/>
          <table:table-cell table:style-name="Dictionary.G404" table:number-columns-spanned="3" office:value-type="string">
            <text:p text:style-name="P4">Народжені мої бажання,</text:p>
            <text:p text:style-name="P4"><text:span text:style-name="T58">усенестерпні</text:span>, всеголодні,</text:p>
            <text:p text:style-name="P4">такі вітри зняли довкола,</text:p>
            <text:p text:style-name="P3"><text:span text:style-name="T72">що все несеться шкереберть. </text:span><text:span text:style-name="T85">(П, ІІ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5" table:number-columns-spanned="3" office:value-type="string">
            <text:p text:style-name="P3"><text:span text:style-name="T60">усé </text:span><text:span text:style-name="T66">(див. 200)</text:span></text:p>
          </table:table-cell>
          <table:covered-table-cell/>
          <table:covered-table-cell/>
          <table:table-cell table:style-name="Dictionary.E405" table:number-columns-spanned="5" office:value-type="string">
            <text:p text:style-name="P3"><text:span text:style-name="T57">нест</text:span><text:span text:style-name="T57">е</text:span><text:span text:style-name="T14"></text:span><text:span text:style-name="T57">рпний</text:span></text:p>
            <text:p text:style-name="P3">-а, -е.</text:p>
            <text:p text:style-name="P3">Якого важко або неможливо витерпіти, знести. || Дії та вчинки якого не терплять, не зносять інші.<text:span text:style-name="T99"> </text:span><text:span text:style-name="T100">(С, 7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4</text:p>
          </table:table-cell>
          <table:table-cell table:style-name="Dictionary.B406" table:number-columns-spanned="2" office:value-type="string">
            <text:p text:style-name="P3"><text:span text:style-name="T13">Усепокóра</text:span> (всепокóра)</text:p>
            <text:p text:style-name="P3">-и, <text:span text:style-name="T71">ім., ж., інд.-авт.</text:span></text:p>
          </table:table-cell>
          <table:covered-table-cell/>
          <table:table-cell table:style-name="Dictionary.D406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усé</text:span><text:span text:style-name="T106"> і </text:span><text:span text:style-name="T60">покóра</text:span></text:p>
          </table:table-cell>
          <table:covered-table-cell/>
          <table:covered-table-cell/>
          <table:table-cell table:style-name="Dictionary.G406" table:number-columns-spanned="3" office:value-type="string">
            <text:p text:style-name="P4">В квадратах жертв – чистописом журби - </text:p>
            <text:p text:style-name="P4"><text:span text:style-name="T58">усепокора</text:span>, майже невідпорна.</text:p>
            <text:p text:style-name="P4">Свічадо спить. У ньому спить свіча,</text:p>
            <text:p text:style-name="P3"><text:soft-page-break/><text:span text:style-name="T72">розплатана метеликом, акантом. </text:span><text:span text:style-name="T85">(П, І, 59);</text:span></text:p>
            <text:p text:style-name="P4">Як вікна в позапростір, позачас,</text:p>
            <text:p text:style-name="P4">за мури німоти і <text:span text:style-name="T58">всепокори</text:span>,</text:p>
            <text:p text:style-name="P4">так світяться свічада, світлом хорі,</text:p>
            <text:p text:style-name="P4">і пильно задивляються крізь нас</text:p>
            <text:p text:style-name="P3"><text:span text:style-name="T72">у сяйва… </text:span><text:span text:style-name="T85">(П, І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7" table:number-columns-spanned="3" office:value-type="string">
            <text:p text:style-name="P3"><text:span text:style-name="T60">усé </text:span><text:span text:style-name="T69">(див. 6)</text:span></text:p>
          </table:table-cell>
          <table:covered-table-cell/>
          <table:covered-table-cell/>
          <table:table-cell table:style-name="Dictionary.E407" table:number-columns-spanned="5" office:value-type="string">
            <text:p text:style-name="P3"><text:span text:style-name="T57">пок</text:span><text:span text:style-name="T57">о</text:span><text:span text:style-name="T14"></text:span><text:span text:style-name="T57">ра</text:span></text:p>
            <text:p text:style-name="P3"><text:span text:style-name="T45">-и, </text:span><text:span text:style-name="T50">ж.</text:span></text:p>
            <text:p text:style-name="P3"><text:span text:style-name="T26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38">Тримати в покорі</text:span><text:span text:style-name="T26">.</text:span><text:span text:style-name="T27"> </text:span><text:span text:style-name="T28">(С, 102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5</text:p>
          </table:table-cell>
          <table:table-cell table:style-name="Dictionary.B408" table:number-columns-spanned="2" office:value-type="string">
            <text:p text:style-name="P3">Усестрімки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08" table:number-columns-spanned="3" office:value-type="string">
            <text:p text:style-name="P3"><text:span text:style-name="T87">утворене способом зрощення, похідне від слів:</text:span><text:span text:style-name="T106"> </text:span><text:span text:style-name="T60">усé</text:span><text:span text:style-name="T106"> і </text:span><text:span text:style-name="T60">стрімкий</text:span></text:p>
          </table:table-cell>
          <table:covered-table-cell/>
          <table:covered-table-cell/>
          <table:table-cell table:style-name="Dictionary.G408" table:number-columns-spanned="3" office:value-type="string">
            <text:p text:style-name="P4">Ескорт і почет, кожен челядин</text:p>
            <text:p text:style-name="P4">не помічає ні ночей ні днин,</text:p>
            <text:p text:style-name="P3"><text:span text:style-name="T72">спинився час – в </text:span><text:span text:style-name="T79">усестрімкому</text:span><text:span text:style-name="T72"> леті. </text:span><text:span text:style-name="T85">(П, ІІ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9" table:number-columns-spanned="3" office:value-type="string">
            <text:p text:style-name="P3"><text:span text:style-name="T60">усé </text:span><text:span text:style-name="T66">(див. 200)</text:span></text:p>
          </table:table-cell>
          <table:covered-table-cell/>
          <table:covered-table-cell/>
          <table:table-cell table:style-name="Dictionary.E409" table:number-columns-spanned="5" office:value-type="string">
            <text:p text:style-name="P3"><text:span text:style-name="T57">стрімк</text:span><text:span text:style-name="T57">и</text:span><text:span text:style-name="T14"></text:span><text:span text:style-name="T57">й</text:span></text:p>
            <text:p text:style-name="P3">-а, -е.</text:p>
            <text:p text:style-name="P3"><text:span text:style-name="T26">2) Який відзначається великою швидкістю, динамічністю (про рух, </text:span><text:soft-page-break/><text:span text:style-name="T26">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27"> </text:span><text:span text:style-name="T28">(С, 14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6</text:p>
          </table:table-cell>
          <table:table-cell table:style-name="Dictionary.B410" table:number-columns-spanned="2" office:value-type="string">
            <text:p text:style-name="P3">Ціложиттєв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10" table:number-columns-spanned="3" office:value-type="string">
            <text:p text:style-name="P3"><text:span text:style-name="T64">утворене способом основословоскладання, похідне від слів:</text:span> <text:span text:style-name="T59">цíлий</text:span> і <text:span text:style-name="T59">життєвий</text:span></text:p>
          </table:table-cell>
          <table:covered-table-cell/>
          <table:covered-table-cell/>
          <table:table-cell table:style-name="Dictionary.G410" table:number-columns-spanned="3" office:value-type="string">
            <text:p text:style-name="P4">З <text:span text:style-name="T58">ціложиттєвого</text:span> ждання</text:p>
            <text:p text:style-name="P4">Ти смерть на кілька літ відтрутив,</text:p>
            <text:p text:style-name="P4">аби почути пахощ рути</text:p>
            <text:p text:style-name="P4">і в неї впасти навмання - </text:p>
            <text:p text:style-name="P4">з усіх розлук – на обакрай</text:p>
            <text:p text:style-name="P3"><text:span text:style-name="T72">Вітчизни – і яви, і мрії. </text:span><text:span text:style-name="T85">(П, ІІ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1" table:number-columns-spanned="3" office:value-type="string">
            <text:p text:style-name="P3"><text:span text:style-name="T57">ц</text:span><text:span text:style-name="T57">і</text:span><text:span text:style-name="T15"></text:span><text:span text:style-name="T57">лий</text:span></text:p>
            <text:p text:style-name="P3">-а, -е.</text:p>
            <text:p text:style-name="P3"><text:span text:style-name="T26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</text:span><text:span text:style-name="T26">(про певний проміжок часу). || Узятий </text:span><text:soft-page-break/><text:span text:style-name="T26">повністю (про предмети, явища, простір і т. ін.). || </text:span><text:span text:style-name="T38">діал.</text:span><text:span text:style-name="T26"> Увесь (про людину). || </text:span><text:span text:style-name="T38">у сполуч.</text:span><text:span text:style-name="T26"> </text:span><text:span text:style-name="T38">з ім.</text:span><text:span text:style-name="T26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</text:span><text:span text:style-name="T29">(С, 1587)</text:span></text:p>
          </table:table-cell>
          <table:covered-table-cell/>
          <table:covered-table-cell/>
          <table:table-cell table:style-name="Dictionary.E411" table:number-columns-spanned="5" office:value-type="string">
            <text:p text:style-name="P3"><text:span text:style-name="T57">житт</text:span><text:span text:style-name="T57">є</text:span><text:span text:style-name="T14"></text:span><text:span text:style-name="T57">вий</text:span></text:p>
            <text:p text:style-name="P3">-а, -е, життьовий, -а, -е.</text:p>
            <text:p text:style-name="P3">1) Прикм. до життя 2), 3). || Характерний для щоденного, буденного життя; повсякденний.</text:p>
            <text:p text:style-name="P3">2) <text:span text:style-name="T70">перен.</text:span> Дуже важливий у житті, для життя; основний.<text:span text:style-name="T99"> </text:span><text:span text:style-name="T100">(С, 36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7</text:p>
          </table:table-cell>
          <table:table-cell table:style-name="Dictionary.B412" table:number-columns-spanned="2" office:value-type="string">
            <text:p text:style-name="P3">Цілосвíт</text:p>
            <text:p text:style-name="P3">-у, <text:span text:style-name="T72">ім., ч., інд.-авт.</text:span></text:p>
          </table:table-cell>
          <table:covered-table-cell/>
          <table:table-cell table:style-name="Dictionary.D412" table:number-columns-spanned="3" office:value-type="string">
            <text:p text:style-name="P3"><text:span text:style-name="T88">утворене способом основословоскладання, похідне від слів:</text:span><text:span text:style-name="T106"> </text:span><text:span text:style-name="T60">цíлий</text:span><text:span text:style-name="T106"> і </text:span><text:span text:style-name="T60">світ</text:span></text:p>
          </table:table-cell>
          <table:covered-table-cell/>
          <table:covered-table-cell/>
          <table:table-cell table:style-name="Dictionary.G412" table:number-columns-spanned="3" office:value-type="string">
            <text:p text:style-name="P4">Тепер ти сам, як вулій цей гулкий,</text:p>
            <text:p text:style-name="P4">стаєш уводноряд до цілосвіту,</text:p>
            <text:p text:style-name="P4">коли з грудей твоїх несамовитих</text:p>
            <text:p text:style-name="P3"><text:span text:style-name="T72">усі повийшли зашпори-голки.</text:span> <text:span text:style-name="T85">(П, ІІ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3" table:number-columns-spanned="3" office:value-type="string">
            <text:p text:style-name="P3"><text:span text:style-name="T60">цíлий </text:span><text:span text:style-name="T66">(див. 206)</text:span></text:p>
          </table:table-cell>
          <table:covered-table-cell/>
          <table:covered-table-cell/>
          <table:table-cell table:style-name="Dictionary.E413" table:number-columns-spanned="5" office:value-type="string">
            <text:p text:style-name="P3"><text:span text:style-name="T60">світ </text:span><text:span text:style-name="T69">(див. 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8</text:p>
          </table:table-cell>
          <table:table-cell table:style-name="Dictionary.B414" table:number-columns-spanned="2" office:value-type="string">
            <text:p text:style-name="P3">Чорновóддя</text:p>
            <text:p text:style-name="P3">-я, <text:span text:style-name="T71">ім., с., інд.-авт.</text:span></text:p>
          </table:table-cell>
          <table:covered-table-cell/>
          <table:table-cell table:style-name="Dictionary.D414" table:number-columns-spanned="3" office:value-type="string">
            <text:p text:style-name="P3"><text:span text:style-name="T87">утворене способом основоскладання і нульсуфіксальним, похідне від слів:</text:span><text:span text:style-name="T106"> </text:span><text:span text:style-name="T60">чóрний</text:span><text:span text:style-name="T106"> і </text:span><text:span text:style-name="T60">вóддя</text:span><text:span text:style-name="T106"> (від </text:span><text:span text:style-name="T60">водá</text:span><text:span text:style-name="T106">)</text:span></text:p>
          </table:table-cell>
          <table:covered-table-cell/>
          <table:covered-table-cell/>
          <table:table-cell table:style-name="Dictionary.G414" table:number-columns-spanned="3" office:value-type="string">
            <text:p text:style-name="P4">Червона барка в <text:span text:style-name="T58">чорноводді </text:span>доль</text:p>
            <text:p text:style-name="P4">загубиться. І фенікс довгоногий</text:p>
            <text:p text:style-name="P4">перенесе тебе в ясні чертоги</text:p>
            <text:p text:style-name="P4">від самоволь, покори і сваволь. <text:span text:style-name="T91">(П, І, 56);</text:span></text:p>
            <text:p text:style-name="P4">…Підтале <text:span text:style-name="T58">чорноводдя</text:span> зелен-<text:soft-page-break/>криги</text:p>
            <text:p text:style-name="P3"><text:span text:style-name="T72">займається світанням на щоці. </text:span><text:span text:style-name="T85">(П, І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5" table:number-columns-spanned="3" office:value-type="string">
            <text:p text:style-name="P3"><text:span text:style-name="T57">ч</text:span><text:span text:style-name="T57">о</text:span><text:span text:style-name="T14"></text:span><text:span text:style-name="T57">рний</text:span></text:p>
            <text:p text:style-name="P3">-а, -е.</text:p>
            <text:p text:style-name="P3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">7) Брудний, покритий брудом, сажею, кіптявою і т. ін. || Не випраний; нечистий. <text:span text:style-name="T83">(С, 1605)</text:span></text:p>
          </table:table-cell>
          <table:covered-table-cell/>
          <table:covered-table-cell/>
          <table:table-cell table:style-name="Dictionary.E415" table:number-columns-spanned="5" office:value-type="string">
            <text:p text:style-name="P3"><text:span text:style-name="T57">вод</text:span><text:span text:style-name="T57">а</text:span><text:span text:style-name="T14"></text:span></text:p>
            <text:p text:style-name="P3"><text:span text:style-name="T45">-и, </text:span><text:span text:style-name="T50">ж.</text:span></text:p>
            <text:p text:style-name="P3">2) <text:span text:style-name="T70">перев.</text:span> <text:span text:style-name="T70">мн.</text:span> Водна маса джерел, озер, річок, морів, океанів. || Водна поверхня морів, озер, річок. || Водні простори, ділянки морів, озер, річок.<text:span text:style-name="T99"> </text:span><text:span text:style-name="T100">(С, 1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3">209</text:p>
          </table:table-cell>
          <table:table-cell table:style-name="Dictionary.B416" table:number-columns-spanned="2" office:value-type="string">
            <text:p text:style-name="P3">ЯСНОДЖЕРÉЛЬНИЙ</text:p>
            <text:p text:style-name="P3">-а, -е, <text:span text:style-name="T72">прикм., </text:span><text:span text:style-name="T71">інд.-авт.</text:span></text:p>
          </table:table-cell>
          <table:covered-table-cell/>
          <table:table-cell table:style-name="Dictionary.D416" table:number-columns-spanned="3" office:value-type="string">
            <text:p text:style-name="P3"><text:span text:style-name="T87">утворене способом основословосклада</text:span><text:span text:style-name="T87">ння, похідне від слів:</text:span><text:span text:style-name="T106"> </text:span><text:span text:style-name="T60">ясний</text:span><text:span text:style-name="T106"> і </text:span><text:span text:style-name="T60">джерéльний</text:span></text:p>
          </table:table-cell>
          <table:covered-table-cell/>
          <table:covered-table-cell/>
          <table:table-cell table:style-name="Dictionary.G416" table:number-columns-spanned="3" office:value-type="string">
            <text:p text:style-name="P4">Там буриться похмурий амарант</text:p>
            <text:p text:style-name="P4">і айстри у покірній непокорі</text:p>
            <text:p text:style-name="P4">останні долітовують прозорі</text:p>
            <text:p text:style-name="P3"><text:span text:style-name="T72">дні вересня – </text:span><text:span text:style-name="T79">ясноджерельний</text:span><text:span text:style-name="T72"> кант. </text:span><text:span text:style-name="T85">(П, І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7" table:number-columns-spanned="3" office:value-type="string">
            <text:p text:style-name="P3"><text:span text:style-name="T57">я</text:span><text:span text:style-name="T14"></text:span><text:span text:style-name="T57">сн</text:span><text:span text:style-name="T57">и</text:span><text:span text:style-name="T14"></text:span><text:span text:style-name="T57">й</text:span></text:p>
            <text:p text:style-name="P3">ясна, ясне.</text:p>
            <text:p text:style-name="P3">2) Нічим не затьмарений; світлий, чистий. || Чітко видний завдяки світлу, <text:soft-page-break/>прозорості повітря. || Те саме, що погожий 1). || Безхмарний (про небо). || Чистий, прозорий, не каламутний (про рідину).</text:p>
            <text:p text:style-name="P3"><text:span text:style-name="T26">3) </text:span><text:span text:style-name="T38">перен.</text:span><text:span text:style-name="T26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29">(С, 1649)</text:span></text:p>
          </table:table-cell>
          <table:covered-table-cell/>
          <table:covered-table-cell/>
          <table:table-cell table:style-name="Dictionary.E417" table:number-columns-spanned="5" office:value-type="string">
            <text:p text:style-name="P3"><text:span text:style-name="T57">джер</text:span><text:span text:style-name="T57">е</text:span><text:span text:style-name="T14"></text:span><text:span text:style-name="T57">льний</text:span></text:p>
            <text:p text:style-name="P3">-а, -е.</text:p>
            <text:p text:style-name="P3">Прикм. до джерело 1). || Який виходить із джерела. || Власт. джерелу; <text:soft-page-break/>прохолодний, освіжний. <text:span text:style-name="T83">(С, 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2" office:value-type="string">
            <text:p text:style-name="P3">210</text:p>
          </table:table-cell>
          <table:table-cell table:style-name="Dictionary.B418" table:number-columns-spanned="2" office:value-type="string">
            <text:p text:style-name="P3"/>
          </table:table-cell>
          <table:covered-table-cell/>
          <table:table-cell table:style-name="Dictionary.D418" table:number-columns-spanned="3" office:value-type="string">
            <text:p text:style-name="P3"/>
          </table:table-cell>
          <table:covered-table-cell/>
          <table:covered-table-cell/>
          <table:table-cell table:style-name="Dictionary.G418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Dictionary.A2" office:value-type="string">
            <text:p text:style-name="P3"/>
          </table:table-cell>
          <table:table-cell table:style-name="Dictionary.B419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22:16:21</dc:date>
    <meta:editing-duration>P1DT3H3M12S</meta:editing-duration>
    <meta:editing-cycles>236</meta:editing-cycles>
    <meta:generator>LibreOffice/3.4$Linux LibreOffice_project/340m1$Build-402</meta:generator>
    <meta:document-statistic meta:table-count="1" meta:image-count="0" meta:object-count="0" meta:page-count="109" meta:paragraph-count="2570" meta:word-count="16055" meta:character-count="95856" meta:non-whitespace-character-count="83200"/>
  </office:meta>
</office:document-meta>
</file>